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URBAN SCHOOL STUDENTS BY SCHOOL PERIO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Full-time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Morning and evening</text:p>
          </table:table-cell>
          <table:table-cell office:value-type="string" table:number-columns-spanned="1" table:number-rows-spanned="2" table:style-name="ce8">
            <text:p>Afternoon and evening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79413" table:style-name="ce5">
            <text:p>3.879.413</text:p>
          </table:table-cell>
          <table:table-cell office:value-type="float" office:value="1977414" table:style-name="ce5">
            <text:p>1.977.414</text:p>
          </table:table-cell>
          <table:table-cell office:value-type="float" office:value="673159" table:style-name="ce5">
            <text:p>673.159</text:p>
          </table:table-cell>
          <table:table-cell office:value-type="float" office:value="430889" table:style-name="ce5">
            <text:p>430.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982494" table:style-name="ce5">
            <text:p>1.982.494</text:p>
          </table:table-cell>
          <table:table-cell office:value-type="float" office:value="1043500" table:style-name="ce5">
            <text:p>1.043.500</text:p>
          </table:table-cell>
          <table:table-cell office:value-type="float" office:value="408762" table:style-name="ce5">
            <text:p>408.762</text:p>
          </table:table-cell>
          <table:table-cell office:value-type="float" office:value="161857" table:style-name="ce5">
            <text:p>161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896919" table:style-name="ce5">
            <text:p>1.896.919</text:p>
          </table:table-cell>
          <table:table-cell office:value-type="float" office:value="933914" table:style-name="ce5">
            <text:p>933.914</text:p>
          </table:table-cell>
          <table:table-cell office:value-type="float" office:value="264397" table:style-name="ce5">
            <text:p>264.397</text:p>
          </table:table-cell>
          <table:table-cell office:value-type="float" office:value="269032" table:style-name="ce5">
            <text:p>269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20344" table:style-name="ce5">
            <text:p>320.344</text:p>
          </table:table-cell>
          <table:table-cell office:value-type="float" office:value="312266" table:style-name="ce5">
            <text:p>312.266</text:p>
          </table:table-cell>
          <table:table-cell office:value-type="float" office:value="39221" table:style-name="ce5">
            <text:p>39.221</text:p>
          </table:table-cell>
          <table:table-cell office:value-type="float" office:value="16978" table:style-name="ce5">
            <text:p>16.9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11826" table:style-name="ce5">
            <text:p>811.826</text:p>
          </table:table-cell>
          <table:table-cell office:value-type="float" office:value="762022" table:style-name="ce5">
            <text:p>762.022</text:p>
          </table:table-cell>
          <table:table-cell office:value-type="float" office:value="262717" table:style-name="ce5">
            <text:p>262.717</text:p>
          </table:table-cell>
          <table:table-cell office:value-type="float" office:value="179234" table:style-name="ce5">
            <text:p>179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0208" table:style-name="ce5">
            <text:p>430.208</text:p>
          </table:table-cell>
          <table:table-cell office:value-type="float" office:value="250120" table:style-name="ce5">
            <text:p>250.120</text:p>
          </table:table-cell>
          <table:table-cell office:value-type="float" office:value="42095" table:style-name="ce5">
            <text:p>42.095</text:p>
          </table:table-cell>
          <table:table-cell office:value-type="float" office:value="72613" table:style-name="ce5">
            <text:p>72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91917" table:style-name="ce5">
            <text:p>1.991.917</text:p>
          </table:table-cell>
          <table:table-cell office:value-type="float" office:value="477960" table:style-name="ce5">
            <text:p>477.960</text:p>
          </table:table-cell>
          <table:table-cell office:value-type="float" office:value="293126" table:style-name="ce5">
            <text:p>293.126</text:p>
          </table:table-cell>
          <table:table-cell office:value-type="float" office:value="149561" table:style-name="ce5">
            <text:p>149.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25118" table:style-name="ce5">
            <text:p>325.118</text:p>
          </table:table-cell>
          <table:table-cell office:value-type="float" office:value="175047" table:style-name="ce5">
            <text:p>175.047</text:p>
          </table:table-cell>
          <table:table-cell office:value-type="float" office:value="35999" table:style-name="ce5">
            <text:p>35.999</text:p>
          </table:table-cell>
          <table:table-cell office:value-type="float" office:value="12503" table:style-name="ce5">
            <text:p>12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67637" table:style-name="ce5">
            <text:p>1.567.637</text:p>
          </table:table-cell>
          <table:table-cell office:value-type="float" office:value="950530" table:style-name="ce5">
            <text:p>950.530</text:p>
          </table:table-cell>
          <table:table-cell office:value-type="float" office:value="328227" table:style-name="ce5">
            <text:p>328.227</text:p>
          </table:table-cell>
          <table:table-cell office:value-type="float" office:value="10758" table:style-name="ce5">
            <text:p>10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84767" table:style-name="ce5">
            <text:p>1.484.767</text:p>
          </table:table-cell>
          <table:table-cell office:value-type="float" office:value="799771" table:style-name="ce5">
            <text:p>799.771</text:p>
          </table:table-cell>
          <table:table-cell office:value-type="float" office:value="267666" table:style-name="ce5">
            <text:p>267.666</text:p>
          </table:table-cell>
          <table:table-cell office:value-type="float" office:value="414503" table:style-name="ce5">
            <text:p>414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52404" table:style-name="ce5">
            <text:p>3.052.404</text:p>
          </table:table-cell>
          <table:table-cell office:value-type="float" office:value="1750301" table:style-name="ce5">
            <text:p>1.750.301</text:p>
          </table:table-cell>
          <table:table-cell office:value-type="float" office:value="595893" table:style-name="ce5">
            <text:p>595.893</text:p>
          </table:table-cell>
          <table:table-cell office:value-type="float" office:value="425261" table:style-name="ce5">
            <text:p>425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27010" table:style-name="ce5">
            <text:p>827.010</text:p>
          </table:table-cell>
          <table:table-cell office:value-type="float" office:value="227113" table:style-name="ce5">
            <text:p>227.113</text:p>
          </table:table-cell>
          <table:table-cell office:value-type="float" office:value="77266" table:style-name="ce5">
            <text:p>77.266</text:p>
          </table:table-cell>
          <table:table-cell office:value-type="float" office:value="5628" table:style-name="ce5">
            <text:p>5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431179" table:style-name="ce5">
            <text:p>1.431.179</text:p>
          </table:table-cell>
          <table:table-cell office:value-type="float" office:value="950456" table:style-name="ce5">
            <text:p>950.456</text:p>
          </table:table-cell>
          <table:table-cell office:value-type="float" office:value="360119" table:style-name="ce5">
            <text:p>360.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502507" table:style-name="ce5">
            <text:p>1.502.507</text:p>
          </table:table-cell>
          <table:table-cell office:value-type="float" office:value="604968" table:style-name="ce5">
            <text:p>604.968</text:p>
          </table:table-cell>
          <table:table-cell office:value-type="float" office:value="53764" table:style-name="ce5">
            <text:p>53.764</text:p>
          </table:table-cell>
          <table:table-cell office:value-type="float" office:value="11245" table:style-name="ce5">
            <text:p>11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45727" table:style-name="ce5">
            <text:p>945.727</text:p>
          </table:table-cell>
          <table:table-cell office:value-type="float" office:value="421989" table:style-name="ce5">
            <text:p>421.989</text:p>
          </table:table-cell>
          <table:table-cell office:value-type="float" office:value="259276" table:style-name="ce5">
            <text:p>259.276</text:p>
          </table:table-cell>
          <table:table-cell office:value-type="float" office:value="419644" table:style-name="ce5">
            <text:p>419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URBAN SCHOOL STUDENT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Bedroom</text:p>
          </table:table-cell>
          <table:covered-table-cell table:number-columns-repeated="3"/>
          <table:table-cell office:value-type="string" table:number-columns-spanned="4" table:number-rows-spanned="1" table:style-name="ce8">
            <text:p>Living room or other public room at home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Someone else's house</text:p>
          </table:table-cell>
          <table:covered-table-cell table:number-columns-repeated="3"/>
          <table:table-cell office:value-type="string" table:number-columns-spanned="4" table:number-rows-spanned="1" table:style-name="ce8">
            <text:p>LAN house or cy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Free public access center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 move</text:p>
          </table:table-cell>
          <table:covered-table-cell table:number-columns-repeated="3"/>
          <table:table-cell office:value-type="string" table:number-columns-spanned="4" table:number-rows-spanned="1" table:style-name="ce8">
            <text:p>Elsewhere, e.g. shopping mall, church, café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96918" table:style-name="ce5">
            <text:p>4.796.918</text:p>
          </table:table-cell>
          <table:table-cell office:value-type="float" office:value="986832" table:style-name="ce5">
            <text:p>986.832</text:p>
          </table:table-cell>
          <table:table-cell office:value-type="float" office:value="7106" table:style-name="ce5">
            <text:p>7.106</text:p>
          </table:table-cell>
          <table:table-cell office:value-type="string" table:style-name="ce5">
            <text:p>-</text:p>
          </table:table-cell>
          <table:table-cell office:value-type="float" office:value="5442330" table:style-name="ce5">
            <text:p>5.442.330</text:p>
          </table:table-cell>
          <table:table-cell office:value-type="float" office:value="347832" table:style-name="ce5">
            <text:p>347.832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280989" table:style-name="ce5">
            <text:p>2.280.989</text:p>
          </table:table-cell>
          <table:table-cell office:value-type="float" office:value="3505998" table:style-name="ce5">
            <text:p>3.505.998</text:p>
          </table:table-cell>
          <table:table-cell office:value-type="float" office:value="3415" table:style-name="ce5">
            <text:p>3.415</text:p>
          </table:table-cell>
          <table:table-cell office:value-type="float" office:value="453" table:style-name="ce5">
            <text:p>453</text:p>
          </table:table-cell>
          <table:table-cell office:value-type="float" office:value="5223316" table:style-name="ce5">
            <text:p>5.223.316</text:p>
          </table:table-cell>
          <table:table-cell office:value-type="float" office:value="567196" table:style-name="ce5">
            <text:p>567.19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495389" table:style-name="ce5">
            <text:p>1.495.389</text:p>
          </table:table-cell>
          <table:table-cell office:value-type="float" office:value="4263174" table:style-name="ce5">
            <text:p>4.263.174</text:p>
          </table:table-cell>
          <table:table-cell office:value-type="float" office:value="31690" table:style-name="ce5">
            <text:p>31.690</text:p>
          </table:table-cell>
          <table:table-cell office:value-type="float" office:value="603" table:style-name="ce5">
            <text:p>603</text:p>
          </table:table-cell>
          <table:table-cell office:value-type="float" office:value="2131715" table:style-name="ce5">
            <text:p>2.131.715</text:p>
          </table:table-cell>
          <table:table-cell office:value-type="float" office:value="3651974" table:style-name="ce5">
            <text:p>3.651.974</text:p>
          </table:table-cell>
          <table:table-cell office:value-type="float" office:value="6150" table:style-name="ce5">
            <text:p>6.150</text:p>
          </table:table-cell>
          <table:table-cell office:value-type="float" office:value="1017" table:style-name="ce5">
            <text:p>1.017</text:p>
          </table:table-cell>
          <table:table-cell office:value-type="float" office:value="3116710" table:style-name="ce5">
            <text:p>3.116.710</text:p>
          </table:table-cell>
          <table:table-cell office:value-type="float" office:value="2674147" table:style-name="ce5">
            <text:p>2.674.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8814" table:style-name="ce5">
            <text:p>3.658.814</text:p>
          </table:table-cell>
          <table:table-cell office:value-type="float" office:value="2131901" table:style-name="ce5">
            <text:p>2.131.90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565583" table:style-name="ce5">
            <text:p>2.565.583</text:p>
          </table:table-cell>
          <table:table-cell office:value-type="float" office:value="457109" table:style-name="ce5">
            <text:p>457.109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2849926" table:style-name="ce5">
            <text:p>2.849.926</text:p>
          </table:table-cell>
          <table:table-cell office:value-type="float" office:value="172130" table:style-name="ce5">
            <text:p>172.130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1258202" table:style-name="ce5">
            <text:p>1.258.202</text:p>
          </table:table-cell>
          <table:table-cell office:value-type="float" office:value="1761429" table:style-name="ce5">
            <text:p>1.761.429</text:p>
          </table:table-cell>
          <table:table-cell office:value-type="float" office:value="2667" table:style-name="ce5">
            <text:p>2.667</text:p>
          </table:table-cell>
          <table:table-cell office:value-type="float" office:value="453" table:style-name="ce5">
            <text:p>453</text:p>
          </table:table-cell>
          <table:table-cell office:value-type="float" office:value="2764743" table:style-name="ce5">
            <text:p>2.764.743</text:p>
          </table:table-cell>
          <table:table-cell office:value-type="float" office:value="257663" table:style-name="ce5">
            <text:p>257.663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602981" table:style-name="ce5">
            <text:p>602.981</text:p>
          </table:table-cell>
          <table:table-cell office:value-type="float" office:value="2407952" table:style-name="ce5">
            <text:p>2.407.952</text:p>
          </table:table-cell>
          <table:table-cell office:value-type="float" office:value="11692" table:style-name="ce5">
            <text:p>11.692</text:p>
          </table:table-cell>
          <table:table-cell office:value-type="float" office:value="126" table:style-name="ce5">
            <text:p>126</text:p>
          </table:table-cell>
          <table:table-cell office:value-type="float" office:value="1071484" table:style-name="ce5">
            <text:p>1.071.484</text:p>
          </table:table-cell>
          <table:table-cell office:value-type="float" office:value="1947324" table:style-name="ce5">
            <text:p>1.947.324</text:p>
          </table:table-cell>
          <table:table-cell office:value-type="float" office:value="3872" table:style-name="ce5">
            <text:p>3.872</text:p>
          </table:table-cell>
          <table:table-cell office:value-type="float" office:value="71" table:style-name="ce5">
            <text:p>71</text:p>
          </table:table-cell>
          <table:table-cell office:value-type="float" office:value="1740029" table:style-name="ce5">
            <text:p>1.740.029</text:p>
          </table:table-cell>
          <table:table-cell office:value-type="float" office:value="1282722" table:style-name="ce5">
            <text:p>1.282.7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4565" table:style-name="ce5">
            <text:p>1.984.565</text:p>
          </table:table-cell>
          <table:table-cell office:value-type="float" office:value="1038186" table:style-name="ce5">
            <text:p>1.038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231335" table:style-name="ce5">
            <text:p>2.231.335</text:p>
          </table:table-cell>
          <table:table-cell office:value-type="float" office:value="529723" table:style-name="ce5">
            <text:p>529.723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2592404" table:style-name="ce5">
            <text:p>2.592.404</text:p>
          </table:table-cell>
          <table:table-cell office:value-type="float" office:value="175701" table:style-name="ce5">
            <text:p>175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2788" table:style-name="ce5">
            <text:p>1.022.788</text:p>
          </table:table-cell>
          <table:table-cell office:value-type="float" office:value="1744570" table:style-name="ce5">
            <text:p>1.744.570</text:p>
          </table:table-cell>
          <table:table-cell office:value-type="float" office:value="748" table:style-name="ce5">
            <text:p>748</text:p>
          </table:table-cell>
          <table:table-cell office:value-type="float" office:value="0" table:style-name="ce5">
            <text:p>0</text:p>
          </table:table-cell>
          <table:table-cell office:value-type="float" office:value="2458573" table:style-name="ce5">
            <text:p>2.458.573</text:p>
          </table:table-cell>
          <table:table-cell office:value-type="float" office:value="309533" table:style-name="ce5">
            <text:p>309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2408" table:style-name="ce5">
            <text:p>892.408</text:p>
          </table:table-cell>
          <table:table-cell office:value-type="float" office:value="1855222" table:style-name="ce5">
            <text:p>1.855.222</text:p>
          </table:table-cell>
          <table:table-cell office:value-type="float" office:value="19998" table:style-name="ce5">
            <text:p>19.998</text:p>
          </table:table-cell>
          <table:table-cell office:value-type="float" office:value="477" table:style-name="ce5">
            <text:p>477</text:p>
          </table:table-cell>
          <table:table-cell office:value-type="float" office:value="1060232" table:style-name="ce5">
            <text:p>1.060.232</text:p>
          </table:table-cell>
          <table:table-cell office:value-type="float" office:value="1704650" table:style-name="ce5">
            <text:p>1.704.650</text:p>
          </table:table-cell>
          <table:table-cell office:value-type="float" office:value="2278" table:style-name="ce5">
            <text:p>2.278</text:p>
          </table:table-cell>
          <table:table-cell office:value-type="float" office:value="946" table:style-name="ce5">
            <text:p>946</text:p>
          </table:table-cell>
          <table:table-cell office:value-type="float" office:value="1376681" table:style-name="ce5">
            <text:p>1.376.681</text:p>
          </table:table-cell>
          <table:table-cell office:value-type="float" office:value="1391424" table:style-name="ce5">
            <text:p>1.391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4248" table:style-name="ce5">
            <text:p>1.674.248</text:p>
          </table:table-cell>
          <table:table-cell office:value-type="float" office:value="1093715" table:style-name="ce5">
            <text:p>1.093.71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02318" table:style-name="ce5">
            <text:p>402.318</text:p>
          </table:table-cell>
          <table:table-cell office:value-type="float" office:value="99730" table:style-name="ce5">
            <text:p>99.7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9775" table:style-name="ce5">
            <text:p>459.775</text:p>
          </table:table-cell>
          <table:table-cell office:value-type="float" office:value="42272" table:style-name="ce5">
            <text:p>42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9755" table:style-name="ce5">
            <text:p>189.755</text:p>
          </table:table-cell>
          <table:table-cell office:value-type="float" office:value="312013" table:style-name="ce5">
            <text:p>312.013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422657" table:style-name="ce5">
            <text:p>422.657</text:p>
          </table:table-cell>
          <table:table-cell office:value-type="float" office:value="79046" table:style-name="ce5">
            <text:p>79.04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37448" table:style-name="ce5">
            <text:p>137.448</text:p>
          </table:table-cell>
          <table:table-cell office:value-type="float" office:value="362107" table:style-name="ce5">
            <text:p>362.107</text:p>
          </table:table-cell>
          <table:table-cell office:value-type="float" office:value="2367" table:style-name="ce5">
            <text:p>2.367</text:p>
          </table:table-cell>
          <table:table-cell office:value-type="float" office:value="126" table:style-name="ce5">
            <text:p>126</text:p>
          </table:table-cell>
          <table:table-cell office:value-type="float" office:value="191443" table:style-name="ce5">
            <text:p>191.443</text:p>
          </table:table-cell>
          <table:table-cell office:value-type="float" office:value="310296" table:style-name="ce5">
            <text:p>310.296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222256" table:style-name="ce5">
            <text:p>222.256</text:p>
          </table:table-cell>
          <table:table-cell office:value-type="float" office:value="279792" table:style-name="ce5">
            <text:p>279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580" table:style-name="ce5">
            <text:p>307.580</text:p>
          </table:table-cell>
          <table:table-cell office:value-type="float" office:value="194468" table:style-name="ce5">
            <text:p>194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80772" table:style-name="ce5">
            <text:p>1.280.772</text:p>
          </table:table-cell>
          <table:table-cell office:value-type="float" office:value="292030" table:style-name="ce5">
            <text:p>292.0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41982" table:style-name="ce5">
            <text:p>1.441.982</text:p>
          </table:table-cell>
          <table:table-cell office:value-type="float" office:value="130819" table:style-name="ce5">
            <text:p>130.8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7341" table:style-name="ce5">
            <text:p>457.341</text:p>
          </table:table-cell>
          <table:table-cell office:value-type="float" office:value="1113965" table:style-name="ce5">
            <text:p>1.113.965</text:p>
          </table:table-cell>
          <table:table-cell office:value-type="float" office:value="1042" table:style-name="ce5">
            <text:p>1.042</text:p>
          </table:table-cell>
          <table:table-cell office:value-type="float" office:value="453" table:style-name="ce5">
            <text:p>453</text:p>
          </table:table-cell>
          <table:table-cell office:value-type="float" office:value="1428407" table:style-name="ce5">
            <text:p>1.428.407</text:p>
          </table:table-cell>
          <table:table-cell office:value-type="float" office:value="144395" table:style-name="ce5">
            <text:p>144.3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156" table:style-name="ce5">
            <text:p>404.156</text:p>
          </table:table-cell>
          <table:table-cell office:value-type="float" office:value="1161074" table:style-name="ce5">
            <text:p>1.161.074</text:p>
          </table:table-cell>
          <table:table-cell office:value-type="float" office:value="7094" table:style-name="ce5">
            <text:p>7.094</text:p>
          </table:table-cell>
          <table:table-cell office:value-type="float" office:value="477" table:style-name="ce5">
            <text:p>477</text:p>
          </table:table-cell>
          <table:table-cell office:value-type="float" office:value="505835" table:style-name="ce5">
            <text:p>505.835</text:p>
          </table:table-cell>
          <table:table-cell office:value-type="float" office:value="1063370" table:style-name="ce5">
            <text:p>1.063.370</text:p>
          </table:table-cell>
          <table:table-cell office:value-type="float" office:value="2705" table:style-name="ce5">
            <text:p>2.705</text:p>
          </table:table-cell>
          <table:table-cell office:value-type="float" office:value="890" table:style-name="ce5">
            <text:p>890</text:p>
          </table:table-cell>
          <table:table-cell office:value-type="float" office:value="738912" table:style-name="ce5">
            <text:p>738.912</text:p>
          </table:table-cell>
          <table:table-cell office:value-type="float" office:value="833890" table:style-name="ce5">
            <text:p>833.8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5398" table:style-name="ce5">
            <text:p>915.398</text:p>
          </table:table-cell>
          <table:table-cell office:value-type="float" office:value="657404" table:style-name="ce5">
            <text:p>657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67043" table:style-name="ce5">
            <text:p>567.043</text:p>
          </table:table-cell>
          <table:table-cell office:value-type="float" office:value="122746" table:style-name="ce5">
            <text:p>122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7847" table:style-name="ce5">
            <text:p>657.847</text:p>
          </table:table-cell>
          <table:table-cell office:value-type="float" office:value="31942" table:style-name="ce5">
            <text:p>31.9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4066" table:style-name="ce5">
            <text:p>324.066</text:p>
          </table:table-cell>
          <table:table-cell office:value-type="float" office:value="364292" table:style-name="ce5">
            <text:p>364.292</text:p>
          </table:table-cell>
          <table:table-cell office:value-type="float" office:value="1432" table:style-name="ce5">
            <text:p>1.432</text:p>
          </table:table-cell>
          <table:table-cell office:value-type="float" office:value="0" table:style-name="ce5">
            <text:p>0</text:p>
          </table:table-cell>
          <table:table-cell office:value-type="float" office:value="625752" table:style-name="ce5">
            <text:p>625.752</text:p>
          </table:table-cell>
          <table:table-cell office:value-type="float" office:value="64037" table:style-name="ce5">
            <text:p>64.0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770" table:style-name="ce5">
            <text:p>163.770</text:p>
          </table:table-cell>
          <table:table-cell office:value-type="float" office:value="517222" table:style-name="ce5">
            <text:p>517.222</text:p>
          </table:table-cell>
          <table:table-cell office:value-type="float" office:value="8797" table:style-name="ce5">
            <text:p>8.797</text:p>
          </table:table-cell>
          <table:table-cell office:value-type="float" office:value="0" table:style-name="ce5">
            <text:p>0</text:p>
          </table:table-cell>
          <table:table-cell office:value-type="float" office:value="289830" table:style-name="ce5">
            <text:p>289.830</text:p>
          </table:table-cell>
          <table:table-cell office:value-type="float" office:value="399550" table:style-name="ce5">
            <text:p>399.550</text:p>
          </table:table-cell>
          <table:table-cell office:value-type="float" office:value="283" table:style-name="ce5">
            <text:p>283</text:p>
          </table:table-cell>
          <table:table-cell office:value-type="float" office:value="127" table:style-name="ce5">
            <text:p>127</text:p>
          </table:table-cell>
          <table:table-cell office:value-type="float" office:value="385648" table:style-name="ce5">
            <text:p>385.648</text:p>
          </table:table-cell>
          <table:table-cell office:value-type="float" office:value="304141" table:style-name="ce5">
            <text:p>304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845" table:style-name="ce5">
            <text:p>436.845</text:p>
          </table:table-cell>
          <table:table-cell office:value-type="float" office:value="252944" table:style-name="ce5">
            <text:p>252.9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62018" table:style-name="ce5">
            <text:p>2.162.018</text:p>
          </table:table-cell>
          <table:table-cell office:value-type="float" office:value="386401" table:style-name="ce5">
            <text:p>386.401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2432821" table:style-name="ce5">
            <text:p>2.432.821</text:p>
          </table:table-cell>
          <table:table-cell office:value-type="float" office:value="122645" table:style-name="ce5">
            <text:p>122.6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9057" table:style-name="ce5">
            <text:p>1.099.057</text:p>
          </table:table-cell>
          <table:table-cell office:value-type="float" office:value="1455769" table:style-name="ce5">
            <text:p>1.455.769</text:p>
          </table:table-cell>
          <table:table-cell office:value-type="float" office:value="640" table:style-name="ce5">
            <text:p>640</text:p>
          </table:table-cell>
          <table:table-cell office:value-type="float" office:value="0" table:style-name="ce5">
            <text:p>0</text:p>
          </table:table-cell>
          <table:table-cell office:value-type="float" office:value="2313298" table:style-name="ce5">
            <text:p>2.313.298</text:p>
          </table:table-cell>
          <table:table-cell office:value-type="float" office:value="242168" table:style-name="ce5">
            <text:p>242.1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7804" table:style-name="ce5">
            <text:p>637.804</text:p>
          </table:table-cell>
          <table:table-cell office:value-type="float" office:value="1906337" table:style-name="ce5">
            <text:p>1.906.337</text:p>
          </table:table-cell>
          <table:table-cell office:value-type="float" office:value="11325" table:style-name="ce5">
            <text:p>11.325</text:p>
          </table:table-cell>
          <table:table-cell office:value-type="float" office:value="0" table:style-name="ce5">
            <text:p>0</text:p>
          </table:table-cell>
          <table:table-cell office:value-type="float" office:value="955850" table:style-name="ce5">
            <text:p>955.850</text:p>
          </table:table-cell>
          <table:table-cell office:value-type="float" office:value="1597846" table:style-name="ce5">
            <text:p>1.597.846</text:p>
          </table:table-cell>
          <table:table-cell office:value-type="float" office:value="1771" table:style-name="ce5">
            <text:p>1.771</text:p>
          </table:table-cell>
          <table:table-cell office:value-type="float" office:value="0" table:style-name="ce5">
            <text:p>0</text:p>
          </table:table-cell>
          <table:table-cell office:value-type="float" office:value="1499439" table:style-name="ce5">
            <text:p>1.499.439</text:p>
          </table:table-cell>
          <table:table-cell office:value-type="float" office:value="1056027" table:style-name="ce5">
            <text:p>1.056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6738" table:style-name="ce5">
            <text:p>1.696.738</text:p>
          </table:table-cell>
          <table:table-cell office:value-type="float" office:value="858728" table:style-name="ce5">
            <text:p>858.7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84767" table:style-name="ce5">
            <text:p>384.767</text:p>
          </table:table-cell>
          <table:table-cell office:value-type="float" office:value="85926" table:style-name="ce5">
            <text:p>85.926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449905" table:style-name="ce5">
            <text:p>449.905</text:p>
          </table:table-cell>
          <table:table-cell office:value-type="float" office:value="20153" table:style-name="ce5">
            <text:p>20.153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10770" table:style-name="ce5">
            <text:p>210.770</text:p>
          </table:table-cell>
          <table:table-cell office:value-type="float" office:value="259959" table:style-name="ce5">
            <text:p>259.959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33202" table:style-name="ce5">
            <text:p>433.202</text:p>
          </table:table-cell>
          <table:table-cell office:value-type="float" office:value="37550" table:style-name="ce5">
            <text:p>37.5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211" table:style-name="ce5">
            <text:p>152.211</text:p>
          </table:table-cell>
          <table:table-cell office:value-type="float" office:value="316433" table:style-name="ce5">
            <text:p>316.433</text:p>
          </table:table-cell>
          <table:table-cell office:value-type="float" office:value="2107" table:style-name="ce5">
            <text:p>2.107</text:p>
          </table:table-cell>
          <table:table-cell office:value-type="float" office:value="0" table:style-name="ce5">
            <text:p>0</text:p>
          </table:table-cell>
          <table:table-cell office:value-type="float" office:value="188757" table:style-name="ce5">
            <text:p>188.757</text:p>
          </table:table-cell>
          <table:table-cell office:value-type="float" office:value="280912" table:style-name="ce5">
            <text:p>280.912</text:p>
          </table:table-cell>
          <table:table-cell office:value-type="float" office:value="1083" table:style-name="ce5">
            <text:p>1.083</text:p>
          </table:table-cell>
          <table:table-cell office:value-type="float" office:value="0" table:style-name="ce5">
            <text:p>0</text:p>
          </table:table-cell>
          <table:table-cell office:value-type="float" office:value="270455" table:style-name="ce5">
            <text:p>270.455</text:p>
          </table:table-cell>
          <table:table-cell office:value-type="float" office:value="200297" table:style-name="ce5">
            <text:p>200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2253" table:style-name="ce5">
            <text:p>302.253</text:p>
          </table:table-cell>
          <table:table-cell office:value-type="float" office:value="168357" table:style-name="ce5">
            <text:p>168.357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78785" table:style-name="ce5">
            <text:p>1.578.785</text:p>
          </table:table-cell>
          <table:table-cell office:value-type="float" office:value="556376" table:style-name="ce5">
            <text:p>556.376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1962573" table:style-name="ce5">
            <text:p>1.962.573</text:p>
          </table:table-cell>
          <table:table-cell office:value-type="float" office:value="178941" table:style-name="ce5">
            <text:p>178.941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440264" table:style-name="ce5">
            <text:p>440.264</text:p>
          </table:table-cell>
          <table:table-cell office:value-type="float" office:value="1700060" table:style-name="ce5">
            <text:p>1.700.060</text:p>
          </table:table-cell>
          <table:table-cell office:value-type="float" office:value="1432" table:style-name="ce5">
            <text:p>1.432</text:p>
          </table:table-cell>
          <table:table-cell office:value-type="float" office:value="453" table:style-name="ce5">
            <text:p>453</text:p>
          </table:table-cell>
          <table:table-cell office:value-type="float" office:value="1831413" table:style-name="ce5">
            <text:p>1.831.413</text:p>
          </table:table-cell>
          <table:table-cell office:value-type="float" office:value="310796" table:style-name="ce5">
            <text:p>310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3756" table:style-name="ce5">
            <text:p>433.756</text:p>
          </table:table-cell>
          <table:table-cell office:value-type="float" office:value="1692664" table:style-name="ce5">
            <text:p>1.692.664</text:p>
          </table:table-cell>
          <table:table-cell office:value-type="float" office:value="15185" table:style-name="ce5">
            <text:p>15.185</text:p>
          </table:table-cell>
          <table:table-cell office:value-type="float" office:value="603" table:style-name="ce5">
            <text:p>603</text:p>
          </table:table-cell>
          <table:table-cell office:value-type="float" office:value="574187" table:style-name="ce5">
            <text:p>574.187</text:p>
          </table:table-cell>
          <table:table-cell office:value-type="float" office:value="1563126" table:style-name="ce5">
            <text:p>1.563.126</text:p>
          </table:table-cell>
          <table:table-cell office:value-type="float" office:value="4896" table:style-name="ce5">
            <text:p>4.896</text:p>
          </table:table-cell>
          <table:table-cell office:value-type="float" office:value="0" table:style-name="ce5">
            <text:p>0</text:p>
          </table:table-cell>
          <table:table-cell office:value-type="float" office:value="926297" table:style-name="ce5">
            <text:p>926.297</text:p>
          </table:table-cell>
          <table:table-cell office:value-type="float" office:value="1215912" table:style-name="ce5">
            <text:p>1.215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0083" table:style-name="ce5">
            <text:p>1.050.083</text:p>
          </table:table-cell>
          <table:table-cell office:value-type="float" office:value="1092125" table:style-name="ce5">
            <text:p>1.092.1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46818" table:style-name="ce5">
            <text:p>2.346.818</text:p>
          </table:table-cell>
          <table:table-cell office:value-type="float" office:value="278532" table:style-name="ce5">
            <text:p>278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84999" table:style-name="ce5">
            <text:p>2.484.999</text:p>
          </table:table-cell>
          <table:table-cell office:value-type="float" office:value="140352" table:style-name="ce5">
            <text:p>140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46209" table:style-name="ce5">
            <text:p>1.346.209</text:p>
          </table:table-cell>
          <table:table-cell office:value-type="float" office:value="1278222" table:style-name="ce5">
            <text:p>1.278.222</text:p>
          </table:table-cell>
          <table:table-cell office:value-type="float" office:value="919" table:style-name="ce5">
            <text:p>919</text:p>
          </table:table-cell>
          <table:table-cell office:value-type="float" office:value="0" table:style-name="ce5">
            <text:p>0</text:p>
          </table:table-cell>
          <table:table-cell office:value-type="float" office:value="2430266" table:style-name="ce5">
            <text:p>2.430.266</text:p>
          </table:table-cell>
          <table:table-cell office:value-type="float" office:value="195085" table:style-name="ce5">
            <text:p>195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0390" table:style-name="ce5">
            <text:p>790.390</text:p>
          </table:table-cell>
          <table:table-cell office:value-type="float" office:value="1829464" table:style-name="ce5">
            <text:p>1.829.464</text:p>
          </table:table-cell>
          <table:table-cell office:value-type="float" office:value="5497" table:style-name="ce5">
            <text:p>5.497</text:p>
          </table:table-cell>
          <table:table-cell office:value-type="float" office:value="0" table:style-name="ce5">
            <text:p>0</text:p>
          </table:table-cell>
          <table:table-cell office:value-type="float" office:value="1200027" table:style-name="ce5">
            <text:p>1.200.027</text:p>
          </table:table-cell>
          <table:table-cell office:value-type="float" office:value="1423683" table:style-name="ce5">
            <text:p>1.423.683</text:p>
          </table:table-cell>
          <table:table-cell office:value-type="float" office:value="623" table:style-name="ce5">
            <text:p>623</text:p>
          </table:table-cell>
          <table:table-cell office:value-type="float" office:value="1017" table:style-name="ce5">
            <text:p>1.017</text:p>
          </table:table-cell>
          <table:table-cell office:value-type="float" office:value="1626037" table:style-name="ce5">
            <text:p>1.626.037</text:p>
          </table:table-cell>
          <table:table-cell office:value-type="float" office:value="999313" table:style-name="ce5">
            <text:p>999.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1463" table:style-name="ce5">
            <text:p>1.891.463</text:p>
          </table:table-cell>
          <table:table-cell office:value-type="float" office:value="733745" table:style-name="ce5">
            <text:p>733.74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925603" table:style-name="ce5">
            <text:p>3.925.603</text:p>
          </table:table-cell>
          <table:table-cell office:value-type="float" office:value="834908" table:style-name="ce5">
            <text:p>834.908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4447571" table:style-name="ce5">
            <text:p>4.447.571</text:p>
          </table:table-cell>
          <table:table-cell office:value-type="float" office:value="319293" table:style-name="ce5">
            <text:p>319.293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1786472" table:style-name="ce5">
            <text:p>1.786.472</text:p>
          </table:table-cell>
          <table:table-cell office:value-type="float" office:value="2978282" table:style-name="ce5">
            <text:p>2.978.282</text:p>
          </table:table-cell>
          <table:table-cell office:value-type="float" office:value="2351" table:style-name="ce5">
            <text:p>2.351</text:p>
          </table:table-cell>
          <table:table-cell office:value-type="float" office:value="453" table:style-name="ce5">
            <text:p>453</text:p>
          </table:table-cell>
          <table:table-cell office:value-type="float" office:value="4261679" table:style-name="ce5">
            <text:p>4.261.679</text:p>
          </table:table-cell>
          <table:table-cell office:value-type="float" office:value="505880" table:style-name="ce5">
            <text:p>505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24146" table:style-name="ce5">
            <text:p>1.224.146</text:p>
          </table:table-cell>
          <table:table-cell office:value-type="float" office:value="3522128" table:style-name="ce5">
            <text:p>3.522.128</text:p>
          </table:table-cell>
          <table:table-cell office:value-type="float" office:value="20682" table:style-name="ce5">
            <text:p>20.682</text:p>
          </table:table-cell>
          <table:table-cell office:value-type="float" office:value="603" table:style-name="ce5">
            <text:p>603</text:p>
          </table:table-cell>
          <table:table-cell office:value-type="float" office:value="1774214" table:style-name="ce5">
            <text:p>1.774.214</text:p>
          </table:table-cell>
          <table:table-cell office:value-type="float" office:value="2986809" table:style-name="ce5">
            <text:p>2.986.809</text:p>
          </table:table-cell>
          <table:table-cell office:value-type="float" office:value="5519" table:style-name="ce5">
            <text:p>5.519</text:p>
          </table:table-cell>
          <table:table-cell office:value-type="float" office:value="1017" table:style-name="ce5">
            <text:p>1.017</text:p>
          </table:table-cell>
          <table:table-cell office:value-type="float" office:value="2552334" table:style-name="ce5">
            <text:p>2.552.334</text:p>
          </table:table-cell>
          <table:table-cell office:value-type="float" office:value="2215225" table:style-name="ce5">
            <text:p>2.215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46" table:style-name="ce5">
            <text:p>2.941.546</text:p>
          </table:table-cell>
          <table:table-cell office:value-type="float" office:value="1825871" table:style-name="ce5">
            <text:p>1.825.87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71315" table:style-name="ce5">
            <text:p>871.315</text:p>
          </table:table-cell>
          <table:table-cell office:value-type="float" office:value="151924" table:style-name="ce5">
            <text:p>151.92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994759" table:style-name="ce5">
            <text:p>994.759</text:p>
          </table:table-cell>
          <table:table-cell office:value-type="float" office:value="28539" table:style-name="ce5">
            <text:p>28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4517" table:style-name="ce5">
            <text:p>494.517</text:p>
          </table:table-cell>
          <table:table-cell office:value-type="float" office:value="527717" table:style-name="ce5">
            <text:p>527.717</text:p>
          </table:table-cell>
          <table:table-cell office:value-type="float" office:value="1064" table:style-name="ce5">
            <text:p>1.064</text:p>
          </table:table-cell>
          <table:table-cell office:value-type="float" office:value="0" table:style-name="ce5">
            <text:p>0</text:p>
          </table:table-cell>
          <table:table-cell office:value-type="float" office:value="961637" table:style-name="ce5">
            <text:p>961.637</text:p>
          </table:table-cell>
          <table:table-cell office:value-type="float" office:value="61316" table:style-name="ce5">
            <text:p>61.31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271243" table:style-name="ce5">
            <text:p>271.243</text:p>
          </table:table-cell>
          <table:table-cell office:value-type="float" office:value="741046" table:style-name="ce5">
            <text:p>741.046</text:p>
          </table:table-cell>
          <table:table-cell office:value-type="float" office:value="11008" table:style-name="ce5">
            <text:p>11.008</text:p>
          </table:table-cell>
          <table:table-cell office:value-type="float" office:value="0" table:style-name="ce5">
            <text:p>0</text:p>
          </table:table-cell>
          <table:table-cell office:value-type="float" office:value="357502" table:style-name="ce5">
            <text:p>357.502</text:p>
          </table:table-cell>
          <table:table-cell office:value-type="float" office:value="665165" table:style-name="ce5">
            <text:p>665.165</text:p>
          </table:table-cell>
          <table:table-cell office:value-type="float" office:value="631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564376" table:style-name="ce5">
            <text:p>564.376</text:p>
          </table:table-cell>
          <table:table-cell office:value-type="float" office:value="458921" table:style-name="ce5">
            <text:p>458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7267" table:style-name="ce5">
            <text:p>717.267</text:p>
          </table:table-cell>
          <table:table-cell office:value-type="float" office:value="306030" table:style-name="ce5">
            <text:p>306.0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348664" table:style-name="ce5">
            <text:p>1.348.664</text:p>
          </table:table-cell>
          <table:table-cell office:value-type="float" office:value="560245" table:style-name="ce5">
            <text:p>560.245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1736283" table:style-name="ce5">
            <text:p>1.736.283</text:p>
          </table:table-cell>
          <table:table-cell office:value-type="float" office:value="178979" table:style-name="ce5">
            <text:p>178.979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87012" table:style-name="ce5">
            <text:p>287.012</text:p>
          </table:table-cell>
          <table:table-cell office:value-type="float" office:value="1626018" table:style-name="ce5">
            <text:p>1.626.018</text:p>
          </table:table-cell>
          <table:table-cell office:value-type="float" office:value="2473" table:style-name="ce5">
            <text:p>2.473</text:p>
          </table:table-cell>
          <table:table-cell office:value-type="float" office:value="453" table:style-name="ce5">
            <text:p>453</text:p>
          </table:table-cell>
          <table:table-cell office:value-type="float" office:value="1584256" table:style-name="ce5">
            <text:p>1.584.256</text:p>
          </table:table-cell>
          <table:table-cell office:value-type="float" office:value="331356" table:style-name="ce5">
            <text:p>331.35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376688" table:style-name="ce5">
            <text:p>376.688</text:p>
          </table:table-cell>
          <table:table-cell office:value-type="float" office:value="1510976" table:style-name="ce5">
            <text:p>1.510.976</text:p>
          </table:table-cell>
          <table:table-cell office:value-type="float" office:value="27816" table:style-name="ce5">
            <text:p>27.816</text:p>
          </table:table-cell>
          <table:table-cell office:value-type="float" office:value="477" table:style-name="ce5">
            <text:p>477</text:p>
          </table:table-cell>
          <table:table-cell office:value-type="float" office:value="381845" table:style-name="ce5">
            <text:p>381.845</text:p>
          </table:table-cell>
          <table:table-cell office:value-type="float" office:value="1528154" table:style-name="ce5">
            <text:p>1.528.154</text:p>
          </table:table-cell>
          <table:table-cell office:value-type="float" office:value="5830" table:style-name="ce5">
            <text:p>5.830</text:p>
          </table:table-cell>
          <table:table-cell office:value-type="float" office:value="127" table:style-name="ce5">
            <text:p>127</text:p>
          </table:table-cell>
          <table:table-cell office:value-type="float" office:value="742780" table:style-name="ce5">
            <text:p>742.780</text:p>
          </table:table-cell>
          <table:table-cell office:value-type="float" office:value="1173177" table:style-name="ce5">
            <text:p>1.173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5268" table:style-name="ce5">
            <text:p>845.268</text:p>
          </table:table-cell>
          <table:table-cell office:value-type="float" office:value="1070689" table:style-name="ce5">
            <text:p>1.070.6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666361" table:style-name="ce5">
            <text:p>1.666.361</text:p>
          </table:table-cell>
          <table:table-cell office:value-type="float" office:value="295447" table:style-name="ce5">
            <text:p>295.447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869990" table:style-name="ce5">
            <text:p>1.869.990</text:p>
          </table:table-cell>
          <table:table-cell office:value-type="float" office:value="91877" table:style-name="ce5">
            <text:p>91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3862" table:style-name="ce5">
            <text:p>823.862</text:p>
          </table:table-cell>
          <table:table-cell office:value-type="float" office:value="1137234" table:style-name="ce5">
            <text:p>1.137.234</text:p>
          </table:table-cell>
          <table:table-cell office:value-type="float" office:value="770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1828169" table:style-name="ce5">
            <text:p>1.828.169</text:p>
          </table:table-cell>
          <table:table-cell office:value-type="float" office:value="133698" table:style-name="ce5">
            <text:p>133.6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6107" table:style-name="ce5">
            <text:p>566.107</text:p>
          </table:table-cell>
          <table:table-cell office:value-type="float" office:value="1392354" table:style-name="ce5">
            <text:p>1.392.354</text:p>
          </table:table-cell>
          <table:table-cell office:value-type="float" office:value="3280" table:style-name="ce5">
            <text:p>3.280</text:p>
          </table:table-cell>
          <table:table-cell office:value-type="float" office:value="126" table:style-name="ce5">
            <text:p>126</text:p>
          </table:table-cell>
          <table:table-cell office:value-type="float" office:value="816991" table:style-name="ce5">
            <text:p>816.991</text:p>
          </table:table-cell>
          <table:table-cell office:value-type="float" office:value="1144556" table:style-name="ce5">
            <text:p>1.144.556</text:p>
          </table:table-cell>
          <table:table-cell office:value-type="float" office:value="320" table:style-name="ce5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1094282" table:style-name="ce5">
            <text:p>1.094.282</text:p>
          </table:table-cell>
          <table:table-cell office:value-type="float" office:value="867585" table:style-name="ce5">
            <text:p>86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9673" table:style-name="ce5">
            <text:p>1.319.673</text:p>
          </table:table-cell>
          <table:table-cell office:value-type="float" office:value="642194" table:style-name="ce5">
            <text:p>642.1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781893" table:style-name="ce5">
            <text:p>1.781.893</text:p>
          </table:table-cell>
          <table:table-cell office:value-type="float" office:value="131140" table:style-name="ce5">
            <text:p>131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36057" table:style-name="ce5">
            <text:p>1.836.057</text:p>
          </table:table-cell>
          <table:table-cell office:value-type="float" office:value="76976" table:style-name="ce5">
            <text:p>76.9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0115" table:style-name="ce5">
            <text:p>1.170.115</text:p>
          </table:table-cell>
          <table:table-cell office:value-type="float" office:value="742747" table:style-name="ce5">
            <text:p>742.747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810891" table:style-name="ce5">
            <text:p>1.810.891</text:p>
          </table:table-cell>
          <table:table-cell office:value-type="float" office:value="102142" table:style-name="ce5">
            <text:p>102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2594" table:style-name="ce5">
            <text:p>552.594</text:p>
          </table:table-cell>
          <table:table-cell office:value-type="float" office:value="1359844" table:style-name="ce5">
            <text:p>1.359.844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932879" table:style-name="ce5">
            <text:p>932.879</text:p>
          </table:table-cell>
          <table:table-cell office:value-type="float" office:value="979264" table:style-name="ce5">
            <text:p>979.264</text:p>
          </table:table-cell>
          <table:table-cell office:value-type="float" office:value="0" table:style-name="ce5">
            <text:p>0</text:p>
          </table:table-cell>
          <table:table-cell office:value-type="float" office:value="890" table:style-name="ce5">
            <text:p>890</text:p>
          </table:table-cell>
          <table:table-cell office:value-type="float" office:value="1279648" table:style-name="ce5">
            <text:p>1.279.648</text:p>
          </table:table-cell>
          <table:table-cell office:value-type="float" office:value="633385" table:style-name="ce5">
            <text:p>633.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3873" table:style-name="ce5">
            <text:p>1.493.873</text:p>
          </table:table-cell>
          <table:table-cell office:value-type="float" office:value="419018" table:style-name="ce5">
            <text:p>419.018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URBAN SCHOOL STUDENTS BY MAIN LOCATION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Bedroom</text:p>
          </table:table-cell>
          <table:table-cell office:value-type="string" table:number-columns-spanned="1" table:number-rows-spanned="2" table:style-name="ce8">
            <text:p>Living room or other public room at home</text:p>
          </table:table-cell>
          <table:table-cell office:value-type="string" table:number-columns-spanned="1" table:number-rows-spanned="2" table:style-name="ce8">
            <text:p>School</text:p>
          </table:table-cell>
          <table:table-cell office:value-type="string" table:number-columns-spanned="1" table:number-rows-spanned="2" table:style-name="ce8">
            <text:p>Someone else's house</text:p>
          </table:table-cell>
          <table:table-cell office:value-type="string" table:number-columns-spanned="1" table:number-rows-spanned="2" table:style-name="ce8">
            <text:p>LAN house or cybercafé</text:p>
          </table:table-cell>
          <table:table-cell office:value-type="string" table:number-columns-spanned="1" table:number-rows-spanned="2" table:style-name="ce8">
            <text:p>On the move</text:p>
          </table:table-cell>
          <table:table-cell office:value-type="string" table:number-columns-spanned="1" table:number-rows-spanned="2" table:style-name="ce8">
            <text:p>Elsewhere, e.g. shopping mall, church, café</text:p>
          </table:table-cell>
          <table:table-cell office:value-type="string" table:number-columns-spanned="1" table:number-rows-spanned="2" table:style-name="ce8">
            <text:p>Free public access center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05649" table:style-name="ce5">
            <text:p>2.705.649</text:p>
          </table:table-cell>
          <table:table-cell office:value-type="float" office:value="2313542" table:style-name="ce5">
            <text:p>2.313.542</text:p>
          </table:table-cell>
          <table:table-cell office:value-type="float" office:value="67961" table:style-name="ce5">
            <text:p>67.961</text:p>
          </table:table-cell>
          <table:table-cell office:value-type="float" office:value="474328" table:style-name="ce5">
            <text:p>474.328</text:p>
          </table:table-cell>
          <table:table-cell office:value-type="float" office:value="34530" table:style-name="ce5">
            <text:p>34.530</text:p>
          </table:table-cell>
          <table:table-cell office:value-type="float" office:value="89936" table:style-name="ce5">
            <text:p>89.936</text:p>
          </table:table-cell>
          <table:table-cell office:value-type="float" office:value="89302" table:style-name="ce5">
            <text:p>89.302</text:p>
          </table:table-cell>
          <table:table-cell office:value-type="float" office:value="15609" table:style-name="ce5">
            <text:p>1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435437" table:style-name="ce5">
            <text:p>1.435.437</text:p>
          </table:table-cell>
          <table:table-cell office:value-type="float" office:value="1196886" table:style-name="ce5">
            <text:p>1.196.886</text:p>
          </table:table-cell>
          <table:table-cell office:value-type="float" office:value="43497" table:style-name="ce5">
            <text:p>43.497</text:p>
          </table:table-cell>
          <table:table-cell office:value-type="float" office:value="258790" table:style-name="ce5">
            <text:p>258.790</text:p>
          </table:table-cell>
          <table:table-cell office:value-type="float" office:value="3632" table:style-name="ce5">
            <text:p>3.632</text:p>
          </table:table-cell>
          <table:table-cell office:value-type="float" office:value="39324" table:style-name="ce5">
            <text:p>39.324</text:p>
          </table:table-cell>
          <table:table-cell office:value-type="float" office:value="37571" table:style-name="ce5">
            <text:p>37.571</text:p>
          </table:table-cell>
          <table:table-cell office:value-type="float" office:value="7613" table:style-name="ce5">
            <text:p>7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70211" table:style-name="ce5">
            <text:p>1.270.211</text:p>
          </table:table-cell>
          <table:table-cell office:value-type="float" office:value="1116655" table:style-name="ce5">
            <text:p>1.116.655</text:p>
          </table:table-cell>
          <table:table-cell office:value-type="float" office:value="24464" table:style-name="ce5">
            <text:p>24.464</text:p>
          </table:table-cell>
          <table:table-cell office:value-type="float" office:value="215538" table:style-name="ce5">
            <text:p>215.538</text:p>
          </table:table-cell>
          <table:table-cell office:value-type="float" office:value="30898" table:style-name="ce5">
            <text:p>30.898</text:p>
          </table:table-cell>
          <table:table-cell office:value-type="float" office:value="50612" table:style-name="ce5">
            <text:p>50.612</text:p>
          </table:table-cell>
          <table:table-cell office:value-type="float" office:value="51731" table:style-name="ce5">
            <text:p>51.731</text:p>
          </table:table-cell>
          <table:table-cell office:value-type="float" office:value="7996" table:style-name="ce5">
            <text:p>7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99583" table:style-name="ce5">
            <text:p>199.583</text:p>
          </table:table-cell>
          <table:table-cell office:value-type="float" office:value="209897" table:style-name="ce5">
            <text:p>209.897</text:p>
          </table:table-cell>
          <table:table-cell office:value-type="float" office:value="8189" table:style-name="ce5">
            <text:p>8.189</text:p>
          </table:table-cell>
          <table:table-cell office:value-type="float" office:value="52011" table:style-name="ce5">
            <text:p>52.011</text:p>
          </table:table-cell>
          <table:table-cell office:value-type="float" office:value="3516" table:style-name="ce5">
            <text:p>3.516</text:p>
          </table:table-cell>
          <table:table-cell office:value-type="float" office:value="10634" table:style-name="ce5">
            <text:p>10.634</text:p>
          </table:table-cell>
          <table:table-cell office:value-type="float" office:value="14553" table:style-name="ce5">
            <text:p>14.553</text:p>
          </table:table-cell>
          <table:table-cell office:value-type="float" office:value="3665" table:style-name="ce5">
            <text:p>3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06890" table:style-name="ce5">
            <text:p>706.890</text:p>
          </table:table-cell>
          <table:table-cell office:value-type="float" office:value="613889" table:style-name="ce5">
            <text:p>613.889</text:p>
          </table:table-cell>
          <table:table-cell office:value-type="float" office:value="20140" table:style-name="ce5">
            <text:p>20.140</text:p>
          </table:table-cell>
          <table:table-cell office:value-type="float" office:value="166289" table:style-name="ce5">
            <text:p>166.289</text:p>
          </table:table-cell>
          <table:table-cell office:value-type="float" office:value="8277" table:style-name="ce5">
            <text:p>8.277</text:p>
          </table:table-cell>
          <table:table-cell office:value-type="float" office:value="16331" table:style-name="ce5">
            <text:p>16.331</text:p>
          </table:table-cell>
          <table:table-cell office:value-type="float" office:value="36418" table:style-name="ce5">
            <text:p>36.418</text:p>
          </table:table-cell>
          <table:table-cell office:value-type="float" office:value="4567" table:style-name="ce5">
            <text:p>4.5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3674" table:style-name="ce5">
            <text:p>313.674</text:p>
          </table:table-cell>
          <table:table-cell office:value-type="float" office:value="300679" table:style-name="ce5">
            <text:p>300.679</text:p>
          </table:table-cell>
          <table:table-cell office:value-type="float" office:value="11271" table:style-name="ce5">
            <text:p>11.271</text:p>
          </table:table-cell>
          <table:table-cell office:value-type="float" office:value="39937" table:style-name="ce5">
            <text:p>39.937</text:p>
          </table:table-cell>
          <table:table-cell office:value-type="float" office:value="2730" table:style-name="ce5">
            <text:p>2.730</text:p>
          </table:table-cell>
          <table:table-cell office:value-type="float" office:value="13725" table:style-name="ce5">
            <text:p>13.725</text:p>
          </table:table-cell>
          <table:table-cell office:value-type="float" office:value="5123" table:style-name="ce5">
            <text:p>5.123</text:p>
          </table:table-cell>
          <table:table-cell office:value-type="float" office:value="2651" table:style-name="ce5">
            <text:p>2.6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78387" table:style-name="ce5">
            <text:p>1.278.387</text:p>
          </table:table-cell>
          <table:table-cell office:value-type="float" office:value="989665" table:style-name="ce5">
            <text:p>989.665</text:p>
          </table:table-cell>
          <table:table-cell office:value-type="float" office:value="24138" table:style-name="ce5">
            <text:p>24.138</text:p>
          </table:table-cell>
          <table:table-cell office:value-type="float" office:value="182235" table:style-name="ce5">
            <text:p>182.235</text:p>
          </table:table-cell>
          <table:table-cell office:value-type="float" office:value="18841" table:style-name="ce5">
            <text:p>18.841</text:p>
          </table:table-cell>
          <table:table-cell office:value-type="float" office:value="38057" table:style-name="ce5">
            <text:p>38.057</text:p>
          </table:table-cell>
          <table:table-cell office:value-type="float" office:value="20826" table:style-name="ce5">
            <text:p>20.826</text:p>
          </table:table-cell>
          <table:table-cell office:value-type="float" office:value="3317" table:style-name="ce5">
            <text:p>3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7115" table:style-name="ce5">
            <text:p>207.115</text:p>
          </table:table-cell>
          <table:table-cell office:value-type="float" office:value="199411" table:style-name="ce5">
            <text:p>199.411</text:p>
          </table:table-cell>
          <table:table-cell office:value-type="float" office:value="4223" table:style-name="ce5">
            <text:p>4.223</text:p>
          </table:table-cell>
          <table:table-cell office:value-type="float" office:value="33856" table:style-name="ce5">
            <text:p>33.856</text:p>
          </table:table-cell>
          <table:table-cell office:value-type="float" office:value="1167" table:style-name="ce5">
            <text:p>1.167</text:p>
          </table:table-cell>
          <table:table-cell office:value-type="float" office:value="11190" table:style-name="ce5">
            <text:p>11.190</text:p>
          </table:table-cell>
          <table:table-cell office:value-type="float" office:value="12382" table:style-name="ce5">
            <text:p>12.382</text:p>
          </table:table-cell>
          <table:table-cell office:value-type="float" office:value="1409" table:style-name="ce5">
            <text:p>1.4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8971" table:style-name="ce5">
            <text:p>738.971</text:p>
          </table:table-cell>
          <table:table-cell office:value-type="float" office:value="1014505" table:style-name="ce5">
            <text:p>1.014.505</text:p>
          </table:table-cell>
          <table:table-cell office:value-type="float" office:value="19076" table:style-name="ce5">
            <text:p>19.076</text:p>
          </table:table-cell>
          <table:table-cell office:value-type="float" office:value="274486" table:style-name="ce5">
            <text:p>274.486</text:p>
          </table:table-cell>
          <table:table-cell office:value-type="float" office:value="28229" table:style-name="ce5">
            <text:p>28.229</text:p>
          </table:table-cell>
          <table:table-cell office:value-type="float" office:value="15677" table:style-name="ce5">
            <text:p>15.677</text:p>
          </table:table-cell>
          <table:table-cell office:value-type="float" office:value="44950" table:style-name="ce5">
            <text:p>44.950</text:p>
          </table:table-cell>
          <table:table-cell office:value-type="float" office:value="6315" table:style-name="ce5">
            <text:p>6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16423" table:style-name="ce5">
            <text:p>1.416.423</text:p>
          </table:table-cell>
          <table:table-cell office:value-type="float" office:value="910303" table:style-name="ce5">
            <text:p>910.303</text:p>
          </table:table-cell>
          <table:table-cell office:value-type="float" office:value="35403" table:style-name="ce5">
            <text:p>35.403</text:p>
          </table:table-cell>
          <table:table-cell office:value-type="float" office:value="147954" table:style-name="ce5">
            <text:p>147.954</text:p>
          </table:table-cell>
          <table:table-cell office:value-type="float" office:value="5385" table:style-name="ce5">
            <text:p>5.385</text:p>
          </table:table-cell>
          <table:table-cell office:value-type="float" office:value="67376" table:style-name="ce5">
            <text:p>67.376</text:p>
          </table:table-cell>
          <table:table-cell office:value-type="float" office:value="33211" table:style-name="ce5">
            <text:p>33.211</text:p>
          </table:table-cell>
          <table:table-cell office:value-type="float" office:value="9295" table:style-name="ce5">
            <text:p>9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55394" table:style-name="ce5">
            <text:p>2.155.394</text:p>
          </table:table-cell>
          <table:table-cell office:value-type="float" office:value="1924808" table:style-name="ce5">
            <text:p>1.924.808</text:p>
          </table:table-cell>
          <table:table-cell office:value-type="float" office:value="54479" table:style-name="ce5">
            <text:p>54.479</text:p>
          </table:table-cell>
          <table:table-cell office:value-type="float" office:value="422440" table:style-name="ce5">
            <text:p>422.440</text:p>
          </table:table-cell>
          <table:table-cell office:value-type="float" office:value="33614" table:style-name="ce5">
            <text:p>33.614</text:p>
          </table:table-cell>
          <table:table-cell office:value-type="float" office:value="83053" table:style-name="ce5">
            <text:p>83.053</text:p>
          </table:table-cell>
          <table:table-cell office:value-type="float" office:value="78161" table:style-name="ce5">
            <text:p>78.161</text:p>
          </table:table-cell>
          <table:table-cell office:value-type="float" office:value="15609" table:style-name="ce5">
            <text:p>1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0255" table:style-name="ce5">
            <text:p>550.255</text:p>
          </table:table-cell>
          <table:table-cell office:value-type="float" office:value="388734" table:style-name="ce5">
            <text:p>388.734</text:p>
          </table:table-cell>
          <table:table-cell office:value-type="float" office:value="13482" table:style-name="ce5">
            <text:p>13.482</text:p>
          </table:table-cell>
          <table:table-cell office:value-type="float" office:value="51888" table:style-name="ce5">
            <text:p>51.888</text:p>
          </table:table-cell>
          <table:table-cell office:value-type="float" office:value="916" table:style-name="ce5">
            <text:p>916</text:p>
          </table:table-cell>
          <table:table-cell office:value-type="float" office:value="6883" table:style-name="ce5">
            <text:p>6.883</text:p>
          </table:table-cell>
          <table:table-cell office:value-type="float" office:value="11141" table:style-name="ce5">
            <text:p>11.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92901" table:style-name="ce5">
            <text:p>592.901</text:p>
          </table:table-cell>
          <table:table-cell office:value-type="float" office:value="985341" table:style-name="ce5">
            <text:p>985.341</text:p>
          </table:table-cell>
          <table:table-cell office:value-type="float" office:value="10316" table:style-name="ce5">
            <text:p>10.316</text:p>
          </table:table-cell>
          <table:table-cell office:value-type="float" office:value="231939" table:style-name="ce5">
            <text:p>231.939</text:p>
          </table:table-cell>
          <table:table-cell office:value-type="float" office:value="23957" table:style-name="ce5">
            <text:p>23.957</text:p>
          </table:table-cell>
          <table:table-cell office:value-type="float" office:value="28548" table:style-name="ce5">
            <text:p>28.548</text:p>
          </table:table-cell>
          <table:table-cell office:value-type="float" office:value="38576" table:style-name="ce5">
            <text:p>38.576</text:p>
          </table:table-cell>
          <table:table-cell office:value-type="float" office:value="4378" table:style-name="ce5">
            <text:p>4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007318" table:style-name="ce5">
            <text:p>1.007.318</text:p>
          </table:table-cell>
          <table:table-cell office:value-type="float" office:value="716171" table:style-name="ce5">
            <text:p>716.171</text:p>
          </table:table-cell>
          <table:table-cell office:value-type="float" office:value="19820" table:style-name="ce5">
            <text:p>19.820</text:p>
          </table:table-cell>
          <table:table-cell office:value-type="float" office:value="158474" table:style-name="ce5">
            <text:p>158.474</text:p>
          </table:table-cell>
          <table:table-cell office:value-type="float" office:value="9244" table:style-name="ce5">
            <text:p>9.244</text:p>
          </table:table-cell>
          <table:table-cell office:value-type="float" office:value="20430" table:style-name="ce5">
            <text:p>20.430</text:p>
          </table:table-cell>
          <table:table-cell office:value-type="float" office:value="27173" table:style-name="ce5">
            <text:p>27.173</text:p>
          </table:table-cell>
          <table:table-cell office:value-type="float" office:value="3237" table:style-name="ce5">
            <text:p>3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105430" table:style-name="ce5">
            <text:p>1.105.430</text:p>
          </table:table-cell>
          <table:table-cell office:value-type="float" office:value="612030" table:style-name="ce5">
            <text:p>612.030</text:p>
          </table:table-cell>
          <table:table-cell office:value-type="float" office:value="37824" table:style-name="ce5">
            <text:p>37.824</text:p>
          </table:table-cell>
          <table:table-cell office:value-type="float" office:value="83914" table:style-name="ce5">
            <text:p>83.914</text:p>
          </table:table-cell>
          <table:table-cell office:value-type="float" office:value="1330" table:style-name="ce5">
            <text:p>1.330</text:p>
          </table:table-cell>
          <table:table-cell office:value-type="float" office:value="40958" table:style-name="ce5">
            <text:p>40.958</text:p>
          </table:table-cell>
          <table:table-cell office:value-type="float" office:value="23553" table:style-name="ce5">
            <text:p>23.553</text:p>
          </table:table-cell>
          <table:table-cell office:value-type="float" office:value="7994" table:style-name="ce5">
            <text:p>7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URBAN SCHOOL STUDENTS BY SIMULTANEOUS OR EXCLUSIVE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id not access the Internet at home</text:p>
          </table:table-cell>
          <table:table-cell office:value-type="string" table:number-columns-spanned="1" table:number-rows-spanned="2" table:style-name="ce8">
            <text:p>Accessed the Internet only at school</text:p>
          </table:table-cell>
          <table:table-cell office:value-type="string" table:number-columns-spanned="1" table:number-rows-spanned="2" table:style-name="ce8">
            <text:p>Accessed the Internet only at someone else's house</text:p>
          </table:table-cell>
          <table:table-cell office:value-type="string" table:number-columns-spanned="1" table:number-rows-spanned="2" table:style-name="ce8">
            <text:p>Accessed the Internet at home and at school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343" table:style-name="ce5">
            <text:p>9.343</text:p>
          </table:table-cell>
          <table:table-cell office:value-type="string" table:style-name="ce5">
            <text:p>-</text:p>
          </table:table-cell>
          <table:table-cell office:value-type="float" office:value="60474" table:style-name="ce5">
            <text:p>60.474</text:p>
          </table:table-cell>
          <table:table-cell office:value-type="float" office:value="5721039" table:style-name="ce5">
            <text:p>5.721.039</text:p>
          </table:table-cell>
          <table:table-cell office:value-type="float" office:value="3616" table:style-name="ce5">
            <text:p>3.61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float" office:value="25748" table:style-name="ce5">
            <text:p>25.748</text:p>
          </table:table-cell>
          <table:table-cell office:value-type="float" office:value="2995587" table:style-name="ce5">
            <text:p>2.995.587</text:p>
          </table:table-cell>
          <table:table-cell office:value-type="float" office:value="1121" table:style-name="ce5">
            <text:p>1.12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927" table:style-name="ce5">
            <text:p>7.927</text:p>
          </table:table-cell>
          <table:table-cell office:value-type="string" table:style-name="ce5">
            <text:p>-</text:p>
          </table:table-cell>
          <table:table-cell office:value-type="float" office:value="34726" table:style-name="ce5">
            <text:p>34.726</text:p>
          </table:table-cell>
          <table:table-cell office:value-type="float" office:value="2725452" table:style-name="ce5">
            <text:p>2.725.452</text:p>
          </table:table-cell>
          <table:table-cell office:value-type="float" office:value="2495" table:style-name="ce5">
            <text:p>2.49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34" table:style-name="ce5">
            <text:p>1.734</text:p>
          </table:table-cell>
          <table:table-cell office:value-type="string" table:style-name="ce5">
            <text:p>-</text:p>
          </table:table-cell>
          <table:table-cell office:value-type="float" office:value="10528" table:style-name="ce5">
            <text:p>10.528</text:p>
          </table:table-cell>
          <table:table-cell office:value-type="float" office:value="489785" table:style-name="ce5">
            <text:p>489.785</text:p>
          </table:table-cell>
          <table:table-cell office:value-type="float" office:value="109" table:style-name="ce5">
            <text:p>10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09" table:style-name="ce5">
            <text:p>1.309</text:p>
          </table:table-cell>
          <table:table-cell office:value-type="string" table:style-name="ce5">
            <text:p>-</text:p>
          </table:table-cell>
          <table:table-cell office:value-type="float" office:value="25147" table:style-name="ce5">
            <text:p>25.147</text:p>
          </table:table-cell>
          <table:table-cell office:value-type="float" office:value="1546346" table:style-name="ce5">
            <text:p>1.546.346</text:p>
          </table:table-cell>
          <table:table-cell office:value-type="float" office:value="276" table:style-name="ce5">
            <text:p>2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float" office:value="6568" table:style-name="ce5">
            <text:p>6.568</text:p>
          </table:table-cell>
          <table:table-cell office:value-type="float" office:value="682515" table:style-name="ce5">
            <text:p>682.515</text:p>
          </table:table-cell>
          <table:table-cell office:value-type="float" office:value="33" table:style-name="ce5">
            <text:p>3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57" table:style-name="ce5">
            <text:p>5.457</text:p>
          </table:table-cell>
          <table:table-cell office:value-type="string" table:style-name="ce5">
            <text:p>-</text:p>
          </table:table-cell>
          <table:table-cell office:value-type="float" office:value="9870" table:style-name="ce5">
            <text:p>9.870</text:p>
          </table:table-cell>
          <table:table-cell office:value-type="float" office:value="2540139" table:style-name="ce5">
            <text:p>2.540.139</text:p>
          </table:table-cell>
          <table:table-cell office:value-type="float" office:value="2462" table:style-name="ce5">
            <text:p>2.4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8360" table:style-name="ce5">
            <text:p>8.360</text:p>
          </table:table-cell>
          <table:table-cell office:value-type="float" office:value="462255" table:style-name="ce5">
            <text:p>462.255</text:p>
          </table:table-cell>
          <table:table-cell office:value-type="float" office:value="736" table:style-name="ce5">
            <text:p>73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24" table:style-name="ce5">
            <text:p>2.924</text:p>
          </table:table-cell>
          <table:table-cell office:value-type="string" table:style-name="ce5">
            <text:p>-</text:p>
          </table:table-cell>
          <table:table-cell office:value-type="float" office:value="37971" table:style-name="ce5">
            <text:p>37.971</text:p>
          </table:table-cell>
          <table:table-cell office:value-type="float" office:value="2101314" table:style-name="ce5">
            <text:p>2.101.314</text:p>
          </table:table-cell>
          <table:table-cell office:value-type="float" office:value="1012" table:style-name="ce5">
            <text:p>1.01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419" table:style-name="ce5">
            <text:p>6.419</text:p>
          </table:table-cell>
          <table:table-cell office:value-type="string" table:style-name="ce5">
            <text:p>-</text:p>
          </table:table-cell>
          <table:table-cell office:value-type="float" office:value="20156" table:style-name="ce5">
            <text:p>20.156</text:p>
          </table:table-cell>
          <table:table-cell office:value-type="float" office:value="2598774" table:style-name="ce5">
            <text:p>2.598.774</text:p>
          </table:table-cell>
          <table:table-cell office:value-type="float" office:value="2604" table:style-name="ce5">
            <text:p>2.60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343" table:style-name="ce5">
            <text:p>9.343</text:p>
          </table:table-cell>
          <table:table-cell office:value-type="string" table:style-name="ce5">
            <text:p>-</text:p>
          </table:table-cell>
          <table:table-cell office:value-type="float" office:value="58128" table:style-name="ce5">
            <text:p>58.128</text:p>
          </table:table-cell>
          <table:table-cell office:value-type="float" office:value="4700088" table:style-name="ce5">
            <text:p>4.700.088</text:p>
          </table:table-cell>
          <table:table-cell office:value-type="float" office:value="3616" table:style-name="ce5">
            <text:p>3.61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46" table:style-name="ce5">
            <text:p>2.346</text:p>
          </table:table-cell>
          <table:table-cell office:value-type="float" office:value="1020951" table:style-name="ce5">
            <text:p>1.020.95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8531" table:style-name="ce5">
            <text:p>8.531</text:p>
          </table:table-cell>
          <table:table-cell office:value-type="string" table:style-name="ce5">
            <text:p>-</text:p>
          </table:table-cell>
          <table:table-cell office:value-type="float" office:value="37739" table:style-name="ce5">
            <text:p>37.739</text:p>
          </table:table-cell>
          <table:table-cell office:value-type="float" office:value="1869687" table:style-name="ce5">
            <text:p>1.869.687</text:p>
          </table:table-cell>
          <table:table-cell office:value-type="float" office:value="3201" table:style-name="ce5">
            <text:p>3.201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5493" table:style-name="ce5">
            <text:p>15.493</text:p>
          </table:table-cell>
          <table:table-cell office:value-type="float" office:value="1945755" table:style-name="ce5">
            <text:p>1.945.755</text:p>
          </table:table-cell>
          <table:table-cell office:value-type="float" office:value="33" table:style-name="ce5">
            <text:p>33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7242" table:style-name="ce5">
            <text:p>7.242</text:p>
          </table:table-cell>
          <table:table-cell office:value-type="float" office:value="1905598" table:style-name="ce5">
            <text:p>1.905.598</text:p>
          </table:table-cell>
          <table:table-cell office:value-type="float" office:value="382" table:style-name="ce5">
            <text:p>38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URBAN SCHOOL STUDENTS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Mobile phone</text:p>
          </table:table-cell>
          <table:covered-table-cell table:number-columns-repeated="3"/>
          <table:table-cell office:value-type="string" table:number-columns-spanned="4" table:number-rows-spanned="1" table:style-name="ce8">
            <text:p>Game console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o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21850" table:style-name="ce5">
            <text:p>2.521.850</text:p>
          </table:table-cell>
          <table:table-cell office:value-type="float" office:value="3271467" table:style-name="ce5">
            <text:p>3.271.467</text:p>
          </table:table-cell>
          <table:table-cell office:value-type="float" office:value="367" table:style-name="ce5">
            <text:p>367</text:p>
          </table:table-cell>
          <table:table-cell office:value-type="float" office:value="788" table:style-name="ce5">
            <text:p>788</text:p>
          </table:table-cell>
          <table:table-cell office:value-type="float" office:value="2359302" table:style-name="ce5">
            <text:p>2.359.302</text:p>
          </table:table-cell>
          <table:table-cell office:value-type="float" office:value="3432772" table:style-name="ce5">
            <text:p>3.432.772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5649974" table:style-name="ce5">
            <text:p>5.649.974</text:p>
          </table:table-cell>
          <table:table-cell office:value-type="float" office:value="144498" table:style-name="ce5">
            <text:p>144.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40025" table:style-name="ce5">
            <text:p>2.040.025</text:p>
          </table:table-cell>
          <table:table-cell office:value-type="float" office:value="3754447" table:style-name="ce5">
            <text:p>3.754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67044" table:style-name="ce5">
            <text:p>3.267.044</text:p>
          </table:table-cell>
          <table:table-cell office:value-type="float" office:value="2526100" table:style-name="ce5">
            <text:p>2.526.100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float" office:value="1736519" table:style-name="ce5">
            <text:p>1.736.519</text:p>
          </table:table-cell>
          <table:table-cell office:value-type="float" office:value="4057954" table:style-name="ce5">
            <text:p>4.057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394421" table:style-name="ce5">
            <text:p>1.394.421</text:p>
          </table:table-cell>
          <table:table-cell office:value-type="float" office:value="1629001" table:style-name="ce5">
            <text:p>1.629.001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1191185" table:style-name="ce5">
            <text:p>1.191.185</text:p>
          </table:table-cell>
          <table:table-cell office:value-type="float" office:value="1832687" table:style-name="ce5">
            <text:p>1.832.6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92348" table:style-name="ce5">
            <text:p>2.992.348</text:p>
          </table:table-cell>
          <table:table-cell office:value-type="float" office:value="31524" table:style-name="ce5">
            <text:p>31.5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437" table:style-name="ce5">
            <text:p>703.437</text:p>
          </table:table-cell>
          <table:table-cell office:value-type="float" office:value="2320434" table:style-name="ce5">
            <text:p>2.320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4442" table:style-name="ce5">
            <text:p>1.794.442</text:p>
          </table:table-cell>
          <table:table-cell office:value-type="float" office:value="1229430" table:style-name="ce5">
            <text:p>1.229.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0864" table:style-name="ce5">
            <text:p>960.864</text:p>
          </table:table-cell>
          <table:table-cell office:value-type="float" office:value="2063008" table:style-name="ce5">
            <text:p>2.063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27429" table:style-name="ce5">
            <text:p>1.127.429</text:p>
          </table:table-cell>
          <table:table-cell office:value-type="float" office:value="1642466" table:style-name="ce5">
            <text:p>1.642.466</text:p>
          </table:table-cell>
          <table:table-cell office:value-type="float" office:value="367" table:style-name="ce5">
            <text:p>367</text:p>
          </table:table-cell>
          <table:table-cell office:value-type="float" office:value="338" table:style-name="ce5">
            <text:p>338</text:p>
          </table:table-cell>
          <table:table-cell office:value-type="float" office:value="1168117" table:style-name="ce5">
            <text:p>1.168.117</text:p>
          </table:table-cell>
          <table:table-cell office:value-type="float" office:value="1600085" table:style-name="ce5">
            <text:p>1.600.085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2657627" table:style-name="ce5">
            <text:p>2.657.627</text:p>
          </table:table-cell>
          <table:table-cell office:value-type="float" office:value="112974" table:style-name="ce5">
            <text:p>112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6588" table:style-name="ce5">
            <text:p>1.336.588</text:p>
          </table:table-cell>
          <table:table-cell office:value-type="float" office:value="1434013" table:style-name="ce5">
            <text:p>1.434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2603" table:style-name="ce5">
            <text:p>1.472.603</text:p>
          </table:table-cell>
          <table:table-cell office:value-type="float" office:value="1296670" table:style-name="ce5">
            <text:p>1.296.670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float" office:value="775655" table:style-name="ce5">
            <text:p>775.655</text:p>
          </table:table-cell>
          <table:table-cell office:value-type="float" office:value="1994946" table:style-name="ce5">
            <text:p>1.994.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93901" table:style-name="ce5">
            <text:p>193.901</text:p>
          </table:table-cell>
          <table:table-cell office:value-type="float" office:value="307917" table:style-name="ce5">
            <text:p>307.917</text:p>
          </table:table-cell>
          <table:table-cell office:value-type="float" office:value="0" table:style-name="ce5">
            <text:p>0</text:p>
          </table:table-cell>
          <table:table-cell office:value-type="float" office:value="338" table:style-name="ce5">
            <text:p>338</text:p>
          </table:table-cell>
          <table:table-cell office:value-type="float" office:value="168992" table:style-name="ce5">
            <text:p>168.992</text:p>
          </table:table-cell>
          <table:table-cell office:value-type="float" office:value="333165" table:style-name="ce5">
            <text:p>333.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1768" table:style-name="ce5">
            <text:p>491.768</text:p>
          </table:table-cell>
          <table:table-cell office:value-type="float" office:value="10389" table:style-name="ce5">
            <text:p>10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56" table:style-name="ce5">
            <text:p>116.556</text:p>
          </table:table-cell>
          <table:table-cell office:value-type="float" office:value="385600" table:style-name="ce5">
            <text:p>385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228" table:style-name="ce5">
            <text:p>222.228</text:p>
          </table:table-cell>
          <table:table-cell office:value-type="float" office:value="279839" table:style-name="ce5">
            <text:p>279.83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20296" table:style-name="ce5">
            <text:p>120.296</text:p>
          </table:table-cell>
          <table:table-cell office:value-type="float" office:value="381860" table:style-name="ce5">
            <text:p>381.8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48930" table:style-name="ce5">
            <text:p>548.930</text:p>
          </table:table-cell>
          <table:table-cell office:value-type="float" office:value="1023698" table:style-name="ce5">
            <text:p>1.023.698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527771" table:style-name="ce5">
            <text:p>527.771</text:p>
          </table:table-cell>
          <table:table-cell office:value-type="float" office:value="1045307" table:style-name="ce5">
            <text:p>1.045.3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3665" table:style-name="ce5">
            <text:p>1.513.665</text:p>
          </table:table-cell>
          <table:table-cell office:value-type="float" office:value="59413" table:style-name="ce5">
            <text:p>59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970" table:style-name="ce5">
            <text:p>400.970</text:p>
          </table:table-cell>
          <table:table-cell office:value-type="float" office:value="1172107" table:style-name="ce5">
            <text:p>1.172.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4913" table:style-name="ce5">
            <text:p>794.913</text:p>
          </table:table-cell>
          <table:table-cell office:value-type="float" office:value="778164" table:style-name="ce5">
            <text:p>778.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3701" table:style-name="ce5">
            <text:p>383.701</text:p>
          </table:table-cell>
          <table:table-cell office:value-type="float" office:value="1189377" table:style-name="ce5">
            <text:p>1.189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41783" table:style-name="ce5">
            <text:p>341.783</text:p>
          </table:table-cell>
          <table:table-cell office:value-type="float" office:value="347673" table:style-name="ce5">
            <text:p>347.673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305915" table:style-name="ce5">
            <text:p>305.915</text:p>
          </table:table-cell>
          <table:table-cell office:value-type="float" office:value="383624" table:style-name="ce5">
            <text:p>383.624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670371" table:style-name="ce5">
            <text:p>670.371</text:p>
          </table:table-cell>
          <table:table-cell office:value-type="float" office:value="19452" table:style-name="ce5">
            <text:p>19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993" table:style-name="ce5">
            <text:p>249.993</text:p>
          </table:table-cell>
          <table:table-cell office:value-type="float" office:value="439829" table:style-name="ce5">
            <text:p>439.8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192" table:style-name="ce5">
            <text:p>448.192</text:p>
          </table:table-cell>
          <table:table-cell office:value-type="float" office:value="240806" table:style-name="ce5">
            <text:p>240.806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203500" table:style-name="ce5">
            <text:p>203.500</text:p>
          </table:table-cell>
          <table:table-cell office:value-type="float" office:value="486322" table:style-name="ce5">
            <text:p>486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09086" table:style-name="ce5">
            <text:p>1.209.086</text:p>
          </table:table-cell>
          <table:table-cell office:value-type="float" office:value="1348843" table:style-name="ce5">
            <text:p>1.348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7443" table:style-name="ce5">
            <text:p>1.127.443</text:p>
          </table:table-cell>
          <table:table-cell office:value-type="float" office:value="1428370" table:style-name="ce5">
            <text:p>1.428.370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512276" table:style-name="ce5">
            <text:p>2.512.276</text:p>
          </table:table-cell>
          <table:table-cell office:value-type="float" office:value="45653" table:style-name="ce5">
            <text:p>45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0420" table:style-name="ce5">
            <text:p>1.110.420</text:p>
          </table:table-cell>
          <table:table-cell office:value-type="float" office:value="1447508" table:style-name="ce5">
            <text:p>1.447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7237" table:style-name="ce5">
            <text:p>1.517.237</text:p>
          </table:table-cell>
          <table:table-cell office:value-type="float" office:value="1040692" table:style-name="ce5">
            <text:p>1.040.6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787" table:style-name="ce5">
            <text:p>887.787</text:p>
          </table:table-cell>
          <table:table-cell office:value-type="float" office:value="1670141" table:style-name="ce5">
            <text:p>1.670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8151" table:style-name="ce5">
            <text:p>228.151</text:p>
          </table:table-cell>
          <table:table-cell office:value-type="float" office:value="243337" table:style-name="ce5">
            <text:p>243.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181" table:style-name="ce5">
            <text:p>229.181</text:p>
          </table:table-cell>
          <table:table-cell office:value-type="float" office:value="242306" table:style-name="ce5">
            <text:p>242.3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895" table:style-name="ce5">
            <text:p>461.895</text:p>
          </table:table-cell>
          <table:table-cell office:value-type="float" office:value="9592" table:style-name="ce5">
            <text:p>9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086" table:style-name="ce5">
            <text:p>162.086</text:p>
          </table:table-cell>
          <table:table-cell office:value-type="float" office:value="309402" table:style-name="ce5">
            <text:p>309.4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475" table:style-name="ce5">
            <text:p>284.475</text:p>
          </table:table-cell>
          <table:table-cell office:value-type="float" office:value="186599" table:style-name="ce5">
            <text:p>186.599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float" office:value="141235" table:style-name="ce5">
            <text:p>141.235</text:p>
          </table:table-cell>
          <table:table-cell office:value-type="float" office:value="330253" table:style-name="ce5">
            <text:p>330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8833" table:style-name="ce5">
            <text:p>658.833</text:p>
          </table:table-cell>
          <table:table-cell office:value-type="float" office:value="1483938" table:style-name="ce5">
            <text:p>1.483.938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647461" table:style-name="ce5">
            <text:p>647.461</text:p>
          </table:table-cell>
          <table:table-cell office:value-type="float" office:value="1493644" table:style-name="ce5">
            <text:p>1.493.644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061440" table:style-name="ce5">
            <text:p>2.061.440</text:p>
          </table:table-cell>
          <table:table-cell office:value-type="float" office:value="81781" table:style-name="ce5">
            <text:p>81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267" table:style-name="ce5">
            <text:p>583.267</text:p>
          </table:table-cell>
          <table:table-cell office:value-type="float" office:value="1559953" table:style-name="ce5">
            <text:p>1.559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330" table:style-name="ce5">
            <text:p>1.058.330</text:p>
          </table:table-cell>
          <table:table-cell office:value-type="float" office:value="1084066" table:style-name="ce5">
            <text:p>1.084.066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599855" table:style-name="ce5">
            <text:p>599.855</text:p>
          </table:table-cell>
          <table:table-cell office:value-type="float" office:value="1543366" table:style-name="ce5">
            <text:p>1.543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94677" table:style-name="ce5">
            <text:p>1.194.677</text:p>
          </table:table-cell>
          <table:table-cell office:value-type="float" office:value="1432572" table:style-name="ce5">
            <text:p>1.432.572</text:p>
          </table:table-cell>
          <table:table-cell office:value-type="float" office:value="367" table:style-name="ce5">
            <text:p>367</text:p>
          </table:table-cell>
          <table:table-cell office:value-type="float" office:value="338" table:style-name="ce5">
            <text:p>338</text:p>
          </table:table-cell>
          <table:table-cell office:value-type="float" office:value="1135599" table:style-name="ce5">
            <text:p>1.135.599</text:p>
          </table:table-cell>
          <table:table-cell office:value-type="float" office:value="1492073" table:style-name="ce5">
            <text:p>1.492.073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2582378" table:style-name="ce5">
            <text:p>2.582.378</text:p>
          </table:table-cell>
          <table:table-cell office:value-type="float" office:value="45577" table:style-name="ce5">
            <text:p>45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2647" table:style-name="ce5">
            <text:p>912.647</text:p>
          </table:table-cell>
          <table:table-cell office:value-type="float" office:value="1715308" table:style-name="ce5">
            <text:p>1.715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04034" table:style-name="ce5">
            <text:p>1.404.034</text:p>
          </table:table-cell>
          <table:table-cell office:value-type="float" office:value="1223921" table:style-name="ce5">
            <text:p>1.223.9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5968" table:style-name="ce5">
            <text:p>705.968</text:p>
          </table:table-cell>
          <table:table-cell office:value-type="float" office:value="1921987" table:style-name="ce5">
            <text:p>1.92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53510" table:style-name="ce5">
            <text:p>1.853.510</text:p>
          </table:table-cell>
          <table:table-cell office:value-type="float" office:value="2916510" table:style-name="ce5">
            <text:p>2.916.510</text:p>
          </table:table-cell>
          <table:table-cell office:value-type="float" office:value="367" table:style-name="ce5">
            <text:p>367</text:p>
          </table:table-cell>
          <table:table-cell office:value-type="float" office:value="788" table:style-name="ce5">
            <text:p>788</text:p>
          </table:table-cell>
          <table:table-cell office:value-type="float" office:value="1783060" table:style-name="ce5">
            <text:p>1.783.060</text:p>
          </table:table-cell>
          <table:table-cell office:value-type="float" office:value="2985716" table:style-name="ce5">
            <text:p>2.985.716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4643817" table:style-name="ce5">
            <text:p>4.643.817</text:p>
          </table:table-cell>
          <table:table-cell office:value-type="float" office:value="127358" table:style-name="ce5">
            <text:p>127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5914" table:style-name="ce5">
            <text:p>1.495.914</text:p>
          </table:table-cell>
          <table:table-cell office:value-type="float" office:value="3275261" table:style-name="ce5">
            <text:p>3.275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2364" table:style-name="ce5">
            <text:p>2.462.364</text:p>
          </table:table-cell>
          <table:table-cell office:value-type="float" office:value="2307987" table:style-name="ce5">
            <text:p>2.307.987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305823" table:style-name="ce5">
            <text:p>1.305.823</text:p>
          </table:table-cell>
          <table:table-cell office:value-type="float" office:value="3465353" table:style-name="ce5">
            <text:p>3.465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68340" table:style-name="ce5">
            <text:p>668.340</text:p>
          </table:table-cell>
          <table:table-cell office:value-type="float" office:value="354957" table:style-name="ce5">
            <text:p>354.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6242" table:style-name="ce5">
            <text:p>576.242</text:p>
          </table:table-cell>
          <table:table-cell office:value-type="float" office:value="447056" table:style-name="ce5">
            <text:p>447.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6157" table:style-name="ce5">
            <text:p>1.006.157</text:p>
          </table:table-cell>
          <table:table-cell office:value-type="float" office:value="17140" table:style-name="ce5">
            <text:p>17.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111" table:style-name="ce5">
            <text:p>544.111</text:p>
          </table:table-cell>
          <table:table-cell office:value-type="float" office:value="479186" table:style-name="ce5">
            <text:p>479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4680" table:style-name="ce5">
            <text:p>804.680</text:p>
          </table:table-cell>
          <table:table-cell office:value-type="float" office:value="218114" table:style-name="ce5">
            <text:p>218.114</text:p>
          </table:table-cell>
          <table:table-cell office:value-type="float" office:value="503" table:style-name="ce5">
            <text:p>503</text:p>
          </table:table-cell>
          <table:table-cell office:value-type="string" table:style-name="ce5">
            <text:p>-</text:p>
          </table:table-cell>
          <table:table-cell office:value-type="float" office:value="430696" table:style-name="ce5">
            <text:p>430.696</text:p>
          </table:table-cell>
          <table:table-cell office:value-type="float" office:value="592601" table:style-name="ce5">
            <text:p>592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641219" table:style-name="ce5">
            <text:p>641.219</text:p>
          </table:table-cell>
          <table:table-cell office:value-type="float" office:value="1277688" table:style-name="ce5">
            <text:p>1.277.688</text:p>
          </table:table-cell>
          <table:table-cell office:value-type="float" office:value="0" table:style-name="ce5">
            <text:p>0</text:p>
          </table:table-cell>
          <table:table-cell office:value-type="float" office:value="250" table:style-name="ce5">
            <text:p>250</text:p>
          </table:table-cell>
          <table:table-cell office:value-type="float" office:value="651618" table:style-name="ce5">
            <text:p>651.618</text:p>
          </table:table-cell>
          <table:table-cell office:value-type="float" office:value="1265423" table:style-name="ce5">
            <text:p>1.265.423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1829403" table:style-name="ce5">
            <text:p>1.829.403</text:p>
          </table:table-cell>
          <table:table-cell office:value-type="float" office:value="89755" table:style-name="ce5">
            <text:p>89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2462" table:style-name="ce5">
            <text:p>572.462</text:p>
          </table:table-cell>
          <table:table-cell office:value-type="float" office:value="1346695" table:style-name="ce5">
            <text:p>1.346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86679" table:style-name="ce5">
            <text:p>1.086.679</text:p>
          </table:table-cell>
          <table:table-cell office:value-type="float" office:value="831240" table:style-name="ce5">
            <text:p>831.240</text:p>
          </table:table-cell>
          <table:table-cell office:value-type="float" office:value="1238" table:style-name="ce5">
            <text:p>1.238</text:p>
          </table:table-cell>
          <table:table-cell office:value-type="string" table:style-name="ce5">
            <text:p>-</text:p>
          </table:table-cell>
          <table:table-cell office:value-type="float" office:value="660969" table:style-name="ce5">
            <text:p>660.969</text:p>
          </table:table-cell>
          <table:table-cell office:value-type="float" office:value="1258189" table:style-name="ce5">
            <text:p>1.258.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25564" table:style-name="ce5">
            <text:p>925.564</text:p>
          </table:table-cell>
          <table:table-cell office:value-type="float" office:value="1035798" table:style-name="ce5">
            <text:p>1.035.798</text:p>
          </table:table-cell>
          <table:table-cell office:value-type="float" office:value="0" table:style-name="ce5">
            <text:p>0</text:p>
          </table:table-cell>
          <table:table-cell office:value-type="float" office:value="538" table:style-name="ce5">
            <text:p>538</text:p>
          </table:table-cell>
          <table:table-cell office:value-type="float" office:value="829640" table:style-name="ce5">
            <text:p>829.640</text:p>
          </table:table-cell>
          <table:table-cell office:value-type="float" office:value="1131977" table:style-name="ce5">
            <text:p>1.131.977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1937859" table:style-name="ce5">
            <text:p>1.937.859</text:p>
          </table:table-cell>
          <table:table-cell office:value-type="float" office:value="24041" table:style-name="ce5">
            <text:p>24.0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476" table:style-name="ce5">
            <text:p>796.476</text:p>
          </table:table-cell>
          <table:table-cell office:value-type="float" office:value="1165424" table:style-name="ce5">
            <text:p>1.165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8567" table:style-name="ce5">
            <text:p>1.148.567</text:p>
          </table:table-cell>
          <table:table-cell office:value-type="float" office:value="813243" table:style-name="ce5">
            <text:p>813.243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560862" table:style-name="ce5">
            <text:p>560.862</text:p>
          </table:table-cell>
          <table:table-cell office:value-type="float" office:value="1401038" table:style-name="ce5">
            <text:p>1.401.0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55068" table:style-name="ce5">
            <text:p>955.068</text:p>
          </table:table-cell>
          <table:table-cell office:value-type="float" office:value="957981" table:style-name="ce5">
            <text:p>957.981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878043" table:style-name="ce5">
            <text:p>878.043</text:p>
          </table:table-cell>
          <table:table-cell office:value-type="float" office:value="1035372" table:style-name="ce5">
            <text:p>1.035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82712" table:style-name="ce5">
            <text:p>1.882.712</text:p>
          </table:table-cell>
          <table:table-cell office:value-type="float" office:value="30703" table:style-name="ce5">
            <text:p>30.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1087" table:style-name="ce5">
            <text:p>671.087</text:p>
          </table:table-cell>
          <table:table-cell office:value-type="float" office:value="1242328" table:style-name="ce5">
            <text:p>1.242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1798" table:style-name="ce5">
            <text:p>1.031.798</text:p>
          </table:table-cell>
          <table:table-cell office:value-type="float" office:value="881617" table:style-name="ce5">
            <text:p>881.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688" table:style-name="ce5">
            <text:p>514.688</text:p>
          </table:table-cell>
          <table:table-cell office:value-type="float" office:value="1398727" table:style-name="ce5">
            <text:p>1.398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URBAN SCHOOL STUDENTS BY MAIN DEVICE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table computer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Tabl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6727" table:style-name="ce5">
            <text:p>176.727</text:p>
          </table:table-cell>
          <table:table-cell office:value-type="float" office:value="199299" table:style-name="ce5">
            <text:p>199.299</text:p>
          </table:table-cell>
          <table:table-cell office:value-type="float" office:value="4889360" table:style-name="ce5">
            <text:p>4.889.360</text:p>
          </table:table-cell>
          <table:table-cell office:value-type="float" office:value="132662" table:style-name="ce5">
            <text:p>132.662</text:p>
          </table:table-cell>
          <table:table-cell office:value-type="float" office:value="274719" table:style-name="ce5">
            <text:p>274.719</text:p>
          </table:table-cell>
          <table:table-cell office:value-type="float" office:value="118090" table:style-name="ce5">
            <text:p>118.09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2424" table:style-name="ce5">
            <text:p>82.424</text:p>
          </table:table-cell>
          <table:table-cell office:value-type="float" office:value="47908" table:style-name="ce5">
            <text:p>47.908</text:p>
          </table:table-cell>
          <table:table-cell office:value-type="float" office:value="2665638" table:style-name="ce5">
            <text:p>2.665.638</text:p>
          </table:table-cell>
          <table:table-cell office:value-type="float" office:value="15820" table:style-name="ce5">
            <text:p>15.820</text:p>
          </table:table-cell>
          <table:table-cell office:value-type="float" office:value="146686" table:style-name="ce5">
            <text:p>146.686</text:p>
          </table:table-cell>
          <table:table-cell office:value-type="float" office:value="64274" table:style-name="ce5">
            <text:p>64.27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4303" table:style-name="ce5">
            <text:p>94.303</text:p>
          </table:table-cell>
          <table:table-cell office:value-type="float" office:value="151390" table:style-name="ce5">
            <text:p>151.390</text:p>
          </table:table-cell>
          <table:table-cell office:value-type="float" office:value="2223722" table:style-name="ce5">
            <text:p>2.223.722</text:p>
          </table:table-cell>
          <table:table-cell office:value-type="float" office:value="116842" table:style-name="ce5">
            <text:p>116.842</text:p>
          </table:table-cell>
          <table:table-cell office:value-type="float" office:value="128033" table:style-name="ce5">
            <text:p>128.033</text:p>
          </table:table-cell>
          <table:table-cell office:value-type="float" office:value="53816" table:style-name="ce5">
            <text:p>53.81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926" table:style-name="ce5">
            <text:p>10.926</text:p>
          </table:table-cell>
          <table:table-cell office:value-type="float" office:value="9401" table:style-name="ce5">
            <text:p>9.401</text:p>
          </table:table-cell>
          <table:table-cell office:value-type="float" office:value="450065" table:style-name="ce5">
            <text:p>450.065</text:p>
          </table:table-cell>
          <table:table-cell office:value-type="float" office:value="4965" table:style-name="ce5">
            <text:p>4.965</text:p>
          </table:table-cell>
          <table:table-cell office:value-type="float" office:value="16543" table:style-name="ce5">
            <text:p>16.543</text:p>
          </table:table-cell>
          <table:table-cell office:value-type="float" office:value="10147" table:style-name="ce5">
            <text:p>10.1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4083" table:style-name="ce5">
            <text:p>54.083</text:p>
          </table:table-cell>
          <table:table-cell office:value-type="float" office:value="51034" table:style-name="ce5">
            <text:p>51.034</text:p>
          </table:table-cell>
          <table:table-cell office:value-type="float" office:value="1360014" table:style-name="ce5">
            <text:p>1.360.014</text:p>
          </table:table-cell>
          <table:table-cell office:value-type="float" office:value="21734" table:style-name="ce5">
            <text:p>21.734</text:p>
          </table:table-cell>
          <table:table-cell office:value-type="float" office:value="64297" table:style-name="ce5">
            <text:p>64.297</text:p>
          </table:table-cell>
          <table:table-cell office:value-type="float" office:value="21639" table:style-name="ce5">
            <text:p>21.63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8826" table:style-name="ce5">
            <text:p>18.826</text:p>
          </table:table-cell>
          <table:table-cell office:value-type="float" office:value="34499" table:style-name="ce5">
            <text:p>34.499</text:p>
          </table:table-cell>
          <table:table-cell office:value-type="float" office:value="546808" table:style-name="ce5">
            <text:p>546.808</text:p>
          </table:table-cell>
          <table:table-cell office:value-type="float" office:value="21698" table:style-name="ce5">
            <text:p>21.698</text:p>
          </table:table-cell>
          <table:table-cell office:value-type="float" office:value="46975" table:style-name="ce5">
            <text:p>46.975</text:p>
          </table:table-cell>
          <table:table-cell office:value-type="float" office:value="20983" table:style-name="ce5">
            <text:p>20.98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1296" table:style-name="ce5">
            <text:p>81.296</text:p>
          </table:table-cell>
          <table:table-cell office:value-type="float" office:value="86230" table:style-name="ce5">
            <text:p>86.230</text:p>
          </table:table-cell>
          <table:table-cell office:value-type="float" office:value="2135709" table:style-name="ce5">
            <text:p>2.135.709</text:p>
          </table:table-cell>
          <table:table-cell office:value-type="float" office:value="74021" table:style-name="ce5">
            <text:p>74.021</text:p>
          </table:table-cell>
          <table:table-cell office:value-type="float" office:value="125357" table:style-name="ce5">
            <text:p>125.357</text:p>
          </table:table-cell>
          <table:table-cell office:value-type="float" office:value="52854" table:style-name="ce5">
            <text:p>52.85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595" table:style-name="ce5">
            <text:p>11.595</text:p>
          </table:table-cell>
          <table:table-cell office:value-type="float" office:value="18135" table:style-name="ce5">
            <text:p>18.135</text:p>
          </table:table-cell>
          <table:table-cell office:value-type="float" office:value="396764" table:style-name="ce5">
            <text:p>396.764</text:p>
          </table:table-cell>
          <table:table-cell office:value-type="float" office:value="10245" table:style-name="ce5">
            <text:p>10.245</text:p>
          </table:table-cell>
          <table:table-cell office:value-type="float" office:value="21547" table:style-name="ce5">
            <text:p>21.547</text:p>
          </table:table-cell>
          <table:table-cell office:value-type="float" office:value="12466" table:style-name="ce5">
            <text:p>12.46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4994" table:style-name="ce5">
            <text:p>44.994</text:p>
          </table:table-cell>
          <table:table-cell office:value-type="float" office:value="91591" table:style-name="ce5">
            <text:p>91.591</text:p>
          </table:table-cell>
          <table:table-cell office:value-type="float" office:value="1739455" table:style-name="ce5">
            <text:p>1.739.455</text:p>
          </table:table-cell>
          <table:table-cell office:value-type="float" office:value="56184" table:style-name="ce5">
            <text:p>56.184</text:p>
          </table:table-cell>
          <table:table-cell office:value-type="float" office:value="142448" table:style-name="ce5">
            <text:p>142.448</text:p>
          </table:table-cell>
          <table:table-cell office:value-type="float" office:value="67536" table:style-name="ce5">
            <text:p>67.53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9600" table:style-name="ce5">
            <text:p>69.600</text:p>
          </table:table-cell>
          <table:table-cell office:value-type="float" office:value="64305" table:style-name="ce5">
            <text:p>64.305</text:p>
          </table:table-cell>
          <table:table-cell office:value-type="float" office:value="2382507" table:style-name="ce5">
            <text:p>2.382.507</text:p>
          </table:table-cell>
          <table:table-cell office:value-type="float" office:value="44965" table:style-name="ce5">
            <text:p>44.965</text:p>
          </table:table-cell>
          <table:table-cell office:value-type="float" office:value="43694" table:style-name="ce5">
            <text:p>43.694</text:p>
          </table:table-cell>
          <table:table-cell office:value-type="float" office:value="20280" table:style-name="ce5">
            <text:p>20.28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4594" table:style-name="ce5">
            <text:p>114.594</text:p>
          </table:table-cell>
          <table:table-cell office:value-type="float" office:value="155897" table:style-name="ce5">
            <text:p>155.897</text:p>
          </table:table-cell>
          <table:table-cell office:value-type="float" office:value="4121962" table:style-name="ce5">
            <text:p>4.121.962</text:p>
          </table:table-cell>
          <table:table-cell office:value-type="float" office:value="101149" table:style-name="ce5">
            <text:p>101.149</text:p>
          </table:table-cell>
          <table:table-cell office:value-type="float" office:value="186142" table:style-name="ce5">
            <text:p>186.142</text:p>
          </table:table-cell>
          <table:table-cell office:value-type="float" office:value="87816" table:style-name="ce5">
            <text:p>87.81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2133" table:style-name="ce5">
            <text:p>62.133</text:p>
          </table:table-cell>
          <table:table-cell office:value-type="float" office:value="43402" table:style-name="ce5">
            <text:p>43.402</text:p>
          </table:table-cell>
          <table:table-cell office:value-type="float" office:value="767398" table:style-name="ce5">
            <text:p>767.398</text:p>
          </table:table-cell>
          <table:table-cell office:value-type="float" office:value="31514" table:style-name="ce5">
            <text:p>31.514</text:p>
          </table:table-cell>
          <table:table-cell office:value-type="float" office:value="88577" table:style-name="ce5">
            <text:p>88.577</text:p>
          </table:table-cell>
          <table:table-cell office:value-type="float" office:value="30274" table:style-name="ce5">
            <text:p>30.274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67049" table:style-name="ce5">
            <text:p>67.049</text:p>
          </table:table-cell>
          <table:table-cell office:value-type="float" office:value="97368" table:style-name="ce5">
            <text:p>97.368</text:p>
          </table:table-cell>
          <table:table-cell office:value-type="float" office:value="1431716" table:style-name="ce5">
            <text:p>1.431.716</text:p>
          </table:table-cell>
          <table:table-cell office:value-type="float" office:value="63604" table:style-name="ce5">
            <text:p>63.604</text:p>
          </table:table-cell>
          <table:table-cell office:value-type="float" office:value="153329" table:style-name="ce5">
            <text:p>153.329</text:p>
          </table:table-cell>
          <table:table-cell office:value-type="float" office:value="102891" table:style-name="ce5">
            <text:p>102.891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0583" table:style-name="ce5">
            <text:p>60.583</text:p>
          </table:table-cell>
          <table:table-cell office:value-type="float" office:value="55968" table:style-name="ce5">
            <text:p>55.968</text:p>
          </table:table-cell>
          <table:table-cell office:value-type="float" office:value="1688152" table:style-name="ce5">
            <text:p>1.688.152</text:p>
          </table:table-cell>
          <table:table-cell office:value-type="float" office:value="48214" table:style-name="ce5">
            <text:p>48.214</text:p>
          </table:table-cell>
          <table:table-cell office:value-type="float" office:value="99330" table:style-name="ce5">
            <text:p>99.330</text:p>
          </table:table-cell>
          <table:table-cell office:value-type="float" office:value="9620" table:style-name="ce5">
            <text:p>9.62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9095" table:style-name="ce5">
            <text:p>49.095</text:p>
          </table:table-cell>
          <table:table-cell office:value-type="float" office:value="45963" table:style-name="ce5">
            <text:p>45.963</text:p>
          </table:table-cell>
          <table:table-cell office:value-type="float" office:value="1769492" table:style-name="ce5">
            <text:p>1.769.492</text:p>
          </table:table-cell>
          <table:table-cell office:value-type="float" office:value="20844" table:style-name="ce5">
            <text:p>20.844</text:p>
          </table:table-cell>
          <table:table-cell office:value-type="float" office:value="22060" table:style-name="ce5">
            <text:p>22.060</text:p>
          </table:table-cell>
          <table:table-cell office:value-type="float" office:value="5579" table:style-name="ce5">
            <text:p>5.579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URBAN SCHOOL STUDENTS BY DEVICES USED IN A EXCLUSIVE WAY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ccessed the Internet only through a mobile phone</text:p>
          </table:table-cell>
          <table:table-cell office:value-type="string" table:number-columns-spanned="1" table:number-rows-spanned="2" table:style-name="ce8">
            <text:p>Accessed the Internet only through a desktop computer</text:p>
          </table:table-cell>
          <table:table-cell office:value-type="string" table:number-columns-spanned="1" table:number-rows-spanned="2" table:style-name="ce8">
            <text:p>Did not access the Internet through a mobile phone or a desktop computer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53548" table:style-name="ce5">
            <text:p>1.053.548</text:p>
          </table:table-cell>
          <table:table-cell office:value-type="float" office:value="4935" table:style-name="ce5">
            <text:p>4.935</text:p>
          </table:table-cell>
          <table:table-cell office:value-type="float" office:value="4735989" table:style-name="ce5">
            <text:p>4.735.98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81137" table:style-name="ce5">
            <text:p>581.137</text:p>
          </table:table-cell>
          <table:table-cell office:value-type="float" office:value="2924" table:style-name="ce5">
            <text:p>2.924</text:p>
          </table:table-cell>
          <table:table-cell office:value-type="float" office:value="2439811" table:style-name="ce5">
            <text:p>2.439.81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72411" table:style-name="ce5">
            <text:p>472.411</text:p>
          </table:table-cell>
          <table:table-cell office:value-type="float" office:value="2011" table:style-name="ce5">
            <text:p>2.011</text:p>
          </table:table-cell>
          <table:table-cell office:value-type="float" office:value="2296179" table:style-name="ce5">
            <text:p>2.296.17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1328" table:style-name="ce5">
            <text:p>131.328</text:p>
          </table:table-cell>
          <table:table-cell office:value-type="float" office:value="0" table:style-name="ce5">
            <text:p>0</text:p>
          </table:table-cell>
          <table:table-cell office:value-type="float" office:value="370828" table:style-name="ce5">
            <text:p>370.82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6327" table:style-name="ce5">
            <text:p>396.327</text:p>
          </table:table-cell>
          <table:table-cell office:value-type="float" office:value="0" table:style-name="ce5">
            <text:p>0</text:p>
          </table:table-cell>
          <table:table-cell office:value-type="float" office:value="1176751" table:style-name="ce5">
            <text:p>1.176.7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3364" table:style-name="ce5">
            <text:p>93.364</text:p>
          </table:table-cell>
          <table:table-cell office:value-type="float" office:value="1907" table:style-name="ce5">
            <text:p>1.907</text:p>
          </table:table-cell>
          <table:table-cell office:value-type="float" office:value="594551" table:style-name="ce5">
            <text:p>594.5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62702" table:style-name="ce5">
            <text:p>362.702</text:p>
          </table:table-cell>
          <table:table-cell office:value-type="float" office:value="2028" table:style-name="ce5">
            <text:p>2.028</text:p>
          </table:table-cell>
          <table:table-cell office:value-type="float" office:value="2193199" table:style-name="ce5">
            <text:p>2.193.19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9827" table:style-name="ce5">
            <text:p>69.827</text:p>
          </table:table-cell>
          <table:table-cell office:value-type="float" office:value="1000" table:style-name="ce5">
            <text:p>1.000</text:p>
          </table:table-cell>
          <table:table-cell office:value-type="float" office:value="400661" table:style-name="ce5">
            <text:p>400.66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34835" table:style-name="ce5">
            <text:p>534.835</text:p>
          </table:table-cell>
          <table:table-cell office:value-type="float" office:value="2307" table:style-name="ce5">
            <text:p>2.307</text:p>
          </table:table-cell>
          <table:table-cell office:value-type="float" office:value="1606079" table:style-name="ce5">
            <text:p>1.606.07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86626" table:style-name="ce5">
            <text:p>486.626</text:p>
          </table:table-cell>
          <table:table-cell office:value-type="float" office:value="1924" table:style-name="ce5">
            <text:p>1.924</text:p>
          </table:table-cell>
          <table:table-cell office:value-type="float" office:value="2139405" table:style-name="ce5">
            <text:p>2.139.405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21461" table:style-name="ce5">
            <text:p>1.021.461</text:p>
          </table:table-cell>
          <table:table-cell office:value-type="float" office:value="4230" table:style-name="ce5">
            <text:p>4.230</text:p>
          </table:table-cell>
          <table:table-cell office:value-type="float" office:value="3745483" table:style-name="ce5">
            <text:p>3.745.48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2087" table:style-name="ce5">
            <text:p>32.087</text:p>
          </table:table-cell>
          <table:table-cell office:value-type="float" office:value="705" table:style-name="ce5">
            <text:p>705</text:p>
          </table:table-cell>
          <table:table-cell office:value-type="float" office:value="990506" table:style-name="ce5">
            <text:p>990.506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64151" table:style-name="ce5">
            <text:p>364.151</text:p>
          </table:table-cell>
          <table:table-cell office:value-type="float" office:value="3194" table:style-name="ce5">
            <text:p>3.194</text:p>
          </table:table-cell>
          <table:table-cell office:value-type="float" office:value="1551813" table:style-name="ce5">
            <text:p>1.551.813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60728" table:style-name="ce5">
            <text:p>360.728</text:p>
          </table:table-cell>
          <table:table-cell office:value-type="float" office:value="599" table:style-name="ce5">
            <text:p>599</text:p>
          </table:table-cell>
          <table:table-cell office:value-type="float" office:value="1600573" table:style-name="ce5">
            <text:p>1.600.573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28669" table:style-name="ce5">
            <text:p>328.669</text:p>
          </table:table-cell>
          <table:table-cell office:value-type="float" office:value="1142" table:style-name="ce5">
            <text:p>1.142</text:p>
          </table:table-cell>
          <table:table-cell office:value-type="float" office:value="1583604" table:style-name="ce5">
            <text:p>1.583.60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URBAN SCHOOL STUDENT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02817" table:style-name="ce5">
            <text:p>6.802.817</text:p>
          </table:table-cell>
          <table:table-cell office:value-type="float" office:value="158059" table:style-name="ce5">
            <text:p>158.0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527965" table:style-name="ce5">
            <text:p>3.527.965</text:p>
          </table:table-cell>
          <table:table-cell office:value-type="float" office:value="68648" table:style-name="ce5">
            <text:p>68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274852" table:style-name="ce5">
            <text:p>3.274.852</text:p>
          </table:table-cell>
          <table:table-cell office:value-type="float" office:value="89411" table:style-name="ce5">
            <text:p>89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41710" table:style-name="ce5">
            <text:p>641.710</text:p>
          </table:table-cell>
          <table:table-cell office:value-type="float" office:value="47099" table:style-name="ce5">
            <text:p>47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68788" table:style-name="ce5">
            <text:p>1.968.788</text:p>
          </table:table-cell>
          <table:table-cell office:value-type="float" office:value="47012" table:style-name="ce5">
            <text:p>47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81531" table:style-name="ce5">
            <text:p>781.531</text:p>
          </table:table-cell>
          <table:table-cell office:value-type="float" office:value="13505" table:style-name="ce5">
            <text:p>13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869799" table:style-name="ce5">
            <text:p>2.869.799</text:p>
          </table:table-cell>
          <table:table-cell office:value-type="float" office:value="42765" table:style-name="ce5">
            <text:p>42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40989" table:style-name="ce5">
            <text:p>540.989</text:p>
          </table:table-cell>
          <table:table-cell office:value-type="float" office:value="7678" table:style-name="ce5">
            <text:p>7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731097" table:style-name="ce5">
            <text:p>2.731.097</text:p>
          </table:table-cell>
          <table:table-cell office:value-type="float" office:value="126055" table:style-name="ce5">
            <text:p>126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38455" table:style-name="ce5">
            <text:p>2.938.455</text:p>
          </table:table-cell>
          <table:table-cell office:value-type="float" office:value="28252" table:style-name="ce5">
            <text:p>28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669552" table:style-name="ce5">
            <text:p>5.669.552</text:p>
          </table:table-cell>
          <table:table-cell office:value-type="float" office:value="154307" table:style-name="ce5">
            <text:p>154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33265" table:style-name="ce5">
            <text:p>1.133.265</text:p>
          </table:table-cell>
          <table:table-cell office:value-type="float" office:value="3752" table:style-name="ce5">
            <text:p>3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599107" table:style-name="ce5">
            <text:p>2.599.107</text:p>
          </table:table-cell>
          <table:table-cell office:value-type="float" office:value="142647" table:style-name="ce5">
            <text:p>142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163242" table:style-name="ce5">
            <text:p>2.163.242</text:p>
          </table:table-cell>
          <table:table-cell office:value-type="float" office:value="9243" table:style-name="ce5">
            <text:p>9.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040469" table:style-name="ce5">
            <text:p>2.040.469</text:p>
          </table:table-cell>
          <table:table-cell office:value-type="float" office:value="6168" table:style-name="ce5">
            <text:p>6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URBAN SCHOOL STUDENT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More than 3 months ago</text:p>
          </table:table-cell>
          <table:table-cell office:value-type="string" table:number-columns-spanned="1" table:number-rows-spanned="2" table:style-name="ce8">
            <text:p>Does not use the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94473" table:style-name="ce5">
            <text:p>5.794.473</text:p>
          </table:table-cell>
          <table:table-cell office:value-type="float" office:value="1008345" table:style-name="ce5">
            <text:p>1.008.345</text:p>
          </table:table-cell>
          <table:table-cell office:value-type="float" office:value="158059" table:style-name="ce5">
            <text:p>158.0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023872" table:style-name="ce5">
            <text:p>3.023.872</text:p>
          </table:table-cell>
          <table:table-cell office:value-type="float" office:value="504093" table:style-name="ce5">
            <text:p>504.093</text:p>
          </table:table-cell>
          <table:table-cell office:value-type="float" office:value="68648" table:style-name="ce5">
            <text:p>68.6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770601" table:style-name="ce5">
            <text:p>2.770.601</text:p>
          </table:table-cell>
          <table:table-cell office:value-type="float" office:value="504252" table:style-name="ce5">
            <text:p>504.252</text:p>
          </table:table-cell>
          <table:table-cell office:value-type="float" office:value="89411" table:style-name="ce5">
            <text:p>89.41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02156" table:style-name="ce5">
            <text:p>502.156</text:p>
          </table:table-cell>
          <table:table-cell office:value-type="float" office:value="139554" table:style-name="ce5">
            <text:p>139.554</text:p>
          </table:table-cell>
          <table:table-cell office:value-type="float" office:value="47099" table:style-name="ce5">
            <text:p>47.09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73078" table:style-name="ce5">
            <text:p>1.573.078</text:p>
          </table:table-cell>
          <table:table-cell office:value-type="float" office:value="395710" table:style-name="ce5">
            <text:p>395.710</text:p>
          </table:table-cell>
          <table:table-cell office:value-type="float" office:value="47012" table:style-name="ce5">
            <text:p>47.01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89822" table:style-name="ce5">
            <text:p>689.822</text:p>
          </table:table-cell>
          <table:table-cell office:value-type="float" office:value="91709" table:style-name="ce5">
            <text:p>91.709</text:p>
          </table:table-cell>
          <table:table-cell office:value-type="float" office:value="13505" table:style-name="ce5">
            <text:p>13.50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57929" table:style-name="ce5">
            <text:p>2.557.929</text:p>
          </table:table-cell>
          <table:table-cell office:value-type="float" office:value="311870" table:style-name="ce5">
            <text:p>311.870</text:p>
          </table:table-cell>
          <table:table-cell office:value-type="float" office:value="42765" table:style-name="ce5">
            <text:p>42.76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71488" table:style-name="ce5">
            <text:p>471.488</text:p>
          </table:table-cell>
          <table:table-cell office:value-type="float" office:value="69501" table:style-name="ce5">
            <text:p>69.501</text:p>
          </table:table-cell>
          <table:table-cell office:value-type="float" office:value="7678" table:style-name="ce5">
            <text:p>7.67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43221" table:style-name="ce5">
            <text:p>2.143.221</text:p>
          </table:table-cell>
          <table:table-cell office:value-type="float" office:value="587877" table:style-name="ce5">
            <text:p>587.877</text:p>
          </table:table-cell>
          <table:table-cell office:value-type="float" office:value="126055" table:style-name="ce5">
            <text:p>126.05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627955" table:style-name="ce5">
            <text:p>2.627.955</text:p>
          </table:table-cell>
          <table:table-cell office:value-type="float" office:value="310500" table:style-name="ce5">
            <text:p>310.500</text:p>
          </table:table-cell>
          <table:table-cell office:value-type="float" office:value="28252" table:style-name="ce5">
            <text:p>28.252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71175" table:style-name="ce5">
            <text:p>4.771.175</text:p>
          </table:table-cell>
          <table:table-cell office:value-type="float" office:value="898377" table:style-name="ce5">
            <text:p>898.377</text:p>
          </table:table-cell>
          <table:table-cell office:value-type="float" office:value="154307" table:style-name="ce5">
            <text:p>154.30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23297" table:style-name="ce5">
            <text:p>1.023.297</text:p>
          </table:table-cell>
          <table:table-cell office:value-type="float" office:value="109968" table:style-name="ce5">
            <text:p>109.968</text:p>
          </table:table-cell>
          <table:table-cell office:value-type="float" office:value="3752" table:style-name="ce5">
            <text:p>3.752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919158" table:style-name="ce5">
            <text:p>1.919.158</text:p>
          </table:table-cell>
          <table:table-cell office:value-type="float" office:value="679949" table:style-name="ce5">
            <text:p>679.949</text:p>
          </table:table-cell>
          <table:table-cell office:value-type="float" office:value="142647" table:style-name="ce5">
            <text:p>142.647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961900" table:style-name="ce5">
            <text:p>1.961.900</text:p>
          </table:table-cell>
          <table:table-cell office:value-type="float" office:value="201342" table:style-name="ce5">
            <text:p>201.342</text:p>
          </table:table-cell>
          <table:table-cell office:value-type="float" office:value="9243" table:style-name="ce5">
            <text:p>9.243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913415" table:style-name="ce5">
            <text:p>1.913.415</text:p>
          </table:table-cell>
          <table:table-cell office:value-type="float" office:value="127054" table:style-name="ce5">
            <text:p>127.054</text:p>
          </table:table-cell>
          <table:table-cell office:value-type="float" office:value="6168" table:style-name="ce5">
            <text:p>6.1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URBAN SCHOOL STUDENTS BY FREQUENCY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ore than once a day</text:p>
          </table:table-cell>
          <table:table-cell office:value-type="string" table:number-columns-spanned="1" table:number-rows-spanned="2" table:style-name="ce8">
            <text:p>At least once a day</text:p>
          </table:table-cell>
          <table:table-cell office:value-type="string" table:number-columns-spanned="1" table:number-rows-spanned="2" table:style-name="ce8">
            <text:p>At least once a week</text:p>
          </table:table-cell>
          <table:table-cell office:value-type="string" table:number-columns-spanned="1" table:number-rows-spanned="2" table:style-name="ce8">
            <text:p>At least once a month</text:p>
          </table:table-cell>
          <table:table-cell office:value-type="string" table:number-columns-spanned="1" table:number-rows-spanned="2" table:style-name="ce8">
            <text:p>Less than once a month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82017" table:style-name="ce5">
            <text:p>4.382.017</text:p>
          </table:table-cell>
          <table:table-cell office:value-type="float" office:value="967605" table:style-name="ce5">
            <text:p>967.605</text:p>
          </table:table-cell>
          <table:table-cell office:value-type="float" office:value="292604" table:style-name="ce5">
            <text:p>292.604</text:p>
          </table:table-cell>
          <table:table-cell office:value-type="float" office:value="77576" table:style-name="ce5">
            <text:p>77.576</text:p>
          </table:table-cell>
          <table:table-cell office:value-type="float" office:value="74547" table:style-name="ce5">
            <text:p>74.547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316534" table:style-name="ce5">
            <text:p>2.316.534</text:p>
          </table:table-cell>
          <table:table-cell office:value-type="float" office:value="460744" table:style-name="ce5">
            <text:p>460.744</text:p>
          </table:table-cell>
          <table:table-cell office:value-type="float" office:value="165865" table:style-name="ce5">
            <text:p>165.865</text:p>
          </table:table-cell>
          <table:table-cell office:value-type="float" office:value="35336" table:style-name="ce5">
            <text:p>35.336</text:p>
          </table:table-cell>
          <table:table-cell office:value-type="float" office:value="45364" table:style-name="ce5">
            <text:p>45.36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065482" table:style-name="ce5">
            <text:p>2.065.482</text:p>
          </table:table-cell>
          <table:table-cell office:value-type="float" office:value="506861" table:style-name="ce5">
            <text:p>506.861</text:p>
          </table:table-cell>
          <table:table-cell office:value-type="float" office:value="126739" table:style-name="ce5">
            <text:p>126.739</text:p>
          </table:table-cell>
          <table:table-cell office:value-type="float" office:value="42240" table:style-name="ce5">
            <text:p>42.240</text:p>
          </table:table-cell>
          <table:table-cell office:value-type="float" office:value="29183" table:style-name="ce5">
            <text:p>29.183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40798" table:style-name="ce5">
            <text:p>340.798</text:p>
          </table:table-cell>
          <table:table-cell office:value-type="float" office:value="112687" table:style-name="ce5">
            <text:p>112.687</text:p>
          </table:table-cell>
          <table:table-cell office:value-type="float" office:value="32912" table:style-name="ce5">
            <text:p>32.912</text:p>
          </table:table-cell>
          <table:table-cell office:value-type="float" office:value="7964" table:style-name="ce5">
            <text:p>7.964</text:p>
          </table:table-cell>
          <table:table-cell office:value-type="float" office:value="7796" table:style-name="ce5">
            <text:p>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23112" table:style-name="ce5">
            <text:p>1.223.112</text:p>
          </table:table-cell>
          <table:table-cell office:value-type="float" office:value="237884" table:style-name="ce5">
            <text:p>237.884</text:p>
          </table:table-cell>
          <table:table-cell office:value-type="float" office:value="68049" table:style-name="ce5">
            <text:p>68.049</text:p>
          </table:table-cell>
          <table:table-cell office:value-type="float" office:value="25459" table:style-name="ce5">
            <text:p>25.459</text:p>
          </table:table-cell>
          <table:table-cell office:value-type="float" office:value="18479" table:style-name="ce5">
            <text:p>18.47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3072" table:style-name="ce5">
            <text:p>503.072</text:p>
          </table:table-cell>
          <table:table-cell office:value-type="float" office:value="135169" table:style-name="ce5">
            <text:p>135.169</text:p>
          </table:table-cell>
          <table:table-cell office:value-type="float" office:value="33535" table:style-name="ce5">
            <text:p>33.535</text:p>
          </table:table-cell>
          <table:table-cell office:value-type="float" office:value="8941" table:style-name="ce5">
            <text:p>8.941</text:p>
          </table:table-cell>
          <table:table-cell office:value-type="float" office:value="9105" table:style-name="ce5">
            <text:p>9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51205" table:style-name="ce5">
            <text:p>1.951.205</text:p>
          </table:table-cell>
          <table:table-cell office:value-type="float" office:value="401085" table:style-name="ce5">
            <text:p>401.085</text:p>
          </table:table-cell>
          <table:table-cell office:value-type="float" office:value="138456" table:style-name="ce5">
            <text:p>138.456</text:p>
          </table:table-cell>
          <table:table-cell office:value-type="float" office:value="31511" table:style-name="ce5">
            <text:p>31.511</text:p>
          </table:table-cell>
          <table:table-cell office:value-type="float" office:value="35672" table:style-name="ce5">
            <text:p>35.6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63830" table:style-name="ce5">
            <text:p>363.830</text:p>
          </table:table-cell>
          <table:table-cell office:value-type="float" office:value="80781" table:style-name="ce5">
            <text:p>80.781</text:p>
          </table:table-cell>
          <table:table-cell office:value-type="float" office:value="19652" table:style-name="ce5">
            <text:p>19.652</text:p>
          </table:table-cell>
          <table:table-cell office:value-type="float" office:value="3701" table:style-name="ce5">
            <text:p>3.701</text:p>
          </table:table-cell>
          <table:table-cell office:value-type="float" office:value="3495" table:style-name="ce5">
            <text:p>3.495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26756" table:style-name="ce5">
            <text:p>1.326.756</text:p>
          </table:table-cell>
          <table:table-cell office:value-type="float" office:value="530021" table:style-name="ce5">
            <text:p>530.021</text:p>
          </table:table-cell>
          <table:table-cell office:value-type="float" office:value="182906" table:style-name="ce5">
            <text:p>182.906</text:p>
          </table:table-cell>
          <table:table-cell office:value-type="float" office:value="52234" table:style-name="ce5">
            <text:p>52.234</text:p>
          </table:table-cell>
          <table:table-cell office:value-type="float" office:value="51304" table:style-name="ce5">
            <text:p>51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32024" table:style-name="ce5">
            <text:p>2.232.024</text:p>
          </table:table-cell>
          <table:table-cell office:value-type="float" office:value="272518" table:style-name="ce5">
            <text:p>272.518</text:p>
          </table:table-cell>
          <table:table-cell office:value-type="float" office:value="93834" table:style-name="ce5">
            <text:p>93.834</text:p>
          </table:table-cell>
          <table:table-cell office:value-type="float" office:value="14790" table:style-name="ce5">
            <text:p>14.790</text:p>
          </table:table-cell>
          <table:table-cell office:value-type="float" office:value="14760" table:style-name="ce5">
            <text:p>14.76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558780" table:style-name="ce5">
            <text:p>3.558.780</text:p>
          </table:table-cell>
          <table:table-cell office:value-type="float" office:value="802539" table:style-name="ce5">
            <text:p>802.539</text:p>
          </table:table-cell>
          <table:table-cell office:value-type="float" office:value="276740" table:style-name="ce5">
            <text:p>276.740</text:p>
          </table:table-cell>
          <table:table-cell office:value-type="float" office:value="67023" table:style-name="ce5">
            <text:p>67.023</text:p>
          </table:table-cell>
          <table:table-cell office:value-type="float" office:value="66064" table:style-name="ce5">
            <text:p>66.06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23237" table:style-name="ce5">
            <text:p>823.237</text:p>
          </table:table-cell>
          <table:table-cell office:value-type="float" office:value="165066" table:style-name="ce5">
            <text:p>165.066</text:p>
          </table:table-cell>
          <table:table-cell office:value-type="float" office:value="15864" table:style-name="ce5">
            <text:p>15.864</text:p>
          </table:table-cell>
          <table:table-cell office:value-type="float" office:value="10553" table:style-name="ce5">
            <text:p>10.553</text:p>
          </table:table-cell>
          <table:table-cell office:value-type="float" office:value="8483" table:style-name="ce5">
            <text:p>8.483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039179" table:style-name="ce5">
            <text:p>1.039.179</text:p>
          </table:table-cell>
          <table:table-cell office:value-type="float" office:value="553329" table:style-name="ce5">
            <text:p>553.329</text:p>
          </table:table-cell>
          <table:table-cell office:value-type="float" office:value="207759" table:style-name="ce5">
            <text:p>207.759</text:p>
          </table:table-cell>
          <table:table-cell office:value-type="float" office:value="57584" table:style-name="ce5">
            <text:p>57.584</text:p>
          </table:table-cell>
          <table:table-cell office:value-type="float" office:value="61183" table:style-name="ce5">
            <text:p>61.183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622700" table:style-name="ce5">
            <text:p>1.622.700</text:p>
          </table:table-cell>
          <table:table-cell office:value-type="float" office:value="272756" table:style-name="ce5">
            <text:p>272.756</text:p>
          </table:table-cell>
          <table:table-cell office:value-type="float" office:value="41736" table:style-name="ce5">
            <text:p>41.736</text:p>
          </table:table-cell>
          <table:table-cell office:value-type="float" office:value="17155" table:style-name="ce5">
            <text:p>17.155</text:p>
          </table:table-cell>
          <table:table-cell office:value-type="float" office:value="7552" table:style-name="ce5">
            <text:p>7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720138" table:style-name="ce5">
            <text:p>1.720.138</text:p>
          </table:table-cell>
          <table:table-cell office:value-type="float" office:value="141521" table:style-name="ce5">
            <text:p>141.521</text:p>
          </table:table-cell>
          <table:table-cell office:value-type="float" office:value="43109" table:style-name="ce5">
            <text:p>43.109</text:p>
          </table:table-cell>
          <table:table-cell office:value-type="float" office:value="2837" table:style-name="ce5">
            <text:p>2.837</text:p>
          </table:table-cell>
          <table:table-cell office:value-type="float" office:value="5811" table:style-name="ce5">
            <text:p>5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URBAN SCHOOL STUDENTS BY TYPE OF COMPUTERS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office:value-type="string" table:number-columns-spanned="1" table:number-rows-spanned="2" table:style-name="ce8">
            <text:p>None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32617" table:style-name="ce5">
            <text:p>2.432.617</text:p>
          </table:table-cell>
          <table:table-cell office:value-type="float" office:value="4524484" table:style-name="ce5">
            <text:p>4.524.484</text:p>
          </table:table-cell>
          <table:table-cell office:value-type="float" office:value="3776" table:style-name="ce5">
            <text:p>3.776</text:p>
          </table:table-cell>
          <table:table-cell office:value-type="string" table:style-name="ce5">
            <text:p>-</text:p>
          </table:table-cell>
          <table:table-cell office:value-type="float" office:value="2837648" table:style-name="ce5">
            <text:p>2.837.648</text:p>
          </table:table-cell>
          <table:table-cell office:value-type="float" office:value="4118745" table:style-name="ce5">
            <text:p>4.118.745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2004229" table:style-name="ce5">
            <text:p>2.004.229</text:p>
          </table:table-cell>
          <table:table-cell office:value-type="float" office:value="4952646" table:style-name="ce5">
            <text:p>4.952.646</text:p>
          </table:table-cell>
          <table:table-cell office:value-type="float" office:value="3875" table:style-name="ce5">
            <text:p>3.875</text:p>
          </table:table-cell>
          <table:table-cell office:value-type="float" office:value="127" table:style-name="ce5">
            <text:p>127</text:p>
          </table:table-cell>
          <table:table-cell office:value-type="float" office:value="2373690" table:style-name="ce5">
            <text:p>2.373.69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218506" table:style-name="ce5">
            <text:p>1.218.506</text:p>
          </table:table-cell>
          <table:table-cell office:value-type="float" office:value="2375745" table:style-name="ce5">
            <text:p>2.375.745</text:p>
          </table:table-cell>
          <table:table-cell office:value-type="float" office:value="2361" table:style-name="ce5">
            <text:p>2.361</text:p>
          </table:table-cell>
          <table:table-cell office:value-type="string" table:style-name="ce5">
            <text:p>-</text:p>
          </table:table-cell>
          <table:table-cell office:value-type="float" office:value="1474692" table:style-name="ce5">
            <text:p>1.474.692</text:p>
          </table:table-cell>
          <table:table-cell office:value-type="float" office:value="2119981" table:style-name="ce5">
            <text:p>2.119.981</text:p>
          </table:table-cell>
          <table:table-cell office:value-type="float" office:value="1939" table:style-name="ce5">
            <text:p>1.939</text:p>
          </table:table-cell>
          <table:table-cell office:value-type="string" table:style-name="ce5">
            <text:p>-</text:p>
          </table:table-cell>
          <table:table-cell office:value-type="float" office:value="1043233" table:style-name="ce5">
            <text:p>1.043.233</text:p>
          </table:table-cell>
          <table:table-cell office:value-type="float" office:value="2550936" table:style-name="ce5">
            <text:p>2.550.936</text:p>
          </table:table-cell>
          <table:table-cell office:value-type="float" office:value="2444" table:style-name="ce5">
            <text:p>2.444</text:p>
          </table:table-cell>
          <table:table-cell office:value-type="float" office:value="0" table:style-name="ce5">
            <text:p>0</text:p>
          </table:table-cell>
          <table:table-cell office:value-type="float" office:value="1264411" table:style-name="ce5">
            <text:p>1.264.41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14110" table:style-name="ce5">
            <text:p>1.214.110</text:p>
          </table:table-cell>
          <table:table-cell office:value-type="float" office:value="2148738" table:style-name="ce5">
            <text:p>2.148.738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float" office:value="1362956" table:style-name="ce5">
            <text:p>1.362.956</text:p>
          </table:table-cell>
          <table:table-cell office:value-type="float" office:value="1998764" table:style-name="ce5">
            <text:p>1.998.764</text:p>
          </table:table-cell>
          <table:table-cell office:value-type="float" office:value="2543" table:style-name="ce5">
            <text:p>2.543</text:p>
          </table:table-cell>
          <table:table-cell office:value-type="string" table:style-name="ce5">
            <text:p>-</text:p>
          </table:table-cell>
          <table:table-cell office:value-type="float" office:value="960996" table:style-name="ce5">
            <text:p>960.996</text:p>
          </table:table-cell>
          <table:table-cell office:value-type="float" office:value="2401709" table:style-name="ce5">
            <text:p>2.401.709</text:p>
          </table:table-cell>
          <table:table-cell office:value-type="float" office:value="1431" table:style-name="ce5">
            <text:p>1.431</text:p>
          </table:table-cell>
          <table:table-cell office:value-type="float" office:value="127" table:style-name="ce5">
            <text:p>127</text:p>
          </table:table-cell>
          <table:table-cell office:value-type="float" office:value="1109279" table:style-name="ce5">
            <text:p>1.109.27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6486" table:style-name="ce5">
            <text:p>176.486</text:p>
          </table:table-cell>
          <table:table-cell office:value-type="float" office:value="512323" table:style-name="ce5">
            <text:p>512.3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3762" table:style-name="ce5">
            <text:p>223.762</text:p>
          </table:table-cell>
          <table:table-cell office:value-type="float" office:value="464634" table:style-name="ce5">
            <text:p>464.634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146500" table:style-name="ce5">
            <text:p>146.500</text:p>
          </table:table-cell>
          <table:table-cell office:value-type="float" office:value="542156" table:style-name="ce5">
            <text:p>542.156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328080" table:style-name="ce5">
            <text:p>328.08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72555" table:style-name="ce5">
            <text:p>572.555</text:p>
          </table:table-cell>
          <table:table-cell office:value-type="float" office:value="1442097" table:style-name="ce5">
            <text:p>1.442.097</text:p>
          </table:table-cell>
          <table:table-cell office:value-type="float" office:value="1148" table:style-name="ce5">
            <text:p>1.148</text:p>
          </table:table-cell>
          <table:table-cell office:value-type="string" table:style-name="ce5">
            <text:p>-</text:p>
          </table:table-cell>
          <table:table-cell office:value-type="float" office:value="588396" table:style-name="ce5">
            <text:p>588.396</text:p>
          </table:table-cell>
          <table:table-cell office:value-type="float" office:value="1425663" table:style-name="ce5">
            <text:p>1.425.663</text:p>
          </table:table-cell>
          <table:table-cell office:value-type="float" office:value="1741" table:style-name="ce5">
            <text:p>1.741</text:p>
          </table:table-cell>
          <table:table-cell office:value-type="string" table:style-name="ce5">
            <text:p>-</text:p>
          </table:table-cell>
          <table:table-cell office:value-type="float" office:value="478601" table:style-name="ce5">
            <text:p>478.601</text:p>
          </table:table-cell>
          <table:table-cell office:value-type="float" office:value="1536051" table:style-name="ce5">
            <text:p>1.536.051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office:value-type="float" office:value="889973" table:style-name="ce5">
            <text:p>889.97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8729" table:style-name="ce5">
            <text:p>308.729</text:p>
          </table:table-cell>
          <table:table-cell office:value-type="float" office:value="485395" table:style-name="ce5">
            <text:p>485.395</text:p>
          </table:table-cell>
          <table:table-cell office:value-type="float" office:value="912" table:style-name="ce5">
            <text:p>912</text:p>
          </table:table-cell>
          <table:table-cell office:value-type="string" table:style-name="ce5">
            <text:p>-</text:p>
          </table:table-cell>
          <table:table-cell office:value-type="float" office:value="403813" table:style-name="ce5">
            <text:p>403.813</text:p>
          </table:table-cell>
          <table:table-cell office:value-type="float" office:value="390421" table:style-name="ce5">
            <text:p>390.421</text:p>
          </table:table-cell>
          <table:table-cell office:value-type="float" office:value="802" table:style-name="ce5">
            <text:p>802</text:p>
          </table:table-cell>
          <table:table-cell office:value-type="string" table:style-name="ce5">
            <text:p>-</text:p>
          </table:table-cell>
          <table:table-cell office:value-type="float" office:value="247999" table:style-name="ce5">
            <text:p>247.999</text:p>
          </table:table-cell>
          <table:table-cell office:value-type="float" office:value="546910" table:style-name="ce5">
            <text:p>546.910</text:p>
          </table:table-cell>
          <table:table-cell office:value-type="float" office:value="0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216327" table:style-name="ce5">
            <text:p>216.3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42586" table:style-name="ce5">
            <text:p>1.142.586</text:p>
          </table:table-cell>
          <table:table-cell office:value-type="float" office:value="1769978" table:style-name="ce5">
            <text:p>1.769.9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0730" table:style-name="ce5">
            <text:p>1.370.730</text:p>
          </table:table-cell>
          <table:table-cell office:value-type="float" office:value="1541834" table:style-name="ce5">
            <text:p>1.541.8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6016" table:style-name="ce5">
            <text:p>966.016</text:p>
          </table:table-cell>
          <table:table-cell office:value-type="float" office:value="1946548" table:style-name="ce5">
            <text:p>1.946.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045" table:style-name="ce5">
            <text:p>786.04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32260" table:style-name="ce5">
            <text:p>232.260</text:p>
          </table:table-cell>
          <table:table-cell office:value-type="float" office:value="314691" table:style-name="ce5">
            <text:p>314.691</text:p>
          </table:table-cell>
          <table:table-cell office:value-type="float" office:value="1716" table:style-name="ce5">
            <text:p>1.716</text:p>
          </table:table-cell>
          <table:table-cell office:value-type="string" table:style-name="ce5">
            <text:p>-</text:p>
          </table:table-cell>
          <table:table-cell office:value-type="float" office:value="250948" table:style-name="ce5">
            <text:p>250.948</text:p>
          </table:table-cell>
          <table:table-cell office:value-type="float" office:value="296194" table:style-name="ce5">
            <text:p>296.194</text:p>
          </table:table-cell>
          <table:table-cell office:value-type="float" office:value="1526" table:style-name="ce5">
            <text:p>1.526</text:p>
          </table:table-cell>
          <table:table-cell office:value-type="string" table:style-name="ce5">
            <text:p>-</text:p>
          </table:table-cell>
          <table:table-cell office:value-type="float" office:value="165112" table:style-name="ce5">
            <text:p>165.112</text:p>
          </table:table-cell>
          <table:table-cell office:value-type="float" office:value="380981" table:style-name="ce5">
            <text:p>380.981</text:p>
          </table:table-cell>
          <table:table-cell office:value-type="float" office:value="2574" table:style-name="ce5">
            <text:p>2.574</text:p>
          </table:table-cell>
          <table:table-cell office:value-type="float" office:value="0" table:style-name="ce5">
            <text:p>0</text:p>
          </table:table-cell>
          <table:table-cell office:value-type="float" office:value="153265" table:style-name="ce5">
            <text:p>153.265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08959" table:style-name="ce5">
            <text:p>708.959</text:p>
          </table:table-cell>
          <table:table-cell office:value-type="float" office:value="2146649" table:style-name="ce5">
            <text:p>2.146.649</text:p>
          </table:table-cell>
          <table:table-cell office:value-type="float" office:value="1543" table:style-name="ce5">
            <text:p>1.543</text:p>
          </table:table-cell>
          <table:table-cell office:value-type="string" table:style-name="ce5">
            <text:p>-</text:p>
          </table:table-cell>
          <table:table-cell office:value-type="float" office:value="770106" table:style-name="ce5">
            <text:p>770.106</text:p>
          </table:table-cell>
          <table:table-cell office:value-type="float" office:value="2084566" table:style-name="ce5">
            <text:p>2.084.566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float" office:value="747076" table:style-name="ce5">
            <text:p>747.076</text:p>
          </table:table-cell>
          <table:table-cell office:value-type="float" office:value="2108346" table:style-name="ce5">
            <text:p>2.108.346</text:p>
          </table:table-cell>
          <table:table-cell office:value-type="float" office:value="1731" table:style-name="ce5">
            <text:p>1.731</text:p>
          </table:table-cell>
          <table:table-cell office:value-type="float" office:value="0" table:style-name="ce5">
            <text:p>0</text:p>
          </table:table-cell>
          <table:table-cell office:value-type="float" office:value="1307182" table:style-name="ce5">
            <text:p>1.307.18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11878" table:style-name="ce5">
            <text:p>1.111.878</text:p>
          </table:table-cell>
          <table:table-cell office:value-type="float" office:value="1852768" table:style-name="ce5">
            <text:p>1.852.768</text:p>
          </table:table-cell>
          <table:table-cell office:value-type="float" office:value="2061" table:style-name="ce5">
            <text:p>2.061</text:p>
          </table:table-cell>
          <table:table-cell office:value-type="string" table:style-name="ce5">
            <text:p>-</text:p>
          </table:table-cell>
          <table:table-cell office:value-type="float" office:value="1256463" table:style-name="ce5">
            <text:p>1.256.463</text:p>
          </table:table-cell>
          <table:table-cell office:value-type="float" office:value="1709249" table:style-name="ce5">
            <text:p>1.709.24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float" office:value="760826" table:style-name="ce5">
            <text:p>760.826</text:p>
          </table:table-cell>
          <table:table-cell office:value-type="float" office:value="2203763" table:style-name="ce5">
            <text:p>2.203.763</text:p>
          </table:table-cell>
          <table:table-cell office:value-type="float" office:value="1991" table:style-name="ce5">
            <text:p>1.991</text:p>
          </table:table-cell>
          <table:table-cell office:value-type="float" office:value="127" table:style-name="ce5">
            <text:p>127</text:p>
          </table:table-cell>
          <table:table-cell office:value-type="float" office:value="966844" table:style-name="ce5">
            <text:p>966.844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20837" table:style-name="ce5">
            <text:p>1.820.837</text:p>
          </table:table-cell>
          <table:table-cell office:value-type="float" office:value="3999418" table:style-name="ce5">
            <text:p>3.999.418</text:p>
          </table:table-cell>
          <table:table-cell office:value-type="float" office:value="3604" table:style-name="ce5">
            <text:p>3.604</text:p>
          </table:table-cell>
          <table:table-cell office:value-type="string" table:style-name="ce5">
            <text:p>-</text:p>
          </table:table-cell>
          <table:table-cell office:value-type="float" office:value="2026569" table:style-name="ce5">
            <text:p>2.026.569</text:p>
          </table:table-cell>
          <table:table-cell office:value-type="float" office:value="3793815" table:style-name="ce5">
            <text:p>3.793.815</text:p>
          </table:table-cell>
          <table:table-cell office:value-type="float" office:value="3475" table:style-name="ce5">
            <text:p>3.475</text:p>
          </table:table-cell>
          <table:table-cell office:value-type="string" table:style-name="ce5">
            <text:p>-</text:p>
          </table:table-cell>
          <table:table-cell office:value-type="float" office:value="1507902" table:style-name="ce5">
            <text:p>1.507.902</text:p>
          </table:table-cell>
          <table:table-cell office:value-type="float" office:value="4312109" table:style-name="ce5">
            <text:p>4.312.109</text:p>
          </table:table-cell>
          <table:table-cell office:value-type="float" office:value="3722" table:style-name="ce5">
            <text:p>3.722</text:p>
          </table:table-cell>
          <table:table-cell office:value-type="float" office:value="127" table:style-name="ce5">
            <text:p>127</text:p>
          </table:table-cell>
          <table:table-cell office:value-type="float" office:value="2274026" table:style-name="ce5">
            <text:p>2.274.02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11780" table:style-name="ce5">
            <text:p>611.780</text:p>
          </table:table-cell>
          <table:table-cell office:value-type="float" office:value="525066" table:style-name="ce5">
            <text:p>525.06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811079" table:style-name="ce5">
            <text:p>811.079</text:p>
          </table:table-cell>
          <table:table-cell office:value-type="float" office:value="324930" table:style-name="ce5">
            <text:p>324.930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float" office:value="496328" table:style-name="ce5">
            <text:p>496.328</text:p>
          </table:table-cell>
          <table:table-cell office:value-type="float" office:value="640537" table:style-name="ce5">
            <text:p>640.537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99664" table:style-name="ce5">
            <text:p>99.664</text:p>
          </table:table-cell>
          <table:table-cell table:number-columns-repeated="1636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84007" table:style-name="ce5">
            <text:p>784.007</text:p>
          </table:table-cell>
          <table:table-cell office:value-type="float" office:value="1955005" table:style-name="ce5">
            <text:p>1.955.005</text:p>
          </table:table-cell>
          <table:table-cell office:value-type="float" office:value="2742" table:style-name="ce5">
            <text:p>2.742</text:p>
          </table:table-cell>
          <table:table-cell office:value-type="string" table:style-name="ce5">
            <text:p>-</text:p>
          </table:table-cell>
          <table:table-cell office:value-type="float" office:value="829912" table:style-name="ce5">
            <text:p>829.912</text:p>
          </table:table-cell>
          <table:table-cell office:value-type="float" office:value="1907360" table:style-name="ce5">
            <text:p>1.907.360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912914" table:style-name="ce5">
            <text:p>912.914</text:p>
          </table:table-cell>
          <table:table-cell office:value-type="float" office:value="1824992" table:style-name="ce5">
            <text:p>1.824.992</text:p>
          </table:table-cell>
          <table:table-cell office:value-type="float" office:value="3722" table:style-name="ce5">
            <text:p>3.722</text:p>
          </table:table-cell>
          <table:table-cell office:value-type="float" office:value="127" table:style-name="ce5">
            <text:p>127</text:p>
          </table:table-cell>
          <table:table-cell office:value-type="float" office:value="1083965" table:style-name="ce5">
            <text:p>1.083.965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803779" table:style-name="ce5">
            <text:p>803.779</text:p>
          </table:table-cell>
          <table:table-cell office:value-type="float" office:value="1367673" table:style-name="ce5">
            <text:p>1.367.673</text:p>
          </table:table-cell>
          <table:table-cell office:value-type="float" office:value="1033" table:style-name="ce5">
            <text:p>1.033</text:p>
          </table:table-cell>
          <table:table-cell office:value-type="string" table:style-name="ce5">
            <text:p>-</text:p>
          </table:table-cell>
          <table:table-cell office:value-type="float" office:value="1033930" table:style-name="ce5">
            <text:p>1.033.930</text:p>
          </table:table-cell>
          <table:table-cell office:value-type="float" office:value="1138555" table:style-name="ce5">
            <text:p>1.138.5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6685" table:style-name="ce5">
            <text:p>576.685</text:p>
          </table:table-cell>
          <table:table-cell office:value-type="float" office:value="1595647" table:style-name="ce5">
            <text:p>1.595.647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703570" table:style-name="ce5">
            <text:p>703.570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844831" table:style-name="ce5">
            <text:p>844.831</text:p>
          </table:table-cell>
          <table:table-cell office:value-type="float" office:value="1201806" table:style-name="ce5">
            <text:p>1.201.8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3806" table:style-name="ce5">
            <text:p>973.806</text:p>
          </table:table-cell>
          <table:table-cell office:value-type="float" office:value="1072831" table:style-name="ce5">
            <text:p>1.072.8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631" table:style-name="ce5">
            <text:p>514.631</text:p>
          </table:table-cell>
          <table:table-cell office:value-type="float" office:value="1532006" table:style-name="ce5">
            <text:p>1.532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155" table:style-name="ce5">
            <text:p>586.155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URBAN SCHOOL STUDENTS WHO TAKE THEIR OWN TABLETS OR PORTABLE COMPUTERS TO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laptop or a tabl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9424" table:style-name="ce5">
            <text:p>219.424</text:p>
          </table:table-cell>
          <table:table-cell office:value-type="float" office:value="3622069" table:style-name="ce5">
            <text:p>3.622.069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3117741" table:style-name="ce5">
            <text:p>3.117.74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15047" table:style-name="ce5">
            <text:p>115.047</text:p>
          </table:table-cell>
          <table:table-cell office:value-type="float" office:value="1872393" table:style-name="ce5">
            <text:p>1.872.3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9173" table:style-name="ce5">
            <text:p>1.609.1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4377" table:style-name="ce5">
            <text:p>104.377</text:p>
          </table:table-cell>
          <table:table-cell office:value-type="float" office:value="1749676" table:style-name="ce5">
            <text:p>1.749.676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508569" table:style-name="ce5">
            <text:p>1.508.56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6698" table:style-name="ce5">
            <text:p>36.698</text:p>
          </table:table-cell>
          <table:table-cell office:value-type="float" office:value="260542" table:style-name="ce5">
            <text:p>260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569" table:style-name="ce5">
            <text:p>391.5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087" table:style-name="ce5">
            <text:p>38.087</text:p>
          </table:table-cell>
          <table:table-cell office:value-type="float" office:value="890743" table:style-name="ce5">
            <text:p>890.7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6970" table:style-name="ce5">
            <text:p>1.086.97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9023" table:style-name="ce5">
            <text:p>39.023</text:p>
          </table:table-cell>
          <table:table-cell office:value-type="float" office:value="460216" table:style-name="ce5">
            <text:p>460.2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5797" table:style-name="ce5">
            <text:p>295.79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4828" table:style-name="ce5">
            <text:p>84.828</text:p>
          </table:table-cell>
          <table:table-cell office:value-type="float" office:value="1712368" table:style-name="ce5">
            <text:p>1.712.368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113726" table:style-name="ce5">
            <text:p>1.113.72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789" table:style-name="ce5">
            <text:p>20.789</text:p>
          </table:table-cell>
          <table:table-cell office:value-type="float" office:value="298199" table:style-name="ce5">
            <text:p>298.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679" table:style-name="ce5">
            <text:p>229.67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1937" table:style-name="ce5">
            <text:p>51.937</text:p>
          </table:table-cell>
          <table:table-cell office:value-type="float" office:value="1222961" table:style-name="ce5">
            <text:p>1.222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2254" table:style-name="ce5">
            <text:p>1.582.2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6387" table:style-name="ce5">
            <text:p>96.387</text:p>
          </table:table-cell>
          <table:table-cell office:value-type="float" office:value="1535232" table:style-name="ce5">
            <text:p>1.535.232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float" office:value="1334074" table:style-name="ce5">
            <text:p>1.334.07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48324" table:style-name="ce5">
            <text:p>148.324</text:p>
          </table:table-cell>
          <table:table-cell office:value-type="float" office:value="2758193" table:style-name="ce5">
            <text:p>2.758.193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float" office:value="2916328" table:style-name="ce5">
            <text:p>2.916.3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1100" table:style-name="ce5">
            <text:p>71.100</text:p>
          </table:table-cell>
          <table:table-cell office:value-type="float" office:value="863876" table:style-name="ce5">
            <text:p>863.876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float" office:value="201413" table:style-name="ce5">
            <text:p>201.413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8275" table:style-name="ce5">
            <text:p>78.275</text:p>
          </table:table-cell>
          <table:table-cell office:value-type="float" office:value="1304243" table:style-name="ce5">
            <text:p>1.304.243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357595" table:style-name="ce5">
            <text:p>1.357.595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7855" table:style-name="ce5">
            <text:p>57.855</text:p>
          </table:table-cell>
          <table:table-cell office:value-type="float" office:value="1199188" table:style-name="ce5">
            <text:p>1.199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5442" table:style-name="ce5">
            <text:p>915.442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83294" table:style-name="ce5">
            <text:p>83.294</text:p>
          </table:table-cell>
          <table:table-cell office:value-type="float" office:value="1118638" table:style-name="ce5">
            <text:p>1.118.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4705" table:style-name="ce5">
            <text:p>844.70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URBAN SCHOOL STUDENTS BY ACTIVITIES CARRIED OUT ON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Searched for information on the Internet out of curiosity or own will</text:p>
          </table:table-cell>
          <table:covered-table-cell table:number-columns-repeated="3"/>
          <table:table-cell office:value-type="string" table:number-columns-spanned="4" table:number-rows-spanned="1" table:style-name="ce8">
            <text:p>Watched videos, programs, films or seri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hared a text, image or video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d or watched new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nt messages through applic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Posted texts, images or videos they creat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map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learn how to do new things or things that they found difficult to do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teach other people how to do something (playing games, using applications, fixing things)</text:p>
          </table:table-cell>
          <table:covered-table-cell table:number-columns-repeated="3"/>
          <table:table-cell office:value-type="string" table:number-columns-spanned="4" table:number-rows-spanned="1" table:style-name="ce8">
            <text:p>Created games, applications or computer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Read a book, summary or e-book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arched things on the Internet for schoolwork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65479" table:style-name="ce5">
            <text:p>4.965.479</text:p>
          </table:table-cell>
          <table:table-cell office:value-type="float" office:value="827556" table:style-name="ce5">
            <text:p>827.556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5461560" table:style-name="ce5">
            <text:p>5.461.560</text:p>
          </table:table-cell>
          <table:table-cell office:value-type="float" office:value="332087" table:style-name="ce5">
            <text:p>332.087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3760228" table:style-name="ce5">
            <text:p>3.760.228</text:p>
          </table:table-cell>
          <table:table-cell office:value-type="float" office:value="2031310" table:style-name="ce5">
            <text:p>2.031.310</text:p>
          </table:table-cell>
          <table:table-cell office:value-type="float" office:value="2934" table:style-name="ce5">
            <text:p>2.934</text:p>
          </table:table-cell>
          <table:table-cell office:value-type="string" table:style-name="ce5">
            <text:p>-</text:p>
          </table:table-cell>
          <table:table-cell office:value-type="float" office:value="4584590" table:style-name="ce5">
            <text:p>4.584.590</text:p>
          </table:table-cell>
          <table:table-cell office:value-type="float" office:value="1209015" table:style-name="ce5">
            <text:p>1.209.015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5142614" table:style-name="ce5">
            <text:p>5.142.614</text:p>
          </table:table-cell>
          <table:table-cell office:value-type="float" office:value="651518" table:style-name="ce5">
            <text:p>651.518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602710" table:style-name="ce5">
            <text:p>2.602.710</text:p>
          </table:table-cell>
          <table:table-cell office:value-type="float" office:value="3190163" table:style-name="ce5">
            <text:p>3.190.163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3286383" table:style-name="ce5">
            <text:p>3.286.383</text:p>
          </table:table-cell>
          <table:table-cell office:value-type="float" office:value="2507094" table:style-name="ce5">
            <text:p>2.507.094</text:p>
          </table:table-cell>
          <table:table-cell office:value-type="float" office:value="735" table:style-name="ce5">
            <text:p>735</text:p>
          </table:table-cell>
          <table:table-cell office:value-type="float" office:value="261" table:style-name="ce5">
            <text:p>261</text:p>
          </table:table-cell>
          <table:table-cell office:value-type="float" office:value="4693105" table:style-name="ce5">
            <text:p>4.693.105</text:p>
          </table:table-cell>
          <table:table-cell office:value-type="float" office:value="1100773" table:style-name="ce5">
            <text:p>1.100.773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5123459" table:style-name="ce5">
            <text:p>5.123.459</text:p>
          </table:table-cell>
          <table:table-cell office:value-type="float" office:value="665969" table:style-name="ce5">
            <text:p>665.969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4182980" table:style-name="ce5">
            <text:p>4.182.980</text:p>
          </table:table-cell>
          <table:table-cell office:value-type="float" office:value="1609784" table:style-name="ce5">
            <text:p>1.609.784</text:p>
          </table:table-cell>
          <table:table-cell office:value-type="float" office:value="723" table:style-name="ce5">
            <text:p>723</text:p>
          </table:table-cell>
          <table:table-cell office:value-type="float" office:value="986" table:style-name="ce5">
            <text:p>986</text:p>
          </table:table-cell>
          <table:table-cell office:value-type="float" office:value="595684" table:style-name="ce5">
            <text:p>595.684</text:p>
          </table:table-cell>
          <table:table-cell office:value-type="float" office:value="5198607" table:style-name="ce5">
            <text:p>5.198.60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3350557" table:style-name="ce5">
            <text:p>3.350.557</text:p>
          </table:table-cell>
          <table:table-cell office:value-type="float" office:value="2439567" table:style-name="ce5">
            <text:p>2.439.567</text:p>
          </table:table-cell>
          <table:table-cell office:value-type="float" office:value="3524" table:style-name="ce5">
            <text:p>3.524</text:p>
          </table:table-cell>
          <table:table-cell office:value-type="float" office:value="825" table:style-name="ce5">
            <text:p>825</text:p>
          </table:table-cell>
          <table:table-cell office:value-type="float" office:value="5416557" table:style-name="ce5">
            <text:p>5.416.557</text:p>
          </table:table-cell>
          <table:table-cell office:value-type="float" office:value="377915" table:style-name="ce5">
            <text:p>377.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638312" table:style-name="ce5">
            <text:p>2.638.312</text:p>
          </table:table-cell>
          <table:table-cell office:value-type="float" office:value="385560" table:style-name="ce5">
            <text:p>385.5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9019" table:style-name="ce5">
            <text:p>2.849.019</text:p>
          </table:table-cell>
          <table:table-cell office:value-type="float" office:value="174028" table:style-name="ce5">
            <text:p>174.028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987800" table:style-name="ce5">
            <text:p>1.987.800</text:p>
          </table:table-cell>
          <table:table-cell office:value-type="float" office:value="1033138" table:style-name="ce5">
            <text:p>1.033.138</text:p>
          </table:table-cell>
          <table:table-cell office:value-type="float" office:value="2934" table:style-name="ce5">
            <text:p>2.934</text:p>
          </table:table-cell>
          <table:table-cell office:value-type="string" table:style-name="ce5">
            <text:p>-</text:p>
          </table:table-cell>
          <table:table-cell office:value-type="float" office:value="2385105" table:style-name="ce5">
            <text:p>2.385.105</text:p>
          </table:table-cell>
          <table:table-cell office:value-type="float" office:value="638570" table:style-name="ce5">
            <text:p>638.570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2732330" table:style-name="ce5">
            <text:p>2.732.330</text:p>
          </table:table-cell>
          <table:table-cell office:value-type="float" office:value="291542" table:style-name="ce5">
            <text:p>291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4323" table:style-name="ce5">
            <text:p>1.434.323</text:p>
          </table:table-cell>
          <table:table-cell office:value-type="float" office:value="1587949" table:style-name="ce5">
            <text:p>1.587.949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1661796" table:style-name="ce5">
            <text:p>1.661.796</text:p>
          </table:table-cell>
          <table:table-cell office:value-type="float" office:value="1361935" table:style-name="ce5">
            <text:p>1.361.935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2545553" table:style-name="ce5">
            <text:p>2.545.553</text:p>
          </table:table-cell>
          <table:table-cell office:value-type="float" office:value="478319" table:style-name="ce5">
            <text:p>478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5110" table:style-name="ce5">
            <text:p>2.725.110</text:p>
          </table:table-cell>
          <table:table-cell office:value-type="float" office:value="298762" table:style-name="ce5">
            <text:p>298.7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6789" table:style-name="ce5">
            <text:p>2.056.789</text:p>
          </table:table-cell>
          <table:table-cell office:value-type="float" office:value="966607" table:style-name="ce5">
            <text:p>966.60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262422" table:style-name="ce5">
            <text:p>262.422</text:p>
          </table:table-cell>
          <table:table-cell office:value-type="float" office:value="2761450" table:style-name="ce5">
            <text:p>2.761.4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91829" table:style-name="ce5">
            <text:p>1.891.829</text:p>
          </table:table-cell>
          <table:table-cell office:value-type="float" office:value="1130465" table:style-name="ce5">
            <text:p>1.130.465</text:p>
          </table:table-cell>
          <table:table-cell office:value-type="float" office:value="1401" table:style-name="ce5">
            <text:p>1.401</text:p>
          </table:table-cell>
          <table:table-cell office:value-type="float" office:value="177" table:style-name="ce5">
            <text:p>177</text:p>
          </table:table-cell>
          <table:table-cell office:value-type="float" office:value="2873210" table:style-name="ce5">
            <text:p>2.873.210</text:p>
          </table:table-cell>
          <table:table-cell office:value-type="float" office:value="150662" table:style-name="ce5">
            <text:p>150.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327167" table:style-name="ce5">
            <text:p>2.327.167</text:p>
          </table:table-cell>
          <table:table-cell office:value-type="float" office:value="441996" table:style-name="ce5">
            <text:p>441.996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2612541" table:style-name="ce5">
            <text:p>2.612.541</text:p>
          </table:table-cell>
          <table:table-cell office:value-type="float" office:value="158059" table:style-name="ce5">
            <text:p>158.0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2428" table:style-name="ce5">
            <text:p>1.772.428</text:p>
          </table:table-cell>
          <table:table-cell office:value-type="float" office:value="998173" table:style-name="ce5">
            <text:p>998.1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9485" table:style-name="ce5">
            <text:p>2.199.485</text:p>
          </table:table-cell>
          <table:table-cell office:value-type="float" office:value="570444" table:style-name="ce5">
            <text:p>570.444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2410284" table:style-name="ce5">
            <text:p>2.410.284</text:p>
          </table:table-cell>
          <table:table-cell office:value-type="float" office:value="359976" table:style-name="ce5">
            <text:p>359.976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168387" table:style-name="ce5">
            <text:p>1.168.387</text:p>
          </table:table-cell>
          <table:table-cell office:value-type="float" office:value="1602214" table:style-name="ce5">
            <text:p>1.602.2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24587" table:style-name="ce5">
            <text:p>1.624.587</text:p>
          </table:table-cell>
          <table:table-cell office:value-type="float" office:value="1145159" table:style-name="ce5">
            <text:p>1.145.159</text:p>
          </table:table-cell>
          <table:table-cell office:value-type="float" office:value="594" table:style-name="ce5">
            <text:p>594</text:p>
          </table:table-cell>
          <table:table-cell office:value-type="float" office:value="261" table:style-name="ce5">
            <text:p>261</text:p>
          </table:table-cell>
          <table:table-cell office:value-type="float" office:value="2147552" table:style-name="ce5">
            <text:p>2.147.552</text:p>
          </table:table-cell>
          <table:table-cell office:value-type="float" office:value="622455" table:style-name="ce5">
            <text:p>622.455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2398349" table:style-name="ce5">
            <text:p>2.398.349</text:p>
          </table:table-cell>
          <table:table-cell office:value-type="float" office:value="367207" table:style-name="ce5">
            <text:p>367.207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2126191" table:style-name="ce5">
            <text:p>2.126.191</text:p>
          </table:table-cell>
          <table:table-cell office:value-type="float" office:value="643176" table:style-name="ce5">
            <text:p>643.176</text:p>
          </table:table-cell>
          <table:table-cell office:value-type="float" office:value="247" table:style-name="ce5">
            <text:p>247</text:p>
          </table:table-cell>
          <table:table-cell office:value-type="float" office:value="986" table:style-name="ce5">
            <text:p>986</text:p>
          </table:table-cell>
          <table:table-cell office:value-type="float" office:value="333262" table:style-name="ce5">
            <text:p>333.262</text:p>
          </table:table-cell>
          <table:table-cell office:value-type="float" office:value="2437157" table:style-name="ce5">
            <text:p>2.437.15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1458728" table:style-name="ce5">
            <text:p>1.458.728</text:p>
          </table:table-cell>
          <table:table-cell office:value-type="float" office:value="1309102" table:style-name="ce5">
            <text:p>1.309.102</text:p>
          </table:table-cell>
          <table:table-cell office:value-type="float" office:value="2124" table:style-name="ce5">
            <text:p>2.124</text:p>
          </table:table-cell>
          <table:table-cell office:value-type="float" office:value="648" table:style-name="ce5">
            <text:p>648</text:p>
          </table:table-cell>
          <table:table-cell office:value-type="float" office:value="2543348" table:style-name="ce5">
            <text:p>2.543.348</text:p>
          </table:table-cell>
          <table:table-cell office:value-type="float" office:value="227253" table:style-name="ce5">
            <text:p>227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05209" table:style-name="ce5">
            <text:p>405.209</text:p>
          </table:table-cell>
          <table:table-cell office:value-type="float" office:value="96947" table:style-name="ce5">
            <text:p>96.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0760" table:style-name="ce5">
            <text:p>460.760</text:p>
          </table:table-cell>
          <table:table-cell office:value-type="float" office:value="41396" table:style-name="ce5">
            <text:p>41.3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846" table:style-name="ce5">
            <text:p>310.846</text:p>
          </table:table-cell>
          <table:table-cell office:value-type="float" office:value="190847" table:style-name="ce5">
            <text:p>190.847</text:p>
          </table:table-cell>
          <table:table-cell office:value-type="float" office:value="463" table:style-name="ce5">
            <text:p>463</text:p>
          </table:table-cell>
          <table:table-cell office:value-type="string" table:style-name="ce5">
            <text:p>-</text:p>
          </table:table-cell>
          <table:table-cell office:value-type="float" office:value="391778" table:style-name="ce5">
            <text:p>391.778</text:p>
          </table:table-cell>
          <table:table-cell office:value-type="float" office:value="110378" table:style-name="ce5">
            <text:p>110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023" table:style-name="ce5">
            <text:p>423.023</text:p>
          </table:table-cell>
          <table:table-cell office:value-type="float" office:value="79134" table:style-name="ce5">
            <text:p>79.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4065" table:style-name="ce5">
            <text:p>194.065</text:p>
          </table:table-cell>
          <table:table-cell office:value-type="float" office:value="308092" table:style-name="ce5">
            <text:p>308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942" table:style-name="ce5">
            <text:p>264.942</text:p>
          </table:table-cell>
          <table:table-cell office:value-type="float" office:value="237214" table:style-name="ce5">
            <text:p>237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5354" table:style-name="ce5">
            <text:p>395.354</text:p>
          </table:table-cell>
          <table:table-cell office:value-type="float" office:value="106802" table:style-name="ce5">
            <text:p>106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0693" table:style-name="ce5">
            <text:p>430.693</text:p>
          </table:table-cell>
          <table:table-cell office:value-type="float" office:value="70121" table:style-name="ce5">
            <text:p>70.121</text:p>
          </table:table-cell>
          <table:table-cell office:value-type="float" office:value="1342" table:style-name="ce5">
            <text:p>1.342</text:p>
          </table:table-cell>
          <table:table-cell office:value-type="float" office:value="0" table:style-name="ce5">
            <text:p>0</text:p>
          </table:table-cell>
          <table:table-cell office:value-type="float" office:value="345732" table:style-name="ce5">
            <text:p>345.732</text:p>
          </table:table-cell>
          <table:table-cell office:value-type="float" office:value="156425" table:style-name="ce5">
            <text:p>156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961" table:style-name="ce5">
            <text:p>45.961</text:p>
          </table:table-cell>
          <table:table-cell office:value-type="float" office:value="456196" table:style-name="ce5">
            <text:p>456.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022" table:style-name="ce5">
            <text:p>290.022</text:p>
          </table:table-cell>
          <table:table-cell office:value-type="float" office:value="211519" table:style-name="ce5">
            <text:p>211.519</text:p>
          </table:table-cell>
          <table:table-cell office:value-type="float" office:value="44" table:style-name="ce5">
            <text:p>44</text:p>
          </table:table-cell>
          <table:table-cell office:value-type="float" office:value="572" table:style-name="ce5">
            <text:p>572</text:p>
          </table:table-cell>
          <table:table-cell office:value-type="float" office:value="461966" table:style-name="ce5">
            <text:p>461.966</text:p>
          </table:table-cell>
          <table:table-cell office:value-type="float" office:value="40190" table:style-name="ce5">
            <text:p>40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28198" table:style-name="ce5">
            <text:p>1.328.198</text:p>
          </table:table-cell>
          <table:table-cell office:value-type="float" office:value="244785" table:style-name="ce5">
            <text:p>244.785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457824" table:style-name="ce5">
            <text:p>1.457.824</text:p>
          </table:table-cell>
          <table:table-cell office:value-type="float" office:value="115254" table:style-name="ce5">
            <text:p>115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5432" table:style-name="ce5">
            <text:p>975.432</text:p>
          </table:table-cell>
          <table:table-cell office:value-type="float" office:value="595917" table:style-name="ce5">
            <text:p>595.917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272158" table:style-name="ce5">
            <text:p>1.272.158</text:p>
          </table:table-cell>
          <table:table-cell office:value-type="float" office:value="300919" table:style-name="ce5">
            <text:p>300.9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4043" table:style-name="ce5">
            <text:p>1.414.043</text:p>
          </table:table-cell>
          <table:table-cell office:value-type="float" office:value="159035" table:style-name="ce5">
            <text:p>159.0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228" table:style-name="ce5">
            <text:p>648.228</text:p>
          </table:table-cell>
          <table:table-cell office:value-type="float" office:value="923339" table:style-name="ce5">
            <text:p>923.339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841388" table:style-name="ce5">
            <text:p>841.388</text:p>
          </table:table-cell>
          <table:table-cell office:value-type="float" office:value="730955" table:style-name="ce5">
            <text:p>730.955</text:p>
          </table:table-cell>
          <table:table-cell office:value-type="float" office:value="735" table:style-name="ce5">
            <text:p>735</text:p>
          </table:table-cell>
          <table:table-cell office:value-type="float" office:value="0" table:style-name="ce5">
            <text:p>0</text:p>
          </table:table-cell>
          <table:table-cell office:value-type="float" office:value="1285309" table:style-name="ce5">
            <text:p>1.285.309</text:p>
          </table:table-cell>
          <table:table-cell office:value-type="float" office:value="287175" table:style-name="ce5">
            <text:p>287.175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400765" table:style-name="ce5">
            <text:p>1.400.765</text:p>
          </table:table-cell>
          <table:table-cell office:value-type="float" office:value="172312" table:style-name="ce5">
            <text:p>172.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375" table:style-name="ce5">
            <text:p>1.172.375</text:p>
          </table:table-cell>
          <table:table-cell office:value-type="float" office:value="399843" table:style-name="ce5">
            <text:p>399.843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209819" table:style-name="ce5">
            <text:p>209.819</text:p>
          </table:table-cell>
          <table:table-cell office:value-type="float" office:value="1363077" table:style-name="ce5">
            <text:p>1.363.07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910104" table:style-name="ce5">
            <text:p>910.104</text:p>
          </table:table-cell>
          <table:table-cell office:value-type="float" office:value="661617" table:style-name="ce5">
            <text:p>661.617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1497593" table:style-name="ce5">
            <text:p>1.497.593</text:p>
          </table:table-cell>
          <table:table-cell office:value-type="float" office:value="75485" table:style-name="ce5">
            <text:p>75.4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80867" table:style-name="ce5">
            <text:p>580.867</text:p>
          </table:table-cell>
          <table:table-cell office:value-type="float" office:value="108268" table:style-name="ce5">
            <text:p>108.268</text:p>
          </table:table-cell>
          <table:table-cell office:value-type="float" office:value="687" table:style-name="ce5">
            <text:p>687</text:p>
          </table:table-cell>
          <table:table-cell office:value-type="string" table:style-name="ce5">
            <text:p>-</text:p>
          </table:table-cell>
          <table:table-cell office:value-type="float" office:value="655983" table:style-name="ce5">
            <text:p>655.983</text:p>
          </table:table-cell>
          <table:table-cell office:value-type="float" office:value="33014" table:style-name="ce5">
            <text:p>33.014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427345" table:style-name="ce5">
            <text:p>427.345</text:p>
          </table:table-cell>
          <table:table-cell office:value-type="float" office:value="262110" table:style-name="ce5">
            <text:p>262.110</text:p>
          </table:table-cell>
          <table:table-cell office:value-type="float" office:value="367" table:style-name="ce5">
            <text:p>367</text:p>
          </table:table-cell>
          <table:table-cell office:value-type="string" table:style-name="ce5">
            <text:p>-</text:p>
          </table:table-cell>
          <table:table-cell office:value-type="float" office:value="522690" table:style-name="ce5">
            <text:p>522.690</text:p>
          </table:table-cell>
          <table:table-cell office:value-type="float" office:value="166936" table:style-name="ce5">
            <text:p>166.936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599136" table:style-name="ce5">
            <text:p>599.136</text:p>
          </table:table-cell>
          <table:table-cell office:value-type="float" office:value="90686" table:style-name="ce5">
            <text:p>90.6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1603" table:style-name="ce5">
            <text:p>301.603</text:p>
          </table:table-cell>
          <table:table-cell office:value-type="float" office:value="388219" table:style-name="ce5">
            <text:p>388.2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8798" table:style-name="ce5">
            <text:p>398.798</text:p>
          </table:table-cell>
          <table:table-cell office:value-type="float" office:value="290764" table:style-name="ce5">
            <text:p>290.764</text:p>
          </table:table-cell>
          <table:table-cell office:value-type="float" office:value="0" table:style-name="ce5">
            <text:p>0</text:p>
          </table:table-cell>
          <table:table-cell office:value-type="float" office:value="261" table:style-name="ce5">
            <text:p>261</text:p>
          </table:table-cell>
          <table:table-cell office:value-type="float" office:value="530879" table:style-name="ce5">
            <text:p>530.879</text:p>
          </table:table-cell>
          <table:table-cell office:value-type="float" office:value="158943" table:style-name="ce5">
            <text:p>158.9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9769" table:style-name="ce5">
            <text:p>599.769</text:p>
          </table:table-cell>
          <table:table-cell office:value-type="float" office:value="89912" table:style-name="ce5">
            <text:p>89.912</text:p>
          </table:table-cell>
          <table:table-cell office:value-type="float" office:value="15" table:style-name="ce5">
            <text:p>15</text:p>
          </table:table-cell>
          <table:table-cell office:value-type="float" office:value="127" table:style-name="ce5">
            <text:p>127</text:p>
          </table:table-cell>
          <table:table-cell office:value-type="float" office:value="498294" table:style-name="ce5">
            <text:p>498.294</text:p>
          </table:table-cell>
          <table:table-cell office:value-type="float" office:value="190926" table:style-name="ce5">
            <text:p>190.926</text:p>
          </table:table-cell>
          <table:table-cell office:value-type="float" office:value="476" table:style-name="ce5">
            <text:p>476</text:p>
          </table:table-cell>
          <table:table-cell office:value-type="float" office:value="127" table:style-name="ce5">
            <text:p>127</text:p>
          </table:table-cell>
          <table:table-cell office:value-type="float" office:value="43811" table:style-name="ce5">
            <text:p>43.811</text:p>
          </table:table-cell>
          <table:table-cell office:value-type="float" office:value="646011" table:style-name="ce5">
            <text:p>646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3106" table:style-name="ce5">
            <text:p>393.106</text:p>
          </table:table-cell>
          <table:table-cell office:value-type="float" office:value="296463" table:style-name="ce5">
            <text:p>296.463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float" office:value="642554" table:style-name="ce5">
            <text:p>642.554</text:p>
          </table:table-cell>
          <table:table-cell office:value-type="float" office:value="47268" table:style-name="ce5">
            <text:p>47.2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35606" table:style-name="ce5">
            <text:p>2.235.606</text:p>
          </table:table-cell>
          <table:table-cell office:value-type="float" office:value="321734" table:style-name="ce5">
            <text:p>321.734</text:p>
          </table:table-cell>
          <table:table-cell office:value-type="float" office:value="589" table:style-name="ce5">
            <text:p>589</text:p>
          </table:table-cell>
          <table:table-cell office:value-type="string" table:style-name="ce5">
            <text:p>-</text:p>
          </table:table-cell>
          <table:table-cell office:value-type="float" office:value="2442163" table:style-name="ce5">
            <text:p>2.442.163</text:p>
          </table:table-cell>
          <table:table-cell office:value-type="float" office:value="115766" table:style-name="ce5">
            <text:p>115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4493" table:style-name="ce5">
            <text:p>1.734.493</text:p>
          </table:table-cell>
          <table:table-cell office:value-type="float" office:value="823435" table:style-name="ce5">
            <text:p>823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4367" table:style-name="ce5">
            <text:p>2.014.367</text:p>
          </table:table-cell>
          <table:table-cell office:value-type="float" office:value="543562" table:style-name="ce5">
            <text:p>543.5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86416" table:style-name="ce5">
            <text:p>2.286.416</text:p>
          </table:table-cell>
          <table:table-cell office:value-type="float" office:value="271513" table:style-name="ce5">
            <text:p>27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0644" table:style-name="ce5">
            <text:p>1.240.644</text:p>
          </table:table-cell>
          <table:table-cell office:value-type="float" office:value="1317284" table:style-name="ce5">
            <text:p>1.317.2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1756" table:style-name="ce5">
            <text:p>1.481.756</text:p>
          </table:table-cell>
          <table:table-cell office:value-type="float" office:value="1076173" table:style-name="ce5">
            <text:p>1.076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96292" table:style-name="ce5">
            <text:p>2.096.292</text:p>
          </table:table-cell>
          <table:table-cell office:value-type="float" office:value="461637" table:style-name="ce5">
            <text:p>461.6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69718" table:style-name="ce5">
            <text:p>2.269.718</text:p>
          </table:table-cell>
          <table:table-cell office:value-type="float" office:value="284961" table:style-name="ce5">
            <text:p>284.961</text:p>
          </table:table-cell>
          <table:table-cell office:value-type="float" office:value="3250" table:style-name="ce5">
            <text:p>3.250</text:p>
          </table:table-cell>
          <table:table-cell office:value-type="float" office:value="0" table:style-name="ce5">
            <text:p>0</text:p>
          </table:table-cell>
          <table:table-cell office:value-type="float" office:value="1825931" table:style-name="ce5">
            <text:p>1.825.931</text:p>
          </table:table-cell>
          <table:table-cell office:value-type="float" office:value="731997" table:style-name="ce5">
            <text:p>731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2727" table:style-name="ce5">
            <text:p>262.727</text:p>
          </table:table-cell>
          <table:table-cell office:value-type="float" office:value="2295202" table:style-name="ce5">
            <text:p>2.295.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8097" table:style-name="ce5">
            <text:p>1.468.097</text:p>
          </table:table-cell>
          <table:table-cell office:value-type="float" office:value="1087727" table:style-name="ce5">
            <text:p>1.087.727</text:p>
          </table:table-cell>
          <table:table-cell office:value-type="float" office:value="2105" table:style-name="ce5">
            <text:p>2.105</text:p>
          </table:table-cell>
          <table:table-cell office:value-type="float" office:value="0" table:style-name="ce5">
            <text:p>0</text:p>
          </table:table-cell>
          <table:table-cell office:value-type="float" office:value="2377370" table:style-name="ce5">
            <text:p>2.377.370</text:p>
          </table:table-cell>
          <table:table-cell office:value-type="float" office:value="180559" table:style-name="ce5">
            <text:p>180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15599" table:style-name="ce5">
            <text:p>415.599</text:p>
          </table:table-cell>
          <table:table-cell office:value-type="float" office:value="55821" table:style-name="ce5">
            <text:p>55.82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444830" table:style-name="ce5">
            <text:p>444.830</text:p>
          </table:table-cell>
          <table:table-cell office:value-type="float" office:value="26657" table:style-name="ce5">
            <text:p>26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112" table:style-name="ce5">
            <text:p>312.112</text:p>
          </table:table-cell>
          <table:table-cell office:value-type="float" office:value="159001" table:style-name="ce5">
            <text:p>159.001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float" office:value="383597" table:style-name="ce5">
            <text:p>383.597</text:p>
          </table:table-cell>
          <table:table-cell office:value-type="float" office:value="87220" table:style-name="ce5">
            <text:p>87.220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419996" table:style-name="ce5">
            <text:p>419.996</text:p>
          </table:table-cell>
          <table:table-cell office:value-type="float" office:value="51151" table:style-name="ce5">
            <text:p>51.151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18169" table:style-name="ce5">
            <text:p>218.169</text:p>
          </table:table-cell>
          <table:table-cell office:value-type="float" office:value="253230" table:style-name="ce5">
            <text:p>253.230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299500" table:style-name="ce5">
            <text:p>299.500</text:p>
          </table:table-cell>
          <table:table-cell office:value-type="float" office:value="171988" table:style-name="ce5">
            <text:p>171.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271" table:style-name="ce5">
            <text:p>385.271</text:p>
          </table:table-cell>
          <table:table-cell office:value-type="float" office:value="86217" table:style-name="ce5">
            <text:p>86.2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2514" table:style-name="ce5">
            <text:p>422.514</text:p>
          </table:table-cell>
          <table:table-cell office:value-type="float" office:value="48663" table:style-name="ce5">
            <text:p>48.663</text:p>
          </table:table-cell>
          <table:table-cell office:value-type="float" office:value="311" table:style-name="ce5">
            <text:p>311</text:p>
          </table:table-cell>
          <table:table-cell office:value-type="float" office:value="0" table:style-name="ce5">
            <text:p>0</text:p>
          </table:table-cell>
          <table:table-cell office:value-type="float" office:value="340647" table:style-name="ce5">
            <text:p>340.647</text:p>
          </table:table-cell>
          <table:table-cell office:value-type="float" office:value="130593" table:style-name="ce5">
            <text:p>130.593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33367" table:style-name="ce5">
            <text:p>33.367</text:p>
          </table:table-cell>
          <table:table-cell office:value-type="float" office:value="438121" table:style-name="ce5">
            <text:p>438.1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228" table:style-name="ce5">
            <text:p>289.228</text:p>
          </table:table-cell>
          <table:table-cell office:value-type="float" office:value="182241" table:style-name="ce5">
            <text:p>182.241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37074" table:style-name="ce5">
            <text:p>437.074</text:p>
          </table:table-cell>
          <table:table-cell office:value-type="float" office:value="34413" table:style-name="ce5">
            <text:p>34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30790" table:style-name="ce5">
            <text:p>1.630.790</text:p>
          </table:table-cell>
          <table:table-cell office:value-type="float" office:value="511744" table:style-name="ce5">
            <text:p>511.744</text:p>
          </table:table-cell>
          <table:table-cell office:value-type="float" office:value="687" table:style-name="ce5">
            <text:p>687</text:p>
          </table:table-cell>
          <table:table-cell office:value-type="string" table:style-name="ce5">
            <text:p>-</text:p>
          </table:table-cell>
          <table:table-cell office:value-type="float" office:value="1971322" table:style-name="ce5">
            <text:p>1.971.322</text:p>
          </table:table-cell>
          <table:table-cell office:value-type="float" office:value="171074" table:style-name="ce5">
            <text:p>171.074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054484" table:style-name="ce5">
            <text:p>1.054.484</text:p>
          </table:table-cell>
          <table:table-cell office:value-type="float" office:value="1088736" table:style-name="ce5">
            <text:p>1.088.7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4742" table:style-name="ce5">
            <text:p>1.464.742</text:p>
          </table:table-cell>
          <table:table-cell office:value-type="float" office:value="678479" table:style-name="ce5">
            <text:p>678.4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8905" table:style-name="ce5">
            <text:p>1.718.905</text:p>
          </table:table-cell>
          <table:table-cell office:value-type="float" office:value="424315" table:style-name="ce5">
            <text:p>424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0222" table:style-name="ce5">
            <text:p>680.222</text:p>
          </table:table-cell>
          <table:table-cell office:value-type="float" office:value="1462998" table:style-name="ce5">
            <text:p>1.462.9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6004" table:style-name="ce5">
            <text:p>916.004</text:p>
          </table:table-cell>
          <table:table-cell office:value-type="float" office:value="1227076" table:style-name="ce5">
            <text:p>1.227.076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1457524" table:style-name="ce5">
            <text:p>1.457.524</text:p>
          </table:table-cell>
          <table:table-cell office:value-type="float" office:value="685697" table:style-name="ce5">
            <text:p>685.6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0116" table:style-name="ce5">
            <text:p>1.760.116</text:p>
          </table:table-cell>
          <table:table-cell office:value-type="float" office:value="378201" table:style-name="ce5">
            <text:p>378.201</text:p>
          </table:table-cell>
          <table:table-cell office:value-type="float" office:value="4903" table:style-name="ce5">
            <text:p>4.903</text:p>
          </table:table-cell>
          <table:table-cell office:value-type="float" office:value="0" table:style-name="ce5">
            <text:p>0</text:p>
          </table:table-cell>
          <table:table-cell office:value-type="float" office:value="1467237" table:style-name="ce5">
            <text:p>1.467.237</text:p>
          </table:table-cell>
          <table:table-cell office:value-type="float" office:value="675508" table:style-name="ce5">
            <text:p>675.50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268835" table:style-name="ce5">
            <text:p>268.835</text:p>
          </table:table-cell>
          <table:table-cell office:value-type="float" office:value="1874386" table:style-name="ce5">
            <text:p>1.874.3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75376" table:style-name="ce5">
            <text:p>1.075.376</text:p>
          </table:table-cell>
          <table:table-cell office:value-type="float" office:value="1066488" table:style-name="ce5">
            <text:p>1.066.488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1886363" table:style-name="ce5">
            <text:p>1.886.363</text:p>
          </table:table-cell>
          <table:table-cell office:value-type="float" office:value="256858" table:style-name="ce5">
            <text:p>256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93241" table:style-name="ce5">
            <text:p>2.393.241</text:p>
          </table:table-cell>
          <table:table-cell office:value-type="float" office:value="234646" table:style-name="ce5">
            <text:p>234.646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482961" table:style-name="ce5">
            <text:p>2.482.961</text:p>
          </table:table-cell>
          <table:table-cell office:value-type="float" office:value="144993" table:style-name="ce5">
            <text:p>144.9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2074" table:style-name="ce5">
            <text:p>2.012.074</text:p>
          </table:table-cell>
          <table:table-cell office:value-type="float" office:value="614676" table:style-name="ce5">
            <text:p>614.676</text:p>
          </table:table-cell>
          <table:table-cell office:value-type="float" office:value="1205" table:style-name="ce5">
            <text:p>1.205</text:p>
          </table:table-cell>
          <table:table-cell office:value-type="string" table:style-name="ce5">
            <text:p>-</text:p>
          </table:table-cell>
          <table:table-cell office:value-type="float" office:value="2265893" table:style-name="ce5">
            <text:p>2.265.893</text:p>
          </table:table-cell>
          <table:table-cell office:value-type="float" office:value="361193" table:style-name="ce5">
            <text:p>361.193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2510796" table:style-name="ce5">
            <text:p>2.510.796</text:p>
          </table:table-cell>
          <table:table-cell office:value-type="float" office:value="116818" table:style-name="ce5">
            <text:p>116.818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387860" table:style-name="ce5">
            <text:p>1.387.860</text:p>
          </table:table-cell>
          <table:table-cell office:value-type="float" office:value="1238584" table:style-name="ce5">
            <text:p>1.238.584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1732724" table:style-name="ce5">
            <text:p>1.732.724</text:p>
          </table:table-cell>
          <table:table-cell office:value-type="float" office:value="894969" table:style-name="ce5">
            <text:p>894.969</text:p>
          </table:table-cell>
          <table:table-cell office:value-type="float" office:value="0" table:style-name="ce5">
            <text:p>0</text:p>
          </table:table-cell>
          <table:table-cell office:value-type="float" office:value="261" table:style-name="ce5">
            <text:p>261</text:p>
          </table:table-cell>
          <table:table-cell office:value-type="float" office:value="2419681" table:style-name="ce5">
            <text:p>2.419.681</text:p>
          </table:table-cell>
          <table:table-cell office:value-type="float" office:value="208274" table:style-name="ce5">
            <text:p>208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09682" table:style-name="ce5">
            <text:p>2.409.682</text:p>
          </table:table-cell>
          <table:table-cell office:value-type="float" office:value="218131" table:style-name="ce5">
            <text:p>218.131</text:p>
          </table:table-cell>
          <table:table-cell office:value-type="float" office:value="15" table:style-name="ce5">
            <text:p>15</text:p>
          </table:table-cell>
          <table:table-cell office:value-type="float" office:value="127" table:style-name="ce5">
            <text:p>127</text:p>
          </table:table-cell>
          <table:table-cell office:value-type="float" office:value="1959512" table:style-name="ce5">
            <text:p>1.959.512</text:p>
          </table:table-cell>
          <table:table-cell office:value-type="float" office:value="667210" table:style-name="ce5">
            <text:p>667.210</text:p>
          </table:table-cell>
          <table:table-cell office:value-type="float" office:value="247" table:style-name="ce5">
            <text:p>247</text:p>
          </table:table-cell>
          <table:table-cell office:value-type="float" office:value="986" table:style-name="ce5">
            <text:p>986</text:p>
          </table:table-cell>
          <table:table-cell office:value-type="float" office:value="246365" table:style-name="ce5">
            <text:p>246.365</text:p>
          </table:table-cell>
          <table:table-cell office:value-type="float" office:value="2381590" table:style-name="ce5">
            <text:p>2.381.5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08698" table:style-name="ce5">
            <text:p>1.608.698</text:p>
          </table:table-cell>
          <table:table-cell office:value-type="float" office:value="1016326" table:style-name="ce5">
            <text:p>1.016.326</text:p>
          </table:table-cell>
          <table:table-cell office:value-type="float" office:value="2105" table:style-name="ce5">
            <text:p>2.105</text:p>
          </table:table-cell>
          <table:table-cell office:value-type="float" office:value="825" table:style-name="ce5">
            <text:p>825</text:p>
          </table:table-cell>
          <table:table-cell office:value-type="float" office:value="2546118" table:style-name="ce5">
            <text:p>2.546.118</text:p>
          </table:table-cell>
          <table:table-cell office:value-type="float" office:value="81837" table:style-name="ce5">
            <text:p>81.8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024031" table:style-name="ce5">
            <text:p>4.024.031</text:p>
          </table:table-cell>
          <table:table-cell office:value-type="float" office:value="746390" table:style-name="ce5">
            <text:p>746.390</text:p>
          </table:table-cell>
          <table:table-cell office:value-type="float" office:value="755" table:style-name="ce5">
            <text:p>755</text:p>
          </table:table-cell>
          <table:table-cell office:value-type="string" table:style-name="ce5">
            <text:p>-</text:p>
          </table:table-cell>
          <table:table-cell office:value-type="float" office:value="4454283" table:style-name="ce5">
            <text:p>4.454.283</text:p>
          </table:table-cell>
          <table:table-cell office:value-type="float" office:value="316068" table:style-name="ce5">
            <text:p>316.068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3066558" table:style-name="ce5">
            <text:p>3.066.558</text:p>
          </table:table-cell>
          <table:table-cell office:value-type="float" office:value="1703412" table:style-name="ce5">
            <text:p>1.703.412</text:p>
          </table:table-cell>
          <table:table-cell office:value-type="float" office:value="1205" table:style-name="ce5">
            <text:p>1.205</text:p>
          </table:table-cell>
          <table:table-cell office:value-type="string" table:style-name="ce5">
            <text:p>-</text:p>
          </table:table-cell>
          <table:table-cell office:value-type="float" office:value="3730635" table:style-name="ce5">
            <text:p>3.730.635</text:p>
          </table:table-cell>
          <table:table-cell office:value-type="float" office:value="1039672" table:style-name="ce5">
            <text:p>1.039.672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4229701" table:style-name="ce5">
            <text:p>4.229.701</text:p>
          </table:table-cell>
          <table:table-cell office:value-type="float" office:value="541133" table:style-name="ce5">
            <text:p>541.133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068082" table:style-name="ce5">
            <text:p>2.068.082</text:p>
          </table:table-cell>
          <table:table-cell office:value-type="float" office:value="2701582" table:style-name="ce5">
            <text:p>2.701.582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2648728" table:style-name="ce5">
            <text:p>2.648.728</text:p>
          </table:table-cell>
          <table:table-cell office:value-type="float" office:value="2122045" table:style-name="ce5">
            <text:p>2.122.045</text:p>
          </table:table-cell>
          <table:table-cell office:value-type="float" office:value="141" table:style-name="ce5">
            <text:p>141</text:p>
          </table:table-cell>
          <table:table-cell office:value-type="float" office:value="261" table:style-name="ce5">
            <text:p>261</text:p>
          </table:table-cell>
          <table:table-cell office:value-type="float" office:value="3877205" table:style-name="ce5">
            <text:p>3.877.205</text:p>
          </table:table-cell>
          <table:table-cell office:value-type="float" office:value="893970" table:style-name="ce5">
            <text:p>893.9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69799" table:style-name="ce5">
            <text:p>4.169.799</text:p>
          </table:table-cell>
          <table:table-cell office:value-type="float" office:value="596332" table:style-name="ce5">
            <text:p>596.332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3426749" table:style-name="ce5">
            <text:p>3.426.749</text:p>
          </table:table-cell>
          <table:table-cell office:value-type="float" office:value="1342717" table:style-name="ce5">
            <text:p>1.342.717</text:p>
          </table:table-cell>
          <table:table-cell office:value-type="float" office:value="723" table:style-name="ce5">
            <text:p>723</text:p>
          </table:table-cell>
          <table:table-cell office:value-type="float" office:value="986" table:style-name="ce5">
            <text:p>986</text:p>
          </table:table-cell>
          <table:table-cell office:value-type="float" office:value="515199" table:style-name="ce5">
            <text:p>515.199</text:p>
          </table:table-cell>
          <table:table-cell office:value-type="float" office:value="4255976" table:style-name="ce5">
            <text:p>4.255.9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4074" table:style-name="ce5">
            <text:p>2.684.074</text:p>
          </table:table-cell>
          <table:table-cell office:value-type="float" office:value="2082814" table:style-name="ce5">
            <text:p>2.082.814</text:p>
          </table:table-cell>
          <table:table-cell office:value-type="float" office:value="3462" table:style-name="ce5">
            <text:p>3.462</text:p>
          </table:table-cell>
          <table:table-cell office:value-type="float" office:value="825" table:style-name="ce5">
            <text:p>825</text:p>
          </table:table-cell>
          <table:table-cell office:value-type="float" office:value="4432481" table:style-name="ce5">
            <text:p>4.432.481</text:p>
          </table:table-cell>
          <table:table-cell office:value-type="float" office:value="338694" table:style-name="ce5">
            <text:p>338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41448" table:style-name="ce5">
            <text:p>941.448</text:p>
          </table:table-cell>
          <table:table-cell office:value-type="float" office:value="81166" table:style-name="ce5">
            <text:p>81.166</text:p>
          </table:table-cell>
          <table:table-cell office:value-type="float" office:value="683" table:style-name="ce5">
            <text:p>683</text:p>
          </table:table-cell>
          <table:table-cell office:value-type="string" table:style-name="ce5">
            <text:p>-</text:p>
          </table:table-cell>
          <table:table-cell office:value-type="float" office:value="1007277" table:style-name="ce5">
            <text:p>1.007.277</text:p>
          </table:table-cell>
          <table:table-cell office:value-type="float" office:value="16020" table:style-name="ce5">
            <text:p>16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3670" table:style-name="ce5">
            <text:p>693.670</text:p>
          </table:table-cell>
          <table:table-cell office:value-type="float" office:value="327899" table:style-name="ce5">
            <text:p>327.89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853955" table:style-name="ce5">
            <text:p>853.955</text:p>
          </table:table-cell>
          <table:table-cell office:value-type="float" office:value="169343" table:style-name="ce5">
            <text:p>169.3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2913" table:style-name="ce5">
            <text:p>912.913</text:p>
          </table:table-cell>
          <table:table-cell office:value-type="float" office:value="110385" table:style-name="ce5">
            <text:p>110.3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4628" table:style-name="ce5">
            <text:p>534.628</text:p>
          </table:table-cell>
          <table:table-cell office:value-type="float" office:value="488580" table:style-name="ce5">
            <text:p>488.580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637655" table:style-name="ce5">
            <text:p>637.655</text:p>
          </table:table-cell>
          <table:table-cell office:value-type="float" office:value="385049" table:style-name="ce5">
            <text:p>385.049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815900" table:style-name="ce5">
            <text:p>815.900</text:p>
          </table:table-cell>
          <table:table-cell office:value-type="float" office:value="206803" table:style-name="ce5">
            <text:p>206.803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953660" table:style-name="ce5">
            <text:p>953.660</text:p>
          </table:table-cell>
          <table:table-cell office:value-type="float" office:value="69637" table:style-name="ce5">
            <text:p>69.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6231" table:style-name="ce5">
            <text:p>756.231</text:p>
          </table:table-cell>
          <table:table-cell office:value-type="float" office:value="267066" table:style-name="ce5">
            <text:p>267.0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484" table:style-name="ce5">
            <text:p>80.484</text:p>
          </table:table-cell>
          <table:table-cell office:value-type="float" office:value="942631" table:style-name="ce5">
            <text:p>942.631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666483" table:style-name="ce5">
            <text:p>666.483</text:p>
          </table:table-cell>
          <table:table-cell office:value-type="float" office:value="356752" table:style-name="ce5">
            <text:p>356.75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984076" table:style-name="ce5">
            <text:p>984.076</text:p>
          </table:table-cell>
          <table:table-cell office:value-type="float" office:value="39221" table:style-name="ce5">
            <text:p>39.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416151" table:style-name="ce5">
            <text:p>1.416.151</text:p>
          </table:table-cell>
          <table:table-cell office:value-type="float" office:value="501636" table:style-name="ce5">
            <text:p>501.636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office:value-type="float" office:value="1805248" table:style-name="ce5">
            <text:p>1.805.248</text:p>
          </table:table-cell>
          <table:table-cell office:value-type="float" office:value="113085" table:style-name="ce5">
            <text:p>113.085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795720" table:style-name="ce5">
            <text:p>795.720</text:p>
          </table:table-cell>
          <table:table-cell office:value-type="float" office:value="1121709" table:style-name="ce5">
            <text:p>1.121.70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202637" table:style-name="ce5">
            <text:p>1.202.637</text:p>
          </table:table-cell>
          <table:table-cell office:value-type="float" office:value="716521" table:style-name="ce5">
            <text:p>716.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7952" table:style-name="ce5">
            <text:p>1.417.952</text:p>
          </table:table-cell>
          <table:table-cell office:value-type="float" office:value="500865" table:style-name="ce5">
            <text:p>500.865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564447" table:style-name="ce5">
            <text:p>564.447</text:p>
          </table:table-cell>
          <table:table-cell office:value-type="float" office:value="1354710" table:style-name="ce5">
            <text:p>1.354.7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5065" table:style-name="ce5">
            <text:p>775.065</text:p>
          </table:table-cell>
          <table:table-cell office:value-type="float" office:value="1143499" table:style-name="ce5">
            <text:p>1.143.499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054647" table:style-name="ce5">
            <text:p>1.054.647</text:p>
          </table:table-cell>
          <table:table-cell office:value-type="float" office:value="863917" table:style-name="ce5">
            <text:p>863.917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541210" table:style-name="ce5">
            <text:p>1.541.210</text:p>
          </table:table-cell>
          <table:table-cell office:value-type="float" office:value="374265" table:style-name="ce5">
            <text:p>374.265</text:p>
          </table:table-cell>
          <table:table-cell office:value-type="float" office:value="3556" table:style-name="ce5">
            <text:p>3.556</text:p>
          </table:table-cell>
          <table:table-cell office:value-type="float" office:value="127" table:style-name="ce5">
            <text:p>127</text:p>
          </table:table-cell>
          <table:table-cell office:value-type="float" office:value="1271597" table:style-name="ce5">
            <text:p>1.271.597</text:p>
          </table:table-cell>
          <table:table-cell office:value-type="float" office:value="646711" table:style-name="ce5">
            <text:p>646.711</text:p>
          </table:table-cell>
          <table:table-cell office:value-type="float" office:value="723" table:style-name="ce5">
            <text:p>723</text:p>
          </table:table-cell>
          <table:table-cell office:value-type="float" office:value="127" table:style-name="ce5">
            <text:p>127</text:p>
          </table:table-cell>
          <table:table-cell office:value-type="float" office:value="247748" table:style-name="ce5">
            <text:p>247.748</text:p>
          </table:table-cell>
          <table:table-cell office:value-type="float" office:value="1671409" table:style-name="ce5">
            <text:p>1.671.4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9349" table:style-name="ce5">
            <text:p>919.349</text:p>
          </table:table-cell>
          <table:table-cell office:value-type="float" office:value="997804" table:style-name="ce5">
            <text:p>997.804</text:p>
          </table:table-cell>
          <table:table-cell office:value-type="float" office:value="1357" table:style-name="ce5">
            <text:p>1.357</text:p>
          </table:table-cell>
          <table:table-cell office:value-type="float" office:value="648" table:style-name="ce5">
            <text:p>648</text:p>
          </table:table-cell>
          <table:table-cell office:value-type="float" office:value="1633364" table:style-name="ce5">
            <text:p>1.633.364</text:p>
          </table:table-cell>
          <table:table-cell office:value-type="float" office:value="285794" table:style-name="ce5">
            <text:p>285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725911" table:style-name="ce5">
            <text:p>1.725.911</text:p>
          </table:table-cell>
          <table:table-cell office:value-type="float" office:value="235921" table:style-name="ce5">
            <text:p>235.92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837829" table:style-name="ce5">
            <text:p>1.837.829</text:p>
          </table:table-cell>
          <table:table-cell office:value-type="float" office:value="124071" table:style-name="ce5">
            <text:p>124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7102" table:style-name="ce5">
            <text:p>1.387.102</text:p>
          </table:table-cell>
          <table:table-cell office:value-type="float" office:value="574422" table:style-name="ce5">
            <text:p>574.422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float" office:value="1637686" table:style-name="ce5">
            <text:p>1.637.686</text:p>
          </table:table-cell>
          <table:table-cell office:value-type="float" office:value="324017" table:style-name="ce5">
            <text:p>324.017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1850387" table:style-name="ce5">
            <text:p>1.850.387</text:p>
          </table:table-cell>
          <table:table-cell office:value-type="float" office:value="111513" table:style-name="ce5">
            <text:p>11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1458" table:style-name="ce5">
            <text:p>951.458</text:p>
          </table:table-cell>
          <table:table-cell office:value-type="float" office:value="1010442" table:style-name="ce5">
            <text:p>1.010.4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4263" table:style-name="ce5">
            <text:p>1.104.263</text:p>
          </table:table-cell>
          <table:table-cell office:value-type="float" office:value="857235" table:style-name="ce5">
            <text:p>857.235</text:p>
          </table:table-cell>
          <table:table-cell office:value-type="float" office:value="141" table:style-name="ce5">
            <text:p>141</text:p>
          </table:table-cell>
          <table:table-cell office:value-type="float" office:value="261" table:style-name="ce5">
            <text:p>261</text:p>
          </table:table-cell>
          <table:table-cell office:value-type="float" office:value="1802871" table:style-name="ce5">
            <text:p>1.802.871</text:p>
          </table:table-cell>
          <table:table-cell office:value-type="float" office:value="159029" table:style-name="ce5">
            <text:p>159.0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5806" table:style-name="ce5">
            <text:p>1.775.806</text:p>
          </table:table-cell>
          <table:table-cell office:value-type="float" office:value="184732" table:style-name="ce5">
            <text:p>184.732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1453277" table:style-name="ce5">
            <text:p>1.453.277</text:p>
          </table:table-cell>
          <table:table-cell office:value-type="float" office:value="507764" table:style-name="ce5">
            <text:p>507.764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168218" table:style-name="ce5">
            <text:p>168.218</text:p>
          </table:table-cell>
          <table:table-cell office:value-type="float" office:value="1793500" table:style-name="ce5">
            <text:p>1.793.500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1182016" table:style-name="ce5">
            <text:p>1.182.016</text:p>
          </table:table-cell>
          <table:table-cell office:value-type="float" office:value="779688" table:style-name="ce5">
            <text:p>779.688</text:p>
          </table:table-cell>
          <table:table-cell office:value-type="float" office:value="18" table:style-name="ce5">
            <text:p>18</text:p>
          </table:table-cell>
          <table:table-cell office:value-type="float" office:value="177" table:style-name="ce5">
            <text:p>177</text:p>
          </table:table-cell>
          <table:table-cell office:value-type="float" office:value="1905478" table:style-name="ce5">
            <text:p>1.905.478</text:p>
          </table:table-cell>
          <table:table-cell office:value-type="float" office:value="56421" table:style-name="ce5">
            <text:p>56.4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823416" table:style-name="ce5">
            <text:p>1.823.416</text:p>
          </table:table-cell>
          <table:table-cell office:value-type="float" office:value="89999" table:style-name="ce5">
            <text:p>89.9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8483" table:style-name="ce5">
            <text:p>1.818.483</text:p>
          </table:table-cell>
          <table:table-cell office:value-type="float" office:value="94932" table:style-name="ce5">
            <text:p>94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77406" table:style-name="ce5">
            <text:p>1.577.406</text:p>
          </table:table-cell>
          <table:table-cell office:value-type="float" office:value="335179" table:style-name="ce5">
            <text:p>335.179</text:p>
          </table:table-cell>
          <table:table-cell office:value-type="float" office:value="830" table:style-name="ce5">
            <text:p>830</text:p>
          </table:table-cell>
          <table:table-cell office:value-type="string" table:style-name="ce5">
            <text:p>-</text:p>
          </table:table-cell>
          <table:table-cell office:value-type="float" office:value="1744267" table:style-name="ce5">
            <text:p>1.744.267</text:p>
          </table:table-cell>
          <table:table-cell office:value-type="float" office:value="168477" table:style-name="ce5">
            <text:p>168.477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1874275" table:style-name="ce5">
            <text:p>1.874.275</text:p>
          </table:table-cell>
          <table:table-cell office:value-type="float" office:value="39140" table:style-name="ce5">
            <text:p>39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6805" table:style-name="ce5">
            <text:p>1.086.805</text:p>
          </table:table-cell>
          <table:table-cell office:value-type="float" office:value="825010" table:style-name="ce5">
            <text:p>825.010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1407056" table:style-name="ce5">
            <text:p>1.407.056</text:p>
          </table:table-cell>
          <table:table-cell office:value-type="float" office:value="506359" table:style-name="ce5">
            <text:p>506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5587" table:style-name="ce5">
            <text:p>1.835.587</text:p>
          </table:table-cell>
          <table:table-cell office:value-type="float" office:value="77828" table:style-name="ce5">
            <text:p>77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6444" table:style-name="ce5">
            <text:p>1.806.444</text:p>
          </table:table-cell>
          <table:table-cell office:value-type="float" office:value="106972" table:style-name="ce5">
            <text:p>106.9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8107" table:style-name="ce5">
            <text:p>1.458.107</text:p>
          </table:table-cell>
          <table:table-cell office:value-type="float" office:value="455309" table:style-name="ce5">
            <text:p>455.3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717" table:style-name="ce5">
            <text:p>179.717</text:p>
          </table:table-cell>
          <table:table-cell office:value-type="float" office:value="1733698" table:style-name="ce5">
            <text:p>1.733.6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191" table:style-name="ce5">
            <text:p>1.249.191</text:p>
          </table:table-cell>
          <table:table-cell office:value-type="float" office:value="662075" table:style-name="ce5">
            <text:p>662.075</text:p>
          </table:table-cell>
          <table:table-cell office:value-type="float" office:value="2149" table:style-name="ce5">
            <text:p>2.149</text:p>
          </table:table-cell>
          <table:table-cell office:value-type="float" office:value="0" table:style-name="ce5">
            <text:p>0</text:p>
          </table:table-cell>
          <table:table-cell office:value-type="float" office:value="1877715" table:style-name="ce5">
            <text:p>1.877.715</text:p>
          </table:table-cell>
          <table:table-cell office:value-type="float" office:value="35700" table:style-name="ce5">
            <text:p>35.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URBAN SCHOOL STUDENTS BY PERCEPTIONS OF THE EFFECTS OF INTERNET USE IN EDUCATIONA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The activities carried out on the Internet make them want to learn new things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learn things that improve their performan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think about what they want to work with in the future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solve difficulties or problems they fa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do things they found difficult to do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increase their interest in class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00608" table:style-name="ce5">
            <text:p>5.300.608</text:p>
          </table:table-cell>
          <table:table-cell office:value-type="float" office:value="487980" table:style-name="ce5">
            <text:p>487.980</text:p>
          </table:table-cell>
          <table:table-cell office:value-type="float" office:value="4963" table:style-name="ce5">
            <text:p>4.963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5247162" table:style-name="ce5">
            <text:p>5.247.162</text:p>
          </table:table-cell>
          <table:table-cell office:value-type="float" office:value="542638" table:style-name="ce5">
            <text:p>542.638</text:p>
          </table:table-cell>
          <table:table-cell office:value-type="float" office:value="4672" table:style-name="ce5">
            <text:p>4.6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77640" table:style-name="ce5">
            <text:p>5.077.640</text:p>
          </table:table-cell>
          <table:table-cell office:value-type="float" office:value="705187" table:style-name="ce5">
            <text:p>705.187</text:p>
          </table:table-cell>
          <table:table-cell office:value-type="float" office:value="11033" table:style-name="ce5">
            <text:p>11.03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4309420" table:style-name="ce5">
            <text:p>4.309.420</text:p>
          </table:table-cell>
          <table:table-cell office:value-type="float" office:value="1480470" table:style-name="ce5">
            <text:p>1.480.470</text:p>
          </table:table-cell>
          <table:table-cell office:value-type="float" office:value="3802" table:style-name="ce5">
            <text:p>3.802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5427368" table:style-name="ce5">
            <text:p>5.427.368</text:p>
          </table:table-cell>
          <table:table-cell office:value-type="float" office:value="364149" table:style-name="ce5">
            <text:p>364.149</text:p>
          </table:table-cell>
          <table:table-cell office:value-type="float" office:value="2956" table:style-name="ce5">
            <text:p>2.9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7544" table:style-name="ce5">
            <text:p>4.657.544</text:p>
          </table:table-cell>
          <table:table-cell office:value-type="float" office:value="1129218" table:style-name="ce5">
            <text:p>1.129.218</text:p>
          </table:table-cell>
          <table:table-cell office:value-type="float" office:value="7141" table:style-name="ce5">
            <text:p>7.141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772922" table:style-name="ce5">
            <text:p>2.772.922</text:p>
          </table:table-cell>
          <table:table-cell office:value-type="float" office:value="249997" table:style-name="ce5">
            <text:p>249.997</text:p>
          </table:table-cell>
          <table:table-cell office:value-type="float" office:value="31" table:style-name="ce5">
            <text:p>31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2740057" table:style-name="ce5">
            <text:p>2.740.057</text:p>
          </table:table-cell>
          <table:table-cell office:value-type="float" office:value="282854" table:style-name="ce5">
            <text:p>282.854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56830" table:style-name="ce5">
            <text:p>2.656.830</text:p>
          </table:table-cell>
          <table:table-cell office:value-type="float" office:value="359532" table:style-name="ce5">
            <text:p>359.532</text:p>
          </table:table-cell>
          <table:table-cell office:value-type="float" office:value="7510" table:style-name="ce5">
            <text:p>7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9287" table:style-name="ce5">
            <text:p>2.169.287</text:p>
          </table:table-cell>
          <table:table-cell office:value-type="float" office:value="852110" table:style-name="ce5">
            <text:p>852.110</text:p>
          </table:table-cell>
          <table:table-cell office:value-type="float" office:value="1695" table:style-name="ce5">
            <text:p>1.695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2823847" table:style-name="ce5">
            <text:p>2.823.847</text:p>
          </table:table-cell>
          <table:table-cell office:value-type="float" office:value="198251" table:style-name="ce5">
            <text:p>198.251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47325" table:style-name="ce5">
            <text:p>2.447.325</text:p>
          </table:table-cell>
          <table:table-cell office:value-type="float" office:value="575493" table:style-name="ce5">
            <text:p>575.493</text:p>
          </table:table-cell>
          <table:table-cell office:value-type="float" office:value="485" table:style-name="ce5">
            <text:p>485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527686" table:style-name="ce5">
            <text:p>2.527.686</text:p>
          </table:table-cell>
          <table:table-cell office:value-type="float" office:value="237983" table:style-name="ce5">
            <text:p>237.983</text:p>
          </table:table-cell>
          <table:table-cell office:value-type="float" office:value="4932" table:style-name="ce5">
            <text:p>4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07105" table:style-name="ce5">
            <text:p>2.507.105</text:p>
          </table:table-cell>
          <table:table-cell office:value-type="float" office:value="259784" table:style-name="ce5">
            <text:p>259.784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20810" table:style-name="ce5">
            <text:p>2.420.810</text:p>
          </table:table-cell>
          <table:table-cell office:value-type="float" office:value="345656" table:style-name="ce5">
            <text:p>345.656</text:p>
          </table:table-cell>
          <table:table-cell office:value-type="float" office:value="3523" table:style-name="ce5">
            <text:p>3.52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2140134" table:style-name="ce5">
            <text:p>2.140.134</text:p>
          </table:table-cell>
          <table:table-cell office:value-type="float" office:value="628360" table:style-name="ce5">
            <text:p>628.360</text:p>
          </table:table-cell>
          <table:table-cell office:value-type="float" office:value="2107" table:style-name="ce5">
            <text:p>2.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03521" table:style-name="ce5">
            <text:p>2.603.521</text:p>
          </table:table-cell>
          <table:table-cell office:value-type="float" office:value="165898" table:style-name="ce5">
            <text:p>165.898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0219" table:style-name="ce5">
            <text:p>2.210.219</text:p>
          </table:table-cell>
          <table:table-cell office:value-type="float" office:value="553725" table:style-name="ce5">
            <text:p>553.725</text:p>
          </table:table-cell>
          <table:table-cell office:value-type="float" office:value="6657" table:style-name="ce5">
            <text:p>6.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73120" table:style-name="ce5">
            <text:p>473.120</text:p>
          </table:table-cell>
          <table:table-cell office:value-type="float" office:value="28878" table:style-name="ce5">
            <text:p>28.878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6069" table:style-name="ce5">
            <text:p>466.069</text:p>
          </table:table-cell>
          <table:table-cell office:value-type="float" office:value="35758" table:style-name="ce5">
            <text:p>35.758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5421" table:style-name="ce5">
            <text:p>445.421</text:p>
          </table:table-cell>
          <table:table-cell office:value-type="float" office:value="56612" table:style-name="ce5">
            <text:p>56.612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0352" table:style-name="ce5">
            <text:p>390.352</text:p>
          </table:table-cell>
          <table:table-cell office:value-type="float" office:value="111460" table:style-name="ce5">
            <text:p>111.460</text:p>
          </table:table-cell>
          <table:table-cell office:value-type="float" office:value="345" table:style-name="ce5">
            <text:p>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6924" table:style-name="ce5">
            <text:p>476.924</text:p>
          </table:table-cell>
          <table:table-cell office:value-type="float" office:value="25232" table:style-name="ce5">
            <text:p>25.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2831" table:style-name="ce5">
            <text:p>412.831</text:p>
          </table:table-cell>
          <table:table-cell office:value-type="float" office:value="88941" table:style-name="ce5">
            <text:p>88.941</text:p>
          </table:table-cell>
          <table:table-cell office:value-type="float" office:value="385" table:style-name="ce5">
            <text:p>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71449" table:style-name="ce5">
            <text:p>1.471.449</text:p>
          </table:table-cell>
          <table:table-cell office:value-type="float" office:value="100018" table:style-name="ce5">
            <text:p>100.018</text:p>
          </table:table-cell>
          <table:table-cell office:value-type="float" office:value="688" table:style-name="ce5">
            <text:p>688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1440191" table:style-name="ce5">
            <text:p>1.440.191</text:p>
          </table:table-cell>
          <table:table-cell office:value-type="float" office:value="132792" table:style-name="ce5">
            <text:p>132.792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5006" table:style-name="ce5">
            <text:p>1.385.006</text:p>
          </table:table-cell>
          <table:table-cell office:value-type="float" office:value="184078" table:style-name="ce5">
            <text:p>184.078</text:p>
          </table:table-cell>
          <table:table-cell office:value-type="float" office:value="3400" table:style-name="ce5">
            <text:p>3.400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190258" table:style-name="ce5">
            <text:p>1.190.258</text:p>
          </table:table-cell>
          <table:table-cell office:value-type="float" office:value="380756" table:style-name="ce5">
            <text:p>380.756</text:p>
          </table:table-cell>
          <table:table-cell office:value-type="float" office:value="2063" table:style-name="ce5">
            <text:p>2.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7454" table:style-name="ce5">
            <text:p>1.467.454</text:p>
          </table:table-cell>
          <table:table-cell office:value-type="float" office:value="104441" table:style-name="ce5">
            <text:p>104.441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6131" table:style-name="ce5">
            <text:p>1.316.131</text:p>
          </table:table-cell>
          <table:table-cell office:value-type="float" office:value="254673" table:style-name="ce5">
            <text:p>254.673</text:p>
          </table:table-cell>
          <table:table-cell office:value-type="float" office:value="1824" table:style-name="ce5">
            <text:p>1.824</text:p>
          </table:table-cell>
          <table:table-cell office:value-type="float" office:value="450" table:style-name="ce5">
            <text:p>45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40289" table:style-name="ce5">
            <text:p>640.289</text:p>
          </table:table-cell>
          <table:table-cell office:value-type="float" office:value="49502" table:style-name="ce5">
            <text:p>49.502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5098" table:style-name="ce5">
            <text:p>615.098</text:p>
          </table:table-cell>
          <table:table-cell office:value-type="float" office:value="72956" table:style-name="ce5">
            <text:p>72.95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0772" table:style-name="ce5">
            <text:p>580.772</text:p>
          </table:table-cell>
          <table:table-cell office:value-type="float" office:value="109050" table:style-name="ce5">
            <text:p>109.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736" table:style-name="ce5">
            <text:p>487.736</text:p>
          </table:table-cell>
          <table:table-cell office:value-type="float" office:value="200570" table:style-name="ce5">
            <text:p>200.570</text:p>
          </table:table-cell>
          <table:table-cell office:value-type="float" office:value="825" table:style-name="ce5">
            <text:p>825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43146" table:style-name="ce5">
            <text:p>643.146</text:p>
          </table:table-cell>
          <table:table-cell office:value-type="float" office:value="46676" table:style-name="ce5">
            <text:p>46.6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5926" table:style-name="ce5">
            <text:p>535.926</text:p>
          </table:table-cell>
          <table:table-cell office:value-type="float" office:value="152628" table:style-name="ce5">
            <text:p>152.628</text:p>
          </table:table-cell>
          <table:table-cell office:value-type="float" office:value="1223" table:style-name="ce5">
            <text:p>1.223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83777" table:style-name="ce5">
            <text:p>2.283.777</text:p>
          </table:table-cell>
          <table:table-cell office:value-type="float" office:value="270921" table:style-name="ce5">
            <text:p>270.921</text:p>
          </table:table-cell>
          <table:table-cell office:value-type="float" office:value="3231" table:style-name="ce5">
            <text:p>3.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7359" table:style-name="ce5">
            <text:p>2.297.359</text:p>
          </table:table-cell>
          <table:table-cell office:value-type="float" office:value="258470" table:style-name="ce5">
            <text:p>258.470</text:p>
          </table:table-cell>
          <table:table-cell office:value-type="float" office:value="2100" table:style-name="ce5">
            <text:p>2.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52215" table:style-name="ce5">
            <text:p>2.252.215</text:p>
          </table:table-cell>
          <table:table-cell office:value-type="float" office:value="298204" table:style-name="ce5">
            <text:p>298.204</text:p>
          </table:table-cell>
          <table:table-cell office:value-type="float" office:value="7510" table:style-name="ce5">
            <text:p>7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3967" table:style-name="ce5">
            <text:p>1.893.967</text:p>
          </table:table-cell>
          <table:table-cell office:value-type="float" office:value="663961" table:style-name="ce5">
            <text:p>663.9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04243" table:style-name="ce5">
            <text:p>2.404.243</text:p>
          </table:table-cell>
          <table:table-cell office:value-type="float" office:value="151913" table:style-name="ce5">
            <text:p>151.913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26685" table:style-name="ce5">
            <text:p>2.026.685</text:p>
          </table:table-cell>
          <table:table-cell office:value-type="float" office:value="527782" table:style-name="ce5">
            <text:p>527.782</text:p>
          </table:table-cell>
          <table:table-cell office:value-type="float" office:value="3462" table:style-name="ce5">
            <text:p>3.4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1972" table:style-name="ce5">
            <text:p>431.972</text:p>
          </table:table-cell>
          <table:table-cell office:value-type="float" office:value="38661" table:style-name="ce5">
            <text:p>38.661</text:p>
          </table:table-cell>
          <table:table-cell office:value-type="float" office:value="855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445" table:style-name="ce5">
            <text:p>428.445</text:p>
          </table:table-cell>
          <table:table-cell office:value-type="float" office:value="42663" table:style-name="ce5">
            <text:p>42.663</text:p>
          </table:table-cell>
          <table:table-cell office:value-type="float" office:value="380" table:style-name="ce5">
            <text:p>3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4225" table:style-name="ce5">
            <text:p>414.225</text:p>
          </table:table-cell>
          <table:table-cell office:value-type="float" office:value="57244" table:style-name="ce5">
            <text:p>57.244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47107" table:style-name="ce5">
            <text:p>347.107</text:p>
          </table:table-cell>
          <table:table-cell office:value-type="float" office:value="123722" table:style-name="ce5">
            <text:p>123.722</text:p>
          </table:table-cell>
          <table:table-cell office:value-type="float" office:value="570" table:style-name="ce5">
            <text:p>570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435601" table:style-name="ce5">
            <text:p>435.601</text:p>
          </table:table-cell>
          <table:table-cell office:value-type="float" office:value="35887" table:style-name="ce5">
            <text:p>35.8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5972" table:style-name="ce5">
            <text:p>365.972</text:p>
          </table:table-cell>
          <table:table-cell office:value-type="float" office:value="105193" table:style-name="ce5">
            <text:p>105.193</text:p>
          </table:table-cell>
          <table:table-cell office:value-type="float" office:value="248" table:style-name="ce5">
            <text:p>248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10451" table:style-name="ce5">
            <text:p>1.910.451</text:p>
          </table:table-cell>
          <table:table-cell office:value-type="float" office:value="230639" table:style-name="ce5">
            <text:p>230.639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079" table:style-name="ce5">
            <text:p>1.837.079</text:p>
          </table:table-cell>
          <table:table-cell office:value-type="float" office:value="302944" table:style-name="ce5">
            <text:p>302.944</text:p>
          </table:table-cell>
          <table:table-cell office:value-type="float" office:value="3198" table:style-name="ce5">
            <text:p>3.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04085" table:style-name="ce5">
            <text:p>1.804.085</text:p>
          </table:table-cell>
          <table:table-cell office:value-type="float" office:value="330831" table:style-name="ce5">
            <text:p>330.831</text:p>
          </table:table-cell>
          <table:table-cell office:value-type="float" office:value="8305" table:style-name="ce5">
            <text:p>8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8799" table:style-name="ce5">
            <text:p>1.388.799</text:p>
          </table:table-cell>
          <table:table-cell office:value-type="float" office:value="750893" table:style-name="ce5">
            <text:p>750.893</text:p>
          </table:table-cell>
          <table:table-cell office:value-type="float" office:value="2837" table:style-name="ce5">
            <text:p>2.837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1926999" table:style-name="ce5">
            <text:p>1.926.999</text:p>
          </table:table-cell>
          <table:table-cell office:value-type="float" office:value="214936" table:style-name="ce5">
            <text:p>214.936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3828" table:style-name="ce5">
            <text:p>1.663.828</text:p>
          </table:table-cell>
          <table:table-cell office:value-type="float" office:value="475280" table:style-name="ce5">
            <text:p>475.280</text:p>
          </table:table-cell>
          <table:table-cell office:value-type="float" office:value="3617" table:style-name="ce5">
            <text:p>3.617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40491" table:style-name="ce5">
            <text:p>2.440.491</text:p>
          </table:table-cell>
          <table:table-cell office:value-type="float" office:value="184556" table:style-name="ce5">
            <text:p>184.556</text:p>
          </table:table-cell>
          <table:table-cell office:value-type="float" office:value="1986" table:style-name="ce5">
            <text:p>1.986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2451683" table:style-name="ce5">
            <text:p>2.451.683</text:p>
          </table:table-cell>
          <table:table-cell office:value-type="float" office:value="175418" table:style-name="ce5">
            <text:p>175.418</text:p>
          </table:table-cell>
          <table:table-cell office:value-type="float" office:value="853" table:style-name="ce5">
            <text:p>8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8366" table:style-name="ce5">
            <text:p>2.378.366</text:p>
          </table:table-cell>
          <table:table-cell office:value-type="float" office:value="248984" table:style-name="ce5">
            <text:p>248.984</text:p>
          </table:table-cell>
          <table:table-cell office:value-type="float" office:value="585" table:style-name="ce5">
            <text:p>58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2123385" table:style-name="ce5">
            <text:p>2.123.385</text:p>
          </table:table-cell>
          <table:table-cell office:value-type="float" office:value="504569" table:style-name="ce5">
            <text:p>504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8186" table:style-name="ce5">
            <text:p>2.528.186</text:p>
          </table:table-cell>
          <table:table-cell office:value-type="float" office:value="99281" table:style-name="ce5">
            <text:p>99.281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7150" table:style-name="ce5">
            <text:p>2.157.150</text:p>
          </table:table-cell>
          <table:table-cell office:value-type="float" office:value="469030" table:style-name="ce5">
            <text:p>469.030</text:p>
          </table:table-cell>
          <table:table-cell office:value-type="float" office:value="1701" table:style-name="ce5">
            <text:p>1.701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350942" table:style-name="ce5">
            <text:p>4.350.942</text:p>
          </table:table-cell>
          <table:table-cell office:value-type="float" office:value="415194" table:style-name="ce5">
            <text:p>415.194</text:p>
          </table:table-cell>
          <table:table-cell office:value-type="float" office:value="4117" table:style-name="ce5">
            <text:p>4.117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4288762" table:style-name="ce5">
            <text:p>4.288.762</text:p>
          </table:table-cell>
          <table:table-cell office:value-type="float" office:value="478361" table:style-name="ce5">
            <text:p>478.361</text:p>
          </table:table-cell>
          <table:table-cell office:value-type="float" office:value="4052" table:style-name="ce5">
            <text:p>4.0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82451" table:style-name="ce5">
            <text:p>4.182.451</text:p>
          </table:table-cell>
          <table:table-cell office:value-type="float" office:value="579815" table:style-name="ce5">
            <text:p>579.815</text:p>
          </table:table-cell>
          <table:table-cell office:value-type="float" office:value="8890" table:style-name="ce5">
            <text:p>8.89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512184" table:style-name="ce5">
            <text:p>3.512.184</text:p>
          </table:table-cell>
          <table:table-cell office:value-type="float" office:value="1255462" table:style-name="ce5">
            <text:p>1.255.462</text:p>
          </table:table-cell>
          <table:table-cell office:value-type="float" office:value="2837" table:style-name="ce5">
            <text:p>2.837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4455185" table:style-name="ce5">
            <text:p>4.455.185</text:p>
          </table:table-cell>
          <table:table-cell office:value-type="float" office:value="314217" table:style-name="ce5">
            <text:p>314.217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0978" table:style-name="ce5">
            <text:p>3.820.978</text:p>
          </table:table-cell>
          <table:table-cell office:value-type="float" office:value="944310" table:style-name="ce5">
            <text:p>944.310</text:p>
          </table:table-cell>
          <table:table-cell office:value-type="float" office:value="5318" table:style-name="ce5">
            <text:p>5.318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49666" table:style-name="ce5">
            <text:p>949.666</text:p>
          </table:table-cell>
          <table:table-cell office:value-type="float" office:value="72785" table:style-name="ce5">
            <text:p>72.785</text:p>
          </table:table-cell>
          <table:table-cell office:value-type="float" office:value="846" table:style-name="ce5">
            <text:p>8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8400" table:style-name="ce5">
            <text:p>958.400</text:p>
          </table:table-cell>
          <table:table-cell office:value-type="float" office:value="64277" table:style-name="ce5">
            <text:p>64.277</text:p>
          </table:table-cell>
          <table:table-cell office:value-type="float" office:value="621" table:style-name="ce5">
            <text:p>6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189" table:style-name="ce5">
            <text:p>895.189</text:p>
          </table:table-cell>
          <table:table-cell office:value-type="float" office:value="125372" table:style-name="ce5">
            <text:p>125.372</text:p>
          </table:table-cell>
          <table:table-cell office:value-type="float" office:value="2143" table:style-name="ce5">
            <text:p>2.143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797236" table:style-name="ce5">
            <text:p>797.236</text:p>
          </table:table-cell>
          <table:table-cell office:value-type="float" office:value="225008" table:style-name="ce5">
            <text:p>225.008</text:p>
          </table:table-cell>
          <table:table-cell office:value-type="float" office:value="965" table:style-name="ce5">
            <text:p>965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972183" table:style-name="ce5">
            <text:p>972.183</text:p>
          </table:table-cell>
          <table:table-cell office:value-type="float" office:value="49932" table:style-name="ce5">
            <text:p>49.932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6566" table:style-name="ce5">
            <text:p>836.566</text:p>
          </table:table-cell>
          <table:table-cell office:value-type="float" office:value="184908" table:style-name="ce5">
            <text:p>184.908</text:p>
          </table:table-cell>
          <table:table-cell office:value-type="float" office:value="1824" table:style-name="ce5">
            <text:p>1.8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706530" table:style-name="ce5">
            <text:p>1.706.530</text:p>
          </table:table-cell>
          <table:table-cell office:value-type="float" office:value="209808" table:style-name="ce5">
            <text:p>209.808</text:p>
          </table:table-cell>
          <table:table-cell office:value-type="float" office:value="2820" table:style-name="ce5">
            <text:p>2.8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1580" table:style-name="ce5">
            <text:p>1.621.580</text:p>
          </table:table-cell>
          <table:table-cell office:value-type="float" office:value="293996" table:style-name="ce5">
            <text:p>293.996</text:p>
          </table:table-cell>
          <table:table-cell office:value-type="float" office:value="3581" table:style-name="ce5">
            <text:p>3.5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0883" table:style-name="ce5">
            <text:p>1.530.883</text:p>
          </table:table-cell>
          <table:table-cell office:value-type="float" office:value="377234" table:style-name="ce5">
            <text:p>377.234</text:p>
          </table:table-cell>
          <table:table-cell office:value-type="float" office:value="10447" table:style-name="ce5">
            <text:p>10.447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198414" table:style-name="ce5">
            <text:p>1.198.414</text:p>
          </table:table-cell>
          <table:table-cell office:value-type="float" office:value="718219" table:style-name="ce5">
            <text:p>718.219</text:p>
          </table:table-cell>
          <table:table-cell office:value-type="float" office:value="1834" table:style-name="ce5">
            <text:p>1.834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1692814" table:style-name="ce5">
            <text:p>1.692.814</text:p>
          </table:table-cell>
          <table:table-cell office:value-type="float" office:value="223875" table:style-name="ce5">
            <text:p>223.875</text:p>
          </table:table-cell>
          <table:table-cell office:value-type="float" office:value="2468" table:style-name="ce5">
            <text:p>2.4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2092" table:style-name="ce5">
            <text:p>1.482.092</text:p>
          </table:table-cell>
          <table:table-cell office:value-type="float" office:value="432958" table:style-name="ce5">
            <text:p>432.958</text:p>
          </table:table-cell>
          <table:table-cell office:value-type="float" office:value="4108" table:style-name="ce5">
            <text:p>4.1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779101" table:style-name="ce5">
            <text:p>1.779.101</text:p>
          </table:table-cell>
          <table:table-cell office:value-type="float" office:value="180655" table:style-name="ce5">
            <text:p>180.655</text:p>
          </table:table-cell>
          <table:table-cell office:value-type="float" office:value="2144" table:style-name="ce5">
            <text:p>2.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0938" table:style-name="ce5">
            <text:p>1.810.938</text:p>
          </table:table-cell>
          <table:table-cell office:value-type="float" office:value="150122" table:style-name="ce5">
            <text:p>150.122</text:p>
          </table:table-cell>
          <table:table-cell office:value-type="float" office:value="840" table:style-name="ce5">
            <text:p>8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66006" table:style-name="ce5">
            <text:p>1.766.006</text:p>
          </table:table-cell>
          <table:table-cell office:value-type="float" office:value="195770" table:style-name="ce5">
            <text:p>195.770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8437" table:style-name="ce5">
            <text:p>1.508.437</text:p>
          </table:table-cell>
          <table:table-cell office:value-type="float" office:value="452020" table:style-name="ce5">
            <text:p>452.020</text:p>
          </table:table-cell>
          <table:table-cell office:value-type="float" office:value="1443" table:style-name="ce5">
            <text:p>1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79587" table:style-name="ce5">
            <text:p>1.879.587</text:p>
          </table:table-cell>
          <table:table-cell office:value-type="float" office:value="81826" table:style-name="ce5">
            <text:p>81.826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4620" table:style-name="ce5">
            <text:p>1.564.620</text:p>
          </table:table-cell>
          <table:table-cell office:value-type="float" office:value="394554" table:style-name="ce5">
            <text:p>394.554</text:p>
          </table:table-cell>
          <table:table-cell office:value-type="float" office:value="2231" table:style-name="ce5">
            <text:p>2.231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814976" table:style-name="ce5">
            <text:p>1.814.976</text:p>
          </table:table-cell>
          <table:table-cell office:value-type="float" office:value="97517" table:style-name="ce5">
            <text:p>97.517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1814643" table:style-name="ce5">
            <text:p>1.814.643</text:p>
          </table:table-cell>
          <table:table-cell office:value-type="float" office:value="98521" table:style-name="ce5">
            <text:p>98.521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0751" table:style-name="ce5">
            <text:p>1.780.751</text:p>
          </table:table-cell>
          <table:table-cell office:value-type="float" office:value="132183" table:style-name="ce5">
            <text:p>132.183</text:p>
          </table:table-cell>
          <table:table-cell office:value-type="float" office:value="462" table:style-name="ce5">
            <text:p>46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602569" table:style-name="ce5">
            <text:p>1.602.569</text:p>
          </table:table-cell>
          <table:table-cell office:value-type="float" office:value="310231" table:style-name="ce5">
            <text:p>310.231</text:p>
          </table:table-cell>
          <table:table-cell office:value-type="float" office:value="525" table:style-name="ce5">
            <text:p>525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1854967" table:style-name="ce5">
            <text:p>1.854.967</text:p>
          </table:table-cell>
          <table:table-cell office:value-type="float" office:value="58448" table:style-name="ce5">
            <text:p>58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0832" table:style-name="ce5">
            <text:p>1.610.832</text:p>
          </table:table-cell>
          <table:table-cell office:value-type="float" office:value="301706" table:style-name="ce5">
            <text:p>301.706</text:p>
          </table:table-cell>
          <table:table-cell office:value-type="float" office:value="802" table:style-name="ce5">
            <text:p>802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URBAN SCHOOL STUDENTS BY ASPIRATIONS TO WORK WITH TECHNOLOGY,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69251" table:style-name="ce5">
            <text:p>3.969.251</text:p>
          </table:table-cell>
          <table:table-cell office:value-type="float" office:value="2987754" table:style-name="ce5">
            <text:p>2.987.754</text:p>
          </table:table-cell>
          <table:table-cell office:value-type="float" office:value="2448" table:style-name="ce5">
            <text:p>2.448</text:p>
          </table:table-cell>
          <table:table-cell office:value-type="float" office:value="1423" table:style-name="ce5">
            <text:p>1.4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707163" table:style-name="ce5">
            <text:p>1.707.163</text:p>
          </table:table-cell>
          <table:table-cell office:value-type="float" office:value="1886731" table:style-name="ce5">
            <text:p>1.886.731</text:p>
          </table:table-cell>
          <table:table-cell office:value-type="float" office:value="2344" table:style-name="ce5">
            <text:p>2.344</text:p>
          </table:table-cell>
          <table:table-cell office:value-type="float" office:value="375" table:style-name="ce5">
            <text:p>3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262087" table:style-name="ce5">
            <text:p>2.262.087</text:p>
          </table:table-cell>
          <table:table-cell office:value-type="float" office:value="1101023" table:style-name="ce5">
            <text:p>1.101.023</text:p>
          </table:table-cell>
          <table:table-cell office:value-type="float" office:value="104" table:style-name="ce5">
            <text:p>104</text:p>
          </table:table-cell>
          <table:table-cell office:value-type="float" office:value="1048" table:style-name="ce5">
            <text:p>1.04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28152" table:style-name="ce5">
            <text:p>428.152</text:p>
          </table:table-cell>
          <table:table-cell office:value-type="float" office:value="260193" table:style-name="ce5">
            <text:p>260.193</text:p>
          </table:table-cell>
          <table:table-cell office:value-type="float" office:value="464" table:style-name="ce5">
            <text:p>46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91065" table:style-name="ce5">
            <text:p>1.091.065</text:p>
          </table:table-cell>
          <table:table-cell office:value-type="float" office:value="922921" table:style-name="ce5">
            <text:p>922.921</text:p>
          </table:table-cell>
          <table:table-cell office:value-type="float" office:value="845" table:style-name="ce5">
            <text:p>845</text:p>
          </table:table-cell>
          <table:table-cell office:value-type="float" office:value="969" table:style-name="ce5">
            <text:p>96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54831" table:style-name="ce5">
            <text:p>454.831</text:p>
          </table:table-cell>
          <table:table-cell office:value-type="float" office:value="339730" table:style-name="ce5">
            <text:p>339.730</text:p>
          </table:table-cell>
          <table:table-cell office:value-type="float" office:value="21" table:style-name="ce5">
            <text:p>21</text:p>
          </table:table-cell>
          <table:table-cell office:value-type="float" office:value="454" table:style-name="ce5">
            <text:p>45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77166" table:style-name="ce5">
            <text:p>1.677.166</text:p>
          </table:table-cell>
          <table:table-cell office:value-type="float" office:value="1234419" table:style-name="ce5">
            <text:p>1.234.419</text:p>
          </table:table-cell>
          <table:table-cell office:value-type="float" office:value="979" table:style-name="ce5">
            <text:p>97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18037" table:style-name="ce5">
            <text:p>318.037</text:p>
          </table:table-cell>
          <table:table-cell office:value-type="float" office:value="230492" table:style-name="ce5">
            <text:p>230.492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13372" table:style-name="ce5">
            <text:p>1.513.372</text:p>
          </table:table-cell>
          <table:table-cell office:value-type="float" office:value="1342627" table:style-name="ce5">
            <text:p>1.342.627</text:p>
          </table:table-cell>
          <table:table-cell office:value-type="float" office:value="324" table:style-name="ce5">
            <text:p>324</text:p>
          </table:table-cell>
          <table:table-cell office:value-type="float" office:value="829" table:style-name="ce5">
            <text:p>8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25277" table:style-name="ce5">
            <text:p>1.825.277</text:p>
          </table:table-cell>
          <table:table-cell office:value-type="float" office:value="1139447" table:style-name="ce5">
            <text:p>1.139.447</text:p>
          </table:table-cell>
          <table:table-cell office:value-type="float" office:value="1983" table:style-name="ce5">
            <text:p>1.98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38649" table:style-name="ce5">
            <text:p>3.338.649</text:p>
          </table:table-cell>
          <table:table-cell office:value-type="float" office:value="2482074" table:style-name="ce5">
            <text:p>2.482.074</text:p>
          </table:table-cell>
          <table:table-cell office:value-type="float" office:value="2307" table:style-name="ce5">
            <text:p>2.307</text:p>
          </table:table-cell>
          <table:table-cell office:value-type="float" office:value="829" table:style-name="ce5">
            <text:p>8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0602" table:style-name="ce5">
            <text:p>630.602</text:p>
          </table:table-cell>
          <table:table-cell office:value-type="float" office:value="505680" table:style-name="ce5">
            <text:p>505.680</text:p>
          </table:table-cell>
          <table:table-cell office:value-type="float" office:value="141" table:style-name="ce5">
            <text:p>141</text:p>
          </table:table-cell>
          <table:table-cell office:value-type="float" office:value="594" table:style-name="ce5">
            <text:p>594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449063" table:style-name="ce5">
            <text:p>1.449.063</text:p>
          </table:table-cell>
          <table:table-cell office:value-type="float" office:value="1290841" table:style-name="ce5">
            <text:p>1.290.841</text:p>
          </table:table-cell>
          <table:table-cell office:value-type="float" office:value="428" table:style-name="ce5">
            <text:p>428</text:p>
          </table:table-cell>
          <table:table-cell office:value-type="float" office:value="1423" table:style-name="ce5">
            <text:p>1.423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292258" table:style-name="ce5">
            <text:p>1.292.258</text:p>
          </table:table-cell>
          <table:table-cell office:value-type="float" office:value="879447" table:style-name="ce5">
            <text:p>879.447</text:p>
          </table:table-cell>
          <table:table-cell office:value-type="float" office:value="779" table:style-name="ce5">
            <text:p>7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227930" table:style-name="ce5">
            <text:p>1.227.930</text:p>
          </table:table-cell>
          <table:table-cell office:value-type="float" office:value="817466" table:style-name="ce5">
            <text:p>817.466</text:p>
          </table:table-cell>
          <table:table-cell office:value-type="float" office:value="1241" table:style-name="ce5">
            <text:p>1.24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URBAN SCHOOL STUDENTS BY HOW THEY LEARNED TO USE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ir own</text:p>
          </table:table-cell>
          <table:covered-table-cell table:number-columns-repeated="3"/>
          <table:table-cell office:value-type="string" table:number-columns-spanned="4" table:number-rows-spanned="1" table:style-name="ce8">
            <text:p>With teachers or educators at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students or friends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people</text:p>
          </table:table-cell>
          <table:covered-table-cell table:number-columns-repeated="3"/>
          <table:table-cell office:value-type="string" table:number-columns-spanned="4" table:number-rows-spanned="1" table:style-name="ce8">
            <text:p>Through online videos or tutorials</text:p>
          </table:table-cell>
          <table:covered-table-cell table:number-columns-repeated="3"/>
          <table:table-cell office:value-type="string" table:number-columns-spanned="1" table:number-rows-spanned="1" table:style-name="ce8">
            <text:p>Does not look for updates on the Internet and computer usage</text:p>
          </table:table-cell>
          <table:table-cell office:value-type="string" table:number-columns-spanned="4" table:number-rows-spanned="1" table:style-name="ce8">
            <text:p>With parents and guardian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91277" table:style-name="ce5">
            <text:p>1.491.277</text:p>
          </table:table-cell>
          <table:table-cell office:value-type="float" office:value="4301873" table:style-name="ce5">
            <text:p>4.301.873</text:p>
          </table:table-cell>
          <table:table-cell office:value-type="float" office:value="860" table:style-name="ce5">
            <text:p>860</text:p>
          </table:table-cell>
          <table:table-cell office:value-type="float" office:value="463" table:style-name="ce5">
            <text:p>463</text:p>
          </table:table-cell>
          <table:table-cell office:value-type="float" office:value="4628292" table:style-name="ce5">
            <text:p>4.628.292</text:p>
          </table:table-cell>
          <table:table-cell office:value-type="float" office:value="1165735" table:style-name="ce5">
            <text:p>1.165.735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2581574" table:style-name="ce5">
            <text:p>2.581.574</text:p>
          </table:table-cell>
          <table:table-cell office:value-type="float" office:value="3210514" table:style-name="ce5">
            <text:p>3.210.514</text:p>
          </table:table-cell>
          <table:table-cell office:value-type="float" office:value="1213" table:style-name="ce5">
            <text:p>1.213</text:p>
          </table:table-cell>
          <table:table-cell office:value-type="float" office:value="1172" table:style-name="ce5">
            <text:p>1.172</text:p>
          </table:table-cell>
          <table:table-cell office:value-type="float" office:value="4250601" table:style-name="ce5">
            <text:p>4.250.601</text:p>
          </table:table-cell>
          <table:table-cell office:value-type="float" office:value="1542078" table:style-name="ce5">
            <text:p>1.542.078</text:p>
          </table:table-cell>
          <table:table-cell office:value-type="float" office:value="1705" table:style-name="ce5">
            <text:p>1.705</text:p>
          </table:table-cell>
          <table:table-cell office:value-type="float" office:value="89" table:style-name="ce5">
            <text:p>89</text:p>
          </table:table-cell>
          <table:table-cell office:value-type="float" office:value="3904704" table:style-name="ce5">
            <text:p>3.904.704</text:p>
          </table:table-cell>
          <table:table-cell office:value-type="float" office:value="1889594" table:style-name="ce5">
            <text:p>1.889.594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4635516" table:style-name="ce5">
            <text:p>4.635.516</text:p>
          </table:table-cell>
          <table:table-cell office:value-type="float" office:value="1158647" table:style-name="ce5">
            <text:p>1.158.647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46275" table:style-name="ce5">
            <text:p>46.275</text:p>
          </table:table-cell>
          <table:table-cell office:value-type="float" office:value="3275664" table:style-name="ce5">
            <text:p>3.275.664</text:p>
          </table:table-cell>
          <table:table-cell office:value-type="float" office:value="2518809" table:style-name="ce5">
            <text:p>2.518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31305" table:style-name="ce5">
            <text:p>831.305</text:p>
          </table:table-cell>
          <table:table-cell office:value-type="float" office:value="2192076" table:style-name="ce5">
            <text:p>2.192.076</text:p>
          </table:table-cell>
          <table:table-cell office:value-type="float" office:value="29" table:style-name="ce5">
            <text:p>29</text:p>
          </table:table-cell>
          <table:table-cell office:value-type="float" office:value="463" table:style-name="ce5">
            <text:p>463</text:p>
          </table:table-cell>
          <table:table-cell office:value-type="float" office:value="2392928" table:style-name="ce5">
            <text:p>2.392.928</text:p>
          </table:table-cell>
          <table:table-cell office:value-type="float" office:value="630944" table:style-name="ce5">
            <text:p>630.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5828" table:style-name="ce5">
            <text:p>1.405.828</text:p>
          </table:table-cell>
          <table:table-cell office:value-type="float" office:value="1617045" table:style-name="ce5">
            <text:p>1.617.045</text:p>
          </table:table-cell>
          <table:table-cell office:value-type="float" office:value="1000" table:style-name="ce5">
            <text:p>1.000</text:p>
          </table:table-cell>
          <table:table-cell office:value-type="float" office:value="0" table:style-name="ce5">
            <text:p>0</text:p>
          </table:table-cell>
          <table:table-cell office:value-type="float" office:value="2281243" table:style-name="ce5">
            <text:p>2.281.243</text:p>
          </table:table-cell>
          <table:table-cell office:value-type="float" office:value="742503" table:style-name="ce5">
            <text:p>742.503</text:p>
          </table:table-cell>
          <table:table-cell office:value-type="float" office:value="37" table:style-name="ce5">
            <text:p>37</text:p>
          </table:table-cell>
          <table:table-cell office:value-type="float" office:value="89" table:style-name="ce5">
            <text:p>89</text:p>
          </table:table-cell>
          <table:table-cell office:value-type="float" office:value="2122627" table:style-name="ce5">
            <text:p>2.122.627</text:p>
          </table:table-cell>
          <table:table-cell office:value-type="float" office:value="901165" table:style-name="ce5">
            <text:p>901.165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416770" table:style-name="ce5">
            <text:p>2.416.770</text:p>
          </table:table-cell>
          <table:table-cell office:value-type="float" office:value="606933" table:style-name="ce5">
            <text:p>606.933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10463" table:style-name="ce5">
            <text:p>10.463</text:p>
          </table:table-cell>
          <table:table-cell office:value-type="float" office:value="1828237" table:style-name="ce5">
            <text:p>1.828.237</text:p>
          </table:table-cell>
          <table:table-cell office:value-type="float" office:value="1195635" table:style-name="ce5">
            <text:p>1.195.6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59972" table:style-name="ce5">
            <text:p>659.972</text:p>
          </table:table-cell>
          <table:table-cell office:value-type="float" office:value="2109797" table:style-name="ce5">
            <text:p>2.109.797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2235364" table:style-name="ce5">
            <text:p>2.235.364</text:p>
          </table:table-cell>
          <table:table-cell office:value-type="float" office:value="534791" table:style-name="ce5">
            <text:p>534.791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1175746" table:style-name="ce5">
            <text:p>1.175.746</text:p>
          </table:table-cell>
          <table:table-cell office:value-type="float" office:value="1593469" table:style-name="ce5">
            <text:p>1.593.469</text:p>
          </table:table-cell>
          <table:table-cell office:value-type="float" office:value="213" table:style-name="ce5">
            <text:p>213</text:p>
          </table:table-cell>
          <table:table-cell office:value-type="float" office:value="1172" table:style-name="ce5">
            <text:p>1.172</text:p>
          </table:table-cell>
          <table:table-cell office:value-type="float" office:value="1969358" table:style-name="ce5">
            <text:p>1.969.358</text:p>
          </table:table-cell>
          <table:table-cell office:value-type="float" office:value="799575" table:style-name="ce5">
            <text:p>799.575</text:p>
          </table:table-cell>
          <table:table-cell office:value-type="float" office:value="1668" table:style-name="ce5">
            <text:p>1.668</text:p>
          </table:table-cell>
          <table:table-cell office:value-type="float" office:value="0" table:style-name="ce5">
            <text:p>0</text:p>
          </table:table-cell>
          <table:table-cell office:value-type="float" office:value="1782078" table:style-name="ce5">
            <text:p>1.782.078</text:p>
          </table:table-cell>
          <table:table-cell office:value-type="float" office:value="988428" table:style-name="ce5">
            <text:p>988.428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218746" table:style-name="ce5">
            <text:p>2.218.746</text:p>
          </table:table-cell>
          <table:table-cell office:value-type="float" office:value="551714" table:style-name="ce5">
            <text:p>551.714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35812" table:style-name="ce5">
            <text:p>35.812</text:p>
          </table:table-cell>
          <table:table-cell office:value-type="float" office:value="1447427" table:style-name="ce5">
            <text:p>1.447.427</text:p>
          </table:table-cell>
          <table:table-cell office:value-type="float" office:value="1323174" table:style-name="ce5">
            <text:p>1.323.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3575" table:style-name="ce5">
            <text:p>153.575</text:p>
          </table:table-cell>
          <table:table-cell office:value-type="float" office:value="348320" table:style-name="ce5">
            <text:p>348.32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369519" table:style-name="ce5">
            <text:p>369.519</text:p>
          </table:table-cell>
          <table:table-cell office:value-type="float" office:value="132340" table:style-name="ce5">
            <text:p>132.340</text:p>
          </table:table-cell>
          <table:table-cell office:value-type="float" office:value="0" table:style-name="ce5">
            <text:p>0</text:p>
          </table:table-cell>
          <table:table-cell office:value-type="float" office:value="297" table:style-name="ce5">
            <text:p>297</text:p>
          </table:table-cell>
          <table:table-cell office:value-type="float" office:value="219958" table:style-name="ce5">
            <text:p>219.958</text:p>
          </table:table-cell>
          <table:table-cell office:value-type="float" office:value="281984" table:style-name="ce5">
            <text:p>281.984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346186" table:style-name="ce5">
            <text:p>346.186</text:p>
          </table:table-cell>
          <table:table-cell office:value-type="float" office:value="155844" table:style-name="ce5">
            <text:p>155.844</text:p>
          </table:table-cell>
          <table:table-cell office:value-type="float" office:value="37" table:style-name="ce5">
            <text:p>37</text:p>
          </table:table-cell>
          <table:table-cell office:value-type="float" office:value="89" table:style-name="ce5">
            <text:p>89</text:p>
          </table:table-cell>
          <table:table-cell office:value-type="float" office:value="344132" table:style-name="ce5">
            <text:p>344.132</text:p>
          </table:table-cell>
          <table:table-cell office:value-type="float" office:value="158025" table:style-name="ce5">
            <text:p>158.0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703" table:style-name="ce5">
            <text:p>386.703</text:p>
          </table:table-cell>
          <table:table-cell office:value-type="float" office:value="115357" table:style-name="ce5">
            <text:p>115.357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7291" table:style-name="ce5">
            <text:p>7.291</text:p>
          </table:table-cell>
          <table:table-cell office:value-type="float" office:value="286372" table:style-name="ce5">
            <text:p>286.372</text:p>
          </table:table-cell>
          <table:table-cell office:value-type="float" office:value="215784" table:style-name="ce5">
            <text:p>21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2193" table:style-name="ce5">
            <text:p>382.193</text:p>
          </table:table-cell>
          <table:table-cell office:value-type="float" office:value="1190884" table:style-name="ce5">
            <text:p>1.190.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3057" table:style-name="ce5">
            <text:p>1.223.057</text:p>
          </table:table-cell>
          <table:table-cell office:value-type="float" office:value="350021" table:style-name="ce5">
            <text:p>350.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7235" table:style-name="ce5">
            <text:p>627.235</text:p>
          </table:table-cell>
          <table:table-cell office:value-type="float" office:value="945112" table:style-name="ce5">
            <text:p>945.112</text:p>
          </table:table-cell>
          <table:table-cell office:value-type="float" office:value="730" table:style-name="ce5">
            <text:p>730</text:p>
          </table:table-cell>
          <table:table-cell office:value-type="float" office:value="0" table:style-name="ce5">
            <text:p>0</text:p>
          </table:table-cell>
          <table:table-cell office:value-type="float" office:value="1087257" table:style-name="ce5">
            <text:p>1.087.257</text:p>
          </table:table-cell>
          <table:table-cell office:value-type="float" office:value="485821" table:style-name="ce5">
            <text:p>485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0876" table:style-name="ce5">
            <text:p>1.040.876</text:p>
          </table:table-cell>
          <table:table-cell office:value-type="float" office:value="532107" table:style-name="ce5">
            <text:p>532.107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27724" table:style-name="ce5">
            <text:p>1.227.724</text:p>
          </table:table-cell>
          <table:table-cell office:value-type="float" office:value="345354" table:style-name="ce5">
            <text:p>345.3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47" table:style-name="ce5">
            <text:p>7.147</text:p>
          </table:table-cell>
          <table:table-cell office:value-type="float" office:value="773821" table:style-name="ce5">
            <text:p>773.821</text:p>
          </table:table-cell>
          <table:table-cell office:value-type="float" office:value="799257" table:style-name="ce5">
            <text:p>799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79268" table:style-name="ce5">
            <text:p>179.268</text:p>
          </table:table-cell>
          <table:table-cell office:value-type="float" office:value="510092" table:style-name="ce5">
            <text:p>510.092</text:p>
          </table:table-cell>
          <table:table-cell office:value-type="float" office:value="0" table:style-name="ce5">
            <text:p>0</text:p>
          </table:table-cell>
          <table:table-cell office:value-type="float" office:value="463" table:style-name="ce5">
            <text:p>463</text:p>
          </table:table-cell>
          <table:table-cell office:value-type="float" office:value="542218" table:style-name="ce5">
            <text:p>542.218</text:p>
          </table:table-cell>
          <table:table-cell office:value-type="float" office:value="147604" table:style-name="ce5">
            <text:p>147.6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319" table:style-name="ce5">
            <text:p>340.319</text:p>
          </table:table-cell>
          <table:table-cell office:value-type="float" office:value="348287" table:style-name="ce5">
            <text:p>348.287</text:p>
          </table:table-cell>
          <table:table-cell office:value-type="float" office:value="72" table:style-name="ce5">
            <text:p>72</text:p>
          </table:table-cell>
          <table:table-cell office:value-type="float" office:value="1143" table:style-name="ce5">
            <text:p>1.143</text:p>
          </table:table-cell>
          <table:table-cell office:value-type="float" office:value="531401" table:style-name="ce5">
            <text:p>531.401</text:p>
          </table:table-cell>
          <table:table-cell office:value-type="float" office:value="158421" table:style-name="ce5">
            <text:p>158.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821" table:style-name="ce5">
            <text:p>490.821</text:p>
          </table:table-cell>
          <table:table-cell office:value-type="float" office:value="199001" table:style-name="ce5">
            <text:p>199.0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5563" table:style-name="ce5">
            <text:p>545.563</text:p>
          </table:table-cell>
          <table:table-cell office:value-type="float" office:value="144046" table:style-name="ce5">
            <text:p>144.046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4097" table:style-name="ce5">
            <text:p>4.097</text:p>
          </table:table-cell>
          <table:table-cell office:value-type="float" office:value="424682" table:style-name="ce5">
            <text:p>424.682</text:p>
          </table:table-cell>
          <table:table-cell office:value-type="float" office:value="265141" table:style-name="ce5">
            <text:p>265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45455" table:style-name="ce5">
            <text:p>645.455</text:p>
          </table:table-cell>
          <table:table-cell office:value-type="float" office:value="1912473" table:style-name="ce5">
            <text:p>1.912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563" table:style-name="ce5">
            <text:p>2.110.563</text:p>
          </table:table-cell>
          <table:table-cell office:value-type="float" office:value="447218" table:style-name="ce5">
            <text:p>447.218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180789" table:style-name="ce5">
            <text:p>1.180.789</text:p>
          </table:table-cell>
          <table:table-cell office:value-type="float" office:value="1377140" table:style-name="ce5">
            <text:p>1.377.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8141" table:style-name="ce5">
            <text:p>1.938.141</text:p>
          </table:table-cell>
          <table:table-cell office:value-type="float" office:value="618367" table:style-name="ce5">
            <text:p>618.367</text:p>
          </table:table-cell>
          <table:table-cell office:value-type="float" office:value="1421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1725841" table:style-name="ce5">
            <text:p>1.725.841</text:p>
          </table:table-cell>
          <table:table-cell office:value-type="float" office:value="832088" table:style-name="ce5">
            <text:p>832.0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80071" table:style-name="ce5">
            <text:p>2.080.071</text:p>
          </table:table-cell>
          <table:table-cell office:value-type="float" office:value="477858" table:style-name="ce5">
            <text:p>477.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056" table:style-name="ce5">
            <text:p>26.056</text:p>
          </table:table-cell>
          <table:table-cell office:value-type="float" office:value="1537679" table:style-name="ce5">
            <text:p>1.537.679</text:p>
          </table:table-cell>
          <table:table-cell office:value-type="float" office:value="1020250" table:style-name="ce5">
            <text:p>1.020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0786" table:style-name="ce5">
            <text:p>130.786</text:p>
          </table:table-cell>
          <table:table-cell office:value-type="float" office:value="340104" table:style-name="ce5">
            <text:p>340.104</text:p>
          </table:table-cell>
          <table:table-cell office:value-type="float" office:value="598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382935" table:style-name="ce5">
            <text:p>382.935</text:p>
          </table:table-cell>
          <table:table-cell office:value-type="float" office:value="88553" table:style-name="ce5">
            <text:p>88.5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3272" table:style-name="ce5">
            <text:p>213.272</text:p>
          </table:table-cell>
          <table:table-cell office:value-type="float" office:value="257989" table:style-name="ce5">
            <text:p>257.989</text:p>
          </table:table-cell>
          <table:table-cell office:value-type="float" office:value="197" table:style-name="ce5">
            <text:p>197</text:p>
          </table:table-cell>
          <table:table-cell office:value-type="float" office:value="29" table:style-name="ce5">
            <text:p>29</text:p>
          </table:table-cell>
          <table:table-cell office:value-type="float" office:value="347616" table:style-name="ce5">
            <text:p>347.616</text:p>
          </table:table-cell>
          <table:table-cell office:value-type="float" office:value="123625" table:style-name="ce5">
            <text:p>123.625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303035" table:style-name="ce5">
            <text:p>303.035</text:p>
          </table:table-cell>
          <table:table-cell office:value-type="float" office:value="168373" table:style-name="ce5">
            <text:p>168.373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395456" table:style-name="ce5">
            <text:p>395.456</text:p>
          </table:table-cell>
          <table:table-cell office:value-type="float" office:value="76032" table:style-name="ce5">
            <text:p>76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5" table:style-name="ce5">
            <text:p>1.685</text:p>
          </table:table-cell>
          <table:table-cell office:value-type="float" office:value="253110" table:style-name="ce5">
            <text:p>253.110</text:p>
          </table:table-cell>
          <table:table-cell office:value-type="float" office:value="218378" table:style-name="ce5">
            <text:p>218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03662" table:style-name="ce5">
            <text:p>403.662</text:p>
          </table:table-cell>
          <table:table-cell office:value-type="float" office:value="1738348" table:style-name="ce5">
            <text:p>1.738.348</text:p>
          </table:table-cell>
          <table:table-cell office:value-type="float" office:value="747" table:style-name="ce5">
            <text:p>747</text:p>
          </table:table-cell>
          <table:table-cell office:value-type="float" office:value="463" table:style-name="ce5">
            <text:p>463</text:p>
          </table:table-cell>
          <table:table-cell office:value-type="float" office:value="1464888" table:style-name="ce5">
            <text:p>1.464.888</text:p>
          </table:table-cell>
          <table:table-cell office:value-type="float" office:value="677887" table:style-name="ce5">
            <text:p>677.887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1002013" table:style-name="ce5">
            <text:p>1.002.013</text:p>
          </table:table-cell>
          <table:table-cell office:value-type="float" office:value="1141207" table:style-name="ce5">
            <text:p>1.141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0927" table:style-name="ce5">
            <text:p>1.400.927</text:p>
          </table:table-cell>
          <table:table-cell office:value-type="float" office:value="740873" table:style-name="ce5">
            <text:p>740.873</text:p>
          </table:table-cell>
          <table:table-cell office:value-type="float" office:value="1421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1484059" table:style-name="ce5">
            <text:p>1.484.059</text:p>
          </table:table-cell>
          <table:table-cell office:value-type="float" office:value="659162" table:style-name="ce5">
            <text:p>659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93977" table:style-name="ce5">
            <text:p>1.493.977</text:p>
          </table:table-cell>
          <table:table-cell office:value-type="float" office:value="649244" table:style-name="ce5">
            <text:p>649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847" table:style-name="ce5">
            <text:p>34.847</text:p>
          </table:table-cell>
          <table:table-cell office:value-type="float" office:value="1410976" table:style-name="ce5">
            <text:p>1.410.976</text:p>
          </table:table-cell>
          <table:table-cell office:value-type="float" office:value="732245" table:style-name="ce5">
            <text:p>732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26430" table:style-name="ce5">
            <text:p>826.430</text:p>
          </table:table-cell>
          <table:table-cell office:value-type="float" office:value="1801412" table:style-name="ce5">
            <text:p>1.801.412</text:p>
          </table:table-cell>
          <table:table-cell office:value-type="float" office:value="113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float" office:value="2286627" table:style-name="ce5">
            <text:p>2.286.627</text:p>
          </table:table-cell>
          <table:table-cell office:value-type="float" office:value="341327" table:style-name="ce5">
            <text:p>341.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1647" table:style-name="ce5">
            <text:p>1.081.647</text:p>
          </table:table-cell>
          <table:table-cell office:value-type="float" office:value="1545137" table:style-name="ce5">
            <text:p>1.545.137</text:p>
          </table:table-cell>
          <table:table-cell office:value-type="float" office:value="1141" table:style-name="ce5">
            <text:p>1.141</text:p>
          </table:table-cell>
          <table:table-cell office:value-type="float" office:value="29" table:style-name="ce5">
            <text:p>29</text:p>
          </table:table-cell>
          <table:table-cell office:value-type="float" office:value="1986529" table:style-name="ce5">
            <text:p>1.986.529</text:p>
          </table:table-cell>
          <table:table-cell office:value-type="float" office:value="641089" table:style-name="ce5">
            <text:p>641.089</text:p>
          </table:table-cell>
          <table:table-cell office:value-type="float" office:value="247" table:style-name="ce5">
            <text:p>247</text:p>
          </table:table-cell>
          <table:table-cell office:value-type="float" office:value="89" table:style-name="ce5">
            <text:p>89</text:p>
          </table:table-cell>
          <table:table-cell office:value-type="float" office:value="1700470" table:style-name="ce5">
            <text:p>1.700.470</text:p>
          </table:table-cell>
          <table:table-cell office:value-type="float" office:value="927485" table:style-name="ce5">
            <text:p>927.4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0351" table:style-name="ce5">
            <text:p>2.250.351</text:p>
          </table:table-cell>
          <table:table-cell office:value-type="float" office:value="377366" table:style-name="ce5">
            <text:p>377.366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9944" table:style-name="ce5">
            <text:p>9.944</text:p>
          </table:table-cell>
          <table:table-cell office:value-type="float" office:value="1174950" table:style-name="ce5">
            <text:p>1.174.950</text:p>
          </table:table-cell>
          <table:table-cell office:value-type="float" office:value="1453004" table:style-name="ce5">
            <text:p>1.453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230092" table:style-name="ce5">
            <text:p>1.230.092</text:p>
          </table:table-cell>
          <table:table-cell office:value-type="float" office:value="3539761" table:style-name="ce5">
            <text:p>3.539.761</text:p>
          </table:table-cell>
          <table:table-cell office:value-type="float" office:value="860" table:style-name="ce5">
            <text:p>860</text:p>
          </table:table-cell>
          <table:table-cell office:value-type="float" office:value="463" table:style-name="ce5">
            <text:p>463</text:p>
          </table:table-cell>
          <table:table-cell office:value-type="float" office:value="3751515" table:style-name="ce5">
            <text:p>3.751.515</text:p>
          </table:table-cell>
          <table:table-cell office:value-type="float" office:value="1019214" table:style-name="ce5">
            <text:p>1.019.214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2083661" table:style-name="ce5">
            <text:p>2.083.661</text:p>
          </table:table-cell>
          <table:table-cell office:value-type="float" office:value="2686345" table:style-name="ce5">
            <text:p>2.686.345</text:p>
          </table:table-cell>
          <table:table-cell office:value-type="float" office:value="1141" table:style-name="ce5">
            <text:p>1.141</text:p>
          </table:table-cell>
          <table:table-cell office:value-type="float" office:value="29" table:style-name="ce5">
            <text:p>29</text:p>
          </table:table-cell>
          <table:table-cell office:value-type="float" office:value="3387457" table:style-name="ce5">
            <text:p>3.387.457</text:p>
          </table:table-cell>
          <table:table-cell office:value-type="float" office:value="1381962" table:style-name="ce5">
            <text:p>1.381.962</text:p>
          </table:table-cell>
          <table:table-cell office:value-type="float" office:value="1668" table:style-name="ce5">
            <text:p>1.668</text:p>
          </table:table-cell>
          <table:table-cell office:value-type="float" office:value="89" table:style-name="ce5">
            <text:p>89</text:p>
          </table:table-cell>
          <table:table-cell office:value-type="float" office:value="3184529" table:style-name="ce5">
            <text:p>3.184.529</text:p>
          </table:table-cell>
          <table:table-cell office:value-type="float" office:value="1586646" table:style-name="ce5">
            <text:p>1.586.6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4328" table:style-name="ce5">
            <text:p>3.744.328</text:p>
          </table:table-cell>
          <table:table-cell office:value-type="float" office:value="1026610" table:style-name="ce5">
            <text:p>1.026.610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44791" table:style-name="ce5">
            <text:p>44.791</text:p>
          </table:table-cell>
          <table:table-cell office:value-type="float" office:value="2585926" table:style-name="ce5">
            <text:p>2.585.926</text:p>
          </table:table-cell>
          <table:table-cell office:value-type="float" office:value="2185250" table:style-name="ce5">
            <text:p>2.185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61185" table:style-name="ce5">
            <text:p>261.185</text:p>
          </table:table-cell>
          <table:table-cell office:value-type="float" office:value="762113" table:style-name="ce5">
            <text:p>762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6777" table:style-name="ce5">
            <text:p>876.777</text:p>
          </table:table-cell>
          <table:table-cell office:value-type="float" office:value="146521" table:style-name="ce5">
            <text:p>146.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913" table:style-name="ce5">
            <text:p>497.913</text:p>
          </table:table-cell>
          <table:table-cell office:value-type="float" office:value="524169" table:style-name="ce5">
            <text:p>524.169</text:p>
          </table:table-cell>
          <table:table-cell office:value-type="float" office:value="72" table:style-name="ce5">
            <text:p>72</text:p>
          </table:table-cell>
          <table:table-cell office:value-type="float" office:value="1143" table:style-name="ce5">
            <text:p>1.143</text:p>
          </table:table-cell>
          <table:table-cell office:value-type="float" office:value="863144" table:style-name="ce5">
            <text:p>863.144</text:p>
          </table:table-cell>
          <table:table-cell office:value-type="float" office:value="160116" table:style-name="ce5">
            <text:p>160.116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20175" table:style-name="ce5">
            <text:p>720.175</text:p>
          </table:table-cell>
          <table:table-cell office:value-type="float" office:value="302948" table:style-name="ce5">
            <text:p>302.948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891188" table:style-name="ce5">
            <text:p>891.188</text:p>
          </table:table-cell>
          <table:table-cell office:value-type="float" office:value="132037" table:style-name="ce5">
            <text:p>132.037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484" table:style-name="ce5">
            <text:p>1.484</text:p>
          </table:table-cell>
          <table:table-cell office:value-type="float" office:value="689738" table:style-name="ce5">
            <text:p>689.738</text:p>
          </table:table-cell>
          <table:table-cell office:value-type="float" office:value="333559" table:style-name="ce5">
            <text:p>333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92817" table:style-name="ce5">
            <text:p>292.817</text:p>
          </table:table-cell>
          <table:table-cell office:value-type="float" office:value="1625130" table:style-name="ce5">
            <text:p>1.625.130</text:p>
          </table:table-cell>
          <table:table-cell office:value-type="float" office:value="747" table:style-name="ce5">
            <text:p>747</text:p>
          </table:table-cell>
          <table:table-cell office:value-type="float" office:value="463" table:style-name="ce5">
            <text:p>463</text:p>
          </table:table-cell>
          <table:table-cell office:value-type="float" office:value="1203597" table:style-name="ce5">
            <text:p>1.203.597</text:p>
          </table:table-cell>
          <table:table-cell office:value-type="float" office:value="715561" table:style-name="ce5">
            <text:p>715.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9938" table:style-name="ce5">
            <text:p>1.009.938</text:p>
          </table:table-cell>
          <table:table-cell office:value-type="float" office:value="909118" table:style-name="ce5">
            <text:p>909.118</text:p>
          </table:table-cell>
          <table:table-cell office:value-type="float" office:value="72" table:style-name="ce5">
            <text:p>72</text:p>
          </table:table-cell>
          <table:table-cell office:value-type="float" office:value="29" table:style-name="ce5">
            <text:p>29</text:p>
          </table:table-cell>
          <table:table-cell office:value-type="float" office:value="1217519" table:style-name="ce5">
            <text:p>1.217.519</text:p>
          </table:table-cell>
          <table:table-cell office:value-type="float" office:value="699971" table:style-name="ce5">
            <text:p>699.971</text:p>
          </table:table-cell>
          <table:table-cell office:value-type="float" office:value="1668" table:style-name="ce5">
            <text:p>1.668</text:p>
          </table:table-cell>
          <table:table-cell office:value-type="float" office:value="0" table:style-name="ce5">
            <text:p>0</text:p>
          </table:table-cell>
          <table:table-cell office:value-type="float" office:value="1469412" table:style-name="ce5">
            <text:p>1.469.412</text:p>
          </table:table-cell>
          <table:table-cell office:value-type="float" office:value="449651" table:style-name="ce5">
            <text:p>449.651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47416" table:style-name="ce5">
            <text:p>1.247.416</text:p>
          </table:table-cell>
          <table:table-cell office:value-type="float" office:value="671669" table:style-name="ce5">
            <text:p>671.669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6467" table:style-name="ce5">
            <text:p>26.467</text:p>
          </table:table-cell>
          <table:table-cell office:value-type="float" office:value="1482547" table:style-name="ce5">
            <text:p>1.482.547</text:p>
          </table:table-cell>
          <table:table-cell office:value-type="float" office:value="436610" table:style-name="ce5">
            <text:p>436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47942" table:style-name="ce5">
            <text:p>547.942</text:p>
          </table:table-cell>
          <table:table-cell office:value-type="float" office:value="1413874" table:style-name="ce5">
            <text:p>1.413.874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695710" table:style-name="ce5">
            <text:p>1.695.710</text:p>
          </table:table-cell>
          <table:table-cell office:value-type="float" office:value="265744" table:style-name="ce5">
            <text:p>265.744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822998" table:style-name="ce5">
            <text:p>822.998</text:p>
          </table:table-cell>
          <table:table-cell office:value-type="float" office:value="1136618" table:style-name="ce5">
            <text:p>1.136.618</text:p>
          </table:table-cell>
          <table:table-cell office:value-type="float" office:value="1141" table:style-name="ce5">
            <text:p>1.141</text:p>
          </table:table-cell>
          <table:table-cell office:value-type="float" office:value="1143" table:style-name="ce5">
            <text:p>1.143</text:p>
          </table:table-cell>
          <table:table-cell office:value-type="float" office:value="1556146" table:style-name="ce5">
            <text:p>1.556.146</text:p>
          </table:table-cell>
          <table:table-cell office:value-type="float" office:value="405717" table:style-name="ce5">
            <text:p>405.71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1238566" table:style-name="ce5">
            <text:p>1.238.566</text:p>
          </table:table-cell>
          <table:table-cell office:value-type="float" office:value="723334" table:style-name="ce5">
            <text:p>723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1208" table:style-name="ce5">
            <text:p>1.691.208</text:p>
          </table:table-cell>
          <table:table-cell office:value-type="float" office:value="270552" table:style-name="ce5">
            <text:p>270.552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6731" table:style-name="ce5">
            <text:p>16.731</text:p>
          </table:table-cell>
          <table:table-cell office:value-type="float" office:value="1071740" table:style-name="ce5">
            <text:p>1.071.740</text:p>
          </table:table-cell>
          <table:table-cell office:value-type="float" office:value="890160" table:style-name="ce5">
            <text:p>890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650518" table:style-name="ce5">
            <text:p>650.518</text:p>
          </table:table-cell>
          <table:table-cell office:value-type="float" office:value="1262869" table:style-name="ce5">
            <text:p>1.262.869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728985" table:style-name="ce5">
            <text:p>1.728.985</text:p>
          </table:table-cell>
          <table:table-cell office:value-type="float" office:value="184430" table:style-name="ce5">
            <text:p>184.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637" table:style-name="ce5">
            <text:p>748.637</text:p>
          </table:table-cell>
          <table:table-cell office:value-type="float" office:value="1164778" table:style-name="ce5">
            <text:p>1.164.7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6936" table:style-name="ce5">
            <text:p>1.476.936</text:p>
          </table:table-cell>
          <table:table-cell office:value-type="float" office:value="436390" table:style-name="ce5">
            <text:p>436.39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196727" table:style-name="ce5">
            <text:p>1.196.727</text:p>
          </table:table-cell>
          <table:table-cell office:value-type="float" office:value="716609" table:style-name="ce5">
            <text:p>716.609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696892" table:style-name="ce5">
            <text:p>1.696.892</text:p>
          </table:table-cell>
          <table:table-cell office:value-type="float" office:value="216426" table:style-name="ce5">
            <text:p>216.426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3077" table:style-name="ce5">
            <text:p>3.077</text:p>
          </table:table-cell>
          <table:table-cell office:value-type="float" office:value="721376" table:style-name="ce5">
            <text:p>721.376</text:p>
          </table:table-cell>
          <table:table-cell office:value-type="float" office:value="1192039" table:style-name="ce5">
            <text:p>1.192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URBAN SCHOOL STUDENTS BY GUIDANCE RECEIVED FROM TEACHERS ON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Helped them use the Internet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Asked them to compare information from different websit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Indicated which websites they should use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ught them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Told them what to do if something bothered them on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92498" table:style-name="ce5">
            <text:p>3.892.498</text:p>
          </table:table-cell>
          <table:table-cell office:value-type="float" office:value="3064204" table:style-name="ce5">
            <text:p>3.064.204</text:p>
          </table:table-cell>
          <table:table-cell office:value-type="float" office:value="3926" table:style-name="ce5">
            <text:p>3.926</text:p>
          </table:table-cell>
          <table:table-cell office:value-type="float" office:value="247" table:style-name="ce5">
            <text:p>247</text:p>
          </table:table-cell>
          <table:table-cell office:value-type="float" office:value="3653640" table:style-name="ce5">
            <text:p>3.653.640</text:p>
          </table:table-cell>
          <table:table-cell office:value-type="float" office:value="3277324" table:style-name="ce5">
            <text:p>3.277.324</text:p>
          </table:table-cell>
          <table:table-cell office:value-type="float" office:value="26290" table:style-name="ce5">
            <text:p>26.290</text:p>
          </table:table-cell>
          <table:table-cell office:value-type="float" office:value="3622" table:style-name="ce5">
            <text:p>3.622</text:p>
          </table:table-cell>
          <table:table-cell office:value-type="float" office:value="4171916" table:style-name="ce5">
            <text:p>4.171.916</text:p>
          </table:table-cell>
          <table:table-cell office:value-type="float" office:value="2772921" table:style-name="ce5">
            <text:p>2.772.921</text:p>
          </table:table-cell>
          <table:table-cell office:value-type="float" office:value="13528" table:style-name="ce5">
            <text:p>13.528</text:p>
          </table:table-cell>
          <table:table-cell office:value-type="float" office:value="2510" table:style-name="ce5">
            <text:p>2.510</text:p>
          </table:table-cell>
          <table:table-cell office:value-type="float" office:value="3524852" table:style-name="ce5">
            <text:p>3.524.852</text:p>
          </table:table-cell>
          <table:table-cell office:value-type="float" office:value="3421800" table:style-name="ce5">
            <text:p>3.421.800</text:p>
          </table:table-cell>
          <table:table-cell office:value-type="float" office:value="9174" table:style-name="ce5">
            <text:p>9.174</text:p>
          </table:table-cell>
          <table:table-cell office:value-type="float" office:value="5050" table:style-name="ce5">
            <text:p>5.050</text:p>
          </table:table-cell>
          <table:table-cell office:value-type="float" office:value="2779516" table:style-name="ce5">
            <text:p>2.779.516</text:p>
          </table:table-cell>
          <table:table-cell office:value-type="float" office:value="4167422" table:style-name="ce5">
            <text:p>4.167.422</text:p>
          </table:table-cell>
          <table:table-cell office:value-type="float" office:value="12647" table:style-name="ce5">
            <text:p>12.647</text:p>
          </table:table-cell>
          <table:table-cell office:value-type="float" office:value="1291" table:style-name="ce5">
            <text:p>1.291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30466" table:style-name="ce5">
            <text:p>2.030.466</text:p>
          </table:table-cell>
          <table:table-cell office:value-type="float" office:value="1563964" table:style-name="ce5">
            <text:p>1.563.964</text:p>
          </table:table-cell>
          <table:table-cell office:value-type="float" office:value="1935" table:style-name="ce5">
            <text:p>1.935</text:p>
          </table:table-cell>
          <table:table-cell office:value-type="float" office:value="247" table:style-name="ce5">
            <text:p>247</text:p>
          </table:table-cell>
          <table:table-cell office:value-type="float" office:value="1871023" table:style-name="ce5">
            <text:p>1.871.023</text:p>
          </table:table-cell>
          <table:table-cell office:value-type="float" office:value="1708368" table:style-name="ce5">
            <text:p>1.708.368</text:p>
          </table:table-cell>
          <table:table-cell office:value-type="float" office:value="14680" table:style-name="ce5">
            <text:p>14.680</text:p>
          </table:table-cell>
          <table:table-cell office:value-type="float" office:value="2541" table:style-name="ce5">
            <text:p>2.541</text:p>
          </table:table-cell>
          <table:table-cell office:value-type="float" office:value="2257687" table:style-name="ce5">
            <text:p>2.257.687</text:p>
          </table:table-cell>
          <table:table-cell office:value-type="float" office:value="1329778" table:style-name="ce5">
            <text:p>1.329.778</text:p>
          </table:table-cell>
          <table:table-cell office:value-type="float" office:value="6742" table:style-name="ce5">
            <text:p>6.742</text:p>
          </table:table-cell>
          <table:table-cell office:value-type="float" office:value="2406" table:style-name="ce5">
            <text:p>2.406</text:p>
          </table:table-cell>
          <table:table-cell office:value-type="float" office:value="1905284" table:style-name="ce5">
            <text:p>1.905.284</text:p>
          </table:table-cell>
          <table:table-cell office:value-type="float" office:value="1679339" table:style-name="ce5">
            <text:p>1.679.339</text:p>
          </table:table-cell>
          <table:table-cell office:value-type="float" office:value="8025" table:style-name="ce5">
            <text:p>8.025</text:p>
          </table:table-cell>
          <table:table-cell office:value-type="float" office:value="3965" table:style-name="ce5">
            <text:p>3.965</text:p>
          </table:table-cell>
          <table:table-cell office:value-type="float" office:value="1516588" table:style-name="ce5">
            <text:p>1.516.588</text:p>
          </table:table-cell>
          <table:table-cell office:value-type="float" office:value="2070024" table:style-name="ce5">
            <text:p>2.070.024</text:p>
          </table:table-cell>
          <table:table-cell office:value-type="float" office:value="9304" table:style-name="ce5">
            <text:p>9.304</text:p>
          </table:table-cell>
          <table:table-cell office:value-type="float" office:value="697" table:style-name="ce5">
            <text:p>69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862032" table:style-name="ce5">
            <text:p>1.862.032</text:p>
          </table:table-cell>
          <table:table-cell office:value-type="float" office:value="1500239" table:style-name="ce5">
            <text:p>1.500.239</text:p>
          </table:table-cell>
          <table:table-cell office:value-type="float" office:value="1991" table:style-name="ce5">
            <text:p>1.991</text:p>
          </table:table-cell>
          <table:table-cell office:value-type="float" office:value="0" table:style-name="ce5">
            <text:p>0</text:p>
          </table:table-cell>
          <table:table-cell office:value-type="float" office:value="1782617" table:style-name="ce5">
            <text:p>1.782.617</text:p>
          </table:table-cell>
          <table:table-cell office:value-type="float" office:value="1568956" table:style-name="ce5">
            <text:p>1.568.956</text:p>
          </table:table-cell>
          <table:table-cell office:value-type="float" office:value="11609" table:style-name="ce5">
            <text:p>11.609</text:p>
          </table:table-cell>
          <table:table-cell office:value-type="float" office:value="1080" table:style-name="ce5">
            <text:p>1.080</text:p>
          </table:table-cell>
          <table:table-cell office:value-type="float" office:value="1914230" table:style-name="ce5">
            <text:p>1.914.230</text:p>
          </table:table-cell>
          <table:table-cell office:value-type="float" office:value="1443144" table:style-name="ce5">
            <text:p>1.443.144</text:p>
          </table:table-cell>
          <table:table-cell office:value-type="float" office:value="6786" table:style-name="ce5">
            <text:p>6.786</text:p>
          </table:table-cell>
          <table:table-cell office:value-type="float" office:value="103" table:style-name="ce5">
            <text:p>103</text:p>
          </table:table-cell>
          <table:table-cell office:value-type="float" office:value="1619568" table:style-name="ce5">
            <text:p>1.619.568</text:p>
          </table:table-cell>
          <table:table-cell office:value-type="float" office:value="1742461" table:style-name="ce5">
            <text:p>1.742.461</text:p>
          </table:table-cell>
          <table:table-cell office:value-type="float" office:value="1149" table:style-name="ce5">
            <text:p>1.149</text:p>
          </table:table-cell>
          <table:table-cell office:value-type="float" office:value="1086" table:style-name="ce5">
            <text:p>1.086</text:p>
          </table:table-cell>
          <table:table-cell office:value-type="float" office:value="1262928" table:style-name="ce5">
            <text:p>1.262.928</text:p>
          </table:table-cell>
          <table:table-cell office:value-type="float" office:value="2097398" table:style-name="ce5">
            <text:p>2.097.398</text:p>
          </table:table-cell>
          <table:table-cell office:value-type="float" office:value="3343" table:style-name="ce5">
            <text:p>3.343</text:p>
          </table:table-cell>
          <table:table-cell office:value-type="float" office:value="594" table:style-name="ce5">
            <text:p>594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47084" table:style-name="ce5">
            <text:p>347.084</text:p>
          </table:table-cell>
          <table:table-cell office:value-type="float" office:value="339798" table:style-name="ce5">
            <text:p>339.798</text:p>
          </table:table-cell>
          <table:table-cell office:value-type="float" office:value="1926" table:style-name="ce5">
            <text:p>1.926</text:p>
          </table:table-cell>
          <table:table-cell office:value-type="float" office:value="0" table:style-name="ce5">
            <text:p>0</text:p>
          </table:table-cell>
          <table:table-cell office:value-type="float" office:value="297801" table:style-name="ce5">
            <text:p>297.801</text:p>
          </table:table-cell>
          <table:table-cell office:value-type="float" office:value="386117" table:style-name="ce5">
            <text:p>386.117</text:p>
          </table:table-cell>
          <table:table-cell office:value-type="float" office:value="4456" table:style-name="ce5">
            <text:p>4.456</text:p>
          </table:table-cell>
          <table:table-cell office:value-type="float" office:value="436" table:style-name="ce5">
            <text:p>436</text:p>
          </table:table-cell>
          <table:table-cell office:value-type="float" office:value="383983" table:style-name="ce5">
            <text:p>383.983</text:p>
          </table:table-cell>
          <table:table-cell office:value-type="float" office:value="299160" table:style-name="ce5">
            <text:p>299.160</text:p>
          </table:table-cell>
          <table:table-cell office:value-type="float" office:value="5666" table:style-name="ce5">
            <text:p>5.666</text:p>
          </table:table-cell>
          <table:table-cell office:value-type="float" office:value="0" table:style-name="ce5">
            <text:p>0</text:p>
          </table:table-cell>
          <table:table-cell office:value-type="float" office:value="291440" table:style-name="ce5">
            <text:p>291.440</text:p>
          </table:table-cell>
          <table:table-cell office:value-type="float" office:value="396158" table:style-name="ce5">
            <text:p>396.158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217205" table:style-name="ce5">
            <text:p>217.205</text:p>
          </table:table-cell>
          <table:table-cell office:value-type="float" office:value="470979" table:style-name="ce5">
            <text:p>470.979</text:p>
          </table:table-cell>
          <table:table-cell office:value-type="float" office:value="625" table:style-name="ce5">
            <text:p>62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59097" table:style-name="ce5">
            <text:p>1.159.097</text:p>
          </table:table-cell>
          <table:table-cell office:value-type="float" office:value="855673" table:style-name="ce5">
            <text:p>855.673</text:p>
          </table:table-cell>
          <table:table-cell office:value-type="float" office:value="1030" table:style-name="ce5">
            <text:p>1.030</text:p>
          </table:table-cell>
          <table:table-cell office:value-type="float" office:value="0" table:style-name="ce5">
            <text:p>0</text:p>
          </table:table-cell>
          <table:table-cell office:value-type="float" office:value="937604" table:style-name="ce5">
            <text:p>937.604</text:p>
          </table:table-cell>
          <table:table-cell office:value-type="float" office:value="1068348" table:style-name="ce5">
            <text:p>1.068.348</text:p>
          </table:table-cell>
          <table:table-cell office:value-type="float" office:value="8837" table:style-name="ce5">
            <text:p>8.837</text:p>
          </table:table-cell>
          <table:table-cell office:value-type="float" office:value="1010" table:style-name="ce5">
            <text:p>1.010</text:p>
          </table:table-cell>
          <table:table-cell office:value-type="float" office:value="1123244" table:style-name="ce5">
            <text:p>1.123.244</text:p>
          </table:table-cell>
          <table:table-cell office:value-type="float" office:value="891119" table:style-name="ce5">
            <text:p>891.119</text:p>
          </table:table-cell>
          <table:table-cell office:value-type="float" office:value="1437" table:style-name="ce5">
            <text:p>1.437</text:p>
          </table:table-cell>
          <table:table-cell office:value-type="float" office:value="0" table:style-name="ce5">
            <text:p>0</text:p>
          </table:table-cell>
          <table:table-cell office:value-type="float" office:value="1091336" table:style-name="ce5">
            <text:p>1.091.336</text:p>
          </table:table-cell>
          <table:table-cell office:value-type="float" office:value="917464" table:style-name="ce5">
            <text:p>917.464</text:p>
          </table:table-cell>
          <table:table-cell office:value-type="float" office:value="5914" table:style-name="ce5">
            <text:p>5.914</text:p>
          </table:table-cell>
          <table:table-cell office:value-type="float" office:value="1086" table:style-name="ce5">
            <text:p>1.086</text:p>
          </table:table-cell>
          <table:table-cell office:value-type="float" office:value="859570" table:style-name="ce5">
            <text:p>859.570</text:p>
          </table:table-cell>
          <table:table-cell office:value-type="float" office:value="1148974" table:style-name="ce5">
            <text:p>1.148.974</text:p>
          </table:table-cell>
          <table:table-cell office:value-type="float" office:value="6212" table:style-name="ce5">
            <text:p>6.212</text:p>
          </table:table-cell>
          <table:table-cell office:value-type="float" office:value="1044" table:style-name="ce5">
            <text:p>1.044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49167" table:style-name="ce5">
            <text:p>449.167</text:p>
          </table:table-cell>
          <table:table-cell office:value-type="float" office:value="345020" table:style-name="ce5">
            <text:p>345.020</text:p>
          </table:table-cell>
          <table:table-cell office:value-type="float" office:value="849" table:style-name="ce5">
            <text:p>849</text:p>
          </table:table-cell>
          <table:table-cell office:value-type="float" office:value="0" table:style-name="ce5">
            <text:p>0</text:p>
          </table:table-cell>
          <table:table-cell office:value-type="float" office:value="438615" table:style-name="ce5">
            <text:p>438.615</text:p>
          </table:table-cell>
          <table:table-cell office:value-type="float" office:value="353092" table:style-name="ce5">
            <text:p>353.092</text:p>
          </table:table-cell>
          <table:table-cell office:value-type="float" office:value="3330" table:style-name="ce5">
            <text:p>3.330</text:p>
          </table:table-cell>
          <table:table-cell office:value-type="float" office:value="0" table:style-name="ce5">
            <text:p>0</text:p>
          </table:table-cell>
          <table:table-cell office:value-type="float" office:value="483799" table:style-name="ce5">
            <text:p>483.799</text:p>
          </table:table-cell>
          <table:table-cell office:value-type="float" office:value="310020" table:style-name="ce5">
            <text:p>310.020</text:p>
          </table:table-cell>
          <table:table-cell office:value-type="float" office:value="1114" table:style-name="ce5">
            <text:p>1.114</text:p>
          </table:table-cell>
          <table:table-cell office:value-type="float" office:value="103" table:style-name="ce5">
            <text:p>103</text:p>
          </table:table-cell>
          <table:table-cell office:value-type="float" office:value="417991" table:style-name="ce5">
            <text:p>417.991</text:p>
          </table:table-cell>
          <table:table-cell office:value-type="float" office:value="375423" table:style-name="ce5">
            <text:p>375.423</text:p>
          </table:table-cell>
          <table:table-cell office:value-type="float" office:value="1622" table:style-name="ce5">
            <text:p>1.622</text:p>
          </table:table-cell>
          <table:table-cell office:value-type="float" office:value="0" table:style-name="ce5">
            <text:p>0</text:p>
          </table:table-cell>
          <table:table-cell office:value-type="float" office:value="317357" table:style-name="ce5">
            <text:p>317.357</text:p>
          </table:table-cell>
          <table:table-cell office:value-type="float" office:value="477453" table:style-name="ce5">
            <text:p>477.453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12854" table:style-name="ce5">
            <text:p>1.612.854</text:p>
          </table:table-cell>
          <table:table-cell office:value-type="float" office:value="1299709" table:style-name="ce5">
            <text:p>1.299.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883" table:style-name="ce5">
            <text:p>1.654.883</text:p>
          </table:table-cell>
          <table:table-cell office:value-type="float" office:value="1250174" table:style-name="ce5">
            <text:p>1.250.174</text:p>
          </table:table-cell>
          <table:table-cell office:value-type="float" office:value="5648" table:style-name="ce5">
            <text:p>5.648</text:p>
          </table:table-cell>
          <table:table-cell office:value-type="float" office:value="1859" table:style-name="ce5">
            <text:p>1.859</text:p>
          </table:table-cell>
          <table:table-cell office:value-type="float" office:value="1813784" table:style-name="ce5">
            <text:p>1.813.784</text:p>
          </table:table-cell>
          <table:table-cell office:value-type="float" office:value="1093746" table:style-name="ce5">
            <text:p>1.093.746</text:p>
          </table:table-cell>
          <table:table-cell office:value-type="float" office:value="3175" table:style-name="ce5">
            <text:p>3.175</text:p>
          </table:table-cell>
          <table:table-cell office:value-type="float" office:value="1859" table:style-name="ce5">
            <text:p>1.859</text:p>
          </table:table-cell>
          <table:table-cell office:value-type="float" office:value="1444877" table:style-name="ce5">
            <text:p>1.444.877</text:p>
          </table:table-cell>
          <table:table-cell office:value-type="float" office:value="1463969" table:style-name="ce5">
            <text:p>1.463.969</text:p>
          </table:table-cell>
          <table:table-cell office:value-type="float" office:value="0" table:style-name="ce5">
            <text:p>0</text:p>
          </table:table-cell>
          <table:table-cell office:value-type="float" office:value="3717" table:style-name="ce5">
            <text:p>3.717</text:p>
          </table:table-cell>
          <table:table-cell office:value-type="float" office:value="1163124" table:style-name="ce5">
            <text:p>1.163.124</text:p>
          </table:table-cell>
          <table:table-cell office:value-type="float" office:value="1744689" table:style-name="ce5">
            <text:p>1.744.689</text:p>
          </table:table-cell>
          <table:table-cell office:value-type="float" office:value="4751" table:style-name="ce5">
            <text:p>4.75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24296" table:style-name="ce5">
            <text:p>324.296</text:p>
          </table:table-cell>
          <table:table-cell office:value-type="float" office:value="224004" table:style-name="ce5">
            <text:p>224.004</text:p>
          </table:table-cell>
          <table:table-cell office:value-type="float" office:value="121" table:style-name="ce5">
            <text:p>121</text:p>
          </table:table-cell>
          <table:table-cell office:value-type="float" office:value="247" table:style-name="ce5">
            <text:p>247</text:p>
          </table:table-cell>
          <table:table-cell office:value-type="float" office:value="324738" table:style-name="ce5">
            <text:p>324.738</text:p>
          </table:table-cell>
          <table:table-cell office:value-type="float" office:value="219594" table:style-name="ce5">
            <text:p>219.594</text:p>
          </table:table-cell>
          <table:table-cell office:value-type="float" office:value="4019" table:style-name="ce5">
            <text:p>4.019</text:p>
          </table:table-cell>
          <table:table-cell office:value-type="float" office:value="317" table:style-name="ce5">
            <text:p>317</text:p>
          </table:table-cell>
          <table:table-cell office:value-type="float" office:value="367107" table:style-name="ce5">
            <text:p>367.107</text:p>
          </table:table-cell>
          <table:table-cell office:value-type="float" office:value="178876" table:style-name="ce5">
            <text:p>178.876</text:p>
          </table:table-cell>
          <table:table-cell office:value-type="float" office:value="2136" table:style-name="ce5">
            <text:p>2.136</text:p>
          </table:table-cell>
          <table:table-cell office:value-type="float" office:value="548" table:style-name="ce5">
            <text:p>548</text:p>
          </table:table-cell>
          <table:table-cell office:value-type="float" office:value="279207" table:style-name="ce5">
            <text:p>279.207</text:p>
          </table:table-cell>
          <table:table-cell office:value-type="float" office:value="268786" table:style-name="ce5">
            <text:p>268.786</text:p>
          </table:table-cell>
          <table:table-cell office:value-type="float" office:value="427" table:style-name="ce5">
            <text:p>427</text:p>
          </table:table-cell>
          <table:table-cell office:value-type="float" office:value="247" table:style-name="ce5">
            <text:p>247</text:p>
          </table:table-cell>
          <table:table-cell office:value-type="float" office:value="222259" table:style-name="ce5">
            <text:p>222.259</text:p>
          </table:table-cell>
          <table:table-cell office:value-type="float" office:value="325326" table:style-name="ce5">
            <text:p>325.326</text:p>
          </table:table-cell>
          <table:table-cell office:value-type="float" office:value="834" table:style-name="ce5">
            <text:p>834</text:p>
          </table:table-cell>
          <table:table-cell office:value-type="float" office:value="247" table:style-name="ce5">
            <text:p>247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54303" table:style-name="ce5">
            <text:p>1.354.303</text:p>
          </table:table-cell>
          <table:table-cell office:value-type="float" office:value="1501529" table:style-name="ce5">
            <text:p>1.501.529</text:p>
          </table:table-cell>
          <table:table-cell office:value-type="float" office:value="1319" table:style-name="ce5">
            <text:p>1.319</text:p>
          </table:table-cell>
          <table:table-cell office:value-type="float" office:value="0" table:style-name="ce5">
            <text:p>0</text:p>
          </table:table-cell>
          <table:table-cell office:value-type="float" office:value="1115212" table:style-name="ce5">
            <text:p>1.115.212</text:p>
          </table:table-cell>
          <table:table-cell office:value-type="float" office:value="1723844" table:style-name="ce5">
            <text:p>1.723.844</text:p>
          </table:table-cell>
          <table:table-cell office:value-type="float" office:value="15227" table:style-name="ce5">
            <text:p>15.227</text:p>
          </table:table-cell>
          <table:table-cell office:value-type="float" office:value="2869" table:style-name="ce5">
            <text:p>2.869</text:p>
          </table:table-cell>
          <table:table-cell office:value-type="float" office:value="1463973" table:style-name="ce5">
            <text:p>1.463.973</text:p>
          </table:table-cell>
          <table:table-cell office:value-type="float" office:value="1385603" table:style-name="ce5">
            <text:p>1.385.603</text:p>
          </table:table-cell>
          <table:table-cell office:value-type="float" office:value="5313" table:style-name="ce5">
            <text:p>5.313</text:p>
          </table:table-cell>
          <table:table-cell office:value-type="float" office:value="2263" table:style-name="ce5">
            <text:p>2.263</text:p>
          </table:table-cell>
          <table:table-cell office:value-type="float" office:value="1522599" table:style-name="ce5">
            <text:p>1.522.599</text:p>
          </table:table-cell>
          <table:table-cell office:value-type="float" office:value="1324542" table:style-name="ce5">
            <text:p>1.324.542</text:p>
          </table:table-cell>
          <table:table-cell office:value-type="float" office:value="5284" table:style-name="ce5">
            <text:p>5.284</text:p>
          </table:table-cell>
          <table:table-cell office:value-type="float" office:value="4728" table:style-name="ce5">
            <text:p>4.728</text:p>
          </table:table-cell>
          <table:table-cell office:value-type="float" office:value="1043684" table:style-name="ce5">
            <text:p>1.043.684</text:p>
          </table:table-cell>
          <table:table-cell office:value-type="float" office:value="1804732" table:style-name="ce5">
            <text:p>1.804.732</text:p>
          </table:table-cell>
          <table:table-cell office:value-type="float" office:value="8287" table:style-name="ce5">
            <text:p>8.287</text:p>
          </table:table-cell>
          <table:table-cell office:value-type="float" office:value="450" table:style-name="ce5">
            <text:p>45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70499" table:style-name="ce5">
            <text:p>1.770.499</text:p>
          </table:table-cell>
          <table:table-cell office:value-type="float" office:value="1195383" table:style-name="ce5">
            <text:p>1.195.383</text:p>
          </table:table-cell>
          <table:table-cell office:value-type="float" office:value="577" table:style-name="ce5">
            <text:p>577</text:p>
          </table:table-cell>
          <table:table-cell office:value-type="float" office:value="247" table:style-name="ce5">
            <text:p>247</text:p>
          </table:table-cell>
          <table:table-cell office:value-type="float" office:value="1821768" table:style-name="ce5">
            <text:p>1.821.768</text:p>
          </table:table-cell>
          <table:table-cell office:value-type="float" office:value="1137998" table:style-name="ce5">
            <text:p>1.137.998</text:p>
          </table:table-cell>
          <table:table-cell office:value-type="float" office:value="6188" table:style-name="ce5">
            <text:p>6.188</text:p>
          </table:table-cell>
          <table:table-cell office:value-type="float" office:value="753" table:style-name="ce5">
            <text:p>753</text:p>
          </table:table-cell>
          <table:table-cell office:value-type="float" office:value="1966357" table:style-name="ce5">
            <text:p>1.966.357</text:p>
          </table:table-cell>
          <table:table-cell office:value-type="float" office:value="995912" table:style-name="ce5">
            <text:p>995.912</text:p>
          </table:table-cell>
          <table:table-cell office:value-type="float" office:value="4192" table:style-name="ce5">
            <text:p>4.192</text:p>
          </table:table-cell>
          <table:table-cell office:value-type="float" office:value="247" table:style-name="ce5">
            <text:p>247</text:p>
          </table:table-cell>
          <table:table-cell office:value-type="float" office:value="1401693" table:style-name="ce5">
            <text:p>1.401.693</text:p>
          </table:table-cell>
          <table:table-cell office:value-type="float" office:value="1563241" table:style-name="ce5">
            <text:p>1.563.241</text:p>
          </table:table-cell>
          <table:table-cell office:value-type="float" office:value="1450" table:style-name="ce5">
            <text:p>1.450</text:p>
          </table:table-cell>
          <table:table-cell office:value-type="float" office:value="323" table:style-name="ce5">
            <text:p>323</text:p>
          </table:table-cell>
          <table:table-cell office:value-type="float" office:value="1212728" table:style-name="ce5">
            <text:p>1.212.728</text:p>
          </table:table-cell>
          <table:table-cell office:value-type="float" office:value="1750464" table:style-name="ce5">
            <text:p>1.750.464</text:p>
          </table:table-cell>
          <table:table-cell office:value-type="float" office:value="3268" table:style-name="ce5">
            <text:p>3.268</text:p>
          </table:table-cell>
          <table:table-cell office:value-type="float" office:value="247" table:style-name="ce5">
            <text:p>247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124802" table:style-name="ce5">
            <text:p>3.124.802</text:p>
          </table:table-cell>
          <table:table-cell office:value-type="float" office:value="2696913" table:style-name="ce5">
            <text:p>2.696.913</text:p>
          </table:table-cell>
          <table:table-cell office:value-type="float" office:value="1897" table:style-name="ce5">
            <text:p>1.897</text:p>
          </table:table-cell>
          <table:table-cell office:value-type="float" office:value="247" table:style-name="ce5">
            <text:p>247</text:p>
          </table:table-cell>
          <table:table-cell office:value-type="float" office:value="2936980" table:style-name="ce5">
            <text:p>2.936.980</text:p>
          </table:table-cell>
          <table:table-cell office:value-type="float" office:value="2861842" table:style-name="ce5">
            <text:p>2.861.842</text:p>
          </table:table-cell>
          <table:table-cell office:value-type="float" office:value="21415" table:style-name="ce5">
            <text:p>21.415</text:p>
          </table:table-cell>
          <table:table-cell office:value-type="float" office:value="3622" table:style-name="ce5">
            <text:p>3.622</text:p>
          </table:table-cell>
          <table:table-cell office:value-type="float" office:value="3430330" table:style-name="ce5">
            <text:p>3.430.330</text:p>
          </table:table-cell>
          <table:table-cell office:value-type="float" office:value="2381515" table:style-name="ce5">
            <text:p>2.381.515</text:p>
          </table:table-cell>
          <table:table-cell office:value-type="float" office:value="9505" table:style-name="ce5">
            <text:p>9.505</text:p>
          </table:table-cell>
          <table:table-cell office:value-type="float" office:value="2510" table:style-name="ce5">
            <text:p>2.510</text:p>
          </table:table-cell>
          <table:table-cell office:value-type="float" office:value="2924292" table:style-name="ce5">
            <text:p>2.924.292</text:p>
          </table:table-cell>
          <table:table-cell office:value-type="float" office:value="2887782" table:style-name="ce5">
            <text:p>2.887.782</text:p>
          </table:table-cell>
          <table:table-cell office:value-type="float" office:value="6734" table:style-name="ce5">
            <text:p>6.734</text:p>
          </table:table-cell>
          <table:table-cell office:value-type="float" office:value="5050" table:style-name="ce5">
            <text:p>5.050</text:p>
          </table:table-cell>
          <table:table-cell office:value-type="float" office:value="2256412" table:style-name="ce5">
            <text:p>2.256.412</text:p>
          </table:table-cell>
          <table:table-cell office:value-type="float" office:value="3555196" table:style-name="ce5">
            <text:p>3.555.196</text:p>
          </table:table-cell>
          <table:table-cell office:value-type="float" office:value="11555" table:style-name="ce5">
            <text:p>11.555</text:p>
          </table:table-cell>
          <table:table-cell office:value-type="float" office:value="697" table:style-name="ce5">
            <text:p>69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67696" table:style-name="ce5">
            <text:p>767.696</text:p>
          </table:table-cell>
          <table:table-cell office:value-type="float" office:value="367291" table:style-name="ce5">
            <text:p>367.291</text:p>
          </table:table-cell>
          <table:table-cell office:value-type="float" office:value="2030" table:style-name="ce5">
            <text:p>2.030</text:p>
          </table:table-cell>
          <table:table-cell office:value-type="float" office:value="0" table:style-name="ce5">
            <text:p>0</text:p>
          </table:table-cell>
          <table:table-cell office:value-type="float" office:value="716660" table:style-name="ce5">
            <text:p>716.660</text:p>
          </table:table-cell>
          <table:table-cell office:value-type="float" office:value="415482" table:style-name="ce5">
            <text:p>415.482</text:p>
          </table:table-cell>
          <table:table-cell office:value-type="float" office:value="4875" table:style-name="ce5">
            <text:p>4.875</text:p>
          </table:table-cell>
          <table:table-cell office:value-type="float" office:value="0" table:style-name="ce5">
            <text:p>0</text:p>
          </table:table-cell>
          <table:table-cell office:value-type="float" office:value="741587" table:style-name="ce5">
            <text:p>741.587</text:p>
          </table:table-cell>
          <table:table-cell office:value-type="float" office:value="391407" table:style-name="ce5">
            <text:p>391.407</text:p>
          </table:table-cell>
          <table:table-cell office:value-type="float" office:value="4023" table:style-name="ce5">
            <text:p>4.023</text:p>
          </table:table-cell>
          <table:table-cell office:value-type="float" office:value="0" table:style-name="ce5">
            <text:p>0</text:p>
          </table:table-cell>
          <table:table-cell office:value-type="float" office:value="600560" table:style-name="ce5">
            <text:p>600.560</text:p>
          </table:table-cell>
          <table:table-cell office:value-type="float" office:value="534017" table:style-name="ce5">
            <text:p>534.017</text:p>
          </table:table-cell>
          <table:table-cell office:value-type="float" office:value="2440" table:style-name="ce5">
            <text:p>2.440</text:p>
          </table:table-cell>
          <table:table-cell office:value-type="float" office:value="0" table:style-name="ce5">
            <text:p>0</text:p>
          </table:table-cell>
          <table:table-cell office:value-type="float" office:value="523104" table:style-name="ce5">
            <text:p>523.104</text:p>
          </table:table-cell>
          <table:table-cell office:value-type="float" office:value="612226" table:style-name="ce5">
            <text:p>612.226</text:p>
          </table:table-cell>
          <table:table-cell office:value-type="float" office:value="1092" table:style-name="ce5">
            <text:p>1.092</text:p>
          </table:table-cell>
          <table:table-cell office:value-type="float" office:value="594" table:style-name="ce5">
            <text:p>594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324211" table:style-name="ce5">
            <text:p>1.324.211</text:p>
          </table:table-cell>
          <table:table-cell office:value-type="float" office:value="1414036" table:style-name="ce5">
            <text:p>1.414.036</text:p>
          </table:table-cell>
          <table:table-cell office:value-type="float" office:value="3260" table:style-name="ce5">
            <text:p>3.260</text:p>
          </table:table-cell>
          <table:table-cell office:value-type="float" office:value="247" table:style-name="ce5">
            <text:p>247</text:p>
          </table:table-cell>
          <table:table-cell office:value-type="float" office:value="983825" table:style-name="ce5">
            <text:p>983.825</text:p>
          </table:table-cell>
          <table:table-cell office:value-type="float" office:value="1733134" table:style-name="ce5">
            <text:p>1.733.134</text:p>
          </table:table-cell>
          <table:table-cell office:value-type="float" office:value="22619" table:style-name="ce5">
            <text:p>22.619</text:p>
          </table:table-cell>
          <table:table-cell office:value-type="float" office:value="2176" table:style-name="ce5">
            <text:p>2.176</text:p>
          </table:table-cell>
          <table:table-cell office:value-type="float" office:value="1292768" table:style-name="ce5">
            <text:p>1.292.768</text:p>
          </table:table-cell>
          <table:table-cell office:value-type="float" office:value="1435512" table:style-name="ce5">
            <text:p>1.435.512</text:p>
          </table:table-cell>
          <table:table-cell office:value-type="float" office:value="10965" table:style-name="ce5">
            <text:p>10.965</text:p>
          </table:table-cell>
          <table:table-cell office:value-type="float" office:value="2510" table:style-name="ce5">
            <text:p>2.510</text:p>
          </table:table-cell>
          <table:table-cell office:value-type="float" office:value="1511427" table:style-name="ce5">
            <text:p>1.511.427</text:p>
          </table:table-cell>
          <table:table-cell office:value-type="float" office:value="1217985" table:style-name="ce5">
            <text:p>1.217.985</text:p>
          </table:table-cell>
          <table:table-cell office:value-type="float" office:value="8377" table:style-name="ce5">
            <text:p>8.377</text:p>
          </table:table-cell>
          <table:table-cell office:value-type="float" office:value="3965" table:style-name="ce5">
            <text:p>3.965</text:p>
          </table:table-cell>
          <table:table-cell office:value-type="float" office:value="981138" table:style-name="ce5">
            <text:p>981.138</text:p>
          </table:table-cell>
          <table:table-cell office:value-type="float" office:value="1750760" table:style-name="ce5">
            <text:p>1.750.760</text:p>
          </table:table-cell>
          <table:table-cell office:value-type="float" office:value="9016" table:style-name="ce5">
            <text:p>9.016</text:p>
          </table:table-cell>
          <table:table-cell office:value-type="float" office:value="841" table:style-name="ce5">
            <text:p>841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275121" table:style-name="ce5">
            <text:p>1.275.121</text:p>
          </table:table-cell>
          <table:table-cell office:value-type="float" office:value="896856" table:style-name="ce5">
            <text:p>896.856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1321493" table:style-name="ce5">
            <text:p>1.321.493</text:p>
          </table:table-cell>
          <table:table-cell office:value-type="float" office:value="849286" table:style-name="ce5">
            <text:p>849.286</text:p>
          </table:table-cell>
          <table:table-cell office:value-type="float" office:value="696" table:style-name="ce5">
            <text:p>696</text:p>
          </table:table-cell>
          <table:table-cell office:value-type="float" office:value="1010" table:style-name="ce5">
            <text:p>1.010</text:p>
          </table:table-cell>
          <table:table-cell office:value-type="float" office:value="1455201" table:style-name="ce5">
            <text:p>1.455.201</text:p>
          </table:table-cell>
          <table:table-cell office:value-type="float" office:value="715388" table:style-name="ce5">
            <text:p>715.388</text:p>
          </table:table-cell>
          <table:table-cell office:value-type="float" office:value="1896" table:style-name="ce5">
            <text:p>1.896</text:p>
          </table:table-cell>
          <table:table-cell office:value-type="float" office:value="0" table:style-name="ce5">
            <text:p>0</text:p>
          </table:table-cell>
          <table:table-cell office:value-type="float" office:value="1085776" table:style-name="ce5">
            <text:p>1.085.776</text:p>
          </table:table-cell>
          <table:table-cell office:value-type="float" office:value="1084998" table:style-name="ce5">
            <text:p>1.084.998</text:p>
          </table:table-cell>
          <table:table-cell office:value-type="float" office:value="625" table:style-name="ce5">
            <text:p>625</text:p>
          </table:table-cell>
          <table:table-cell office:value-type="float" office:value="1086" table:style-name="ce5">
            <text:p>1.086</text:p>
          </table:table-cell>
          <table:table-cell office:value-type="float" office:value="926784" table:style-name="ce5">
            <text:p>926.784</text:p>
          </table:table-cell>
          <table:table-cell office:value-type="float" office:value="1243934" table:style-name="ce5">
            <text:p>1.243.934</text:p>
          </table:table-cell>
          <table:table-cell office:value-type="float" office:value="1316" table:style-name="ce5">
            <text:p>1.316</text:p>
          </table:table-cell>
          <table:table-cell office:value-type="float" office:value="450" table:style-name="ce5">
            <text:p>45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293166" table:style-name="ce5">
            <text:p>1.293.166</text:p>
          </table:table-cell>
          <table:table-cell office:value-type="float" office:value="753312" table:style-name="ce5">
            <text:p>753.312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348323" table:style-name="ce5">
            <text:p>1.348.323</text:p>
          </table:table-cell>
          <table:table-cell office:value-type="float" office:value="694904" table:style-name="ce5">
            <text:p>694.904</text:p>
          </table:table-cell>
          <table:table-cell office:value-type="float" office:value="2974" table:style-name="ce5">
            <text:p>2.974</text:p>
          </table:table-cell>
          <table:table-cell office:value-type="float" office:value="436" table:style-name="ce5">
            <text:p>436</text:p>
          </table:table-cell>
          <table:table-cell office:value-type="float" office:value="1423948" table:style-name="ce5">
            <text:p>1.423.948</text:p>
          </table:table-cell>
          <table:table-cell office:value-type="float" office:value="622021" table:style-name="ce5">
            <text:p>622.021</text:p>
          </table:table-cell>
          <table:table-cell office:value-type="float" office:value="6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927649" table:style-name="ce5">
            <text:p>927.649</text:p>
          </table:table-cell>
          <table:table-cell office:value-type="float" office:value="1118816" table:style-name="ce5">
            <text:p>1.118.816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871594" table:style-name="ce5">
            <text:p>871.594</text:p>
          </table:table-cell>
          <table:table-cell office:value-type="float" office:value="1172728" table:style-name="ce5">
            <text:p>1.172.728</text:p>
          </table:table-cell>
          <table:table-cell office:value-type="float" office:value="2314" table:style-name="ce5">
            <text:p>2.314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URBAN SCHOOL STUDENTS BY LEARNING TO USE COMPUTERS AND THE INTERNET AMONG PE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Friends participate in computer or Internet activities (editing music, producing videos or creating games)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help them do research on the Internet about things they want to know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em ways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alk about what to do if something bothers them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ings they did not know about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45109" table:style-name="ce5">
            <text:p>3.345.109</text:p>
          </table:table-cell>
          <table:table-cell office:value-type="float" office:value="2449240" table:style-name="ce5">
            <text:p>2.449.240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4557282" table:style-name="ce5">
            <text:p>4.557.282</text:p>
          </table:table-cell>
          <table:table-cell office:value-type="float" office:value="1236119" table:style-name="ce5">
            <text:p>1.236.119</text:p>
          </table:table-cell>
          <table:table-cell office:value-type="float" office:value="807" table:style-name="ce5">
            <text:p>807</text:p>
          </table:table-cell>
          <table:table-cell office:value-type="float" office:value="265" table:style-name="ce5">
            <text:p>265</text:p>
          </table:table-cell>
          <table:table-cell office:value-type="float" office:value="3618366" table:style-name="ce5">
            <text:p>3.618.366</text:p>
          </table:table-cell>
          <table:table-cell office:value-type="float" office:value="2172824" table:style-name="ce5">
            <text:p>2.172.824</text:p>
          </table:table-cell>
          <table:table-cell office:value-type="float" office:value="3282" table:style-name="ce5">
            <text:p>3.282</text:p>
          </table:table-cell>
          <table:table-cell office:value-type="string" table:style-name="ce5">
            <text:p>-</text:p>
          </table:table-cell>
          <table:table-cell office:value-type="float" office:value="3425285" table:style-name="ce5">
            <text:p>3.425.285</text:p>
          </table:table-cell>
          <table:table-cell office:value-type="float" office:value="2361673" table:style-name="ce5">
            <text:p>2.361.673</text:p>
          </table:table-cell>
          <table:table-cell office:value-type="float" office:value="6480" table:style-name="ce5">
            <text:p>6.480</text:p>
          </table:table-cell>
          <table:table-cell office:value-type="float" office:value="1034" table:style-name="ce5">
            <text:p>1.034</text:p>
          </table:table-cell>
          <table:table-cell office:value-type="float" office:value="4600202" table:style-name="ce5">
            <text:p>4.600.202</text:p>
          </table:table-cell>
          <table:table-cell office:value-type="float" office:value="1193781" table:style-name="ce5">
            <text:p>1.193.781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752382" table:style-name="ce5">
            <text:p>1.752.382</text:p>
          </table:table-cell>
          <table:table-cell office:value-type="float" office:value="1271366" table:style-name="ce5">
            <text:p>1.271.366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2431249" table:style-name="ce5">
            <text:p>2.431.249</text:p>
          </table:table-cell>
          <table:table-cell office:value-type="float" office:value="592147" table:style-name="ce5">
            <text:p>592.14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958362" table:style-name="ce5">
            <text:p>1.958.362</text:p>
          </table:table-cell>
          <table:table-cell office:value-type="float" office:value="1063870" table:style-name="ce5">
            <text:p>1.063.870</text:p>
          </table:table-cell>
          <table:table-cell office:value-type="float" office:value="1640" table:style-name="ce5">
            <text:p>1.640</text:p>
          </table:table-cell>
          <table:table-cell office:value-type="string" table:style-name="ce5">
            <text:p>-</text:p>
          </table:table-cell>
          <table:table-cell office:value-type="float" office:value="1918388" table:style-name="ce5">
            <text:p>1.918.388</text:p>
          </table:table-cell>
          <table:table-cell office:value-type="float" office:value="1100667" table:style-name="ce5">
            <text:p>1.100.667</text:p>
          </table:table-cell>
          <table:table-cell office:value-type="float" office:value="4140" table:style-name="ce5">
            <text:p>4.140</text:p>
          </table:table-cell>
          <table:table-cell office:value-type="float" office:value="677" table:style-name="ce5">
            <text:p>677</text:p>
          </table:table-cell>
          <table:table-cell office:value-type="float" office:value="2442586" table:style-name="ce5">
            <text:p>2.442.586</text:p>
          </table:table-cell>
          <table:table-cell office:value-type="float" office:value="580797" table:style-name="ce5">
            <text:p>580.797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92727" table:style-name="ce5">
            <text:p>1.592.727</text:p>
          </table:table-cell>
          <table:table-cell office:value-type="float" office:value="1177874" table:style-name="ce5">
            <text:p>1.177.8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26033" table:style-name="ce5">
            <text:p>2.126.033</text:p>
          </table:table-cell>
          <table:table-cell office:value-type="float" office:value="643971" table:style-name="ce5">
            <text:p>643.971</text:p>
          </table:table-cell>
          <table:table-cell office:value-type="float" office:value="331" table:style-name="ce5">
            <text:p>331</text:p>
          </table:table-cell>
          <table:table-cell office:value-type="float" office:value="265" table:style-name="ce5">
            <text:p>265</text:p>
          </table:table-cell>
          <table:table-cell office:value-type="float" office:value="1660005" table:style-name="ce5">
            <text:p>1.660.005</text:p>
          </table:table-cell>
          <table:table-cell office:value-type="float" office:value="1108954" table:style-name="ce5">
            <text:p>1.108.954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506897" table:style-name="ce5">
            <text:p>1.506.897</text:p>
          </table:table-cell>
          <table:table-cell office:value-type="float" office:value="1261006" table:style-name="ce5">
            <text:p>1.261.006</text:p>
          </table:table-cell>
          <table:table-cell office:value-type="float" office:value="2340" table:style-name="ce5">
            <text:p>2.340</text:p>
          </table:table-cell>
          <table:table-cell office:value-type="float" office:value="358" table:style-name="ce5">
            <text:p>358</text:p>
          </table:table-cell>
          <table:table-cell office:value-type="float" office:value="2157617" table:style-name="ce5">
            <text:p>2.157.617</text:p>
          </table:table-cell>
          <table:table-cell office:value-type="float" office:value="612984" table:style-name="ce5">
            <text:p>612.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0015" table:style-name="ce5">
            <text:p>290.015</text:p>
          </table:table-cell>
          <table:table-cell office:value-type="float" office:value="212141" table:style-name="ce5">
            <text:p>212.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143" table:style-name="ce5">
            <text:p>379.143</text:p>
          </table:table-cell>
          <table:table-cell office:value-type="float" office:value="122929" table:style-name="ce5">
            <text:p>122.929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95062" table:style-name="ce5">
            <text:p>295.062</text:p>
          </table:table-cell>
          <table:table-cell office:value-type="float" office:value="206375" table:style-name="ce5">
            <text:p>206.375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-</text:p>
          </table:table-cell>
          <table:table-cell office:value-type="float" office:value="262545" table:style-name="ce5">
            <text:p>262.545</text:p>
          </table:table-cell>
          <table:table-cell office:value-type="float" office:value="238901" table:style-name="ce5">
            <text:p>238.901</text:p>
          </table:table-cell>
          <table:table-cell office:value-type="float" office:value="711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397715" table:style-name="ce5">
            <text:p>397.715</text:p>
          </table:table-cell>
          <table:table-cell office:value-type="float" office:value="103970" table:style-name="ce5">
            <text:p>103.970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45670" table:style-name="ce5">
            <text:p>845.670</text:p>
          </table:table-cell>
          <table:table-cell office:value-type="float" office:value="727313" table:style-name="ce5">
            <text:p>727.313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44674" table:style-name="ce5">
            <text:p>1.244.674</text:p>
          </table:table-cell>
          <table:table-cell office:value-type="float" office:value="328138" table:style-name="ce5">
            <text:p>328.138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1033595" table:style-name="ce5">
            <text:p>1.033.595</text:p>
          </table:table-cell>
          <table:table-cell office:value-type="float" office:value="539388" table:style-name="ce5">
            <text:p>539.388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905922" table:style-name="ce5">
            <text:p>905.922</text:p>
          </table:table-cell>
          <table:table-cell office:value-type="float" office:value="664438" table:style-name="ce5">
            <text:p>664.438</text:p>
          </table:table-cell>
          <table:table-cell office:value-type="float" office:value="1729" table:style-name="ce5">
            <text:p>1.729</text:p>
          </table:table-cell>
          <table:table-cell office:value-type="float" office:value="989" table:style-name="ce5">
            <text:p>989</text:p>
          </table:table-cell>
          <table:table-cell office:value-type="float" office:value="1238509" table:style-name="ce5">
            <text:p>1.238.509</text:p>
          </table:table-cell>
          <table:table-cell office:value-type="float" office:value="334568" table:style-name="ce5">
            <text:p>334.5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93880" table:style-name="ce5">
            <text:p>393.880</text:p>
          </table:table-cell>
          <table:table-cell office:value-type="float" office:value="295942" table:style-name="ce5">
            <text:p>295.9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3287" table:style-name="ce5">
            <text:p>503.287</text:p>
          </table:table-cell>
          <table:table-cell office:value-type="float" office:value="186059" table:style-name="ce5">
            <text:p>186.059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426140" table:style-name="ce5">
            <text:p>426.140</text:p>
          </table:table-cell>
          <table:table-cell office:value-type="float" office:value="263277" table:style-name="ce5">
            <text:p>263.277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float" office:value="404874" table:style-name="ce5">
            <text:p>404.874</text:p>
          </table:table-cell>
          <table:table-cell office:value-type="float" office:value="283789" table:style-name="ce5">
            <text:p>283.789</text:p>
          </table:table-cell>
          <table:table-cell office:value-type="float" office:value="1114" table:style-name="ce5">
            <text:p>1.114</text:p>
          </table:table-cell>
          <table:table-cell office:value-type="float" office:value="45" table:style-name="ce5">
            <text:p>45</text:p>
          </table:table-cell>
          <table:table-cell office:value-type="float" office:value="548119" table:style-name="ce5">
            <text:p>548.119</text:p>
          </table:table-cell>
          <table:table-cell office:value-type="float" office:value="141703" table:style-name="ce5">
            <text:p>141.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550701" table:style-name="ce5">
            <text:p>1.550.701</text:p>
          </table:table-cell>
          <table:table-cell office:value-type="float" office:value="1007228" table:style-name="ce5">
            <text:p>1.007.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67708" table:style-name="ce5">
            <text:p>2.067.708</text:p>
          </table:table-cell>
          <table:table-cell office:value-type="float" office:value="490221" table:style-name="ce5">
            <text:p>490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9886" table:style-name="ce5">
            <text:p>1.579.886</text:p>
          </table:table-cell>
          <table:table-cell office:value-type="float" office:value="977566" table:style-name="ce5">
            <text:p>977.566</text:p>
          </table:table-cell>
          <table:table-cell office:value-type="float" office:value="476" table:style-name="ce5">
            <text:p>476</text:p>
          </table:table-cell>
          <table:table-cell office:value-type="string" table:style-name="ce5">
            <text:p>-</text:p>
          </table:table-cell>
          <table:table-cell office:value-type="float" office:value="1591349" table:style-name="ce5">
            <text:p>1.591.349</text:p>
          </table:table-cell>
          <table:table-cell office:value-type="float" office:value="963854" table:style-name="ce5">
            <text:p>963.854</text:p>
          </table:table-cell>
          <table:table-cell office:value-type="float" office:value="2725" table:style-name="ce5">
            <text:p>2.725</text:p>
          </table:table-cell>
          <table:table-cell office:value-type="float" office:value="0" table:style-name="ce5">
            <text:p>0</text:p>
          </table:table-cell>
          <table:table-cell office:value-type="float" office:value="2042000" table:style-name="ce5">
            <text:p>2.042.000</text:p>
          </table:table-cell>
          <table:table-cell office:value-type="float" office:value="515929" table:style-name="ce5">
            <text:p>515.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4843" table:style-name="ce5">
            <text:p>264.843</text:p>
          </table:table-cell>
          <table:table-cell office:value-type="float" office:value="206616" table:style-name="ce5">
            <text:p>206.616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62470" table:style-name="ce5">
            <text:p>362.470</text:p>
          </table:table-cell>
          <table:table-cell office:value-type="float" office:value="108771" table:style-name="ce5">
            <text:p>108.771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283682" table:style-name="ce5">
            <text:p>283.682</text:p>
          </table:table-cell>
          <table:table-cell office:value-type="float" office:value="186219" table:style-name="ce5">
            <text:p>186.219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float" office:value="260595" table:style-name="ce5">
            <text:p>260.595</text:p>
          </table:table-cell>
          <table:table-cell office:value-type="float" office:value="210691" table:style-name="ce5">
            <text:p>210.691</text:p>
          </table:table-cell>
          <table:table-cell office:value-type="float" office:value="201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373859" table:style-name="ce5">
            <text:p>373.859</text:p>
          </table:table-cell>
          <table:table-cell office:value-type="float" office:value="97610" table:style-name="ce5">
            <text:p>97.61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64437" table:style-name="ce5">
            <text:p>1.164.437</text:p>
          </table:table-cell>
          <table:table-cell office:value-type="float" office:value="978755" table:style-name="ce5">
            <text:p>978.75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36746" table:style-name="ce5">
            <text:p>1.636.746</text:p>
          </table:table-cell>
          <table:table-cell office:value-type="float" office:value="505999" table:style-name="ce5">
            <text:p>505.999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403654" table:style-name="ce5">
            <text:p>1.403.654</text:p>
          </table:table-cell>
          <table:table-cell office:value-type="float" office:value="738997" table:style-name="ce5">
            <text:p>738.997</text:p>
          </table:table-cell>
          <table:table-cell office:value-type="float" office:value="570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1128573" table:style-name="ce5">
            <text:p>1.128.573</text:p>
          </table:table-cell>
          <table:table-cell office:value-type="float" office:value="1013084" table:style-name="ce5">
            <text:p>1.013.084</text:p>
          </table:table-cell>
          <table:table-cell office:value-type="float" office:value="1069" table:style-name="ce5">
            <text:p>1.069</text:p>
          </table:table-cell>
          <table:table-cell office:value-type="float" office:value="495" table:style-name="ce5">
            <text:p>495</text:p>
          </table:table-cell>
          <table:table-cell office:value-type="float" office:value="1620166" table:style-name="ce5">
            <text:p>1.620.166</text:p>
          </table:table-cell>
          <table:table-cell office:value-type="float" office:value="523054" table:style-name="ce5">
            <text:p>523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51264" table:style-name="ce5">
            <text:p>1.551.264</text:p>
          </table:table-cell>
          <table:table-cell office:value-type="float" office:value="1076691" table:style-name="ce5">
            <text:p>1.076.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975" table:style-name="ce5">
            <text:p>2.110.975</text:p>
          </table:table-cell>
          <table:table-cell office:value-type="float" office:value="516478" table:style-name="ce5">
            <text:p>516.478</text:p>
          </table:table-cell>
          <table:table-cell office:value-type="float" office:value="331" table:style-name="ce5">
            <text:p>331</text:p>
          </table:table-cell>
          <table:table-cell office:value-type="float" office:value="171" table:style-name="ce5">
            <text:p>171</text:p>
          </table:table-cell>
          <table:table-cell office:value-type="float" office:value="1569452" table:style-name="ce5">
            <text:p>1.569.452</text:p>
          </table:table-cell>
          <table:table-cell office:value-type="float" office:value="1057401" table:style-name="ce5">
            <text:p>1.057.401</text:p>
          </table:table-cell>
          <table:table-cell office:value-type="float" office:value="1102" table:style-name="ce5">
            <text:p>1.102</text:p>
          </table:table-cell>
          <table:table-cell office:value-type="string" table:style-name="ce5">
            <text:p>-</text:p>
          </table:table-cell>
          <table:table-cell office:value-type="float" office:value="1595801" table:style-name="ce5">
            <text:p>1.595.801</text:p>
          </table:table-cell>
          <table:table-cell office:value-type="float" office:value="1029615" table:style-name="ce5">
            <text:p>1.029.615</text:p>
          </table:table-cell>
          <table:table-cell office:value-type="float" office:value="2275" table:style-name="ce5">
            <text:p>2.275</text:p>
          </table:table-cell>
          <table:table-cell office:value-type="float" office:value="263" table:style-name="ce5">
            <text:p>263</text:p>
          </table:table-cell>
          <table:table-cell office:value-type="float" office:value="2118010" table:style-name="ce5">
            <text:p>2.118.010</text:p>
          </table:table-cell>
          <table:table-cell office:value-type="float" office:value="509456" table:style-name="ce5">
            <text:p>509.456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15701" table:style-name="ce5">
            <text:p>2.715.701</text:p>
          </table:table-cell>
          <table:table-cell office:value-type="float" office:value="2055445" table:style-name="ce5">
            <text:p>2.055.44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747721" table:style-name="ce5">
            <text:p>3.747.721</text:p>
          </table:table-cell>
          <table:table-cell office:value-type="float" office:value="1022477" table:style-name="ce5">
            <text:p>1.022.477</text:p>
          </table:table-cell>
          <table:table-cell office:value-type="float" office:value="807" table:style-name="ce5">
            <text:p>807</text:p>
          </table:table-cell>
          <table:table-cell office:value-type="float" office:value="171" table:style-name="ce5">
            <text:p>171</text:p>
          </table:table-cell>
          <table:table-cell office:value-type="float" office:value="2973105" table:style-name="ce5">
            <text:p>2.973.105</text:p>
          </table:table-cell>
          <table:table-cell office:value-type="float" office:value="1796398" table:style-name="ce5">
            <text:p>1.796.398</text:p>
          </table:table-cell>
          <table:table-cell office:value-type="float" office:value="1672" table:style-name="ce5">
            <text:p>1.672</text:p>
          </table:table-cell>
          <table:table-cell office:value-type="string" table:style-name="ce5">
            <text:p>-</text:p>
          </table:table-cell>
          <table:table-cell office:value-type="float" office:value="2724375" table:style-name="ce5">
            <text:p>2.724.375</text:p>
          </table:table-cell>
          <table:table-cell office:value-type="float" office:value="2042699" table:style-name="ce5">
            <text:p>2.042.699</text:p>
          </table:table-cell>
          <table:table-cell office:value-type="float" office:value="3344" table:style-name="ce5">
            <text:p>3.344</text:p>
          </table:table-cell>
          <table:table-cell office:value-type="float" office:value="758" table:style-name="ce5">
            <text:p>758</text:p>
          </table:table-cell>
          <table:table-cell office:value-type="float" office:value="3738176" table:style-name="ce5">
            <text:p>3.738.176</text:p>
          </table:table-cell>
          <table:table-cell office:value-type="float" office:value="1032510" table:style-name="ce5">
            <text:p>1.032.510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29408" table:style-name="ce5">
            <text:p>629.408</text:p>
          </table:table-cell>
          <table:table-cell office:value-type="float" office:value="393794" table:style-name="ce5">
            <text:p>393.79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809561" table:style-name="ce5">
            <text:p>809.561</text:p>
          </table:table-cell>
          <table:table-cell office:value-type="float" office:value="213642" table:style-name="ce5">
            <text:p>213.642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645261" table:style-name="ce5">
            <text:p>645.261</text:p>
          </table:table-cell>
          <table:table-cell office:value-type="float" office:value="376426" table:style-name="ce5">
            <text:p>376.426</text:p>
          </table:table-cell>
          <table:table-cell office:value-type="float" office:value="1610" table:style-name="ce5">
            <text:p>1.610</text:p>
          </table:table-cell>
          <table:table-cell office:value-type="string" table:style-name="ce5">
            <text:p>-</text:p>
          </table:table-cell>
          <table:table-cell office:value-type="float" office:value="700910" table:style-name="ce5">
            <text:p>700.910</text:p>
          </table:table-cell>
          <table:table-cell office:value-type="float" office:value="318974" table:style-name="ce5">
            <text:p>318.974</text:p>
          </table:table-cell>
          <table:table-cell office:value-type="float" office:value="3136" table:style-name="ce5">
            <text:p>3.136</text:p>
          </table:table-cell>
          <table:table-cell office:value-type="float" office:value="276" table:style-name="ce5">
            <text:p>276</text:p>
          </table:table-cell>
          <table:table-cell office:value-type="float" office:value="862026" table:style-name="ce5">
            <text:p>862.026</text:p>
          </table:table-cell>
          <table:table-cell office:value-type="float" office:value="161271" table:style-name="ce5">
            <text:p>161.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014468" table:style-name="ce5">
            <text:p>1.014.468</text:p>
          </table:table-cell>
          <table:table-cell office:value-type="float" office:value="904566" table:style-name="ce5">
            <text:p>904.566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1378992" table:style-name="ce5">
            <text:p>1.378.992</text:p>
          </table:table-cell>
          <table:table-cell office:value-type="float" office:value="539348" table:style-name="ce5">
            <text:p>539.348</text:p>
          </table:table-cell>
          <table:table-cell office:value-type="float" office:value="723" table:style-name="ce5">
            <text:p>723</text:p>
          </table:table-cell>
          <table:table-cell office:value-type="float" office:value="95" table:style-name="ce5">
            <text:p>95</text:p>
          </table:table-cell>
          <table:table-cell office:value-type="float" office:value="1233956" table:style-name="ce5">
            <text:p>1.233.956</text:p>
          </table:table-cell>
          <table:table-cell office:value-type="float" office:value="684388" table:style-name="ce5">
            <text:p>684.388</text:p>
          </table:table-cell>
          <table:table-cell office:value-type="float" office:value="813" table:style-name="ce5">
            <text:p>813</text:p>
          </table:table-cell>
          <table:table-cell office:value-type="string" table:style-name="ce5">
            <text:p>-</text:p>
          </table:table-cell>
          <table:table-cell office:value-type="float" office:value="895273" table:style-name="ce5">
            <text:p>895.273</text:p>
          </table:table-cell>
          <table:table-cell office:value-type="float" office:value="1019476" table:style-name="ce5">
            <text:p>1.019.476</text:p>
          </table:table-cell>
          <table:table-cell office:value-type="float" office:value="4315" table:style-name="ce5">
            <text:p>4.315</text:p>
          </table:table-cell>
          <table:table-cell office:value-type="float" office:value="95" table:style-name="ce5">
            <text:p>95</text:p>
          </table:table-cell>
          <table:table-cell office:value-type="float" office:value="1434308" table:style-name="ce5">
            <text:p>1.434.308</text:p>
          </table:table-cell>
          <table:table-cell office:value-type="float" office:value="484850" table:style-name="ce5">
            <text:p>484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212143" table:style-name="ce5">
            <text:p>1.212.143</text:p>
          </table:table-cell>
          <table:table-cell office:value-type="float" office:value="749757" table:style-name="ce5">
            <text:p>749.7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3216" table:style-name="ce5">
            <text:p>1.623.216</text:p>
          </table:table-cell>
          <table:table-cell office:value-type="float" office:value="338600" table:style-name="ce5">
            <text:p>338.600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270328" table:style-name="ce5">
            <text:p>1.270.328</text:p>
          </table:table-cell>
          <table:table-cell office:value-type="float" office:value="689587" table:style-name="ce5">
            <text:p>689.587</text:p>
          </table:table-cell>
          <table:table-cell office:value-type="float" office:value="1985" table:style-name="ce5">
            <text:p>1.985</text:p>
          </table:table-cell>
          <table:table-cell office:value-type="string" table:style-name="ce5">
            <text:p>-</text:p>
          </table:table-cell>
          <table:table-cell office:value-type="float" office:value="1327424" table:style-name="ce5">
            <text:p>1.327.424</text:p>
          </table:table-cell>
          <table:table-cell office:value-type="float" office:value="633529" table:style-name="ce5">
            <text:p>633.529</text:p>
          </table:table-cell>
          <table:table-cell office:value-type="float" office:value="271" table:style-name="ce5">
            <text:p>271</text:p>
          </table:table-cell>
          <table:table-cell office:value-type="float" office:value="677" table:style-name="ce5">
            <text:p>677</text:p>
          </table:table-cell>
          <table:table-cell office:value-type="float" office:value="1593685" table:style-name="ce5">
            <text:p>1.593.685</text:p>
          </table:table-cell>
          <table:table-cell office:value-type="float" office:value="367744" table:style-name="ce5">
            <text:p>367.744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118499" table:style-name="ce5">
            <text:p>1.118.499</text:p>
          </table:table-cell>
          <table:table-cell office:value-type="float" office:value="794917" table:style-name="ce5">
            <text:p>794.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5074" table:style-name="ce5">
            <text:p>1.555.074</text:p>
          </table:table-cell>
          <table:table-cell office:value-type="float" office:value="358170" table:style-name="ce5">
            <text:p>358.170</text:p>
          </table:table-cell>
          <table:table-cell office:value-type="float" office:value="0" table:style-name="ce5">
            <text:p>0</text:p>
          </table:table-cell>
          <table:table-cell office:value-type="float" office:value="171" table:style-name="ce5">
            <text:p>171</text:p>
          </table:table-cell>
          <table:table-cell office:value-type="float" office:value="1114082" table:style-name="ce5">
            <text:p>1.114.082</text:p>
          </table:table-cell>
          <table:table-cell office:value-type="float" office:value="798849" table:style-name="ce5">
            <text:p>798.849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1202589" table:style-name="ce5">
            <text:p>1.202.589</text:p>
          </table:table-cell>
          <table:table-cell office:value-type="float" office:value="708669" table:style-name="ce5">
            <text:p>708.669</text:p>
          </table:table-cell>
          <table:table-cell office:value-type="float" office:value="1895" table:style-name="ce5">
            <text:p>1.895</text:p>
          </table:table-cell>
          <table:table-cell office:value-type="float" office:value="263" table:style-name="ce5">
            <text:p>263</text:p>
          </table:table-cell>
          <table:table-cell office:value-type="float" office:value="1572209" table:style-name="ce5">
            <text:p>1.572.209</text:p>
          </table:table-cell>
          <table:table-cell office:value-type="float" office:value="341188" table:style-name="ce5">
            <text:p>341.188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URBAN SCHOOL STUDENTS BY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Theme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Homework and exercises assigned by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research</text:p>
          </table:table-cell>
          <table:covered-table-cell table:number-columns-repeated="3"/>
          <table:table-cell office:value-type="string" table:number-columns-spanned="4" table:number-rows-spanned="1" table:style-name="ce8">
            <text:p>Presentations to classmates</text:p>
          </table:table-cell>
          <table:covered-table-cell table:number-columns-repeated="3"/>
          <table:table-cell office:value-type="string" table:number-columns-spanned="4" table:number-rows-spanned="1" table:style-name="ce8">
            <text:p>Educational games</text:p>
          </table:table-cell>
          <table:covered-table-cell table:number-columns-repeated="3"/>
          <table:table-cell office:value-type="string" table:number-columns-spanned="4" table:number-rows-spanned="1" table:style-name="ce8">
            <text:p>Talking to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Group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projects with classmates online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part in 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Studying for tests</text:p>
          </table:table-cell>
          <table:covered-table-cell table:number-columns-repeated="3"/>
          <table:table-cell office:value-type="string" table:number-columns-spanned="4" table:number-rows-spanned="1" table:style-name="ce8">
            <text:p>Research on what teachers talk about in 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izing individual or group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tests or mock exams</text:p>
          </table:table-cell>
          <table:covered-table-cell table:number-columns-repeated="3"/>
          <table:table-cell office:value-type="string" table:number-columns-spanned="4" table:number-rows-spanned="1" table:style-name="ce8">
            <text:p>Using the Internet to learn a new language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54859" table:style-name="ce5">
            <text:p>4.754.859</text:p>
          </table:table-cell>
          <table:table-cell office:value-type="float" office:value="1039436" table:style-name="ce5">
            <text:p>1.039.436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3971935" table:style-name="ce5">
            <text:p>3.971.935</text:p>
          </table:table-cell>
          <table:table-cell office:value-type="float" office:value="1820872" table:style-name="ce5">
            <text:p>1.820.872</text:p>
          </table:table-cell>
          <table:table-cell office:value-type="float" office:value="1497" table:style-name="ce5">
            <text:p>1.497</text:p>
          </table:table-cell>
          <table:table-cell office:value-type="float" office:value="169" table:style-name="ce5">
            <text:p>169</text:p>
          </table:table-cell>
          <table:table-cell office:value-type="float" office:value="4909968" table:style-name="ce5">
            <text:p>4.909.968</text:p>
          </table:table-cell>
          <table:table-cell office:value-type="float" office:value="881330" table:style-name="ce5">
            <text:p>881.330</text:p>
          </table:table-cell>
          <table:table-cell office:value-type="float" office:value="3175" table:style-name="ce5">
            <text:p>3.175</text:p>
          </table:table-cell>
          <table:table-cell office:value-type="string" table:style-name="ce5">
            <text:p>-</text:p>
          </table:table-cell>
          <table:table-cell office:value-type="float" office:value="2670274" table:style-name="ce5">
            <text:p>2.670.274</text:p>
          </table:table-cell>
          <table:table-cell office:value-type="float" office:value="3123347" table:style-name="ce5">
            <text:p>3.123.347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3454397" table:style-name="ce5">
            <text:p>3.454.397</text:p>
          </table:table-cell>
          <table:table-cell office:value-type="float" office:value="2332955" table:style-name="ce5">
            <text:p>2.332.955</text:p>
          </table:table-cell>
          <table:table-cell office:value-type="float" office:value="7026" table:style-name="ce5">
            <text:p>7.026</text:p>
          </table:table-cell>
          <table:table-cell office:value-type="float" office:value="95" table:style-name="ce5">
            <text:p>95</text:p>
          </table:table-cell>
          <table:table-cell office:value-type="float" office:value="1633810" table:style-name="ce5">
            <text:p>1.633.810</text:p>
          </table:table-cell>
          <table:table-cell office:value-type="float" office:value="4159004" table:style-name="ce5">
            <text:p>4.159.004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4457963" table:style-name="ce5">
            <text:p>4.457.963</text:p>
          </table:table-cell>
          <table:table-cell office:value-type="float" office:value="1334690" table:style-name="ce5">
            <text:p>1.334.690</text:p>
          </table:table-cell>
          <table:table-cell office:value-type="float" office:value="1517" table:style-name="ce5">
            <text:p>1.517</text:p>
          </table:table-cell>
          <table:table-cell office:value-type="float" office:value="302" table:style-name="ce5">
            <text:p>302</text:p>
          </table:table-cell>
          <table:table-cell office:value-type="float" office:value="3759585" table:style-name="ce5">
            <text:p>3.759.585</text:p>
          </table:table-cell>
          <table:table-cell office:value-type="float" office:value="2034739" table:style-name="ce5">
            <text:p>2.034.739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948674" table:style-name="ce5">
            <text:p>948.674</text:p>
          </table:table-cell>
          <table:table-cell office:value-type="float" office:value="4845798" table:style-name="ce5">
            <text:p>4.845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3726" table:style-name="ce5">
            <text:p>4.283.726</text:p>
          </table:table-cell>
          <table:table-cell office:value-type="float" office:value="1510746" table:style-name="ce5">
            <text:p>1.510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4195" table:style-name="ce5">
            <text:p>4.394.195</text:p>
          </table:table-cell>
          <table:table-cell office:value-type="float" office:value="1399941" table:style-name="ce5">
            <text:p>1.399.941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446131" table:style-name="ce5">
            <text:p>1.446.131</text:p>
          </table:table-cell>
          <table:table-cell office:value-type="float" office:value="4346457" table:style-name="ce5">
            <text:p>4.346.457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1412535" table:style-name="ce5">
            <text:p>1.412.535</text:p>
          </table:table-cell>
          <table:table-cell office:value-type="float" office:value="4379464" table:style-name="ce5">
            <text:p>4.379.464</text:p>
          </table:table-cell>
          <table:table-cell office:value-type="float" office:value="2473" table:style-name="ce5">
            <text:p>2.473</text:p>
          </table:table-cell>
          <table:table-cell office:value-type="string" table:style-name="ce5">
            <text:p>-</text:p>
          </table:table-cell>
          <table:table-cell office:value-type="float" office:value="3364192" table:style-name="ce5">
            <text:p>3.364.192</text:p>
          </table:table-cell>
          <table:table-cell office:value-type="float" office:value="2429937" table:style-name="ce5">
            <text:p>2.429.937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531443" table:style-name="ce5">
            <text:p>2.531.443</text:p>
          </table:table-cell>
          <table:table-cell office:value-type="float" office:value="492345" table:style-name="ce5">
            <text:p>492.34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2101686" table:style-name="ce5">
            <text:p>2.101.686</text:p>
          </table:table-cell>
          <table:table-cell office:value-type="float" office:value="921940" table:style-name="ce5">
            <text:p>921.940</text:p>
          </table:table-cell>
          <table:table-cell office:value-type="float" office:value="171" table:style-name="ce5">
            <text:p>171</text:p>
          </table:table-cell>
          <table:table-cell office:value-type="float" office:value="75" table:style-name="ce5">
            <text:p>75</text:p>
          </table:table-cell>
          <table:table-cell office:value-type="float" office:value="2719242" table:style-name="ce5">
            <text:p>2.719.242</text:p>
          </table:table-cell>
          <table:table-cell office:value-type="float" office:value="304285" table:style-name="ce5">
            <text:p>304.285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474339" table:style-name="ce5">
            <text:p>1.474.339</text:p>
          </table:table-cell>
          <table:table-cell office:value-type="float" office:value="1548682" table:style-name="ce5">
            <text:p>1.548.682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1718495" table:style-name="ce5">
            <text:p>1.718.495</text:p>
          </table:table-cell>
          <table:table-cell office:value-type="float" office:value="1302064" table:style-name="ce5">
            <text:p>1.302.064</text:p>
          </table:table-cell>
          <table:table-cell office:value-type="float" office:value="3312" table:style-name="ce5">
            <text:p>3.312</text:p>
          </table:table-cell>
          <table:table-cell office:value-type="float" office:value="0" table:style-name="ce5">
            <text:p>0</text:p>
          </table:table-cell>
          <table:table-cell office:value-type="float" office:value="909141" table:style-name="ce5">
            <text:p>909.141</text:p>
          </table:table-cell>
          <table:table-cell office:value-type="float" office:value="2114731" table:style-name="ce5">
            <text:p>2.114.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64249" table:style-name="ce5">
            <text:p>2.364.249</text:p>
          </table:table-cell>
          <table:table-cell office:value-type="float" office:value="658039" table:style-name="ce5">
            <text:p>658.039</text:p>
          </table:table-cell>
          <table:table-cell office:value-type="float" office:value="1517" table:style-name="ce5">
            <text:p>1.517</text:p>
          </table:table-cell>
          <table:table-cell office:value-type="float" office:value="67" table:style-name="ce5">
            <text:p>67</text:p>
          </table:table-cell>
          <table:table-cell office:value-type="float" office:value="2003044" table:style-name="ce5">
            <text:p>2.003.044</text:p>
          </table:table-cell>
          <table:table-cell office:value-type="float" office:value="1020828" table:style-name="ce5">
            <text:p>1.020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7093" table:style-name="ce5">
            <text:p>477.093</text:p>
          </table:table-cell>
          <table:table-cell office:value-type="float" office:value="2546779" table:style-name="ce5">
            <text:p>2.546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1768" table:style-name="ce5">
            <text:p>2.301.768</text:p>
          </table:table-cell>
          <table:table-cell office:value-type="float" office:value="722104" table:style-name="ce5">
            <text:p>722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51220" table:style-name="ce5">
            <text:p>2.351.220</text:p>
          </table:table-cell>
          <table:table-cell office:value-type="float" office:value="672316" table:style-name="ce5">
            <text:p>672.316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746098" table:style-name="ce5">
            <text:p>746.098</text:p>
          </table:table-cell>
          <table:table-cell office:value-type="float" office:value="2277773" table:style-name="ce5">
            <text:p>2.277.7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6696" table:style-name="ce5">
            <text:p>756.696</text:p>
          </table:table-cell>
          <table:table-cell office:value-type="float" office:value="2267124" table:style-name="ce5">
            <text:p>2.267.12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1934185" table:style-name="ce5">
            <text:p>1.934.185</text:p>
          </table:table-cell>
          <table:table-cell office:value-type="float" office:value="1089343" table:style-name="ce5">
            <text:p>1.089.343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223415" table:style-name="ce5">
            <text:p>2.223.415</text:p>
          </table:table-cell>
          <table:table-cell office:value-type="float" office:value="547091" table:style-name="ce5">
            <text:p>547.091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870248" table:style-name="ce5">
            <text:p>1.870.248</text:p>
          </table:table-cell>
          <table:table-cell office:value-type="float" office:value="898933" table:style-name="ce5">
            <text:p>898.933</text:p>
          </table:table-cell>
          <table:table-cell office:value-type="float" office:value="1325" table:style-name="ce5">
            <text:p>1.325</text:p>
          </table:table-cell>
          <table:table-cell office:value-type="float" office:value="95" table:style-name="ce5">
            <text:p>95</text:p>
          </table:table-cell>
          <table:table-cell office:value-type="float" office:value="2190726" table:style-name="ce5">
            <text:p>2.190.726</text:p>
          </table:table-cell>
          <table:table-cell office:value-type="float" office:value="577044" table:style-name="ce5">
            <text:p>577.044</text:p>
          </table:table-cell>
          <table:table-cell office:value-type="float" office:value="2830" table:style-name="ce5">
            <text:p>2.830</text:p>
          </table:table-cell>
          <table:table-cell office:value-type="string" table:style-name="ce5">
            <text:p>-</text:p>
          </table:table-cell>
          <table:table-cell office:value-type="float" office:value="1195935" table:style-name="ce5">
            <text:p>1.195.935</text:p>
          </table:table-cell>
          <table:table-cell office:value-type="float" office:value="1574665" table:style-name="ce5">
            <text:p>1.574.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5901" table:style-name="ce5">
            <text:p>1.735.901</text:p>
          </table:table-cell>
          <table:table-cell office:value-type="float" office:value="1030891" table:style-name="ce5">
            <text:p>1.030.891</text:p>
          </table:table-cell>
          <table:table-cell office:value-type="float" office:value="3713" table:style-name="ce5">
            <text:p>3.713</text:p>
          </table:table-cell>
          <table:table-cell office:value-type="float" office:value="95" table:style-name="ce5">
            <text:p>95</text:p>
          </table:table-cell>
          <table:table-cell office:value-type="float" office:value="724669" table:style-name="ce5">
            <text:p>724.669</text:p>
          </table:table-cell>
          <table:table-cell office:value-type="float" office:value="2044273" table:style-name="ce5">
            <text:p>2.044.273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093714" table:style-name="ce5">
            <text:p>2.093.714</text:p>
          </table:table-cell>
          <table:table-cell office:value-type="float" office:value="676651" table:style-name="ce5">
            <text:p>676.651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1756540" table:style-name="ce5">
            <text:p>1.756.540</text:p>
          </table:table-cell>
          <table:table-cell office:value-type="float" office:value="1013911" table:style-name="ce5">
            <text:p>1.013.911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471582" table:style-name="ce5">
            <text:p>471.582</text:p>
          </table:table-cell>
          <table:table-cell office:value-type="float" office:value="2299019" table:style-name="ce5">
            <text:p>2.299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1959" table:style-name="ce5">
            <text:p>1.981.959</text:p>
          </table:table-cell>
          <table:table-cell office:value-type="float" office:value="788642" table:style-name="ce5">
            <text:p>788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42976" table:style-name="ce5">
            <text:p>2.042.976</text:p>
          </table:table-cell>
          <table:table-cell office:value-type="float" office:value="727625" table:style-name="ce5">
            <text:p>727.6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0032" table:style-name="ce5">
            <text:p>700.032</text:p>
          </table:table-cell>
          <table:table-cell office:value-type="float" office:value="2068684" table:style-name="ce5">
            <text:p>2.068.684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655840" table:style-name="ce5">
            <text:p>655.840</text:p>
          </table:table-cell>
          <table:table-cell office:value-type="float" office:value="2112340" table:style-name="ce5">
            <text:p>2.112.340</text:p>
          </table:table-cell>
          <table:table-cell office:value-type="float" office:value="2421" table:style-name="ce5">
            <text:p>2.421</text:p>
          </table:table-cell>
          <table:table-cell office:value-type="string" table:style-name="ce5">
            <text:p>-</text:p>
          </table:table-cell>
          <table:table-cell office:value-type="float" office:value="1430007" table:style-name="ce5">
            <text:p>1.430.007</text:p>
          </table:table-cell>
          <table:table-cell office:value-type="float" office:value="1340594" table:style-name="ce5">
            <text:p>1.340.5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9721" table:style-name="ce5">
            <text:p>389.721</text:p>
          </table:table-cell>
          <table:table-cell office:value-type="float" office:value="112352" table:style-name="ce5">
            <text:p>112.35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340897" table:style-name="ce5">
            <text:p>340.897</text:p>
          </table:table-cell>
          <table:table-cell office:value-type="float" office:value="160911" table:style-name="ce5">
            <text:p>160.911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float" office:value="410246" table:style-name="ce5">
            <text:p>410.246</text:p>
          </table:table-cell>
          <table:table-cell office:value-type="float" office:value="91566" table:style-name="ce5">
            <text:p>91.56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250228" table:style-name="ce5">
            <text:p>250.228</text:p>
          </table:table-cell>
          <table:table-cell office:value-type="float" office:value="251929" table:style-name="ce5">
            <text:p>251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788" table:style-name="ce5">
            <text:p>294.788</text:p>
          </table:table-cell>
          <table:table-cell office:value-type="float" office:value="207279" table:style-name="ce5">
            <text:p>207.279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28695" table:style-name="ce5">
            <text:p>128.695</text:p>
          </table:table-cell>
          <table:table-cell office:value-type="float" office:value="373462" table:style-name="ce5">
            <text:p>373.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755" table:style-name="ce5">
            <text:p>360.755</text:p>
          </table:table-cell>
          <table:table-cell office:value-type="float" office:value="141334" table:style-name="ce5">
            <text:p>141.334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287911" table:style-name="ce5">
            <text:p>287.911</text:p>
          </table:table-cell>
          <table:table-cell office:value-type="float" office:value="214245" table:style-name="ce5">
            <text:p>214.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411" table:style-name="ce5">
            <text:p>92.411</text:p>
          </table:table-cell>
          <table:table-cell office:value-type="float" office:value="409746" table:style-name="ce5">
            <text:p>409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269" table:style-name="ce5">
            <text:p>385.269</text:p>
          </table:table-cell>
          <table:table-cell office:value-type="float" office:value="116888" table:style-name="ce5">
            <text:p>116.8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469" table:style-name="ce5">
            <text:p>380.469</text:p>
          </table:table-cell>
          <table:table-cell office:value-type="float" office:value="121351" table:style-name="ce5">
            <text:p>121.351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33888" table:style-name="ce5">
            <text:p>133.888</text:p>
          </table:table-cell>
          <table:table-cell office:value-type="float" office:value="368269" table:style-name="ce5">
            <text:p>368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473" table:style-name="ce5">
            <text:p>102.473</text:p>
          </table:table-cell>
          <table:table-cell office:value-type="float" office:value="399683" table:style-name="ce5">
            <text:p>399.6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572" table:style-name="ce5">
            <text:p>267.572</text:p>
          </table:table-cell>
          <table:table-cell office:value-type="float" office:value="234240" table:style-name="ce5">
            <text:p>234.240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09266" table:style-name="ce5">
            <text:p>1.309.266</text:p>
          </table:table-cell>
          <table:table-cell office:value-type="float" office:value="263717" table:style-name="ce5">
            <text:p>263.717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99253" table:style-name="ce5">
            <text:p>1.099.253</text:p>
          </table:table-cell>
          <table:table-cell office:value-type="float" office:value="473136" table:style-name="ce5">
            <text:p>473.136</text:p>
          </table:table-cell>
          <table:table-cell office:value-type="float" office:value="594" table:style-name="ce5">
            <text:p>594</text:p>
          </table:table-cell>
          <table:table-cell office:value-type="float" office:value="95" table:style-name="ce5">
            <text:p>95</text:p>
          </table:table-cell>
          <table:table-cell office:value-type="float" office:value="1341419" table:style-name="ce5">
            <text:p>1.341.419</text:p>
          </table:table-cell>
          <table:table-cell office:value-type="float" office:value="231564" table:style-name="ce5">
            <text:p>231.564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799515" table:style-name="ce5">
            <text:p>799.515</text:p>
          </table:table-cell>
          <table:table-cell office:value-type="float" office:value="773562" table:style-name="ce5">
            <text:p>773.5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4998" table:style-name="ce5">
            <text:p>924.998</text:p>
          </table:table-cell>
          <table:table-cell office:value-type="float" office:value="647452" table:style-name="ce5">
            <text:p>647.452</text:p>
          </table:table-cell>
          <table:table-cell office:value-type="float" office:value="533" table:style-name="ce5">
            <text:p>533</text:p>
          </table:table-cell>
          <table:table-cell office:value-type="float" office:value="95" table:style-name="ce5">
            <text:p>95</text:p>
          </table:table-cell>
          <table:table-cell office:value-type="float" office:value="585799" table:style-name="ce5">
            <text:p>585.799</text:p>
          </table:table-cell>
          <table:table-cell office:value-type="float" office:value="987278" table:style-name="ce5">
            <text:p>987.2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84468" table:style-name="ce5">
            <text:p>1.184.468</text:p>
          </table:table-cell>
          <table:table-cell office:value-type="float" office:value="387568" table:style-name="ce5">
            <text:p>387.568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1071599" table:style-name="ce5">
            <text:p>1.071.599</text:p>
          </table:table-cell>
          <table:table-cell office:value-type="float" office:value="501384" table:style-name="ce5">
            <text:p>501.38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47343" table:style-name="ce5">
            <text:p>247.343</text:p>
          </table:table-cell>
          <table:table-cell office:value-type="float" office:value="1325735" table:style-name="ce5">
            <text:p>1.325.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310" table:style-name="ce5">
            <text:p>1.185.310</text:p>
          </table:table-cell>
          <table:table-cell office:value-type="float" office:value="387767" table:style-name="ce5">
            <text:p>387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4624" table:style-name="ce5">
            <text:p>1.244.624</text:p>
          </table:table-cell>
          <table:table-cell office:value-type="float" office:value="328454" table:style-name="ce5">
            <text:p>328.4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748" table:style-name="ce5">
            <text:p>456.748</text:p>
          </table:table-cell>
          <table:table-cell office:value-type="float" office:value="1116330" table:style-name="ce5">
            <text:p>1.116.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0539" table:style-name="ce5">
            <text:p>230.539</text:p>
          </table:table-cell>
          <table:table-cell office:value-type="float" office:value="1342538" table:style-name="ce5">
            <text:p>1.342.5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8791" table:style-name="ce5">
            <text:p>978.791</text:p>
          </table:table-cell>
          <table:table-cell office:value-type="float" office:value="594287" table:style-name="ce5">
            <text:p>594.2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59383" table:style-name="ce5">
            <text:p>559.383</text:p>
          </table:table-cell>
          <table:table-cell office:value-type="float" office:value="130439" table:style-name="ce5">
            <text:p>130.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640" table:style-name="ce5">
            <text:p>431.640</text:p>
          </table:table-cell>
          <table:table-cell office:value-type="float" office:value="258183" table:style-name="ce5">
            <text:p>258.1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451" table:style-name="ce5">
            <text:p>586.451</text:p>
          </table:table-cell>
          <table:table-cell office:value-type="float" office:value="103371" table:style-name="ce5">
            <text:p>103.3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256" table:style-name="ce5">
            <text:p>316.256</text:p>
          </table:table-cell>
          <table:table-cell office:value-type="float" office:value="373566" table:style-name="ce5">
            <text:p>373.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271" table:style-name="ce5">
            <text:p>407.271</text:p>
          </table:table-cell>
          <table:table-cell office:value-type="float" office:value="282107" table:style-name="ce5">
            <text:p>282.107</text:p>
          </table:table-cell>
          <table:table-cell office:value-type="float" office:value="444" table:style-name="ce5">
            <text:p>444</text:p>
          </table:table-cell>
          <table:table-cell office:value-type="float" office:value="0" table:style-name="ce5">
            <text:p>0</text:p>
          </table:table-cell>
          <table:table-cell office:value-type="float" office:value="162660" table:style-name="ce5">
            <text:p>162.660</text:p>
          </table:table-cell>
          <table:table-cell office:value-type="float" office:value="527162" table:style-name="ce5">
            <text:p>527.1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1838" table:style-name="ce5">
            <text:p>461.838</text:p>
          </table:table-cell>
          <table:table-cell office:value-type="float" office:value="227508" table:style-name="ce5">
            <text:p>227.50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393306" table:style-name="ce5">
            <text:p>393.306</text:p>
          </table:table-cell>
          <table:table-cell office:value-type="float" office:value="296516" table:style-name="ce5">
            <text:p>296.5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663" table:style-name="ce5">
            <text:p>112.663</text:p>
          </table:table-cell>
          <table:table-cell office:value-type="float" office:value="577159" table:style-name="ce5">
            <text:p>577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8325" table:style-name="ce5">
            <text:p>468.325</text:p>
          </table:table-cell>
          <table:table-cell office:value-type="float" office:value="221497" table:style-name="ce5">
            <text:p>221.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519" table:style-name="ce5">
            <text:p>511.519</text:p>
          </table:table-cell>
          <table:table-cell office:value-type="float" office:value="178303" table:style-name="ce5">
            <text:p>178.3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159" table:style-name="ce5">
            <text:p>147.159</text:p>
          </table:table-cell>
          <table:table-cell office:value-type="float" office:value="542664" table:style-name="ce5">
            <text:p>542.6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368" table:style-name="ce5">
            <text:p>167.368</text:p>
          </table:table-cell>
          <table:table-cell office:value-type="float" office:value="522402" table:style-name="ce5">
            <text:p>522.40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382792" table:style-name="ce5">
            <text:p>382.792</text:p>
          </table:table-cell>
          <table:table-cell office:value-type="float" office:value="307030" table:style-name="ce5">
            <text:p>307.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01129" table:style-name="ce5">
            <text:p>2.101.129</text:p>
          </table:table-cell>
          <table:table-cell office:value-type="float" office:value="456799" table:style-name="ce5">
            <text:p>456.7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86542" table:style-name="ce5">
            <text:p>1.786.542</text:p>
          </table:table-cell>
          <table:table-cell office:value-type="float" office:value="771387" table:style-name="ce5">
            <text:p>77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6309" table:style-name="ce5">
            <text:p>2.176.309</text:p>
          </table:table-cell>
          <table:table-cell office:value-type="float" office:value="379579" table:style-name="ce5">
            <text:p>379.579</text:p>
          </table:table-cell>
          <table:table-cell office:value-type="float" office:value="2041" table:style-name="ce5">
            <text:p>2.041</text:p>
          </table:table-cell>
          <table:table-cell office:value-type="string" table:style-name="ce5">
            <text:p>-</text:p>
          </table:table-cell>
          <table:table-cell office:value-type="float" office:value="1073660" table:style-name="ce5">
            <text:p>1.073.660</text:p>
          </table:table-cell>
          <table:table-cell office:value-type="float" office:value="1484269" table:style-name="ce5">
            <text:p>1.484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64692" table:style-name="ce5">
            <text:p>1.564.692</text:p>
          </table:table-cell>
          <table:table-cell office:value-type="float" office:value="987448" table:style-name="ce5">
            <text:p>987.448</text:p>
          </table:table-cell>
          <table:table-cell office:value-type="float" office:value="5789" table:style-name="ce5">
            <text:p>5.789</text:p>
          </table:table-cell>
          <table:table-cell office:value-type="float" office:value="0" table:style-name="ce5">
            <text:p>0</text:p>
          </table:table-cell>
          <table:table-cell office:value-type="float" office:value="631123" table:style-name="ce5">
            <text:p>631.123</text:p>
          </table:table-cell>
          <table:table-cell office:value-type="float" office:value="1925147" table:style-name="ce5">
            <text:p>1.925.147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095008" table:style-name="ce5">
            <text:p>2.095.008</text:p>
          </table:table-cell>
          <table:table-cell office:value-type="float" office:value="462921" table:style-name="ce5">
            <text:p>462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1597" table:style-name="ce5">
            <text:p>1.691.597</text:p>
          </table:table-cell>
          <table:table-cell office:value-type="float" office:value="866332" table:style-name="ce5">
            <text:p>866.3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9044" table:style-name="ce5">
            <text:p>419.044</text:p>
          </table:table-cell>
          <table:table-cell office:value-type="float" office:value="2138885" table:style-name="ce5">
            <text:p>2.138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1333" table:style-name="ce5">
            <text:p>1.881.333</text:p>
          </table:table-cell>
          <table:table-cell office:value-type="float" office:value="676596" table:style-name="ce5">
            <text:p>676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1729" table:style-name="ce5">
            <text:p>1.881.729</text:p>
          </table:table-cell>
          <table:table-cell office:value-type="float" office:value="676200" table:style-name="ce5">
            <text:p>676.2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131" table:style-name="ce5">
            <text:p>591.131</text:p>
          </table:table-cell>
          <table:table-cell office:value-type="float" office:value="1965512" table:style-name="ce5">
            <text:p>1.965.512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810109" table:style-name="ce5">
            <text:p>810.109</text:p>
          </table:table-cell>
          <table:table-cell office:value-type="float" office:value="1746837" table:style-name="ce5">
            <text:p>1.746.837</text:p>
          </table:table-cell>
          <table:table-cell office:value-type="float" office:value="982" table:style-name="ce5">
            <text:p>982</text:p>
          </table:table-cell>
          <table:table-cell office:value-type="string" table:style-name="ce5">
            <text:p>-</text:p>
          </table:table-cell>
          <table:table-cell office:value-type="float" office:value="1470295" table:style-name="ce5">
            <text:p>1.470.295</text:p>
          </table:table-cell>
          <table:table-cell office:value-type="float" office:value="1087633" table:style-name="ce5">
            <text:p>1.087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95359" table:style-name="ce5">
            <text:p>395.359</text:p>
          </table:table-cell>
          <table:table-cell office:value-type="float" office:value="76128" table:style-name="ce5">
            <text:p>76.1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603" table:style-name="ce5">
            <text:p>313.603</text:p>
          </table:table-cell>
          <table:table-cell office:value-type="float" office:value="157255" table:style-name="ce5">
            <text:p>157.255</text:p>
          </table:table-cell>
          <table:table-cell office:value-type="float" office:value="555" table:style-name="ce5">
            <text:p>555</text:p>
          </table:table-cell>
          <table:table-cell office:value-type="float" office:value="75" table:style-name="ce5">
            <text:p>75</text:p>
          </table:table-cell>
          <table:table-cell office:value-type="float" office:value="395544" table:style-name="ce5">
            <text:p>395.544</text:p>
          </table:table-cell>
          <table:table-cell office:value-type="float" office:value="75250" table:style-name="ce5">
            <text:p>75.250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30616" table:style-name="ce5">
            <text:p>230.616</text:p>
          </table:table-cell>
          <table:table-cell office:value-type="float" office:value="240021" table:style-name="ce5">
            <text:p>240.021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262648" table:style-name="ce5">
            <text:p>262.648</text:p>
          </table:table-cell>
          <table:table-cell office:value-type="float" office:value="208669" table:style-name="ce5">
            <text:p>208.669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25533" table:style-name="ce5">
            <text:p>125.533</text:p>
          </table:table-cell>
          <table:table-cell office:value-type="float" office:value="345955" table:style-name="ce5">
            <text:p>345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5894" table:style-name="ce5">
            <text:p>355.894</text:p>
          </table:table-cell>
          <table:table-cell office:value-type="float" office:value="115358" table:style-name="ce5">
            <text:p>115.358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315172" table:style-name="ce5">
            <text:p>315.172</text:p>
          </table:table-cell>
          <table:table-cell office:value-type="float" office:value="156261" table:style-name="ce5">
            <text:p>156.26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77214" table:style-name="ce5">
            <text:p>77.214</text:p>
          </table:table-cell>
          <table:table-cell office:value-type="float" office:value="394274" table:style-name="ce5">
            <text:p>394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489" table:style-name="ce5">
            <text:p>363.489</text:p>
          </table:table-cell>
          <table:table-cell office:value-type="float" office:value="107999" table:style-name="ce5">
            <text:p>107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5855" table:style-name="ce5">
            <text:p>375.855</text:p>
          </table:table-cell>
          <table:table-cell office:value-type="float" office:value="95633" table:style-name="ce5">
            <text:p>95.6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206" table:style-name="ce5">
            <text:p>117.206</text:p>
          </table:table-cell>
          <table:table-cell office:value-type="float" office:value="353683" table:style-name="ce5">
            <text:p>353.683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float" office:value="102046" table:style-name="ce5">
            <text:p>102.046</text:p>
          </table:table-cell>
          <table:table-cell office:value-type="float" office:value="368004" table:style-name="ce5">
            <text:p>368.004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264741" table:style-name="ce5">
            <text:p>264.741</text:p>
          </table:table-cell>
          <table:table-cell office:value-type="float" office:value="206747" table:style-name="ce5">
            <text:p>206.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87926" table:style-name="ce5">
            <text:p>1.487.926</text:p>
          </table:table-cell>
          <table:table-cell office:value-type="float" office:value="655295" table:style-name="ce5">
            <text:p>655.2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94483" table:style-name="ce5">
            <text:p>1.294.483</text:p>
          </table:table-cell>
          <table:table-cell office:value-type="float" office:value="848738" table:style-name="ce5">
            <text:p>848.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6171" table:style-name="ce5">
            <text:p>1.676.171</text:p>
          </table:table-cell>
          <table:table-cell office:value-type="float" office:value="464314" table:style-name="ce5">
            <text:p>464.314</text:p>
          </table:table-cell>
          <table:table-cell office:value-type="float" office:value="2735" table:style-name="ce5">
            <text:p>2.735</text:p>
          </table:table-cell>
          <table:table-cell office:value-type="string" table:style-name="ce5">
            <text:p>-</text:p>
          </table:table-cell>
          <table:table-cell office:value-type="float" office:value="738074" table:style-name="ce5">
            <text:p>738.074</text:p>
          </table:table-cell>
          <table:table-cell office:value-type="float" office:value="1405146" table:style-name="ce5">
            <text:p>1.405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5715" table:style-name="ce5">
            <text:p>1.485.715</text:p>
          </table:table-cell>
          <table:table-cell office:value-type="float" office:value="653209" table:style-name="ce5">
            <text:p>653.209</text:p>
          </table:table-cell>
          <table:table-cell office:value-type="float" office:value="4297" table:style-name="ce5">
            <text:p>4.297</text:p>
          </table:table-cell>
          <table:table-cell office:value-type="float" office:value="0" table:style-name="ce5">
            <text:p>0</text:p>
          </table:table-cell>
          <table:table-cell office:value-type="float" office:value="550092" table:style-name="ce5">
            <text:p>550.092</text:p>
          </table:table-cell>
          <table:table-cell office:value-type="float" office:value="1593129" table:style-name="ce5">
            <text:p>1.593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08281" table:style-name="ce5">
            <text:p>1.408.281</text:p>
          </table:table-cell>
          <table:table-cell office:value-type="float" office:value="734162" table:style-name="ce5">
            <text:p>734.162</text:p>
          </table:table-cell>
          <table:table-cell office:value-type="float" office:value="476" table:style-name="ce5">
            <text:p>476</text:p>
          </table:table-cell>
          <table:table-cell office:value-type="float" office:value="302" table:style-name="ce5">
            <text:p>302</text:p>
          </table:table-cell>
          <table:table-cell office:value-type="float" office:value="1143996" table:style-name="ce5">
            <text:p>1.143.996</text:p>
          </table:table-cell>
          <table:table-cell office:value-type="float" office:value="999170" table:style-name="ce5">
            <text:p>999.17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40833" table:style-name="ce5">
            <text:p>240.833</text:p>
          </table:table-cell>
          <table:table-cell office:value-type="float" office:value="1902387" table:style-name="ce5">
            <text:p>1.902.3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0417" table:style-name="ce5">
            <text:p>1.320.417</text:p>
          </table:table-cell>
          <table:table-cell office:value-type="float" office:value="822804" table:style-name="ce5">
            <text:p>822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218" table:style-name="ce5">
            <text:p>1.479.218</text:p>
          </table:table-cell>
          <table:table-cell office:value-type="float" office:value="664003" table:style-name="ce5">
            <text:p>664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1481" table:style-name="ce5">
            <text:p>461.481</text:p>
          </table:table-cell>
          <table:table-cell office:value-type="float" office:value="1681170" table:style-name="ce5">
            <text:p>1.681.170</text:p>
          </table:table-cell>
          <table:table-cell office:value-type="float" office:value="570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286253" table:style-name="ce5">
            <text:p>286.253</text:p>
          </table:table-cell>
          <table:table-cell office:value-type="float" office:value="1855239" table:style-name="ce5">
            <text:p>1.855.23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093168" table:style-name="ce5">
            <text:p>1.093.168</text:p>
          </table:table-cell>
          <table:table-cell office:value-type="float" office:value="1050053" table:style-name="ce5">
            <text:p>1.050.0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45227" table:style-name="ce5">
            <text:p>2.345.227</text:p>
          </table:table-cell>
          <table:table-cell office:value-type="float" office:value="282727" table:style-name="ce5">
            <text:p>282.7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31511" table:style-name="ce5">
            <text:p>1.931.511</text:p>
          </table:table-cell>
          <table:table-cell office:value-type="float" office:value="696056" table:style-name="ce5">
            <text:p>696.056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2309298" table:style-name="ce5">
            <text:p>2.309.298</text:p>
          </table:table-cell>
          <table:table-cell office:value-type="float" office:value="318657" table:style-name="ce5">
            <text:p>318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4068" table:style-name="ce5">
            <text:p>1.434.068</text:p>
          </table:table-cell>
          <table:table-cell office:value-type="float" office:value="1193748" table:style-name="ce5">
            <text:p>1.193.74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1344659" table:style-name="ce5">
            <text:p>1.344.659</text:p>
          </table:table-cell>
          <table:table-cell office:value-type="float" office:value="1281189" table:style-name="ce5">
            <text:p>1.281.189</text:p>
          </table:table-cell>
          <table:table-cell office:value-type="float" office:value="2106" table:style-name="ce5">
            <text:p>2.106</text:p>
          </table:table-cell>
          <table:table-cell office:value-type="float" office:value="0" table:style-name="ce5">
            <text:p>0</text:p>
          </table:table-cell>
          <table:table-cell office:value-type="float" office:value="758217" table:style-name="ce5">
            <text:p>758.217</text:p>
          </table:table-cell>
          <table:table-cell office:value-type="float" office:value="1868079" table:style-name="ce5">
            <text:p>1.868.079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218979" table:style-name="ce5">
            <text:p>2.218.979</text:p>
          </table:table-cell>
          <table:table-cell office:value-type="float" office:value="408975" table:style-name="ce5">
            <text:p>408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3122" table:style-name="ce5">
            <text:p>1.943.122</text:p>
          </table:table-cell>
          <table:table-cell office:value-type="float" office:value="684832" table:style-name="ce5">
            <text:p>684.8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5099" table:style-name="ce5">
            <text:p>525.099</text:p>
          </table:table-cell>
          <table:table-cell office:value-type="float" office:value="2102855" table:style-name="ce5">
            <text:p>2.102.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1024" table:style-name="ce5">
            <text:p>2.171.024</text:p>
          </table:table-cell>
          <table:table-cell office:value-type="float" office:value="456931" table:style-name="ce5">
            <text:p>456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4986" table:style-name="ce5">
            <text:p>2.104.986</text:p>
          </table:table-cell>
          <table:table-cell office:value-type="float" office:value="522632" table:style-name="ce5">
            <text:p>522.632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715284" table:style-name="ce5">
            <text:p>715.284</text:p>
          </table:table-cell>
          <table:table-cell office:value-type="float" office:value="1911355" table:style-name="ce5">
            <text:p>1.911.355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float" office:value="687588" table:style-name="ce5">
            <text:p>687.588</text:p>
          </table:table-cell>
          <table:table-cell office:value-type="float" office:value="1939623" table:style-name="ce5">
            <text:p>1.939.623</text:p>
          </table:table-cell>
          <table:table-cell office:value-type="float" office:value="744" table:style-name="ce5">
            <text:p>744</text:p>
          </table:table-cell>
          <table:table-cell office:value-type="string" table:style-name="ce5">
            <text:p>-</text:p>
          </table:table-cell>
          <table:table-cell office:value-type="float" office:value="1566406" table:style-name="ce5">
            <text:p>1.566.406</text:p>
          </table:table-cell>
          <table:table-cell office:value-type="float" office:value="1061205" table:style-name="ce5">
            <text:p>1.061.205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833153" table:style-name="ce5">
            <text:p>3.833.153</text:p>
          </table:table-cell>
          <table:table-cell office:value-type="float" office:value="938022" table:style-name="ce5">
            <text:p>938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5993" table:style-name="ce5">
            <text:p>3.225.993</text:p>
          </table:table-cell>
          <table:table-cell office:value-type="float" office:value="1544794" table:style-name="ce5">
            <text:p>1.544.794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3985469" table:style-name="ce5">
            <text:p>3.985.469</text:p>
          </table:table-cell>
          <table:table-cell office:value-type="float" office:value="782971" table:style-name="ce5">
            <text:p>782.971</text:p>
          </table:table-cell>
          <table:table-cell office:value-type="float" office:value="2735" table:style-name="ce5">
            <text:p>2.735</text:p>
          </table:table-cell>
          <table:table-cell office:value-type="string" table:style-name="ce5">
            <text:p>-</text:p>
          </table:table-cell>
          <table:table-cell office:value-type="float" office:value="2172142" table:style-name="ce5">
            <text:p>2.172.142</text:p>
          </table:table-cell>
          <table:table-cell office:value-type="float" office:value="2598894" table:style-name="ce5">
            <text:p>2.598.894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2830374" table:style-name="ce5">
            <text:p>2.830.374</text:p>
          </table:table-cell>
          <table:table-cell office:value-type="float" office:value="1934398" table:style-name="ce5">
            <text:p>1.934.398</text:p>
          </table:table-cell>
          <table:table-cell office:value-type="float" office:value="6403" table:style-name="ce5">
            <text:p>6.403</text:p>
          </table:table-cell>
          <table:table-cell office:value-type="float" office:value="0" table:style-name="ce5">
            <text:p>0</text:p>
          </table:table-cell>
          <table:table-cell office:value-type="float" office:value="1308308" table:style-name="ce5">
            <text:p>1.308.308</text:p>
          </table:table-cell>
          <table:table-cell office:value-type="float" office:value="3461208" table:style-name="ce5">
            <text:p>3.461.208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3627260" table:style-name="ce5">
            <text:p>3.627.260</text:p>
          </table:table-cell>
          <table:table-cell office:value-type="float" office:value="1143137" table:style-name="ce5">
            <text:p>1.143.137</text:p>
          </table:table-cell>
          <table:table-cell office:value-type="float" office:value="476" table:style-name="ce5">
            <text:p>476</text:p>
          </table:table-cell>
          <table:table-cell office:value-type="float" office:value="302" table:style-name="ce5">
            <text:p>302</text:p>
          </table:table-cell>
          <table:table-cell office:value-type="float" office:value="3087119" table:style-name="ce5">
            <text:p>3.087.119</text:p>
          </table:table-cell>
          <table:table-cell office:value-type="float" office:value="1684003" table:style-name="ce5">
            <text:p>1.684.00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765933" table:style-name="ce5">
            <text:p>765.933</text:p>
          </table:table-cell>
          <table:table-cell office:value-type="float" office:value="4005242" table:style-name="ce5">
            <text:p>4.005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1441" table:style-name="ce5">
            <text:p>3.491.441</text:p>
          </table:table-cell>
          <table:table-cell office:value-type="float" office:value="1279734" table:style-name="ce5">
            <text:p>1.279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204" table:style-name="ce5">
            <text:p>3.584.204</text:p>
          </table:table-cell>
          <table:table-cell office:value-type="float" office:value="1186634" table:style-name="ce5">
            <text:p>1.186.634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176765" table:style-name="ce5">
            <text:p>1.176.765</text:p>
          </table:table-cell>
          <table:table-cell office:value-type="float" office:value="3592525" table:style-name="ce5">
            <text:p>3.592.525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973841" table:style-name="ce5">
            <text:p>973.841</text:p>
          </table:table-cell>
          <table:table-cell office:value-type="float" office:value="3794862" table:style-name="ce5">
            <text:p>3.794.862</text:p>
          </table:table-cell>
          <table:table-cell office:value-type="float" office:value="2473" table:style-name="ce5">
            <text:p>2.473</text:p>
          </table:table-cell>
          <table:table-cell office:value-type="string" table:style-name="ce5">
            <text:p>-</text:p>
          </table:table-cell>
          <table:table-cell office:value-type="float" office:value="2659574" table:style-name="ce5">
            <text:p>2.659.574</text:p>
          </table:table-cell>
          <table:table-cell office:value-type="float" office:value="2111258" table:style-name="ce5">
            <text:p>2.111.258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21706" table:style-name="ce5">
            <text:p>921.706</text:p>
          </table:table-cell>
          <table:table-cell office:value-type="float" office:value="101414" table:style-name="ce5">
            <text:p>101.414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745941" table:style-name="ce5">
            <text:p>745.941</text:p>
          </table:table-cell>
          <table:table-cell office:value-type="float" office:value="276078" table:style-name="ce5">
            <text:p>276.078</text:p>
          </table:table-cell>
          <table:table-cell office:value-type="float" office:value="1183" table:style-name="ce5">
            <text:p>1.183</text:p>
          </table:table-cell>
          <table:table-cell office:value-type="float" office:value="95" table:style-name="ce5">
            <text:p>95</text:p>
          </table:table-cell>
          <table:table-cell office:value-type="float" office:value="924499" table:style-name="ce5">
            <text:p>924.499</text:p>
          </table:table-cell>
          <table:table-cell office:value-type="float" office:value="98359" table:style-name="ce5">
            <text:p>98.359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float" office:value="498132" table:style-name="ce5">
            <text:p>498.132</text:p>
          </table:table-cell>
          <table:table-cell office:value-type="float" office:value="524453" table:style-name="ce5">
            <text:p>524.453</text:p>
          </table:table-cell>
          <table:table-cell office:value-type="float" office:value="712" table:style-name="ce5">
            <text:p>712</text:p>
          </table:table-cell>
          <table:table-cell office:value-type="string" table:style-name="ce5">
            <text:p>-</text:p>
          </table:table-cell>
          <table:table-cell office:value-type="float" office:value="624023" table:style-name="ce5">
            <text:p>624.023</text:p>
          </table:table-cell>
          <table:table-cell office:value-type="float" office:value="398557" table:style-name="ce5">
            <text:p>398.557</text:p>
          </table:table-cell>
          <table:table-cell office:value-type="float" office:value="623" table:style-name="ce5">
            <text:p>623</text:p>
          </table:table-cell>
          <table:table-cell office:value-type="float" office:value="95" table:style-name="ce5">
            <text:p>95</text:p>
          </table:table-cell>
          <table:table-cell office:value-type="float" office:value="325502" table:style-name="ce5">
            <text:p>325.502</text:p>
          </table:table-cell>
          <table:table-cell office:value-type="float" office:value="697796" table:style-name="ce5">
            <text:p>69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0703" table:style-name="ce5">
            <text:p>830.703</text:p>
          </table:table-cell>
          <table:table-cell office:value-type="float" office:value="191553" table:style-name="ce5">
            <text:p>191.553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672466" table:style-name="ce5">
            <text:p>672.466</text:p>
          </table:table-cell>
          <table:table-cell office:value-type="float" office:value="350736" table:style-name="ce5">
            <text:p>350.736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82742" table:style-name="ce5">
            <text:p>182.742</text:p>
          </table:table-cell>
          <table:table-cell office:value-type="float" office:value="840556" table:style-name="ce5">
            <text:p>840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2285" table:style-name="ce5">
            <text:p>792.285</text:p>
          </table:table-cell>
          <table:table-cell office:value-type="float" office:value="231012" table:style-name="ce5">
            <text:p>231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9991" table:style-name="ce5">
            <text:p>809.991</text:p>
          </table:table-cell>
          <table:table-cell office:value-type="float" office:value="213306" table:style-name="ce5">
            <text:p>213.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9366" table:style-name="ce5">
            <text:p>269.366</text:p>
          </table:table-cell>
          <table:table-cell office:value-type="float" office:value="753932" table:style-name="ce5">
            <text:p>753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8695" table:style-name="ce5">
            <text:p>438.695</text:p>
          </table:table-cell>
          <table:table-cell office:value-type="float" office:value="584602" table:style-name="ce5">
            <text:p>584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4618" table:style-name="ce5">
            <text:p>704.618</text:p>
          </table:table-cell>
          <table:table-cell office:value-type="float" office:value="318679" table:style-name="ce5">
            <text:p>318.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211387" table:style-name="ce5">
            <text:p>1.211.387</text:p>
          </table:table-cell>
          <table:table-cell office:value-type="float" office:value="707592" table:style-name="ce5">
            <text:p>707.592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1080247" table:style-name="ce5">
            <text:p>1.080.247</text:p>
          </table:table-cell>
          <table:table-cell office:value-type="float" office:value="837723" table:style-name="ce5">
            <text:p>837.723</text:p>
          </table:table-cell>
          <table:table-cell office:value-type="float" office:value="1093" table:style-name="ce5">
            <text:p>1.093</text:p>
          </table:table-cell>
          <table:table-cell office:value-type="float" office:value="95" table:style-name="ce5">
            <text:p>95</text:p>
          </table:table-cell>
          <table:table-cell office:value-type="float" office:value="1458251" table:style-name="ce5">
            <text:p>1.458.251</text:p>
          </table:table-cell>
          <table:table-cell office:value-type="float" office:value="457732" table:style-name="ce5">
            <text:p>457.732</text:p>
          </table:table-cell>
          <table:table-cell office:value-type="float" office:value="3175" table:style-name="ce5">
            <text:p>3.175</text:p>
          </table:table-cell>
          <table:table-cell office:value-type="string" table:style-name="ce5">
            <text:p>-</text:p>
          </table:table-cell>
          <table:table-cell office:value-type="float" office:value="585453" table:style-name="ce5">
            <text:p>585.453</text:p>
          </table:table-cell>
          <table:table-cell office:value-type="float" office:value="1332993" table:style-name="ce5">
            <text:p>1.332.993</text:p>
          </table:table-cell>
          <table:table-cell office:value-type="float" office:value="712" table:style-name="ce5">
            <text:p>712</text:p>
          </table:table-cell>
          <table:table-cell office:value-type="string" table:style-name="ce5">
            <text:p>-</text:p>
          </table:table-cell>
          <table:table-cell office:value-type="float" office:value="1500487" table:style-name="ce5">
            <text:p>1.500.487</text:p>
          </table:table-cell>
          <table:table-cell office:value-type="float" office:value="415641" table:style-name="ce5">
            <text:p>415.641</text:p>
          </table:table-cell>
          <table:table-cell office:value-type="float" office:value="2935" table:style-name="ce5">
            <text:p>2.935</text:p>
          </table:table-cell>
          <table:table-cell office:value-type="float" office:value="95" table:style-name="ce5">
            <text:p>95</text:p>
          </table:table-cell>
          <table:table-cell office:value-type="float" office:value="534422" table:style-name="ce5">
            <text:p>534.422</text:p>
          </table:table-cell>
          <table:table-cell office:value-type="float" office:value="1384736" table:style-name="ce5">
            <text:p>1.384.7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473" table:style-name="ce5">
            <text:p>1.030.473</text:p>
          </table:table-cell>
          <table:table-cell office:value-type="float" office:value="886931" table:style-name="ce5">
            <text:p>886.931</text:p>
          </table:table-cell>
          <table:table-cell office:value-type="float" office:value="1517" table:style-name="ce5">
            <text:p>1.517</text:p>
          </table:table-cell>
          <table:table-cell office:value-type="float" office:value="236" table:style-name="ce5">
            <text:p>236</text:p>
          </table:table-cell>
          <table:table-cell office:value-type="float" office:value="805882" table:style-name="ce5">
            <text:p>805.882</text:p>
          </table:table-cell>
          <table:table-cell office:value-type="float" office:value="1113127" table:style-name="ce5">
            <text:p>1.113.127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166232" table:style-name="ce5">
            <text:p>166.232</text:p>
          </table:table-cell>
          <table:table-cell office:value-type="float" office:value="1752926" table:style-name="ce5">
            <text:p>1.752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1294" table:style-name="ce5">
            <text:p>1.061.294</text:p>
          </table:table-cell>
          <table:table-cell office:value-type="float" office:value="857864" table:style-name="ce5">
            <text:p>857.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3541" table:style-name="ce5">
            <text:p>1.313.541</text:p>
          </table:table-cell>
          <table:table-cell office:value-type="float" office:value="605617" table:style-name="ce5">
            <text:p>605.6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2044" table:style-name="ce5">
            <text:p>432.044</text:p>
          </table:table-cell>
          <table:table-cell office:value-type="float" office:value="1486515" table:style-name="ce5">
            <text:p>1.486.515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float" office:value="252290" table:style-name="ce5">
            <text:p>252.290</text:p>
          </table:table-cell>
          <table:table-cell office:value-type="float" office:value="1665429" table:style-name="ce5">
            <text:p>1.665.429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965735" table:style-name="ce5">
            <text:p>965.735</text:p>
          </table:table-cell>
          <table:table-cell office:value-type="float" office:value="953163" table:style-name="ce5">
            <text:p>953.163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756462" table:style-name="ce5">
            <text:p>1.756.462</text:p>
          </table:table-cell>
          <table:table-cell office:value-type="float" office:value="205437" table:style-name="ce5">
            <text:p>205.4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5223" table:style-name="ce5">
            <text:p>1.385.223</text:p>
          </table:table-cell>
          <table:table-cell office:value-type="float" office:value="576587" table:style-name="ce5">
            <text:p>576.587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731533" table:style-name="ce5">
            <text:p>1.731.533</text:p>
          </table:table-cell>
          <table:table-cell office:value-type="float" office:value="230367" table:style-name="ce5">
            <text:p>230.3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4387" table:style-name="ce5">
            <text:p>934.387</text:p>
          </table:table-cell>
          <table:table-cell office:value-type="float" office:value="1027513" table:style-name="ce5">
            <text:p>1.027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0311" table:style-name="ce5">
            <text:p>1.080.311</text:p>
          </table:table-cell>
          <table:table-cell office:value-type="float" office:value="879604" table:style-name="ce5">
            <text:p>879.604</text:p>
          </table:table-cell>
          <table:table-cell office:value-type="float" office:value="1985" table:style-name="ce5">
            <text:p>1.985</text:p>
          </table:table-cell>
          <table:table-cell office:value-type="float" office:value="0" table:style-name="ce5">
            <text:p>0</text:p>
          </table:table-cell>
          <table:table-cell office:value-type="float" office:value="454674" table:style-name="ce5">
            <text:p>454.674</text:p>
          </table:table-cell>
          <table:table-cell office:value-type="float" office:value="1507226" table:style-name="ce5">
            <text:p>1.507.2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7072" table:style-name="ce5">
            <text:p>1.717.072</text:p>
          </table:table-cell>
          <table:table-cell office:value-type="float" office:value="244761" table:style-name="ce5">
            <text:p>244.761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1428020" table:style-name="ce5">
            <text:p>1.428.020</text:p>
          </table:table-cell>
          <table:table-cell office:value-type="float" office:value="533880" table:style-name="ce5">
            <text:p>533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835" table:style-name="ce5">
            <text:p>342.835</text:p>
          </table:table-cell>
          <table:table-cell office:value-type="float" office:value="1619065" table:style-name="ce5">
            <text:p>1.619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470" table:style-name="ce5">
            <text:p>1.532.470</text:p>
          </table:table-cell>
          <table:table-cell office:value-type="float" office:value="429430" table:style-name="ce5">
            <text:p>429.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5915" table:style-name="ce5">
            <text:p>1.505.915</text:p>
          </table:table-cell>
          <table:table-cell office:value-type="float" office:value="455648" table:style-name="ce5">
            <text:p>455.648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439148" table:style-name="ce5">
            <text:p>439.148</text:p>
          </table:table-cell>
          <table:table-cell office:value-type="float" office:value="1521466" table:style-name="ce5">
            <text:p>1.521.466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554552" table:style-name="ce5">
            <text:p>554.552</text:p>
          </table:table-cell>
          <table:table-cell office:value-type="float" office:value="1406314" table:style-name="ce5">
            <text:p>1.406.314</text:p>
          </table:table-cell>
          <table:table-cell office:value-type="float" office:value="1034" table:style-name="ce5">
            <text:p>1.034</text:p>
          </table:table-cell>
          <table:table-cell office:value-type="string" table:style-name="ce5">
            <text:p>-</text:p>
          </table:table-cell>
          <table:table-cell office:value-type="float" office:value="1181517" table:style-name="ce5">
            <text:p>1.181.517</text:p>
          </table:table-cell>
          <table:table-cell office:value-type="float" office:value="780299" table:style-name="ce5">
            <text:p>780.299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2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787009" table:style-name="ce5">
            <text:p>1.787.009</text:p>
          </table:table-cell>
          <table:table-cell office:value-type="float" office:value="126406" table:style-name="ce5">
            <text:p>126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6464" table:style-name="ce5">
            <text:p>1.506.464</text:p>
          </table:table-cell>
          <table:table-cell office:value-type="float" office:value="406563" table:style-name="ce5">
            <text:p>406.563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1720184" table:style-name="ce5">
            <text:p>1.720.184</text:p>
          </table:table-cell>
          <table:table-cell office:value-type="float" office:value="193231" table:style-name="ce5">
            <text:p>193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50435" table:style-name="ce5">
            <text:p>1.150.435</text:p>
          </table:table-cell>
          <table:table-cell office:value-type="float" office:value="762842" table:style-name="ce5">
            <text:p>762.842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873599" table:style-name="ce5">
            <text:p>873.599</text:p>
          </table:table-cell>
          <table:table-cell office:value-type="float" office:value="1037710" table:style-name="ce5">
            <text:p>1.037.710</text:p>
          </table:table-cell>
          <table:table-cell office:value-type="float" office:value="2106" table:style-name="ce5">
            <text:p>2.106</text:p>
          </table:table-cell>
          <table:table-cell office:value-type="float" office:value="0" table:style-name="ce5">
            <text:p>0</text:p>
          </table:table-cell>
          <table:table-cell office:value-type="float" office:value="644714" table:style-name="ce5">
            <text:p>644.714</text:p>
          </table:table-cell>
          <table:table-cell office:value-type="float" office:value="1267042" table:style-name="ce5">
            <text:p>1.267.042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1710418" table:style-name="ce5">
            <text:p>1.710.418</text:p>
          </table:table-cell>
          <table:table-cell office:value-type="float" office:value="202997" table:style-name="ce5">
            <text:p>202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5683" table:style-name="ce5">
            <text:p>1.525.683</text:p>
          </table:table-cell>
          <table:table-cell office:value-type="float" office:value="387732" table:style-name="ce5">
            <text:p>387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607" table:style-name="ce5">
            <text:p>439.607</text:p>
          </table:table-cell>
          <table:table-cell office:value-type="float" office:value="1473808" table:style-name="ce5">
            <text:p>1.473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9963" table:style-name="ce5">
            <text:p>1.689.963</text:p>
          </table:table-cell>
          <table:table-cell office:value-type="float" office:value="223453" table:style-name="ce5">
            <text:p>223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74739" table:style-name="ce5">
            <text:p>1.574.739</text:p>
          </table:table-cell>
          <table:table-cell office:value-type="float" office:value="338676" table:style-name="ce5">
            <text:p>338.6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4939" table:style-name="ce5">
            <text:p>574.939</text:p>
          </table:table-cell>
          <table:table-cell office:value-type="float" office:value="1338476" table:style-name="ce5">
            <text:p>1.338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5693" table:style-name="ce5">
            <text:p>605.693</text:p>
          </table:table-cell>
          <table:table-cell office:value-type="float" office:value="1307722" table:style-name="ce5">
            <text:p>1.307.7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16941" table:style-name="ce5">
            <text:p>1.216.941</text:p>
          </table:table-cell>
          <table:table-cell office:value-type="float" office:value="696475" table:style-name="ce5">
            <text:p>696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URBAN SCHOOL STUDENTS BY LOCATION OF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In the classroom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y</text:p>
          </table:table-cell>
          <table:covered-table-cell table:number-columns-repeated="4"/>
          <table:table-cell office:value-type="string" table:number-columns-spanned="5" table:number-rows-spanned="1" table:style-name="ce8">
            <text:p>IT or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Reception or principal's offic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24957" table:style-name="ce5">
            <text:p>1.224.957</text:p>
          </table:table-cell>
          <table:table-cell office:value-type="float" office:value="1056032" table:style-name="ce5">
            <text:p>1.056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86637" table:style-name="ce5">
            <text:p>86.637</text:p>
          </table:table-cell>
          <table:table-cell office:value-type="float" office:value="2194352" table:style-name="ce5">
            <text:p>2.194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631109" table:style-name="ce5">
            <text:p>631.109</text:p>
          </table:table-cell>
          <table:table-cell office:value-type="float" office:value="1649532" table:style-name="ce5">
            <text:p>1.649.532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1175812" table:style-name="ce5">
            <text:p>1.175.812</text:p>
          </table:table-cell>
          <table:table-cell office:value-type="float" office:value="1105177" table:style-name="ce5">
            <text:p>1.105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221424" table:style-name="ce5">
            <text:p>221.424</text:p>
          </table:table-cell>
          <table:table-cell office:value-type="float" office:value="2059505" table:style-name="ce5">
            <text:p>2.059.505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3513483" table:style-name="ce5">
            <text:p>3.513.48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74636" table:style-name="ce5">
            <text:p>674.636</text:p>
          </table:table-cell>
          <table:table-cell office:value-type="float" office:value="583566" table:style-name="ce5">
            <text:p>583.5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46376" table:style-name="ce5">
            <text:p>46.376</text:p>
          </table:table-cell>
          <table:table-cell office:value-type="float" office:value="1211826" table:style-name="ce5">
            <text:p>1.211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321574" table:style-name="ce5">
            <text:p>321.574</text:p>
          </table:table-cell>
          <table:table-cell office:value-type="float" office:value="936628" table:style-name="ce5">
            <text:p>936.6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639925" table:style-name="ce5">
            <text:p>639.925</text:p>
          </table:table-cell>
          <table:table-cell office:value-type="float" office:value="618276" table:style-name="ce5">
            <text:p>618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123909" table:style-name="ce5">
            <text:p>123.909</text:p>
          </table:table-cell>
          <table:table-cell office:value-type="float" office:value="1134233" table:style-name="ce5">
            <text:p>1.134.23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1765670" table:style-name="ce5">
            <text:p>1.765.67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50321" table:style-name="ce5">
            <text:p>550.321</text:p>
          </table:table-cell>
          <table:table-cell office:value-type="float" office:value="472466" table:style-name="ce5">
            <text:p>472.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40262" table:style-name="ce5">
            <text:p>40.262</text:p>
          </table:table-cell>
          <table:table-cell office:value-type="float" office:value="982526" table:style-name="ce5">
            <text:p>982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309536" table:style-name="ce5">
            <text:p>309.536</text:p>
          </table:table-cell>
          <table:table-cell office:value-type="float" office:value="712904" table:style-name="ce5">
            <text:p>712.904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535887" table:style-name="ce5">
            <text:p>535.887</text:p>
          </table:table-cell>
          <table:table-cell office:value-type="float" office:value="486901" table:style-name="ce5">
            <text:p>486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97515" table:style-name="ce5">
            <text:p>97.515</text:p>
          </table:table-cell>
          <table:table-cell office:value-type="float" office:value="925272" table:style-name="ce5">
            <text:p>925.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7813" table:style-name="ce5">
            <text:p>1.747.81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1016" table:style-name="ce5">
            <text:p>111.016</text:p>
          </table:table-cell>
          <table:table-cell office:value-type="float" office:value="78739" table:style-name="ce5">
            <text:p>78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14716" table:style-name="ce5">
            <text:p>14.716</text:p>
          </table:table-cell>
          <table:table-cell office:value-type="float" office:value="175039" table:style-name="ce5">
            <text:p>175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62754" table:style-name="ce5">
            <text:p>62.754</text:p>
          </table:table-cell>
          <table:table-cell office:value-type="float" office:value="127001" table:style-name="ce5">
            <text:p>127.0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61635" table:style-name="ce5">
            <text:p>61.635</text:p>
          </table:table-cell>
          <table:table-cell office:value-type="float" office:value="128120" table:style-name="ce5">
            <text:p>128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15429" table:style-name="ce5">
            <text:p>15.429</text:p>
          </table:table-cell>
          <table:table-cell office:value-type="float" office:value="174326" table:style-name="ce5">
            <text:p>174.3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401" table:style-name="ce5">
            <text:p>312.40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9215" table:style-name="ce5">
            <text:p>199.215</text:p>
          </table:table-cell>
          <table:table-cell office:value-type="float" office:value="258126" table:style-name="ce5">
            <text:p>258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9108" table:style-name="ce5">
            <text:p>19.108</text:p>
          </table:table-cell>
          <table:table-cell office:value-type="float" office:value="438233" table:style-name="ce5">
            <text:p>438.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41527" table:style-name="ce5">
            <text:p>141.527</text:p>
          </table:table-cell>
          <table:table-cell office:value-type="float" office:value="315814" table:style-name="ce5">
            <text:p>315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46547" table:style-name="ce5">
            <text:p>146.547</text:p>
          </table:table-cell>
          <table:table-cell office:value-type="float" office:value="310794" table:style-name="ce5">
            <text:p>310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34136" table:style-name="ce5">
            <text:p>34.136</text:p>
          </table:table-cell>
          <table:table-cell office:value-type="float" office:value="423205" table:style-name="ce5">
            <text:p>423.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5736" table:style-name="ce5">
            <text:p>1.115.73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73388" table:style-name="ce5">
            <text:p>173.388</text:p>
          </table:table-cell>
          <table:table-cell office:value-type="float" office:value="150678" table:style-name="ce5">
            <text:p>150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20208" table:style-name="ce5">
            <text:p>20.208</text:p>
          </table:table-cell>
          <table:table-cell office:value-type="float" office:value="303858" table:style-name="ce5">
            <text:p>303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111132" table:style-name="ce5">
            <text:p>111.132</text:p>
          </table:table-cell>
          <table:table-cell office:value-type="float" office:value="212585" table:style-name="ce5">
            <text:p>212.585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227599" table:style-name="ce5">
            <text:p>227.599</text:p>
          </table:table-cell>
          <table:table-cell office:value-type="float" office:value="96467" table:style-name="ce5">
            <text:p>96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39395" table:style-name="ce5">
            <text:p>39.395</text:p>
          </table:table-cell>
          <table:table-cell office:value-type="float" office:value="284611" table:style-name="ce5">
            <text:p>284.611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365756" table:style-name="ce5">
            <text:p>365.75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29554" table:style-name="ce5">
            <text:p>629.554</text:p>
          </table:table-cell>
          <table:table-cell office:value-type="float" office:value="469503" table:style-name="ce5">
            <text:p>469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25574" table:style-name="ce5">
            <text:p>25.574</text:p>
          </table:table-cell>
          <table:table-cell office:value-type="float" office:value="1073483" table:style-name="ce5">
            <text:p>1.073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253543" table:style-name="ce5">
            <text:p>253.543</text:p>
          </table:table-cell>
          <table:table-cell office:value-type="float" office:value="845514" table:style-name="ce5">
            <text:p>845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632798" table:style-name="ce5">
            <text:p>632.798</text:p>
          </table:table-cell>
          <table:table-cell office:value-type="float" office:value="466258" table:style-name="ce5">
            <text:p>466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110600" table:style-name="ce5">
            <text:p>110.600</text:p>
          </table:table-cell>
          <table:table-cell office:value-type="float" office:value="988457" table:style-name="ce5">
            <text:p>988.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8872" table:style-name="ce5">
            <text:p>1.458.87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1784" table:style-name="ce5">
            <text:p>111.784</text:p>
          </table:table-cell>
          <table:table-cell office:value-type="float" office:value="98987" table:style-name="ce5">
            <text:p>98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7031" table:style-name="ce5">
            <text:p>7.031</text:p>
          </table:table-cell>
          <table:table-cell office:value-type="float" office:value="203739" table:style-name="ce5">
            <text:p>20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62152" table:style-name="ce5">
            <text:p>62.152</text:p>
          </table:table-cell>
          <table:table-cell office:value-type="float" office:value="148618" table:style-name="ce5">
            <text:p>148.6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107233" table:style-name="ce5">
            <text:p>107.233</text:p>
          </table:table-cell>
          <table:table-cell office:value-type="float" office:value="103538" table:style-name="ce5">
            <text:p>103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21864" table:style-name="ce5">
            <text:p>21.864</text:p>
          </table:table-cell>
          <table:table-cell office:value-type="float" office:value="188906" table:style-name="ce5">
            <text:p>188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0718" table:style-name="ce5">
            <text:p>260.71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3788" table:style-name="ce5">
            <text:p>173.788</text:p>
          </table:table-cell>
          <table:table-cell office:value-type="float" office:value="266476" table:style-name="ce5">
            <text:p>266.4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11232" table:style-name="ce5">
            <text:p>11.232</text:p>
          </table:table-cell>
          <table:table-cell office:value-type="float" office:value="429032" table:style-name="ce5">
            <text:p>429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78525" table:style-name="ce5">
            <text:p>78.525</text:p>
          </table:table-cell>
          <table:table-cell office:value-type="float" office:value="361739" table:style-name="ce5">
            <text:p>361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249171" table:style-name="ce5">
            <text:p>249.171</text:p>
          </table:table-cell>
          <table:table-cell office:value-type="float" office:value="191093" table:style-name="ce5">
            <text:p>191.0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27220" table:style-name="ce5">
            <text:p>27.220</text:p>
          </table:table-cell>
          <table:table-cell office:value-type="float" office:value="412999" table:style-name="ce5">
            <text:p>412.999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702957" table:style-name="ce5">
            <text:p>1.702.95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34238" table:style-name="ce5">
            <text:p>834.238</text:p>
          </table:table-cell>
          <table:table-cell office:value-type="float" office:value="511971" table:style-name="ce5">
            <text:p>511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56644" table:style-name="ce5">
            <text:p>56.644</text:p>
          </table:table-cell>
          <table:table-cell office:value-type="float" office:value="1289565" table:style-name="ce5">
            <text:p>1.289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390595" table:style-name="ce5">
            <text:p>390.595</text:p>
          </table:table-cell>
          <table:table-cell office:value-type="float" office:value="955266" table:style-name="ce5">
            <text:p>955.266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629256" table:style-name="ce5">
            <text:p>629.256</text:p>
          </table:table-cell>
          <table:table-cell office:value-type="float" office:value="716952" table:style-name="ce5">
            <text:p>716.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107027" table:style-name="ce5">
            <text:p>107.027</text:p>
          </table:table-cell>
          <table:table-cell office:value-type="float" office:value="1239167" table:style-name="ce5">
            <text:p>1.239.167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281746" table:style-name="ce5">
            <text:p>1.281.746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8026" table:style-name="ce5">
            <text:p>1.008.026</text:p>
          </table:table-cell>
          <table:table-cell office:value-type="float" office:value="778447" table:style-name="ce5">
            <text:p>778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67876" table:style-name="ce5">
            <text:p>67.876</text:p>
          </table:table-cell>
          <table:table-cell office:value-type="float" office:value="1718596" table:style-name="ce5">
            <text:p>1.718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469120" table:style-name="ce5">
            <text:p>469.120</text:p>
          </table:table-cell>
          <table:table-cell office:value-type="float" office:value="1317005" table:style-name="ce5">
            <text:p>1.317.005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878427" table:style-name="ce5">
            <text:p>878.427</text:p>
          </table:table-cell>
          <table:table-cell office:value-type="float" office:value="908045" table:style-name="ce5">
            <text:p>908.0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134247" table:style-name="ce5">
            <text:p>134.247</text:p>
          </table:table-cell>
          <table:table-cell office:value-type="float" office:value="1652166" table:style-name="ce5">
            <text:p>1.652.166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2984703" table:style-name="ce5">
            <text:p>2.984.7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6932" table:style-name="ce5">
            <text:p>216.932</text:p>
          </table:table-cell>
          <table:table-cell office:value-type="float" office:value="277585" table:style-name="ce5">
            <text:p>27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18761" table:style-name="ce5">
            <text:p>18.761</text:p>
          </table:table-cell>
          <table:table-cell office:value-type="float" office:value="475755" table:style-name="ce5">
            <text:p>475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161989" table:style-name="ce5">
            <text:p>161.989</text:p>
          </table:table-cell>
          <table:table-cell office:value-type="float" office:value="332527" table:style-name="ce5">
            <text:p>332.5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297385" table:style-name="ce5">
            <text:p>297.385</text:p>
          </table:table-cell>
          <table:table-cell office:value-type="float" office:value="197132" table:style-name="ce5">
            <text:p>197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87177" table:style-name="ce5">
            <text:p>87.177</text:p>
          </table:table-cell>
          <table:table-cell office:value-type="float" office:value="407339" table:style-name="ce5">
            <text:p>407.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8781" table:style-name="ce5">
            <text:p>528.781</text:p>
          </table:table-cell>
          <table:table-cell table:number-columns-repeated="1635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4111" table:style-name="ce5">
            <text:p>44.111</text:p>
          </table:table-cell>
          <table:table-cell office:value-type="float" office:value="242901" table:style-name="ce5">
            <text:p>242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4622" table:style-name="ce5">
            <text:p>4.622</text:p>
          </table:table-cell>
          <table:table-cell office:value-type="float" office:value="282390" table:style-name="ce5">
            <text:p>282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23210" table:style-name="ce5">
            <text:p>23.210</text:p>
          </table:table-cell>
          <table:table-cell office:value-type="float" office:value="263802" table:style-name="ce5">
            <text:p>263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215420" table:style-name="ce5">
            <text:p>215.420</text:p>
          </table:table-cell>
          <table:table-cell office:value-type="float" office:value="71592" table:style-name="ce5">
            <text:p>71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14369" table:style-name="ce5">
            <text:p>14.369</text:p>
          </table:table-cell>
          <table:table-cell office:value-type="float" office:value="272629" table:style-name="ce5">
            <text:p>272.62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632146" table:style-name="ce5">
            <text:p>1.632.146</text:p>
          </table:table-cell>
          <table:table-cell table:number-columns-repeated="1635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18621" table:style-name="ce5">
            <text:p>418.621</text:p>
          </table:table-cell>
          <table:table-cell office:value-type="float" office:value="405242" table:style-name="ce5">
            <text:p>405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25814" table:style-name="ce5">
            <text:p>25.814</text:p>
          </table:table-cell>
          <table:table-cell office:value-type="float" office:value="798048" table:style-name="ce5">
            <text:p>798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243007" table:style-name="ce5">
            <text:p>243.007</text:p>
          </table:table-cell>
          <table:table-cell office:value-type="float" office:value="580855" table:style-name="ce5">
            <text:p>580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408555" table:style-name="ce5">
            <text:p>408.555</text:p>
          </table:table-cell>
          <table:table-cell office:value-type="float" office:value="415307" table:style-name="ce5">
            <text:p>415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87940" table:style-name="ce5">
            <text:p>87.940</text:p>
          </table:table-cell>
          <table:table-cell office:value-type="float" office:value="735877" table:style-name="ce5">
            <text:p>735.877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138037" table:style-name="ce5">
            <text:p>1.138.037</text:p>
          </table:table-cell>
          <table:table-cell table:number-columns-repeated="1635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762226" table:style-name="ce5">
            <text:p>762.226</text:p>
          </table:table-cell>
          <table:table-cell office:value-type="float" office:value="407889" table:style-name="ce5">
            <text:p>407.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56202" table:style-name="ce5">
            <text:p>56.202</text:p>
          </table:table-cell>
          <table:table-cell office:value-type="float" office:value="1113913" table:style-name="ce5">
            <text:p>1.113.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364892" table:style-name="ce5">
            <text:p>364.892</text:p>
          </table:table-cell>
          <table:table-cell office:value-type="float" office:value="804874" table:style-name="ce5">
            <text:p>804.874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551836" table:style-name="ce5">
            <text:p>551.836</text:p>
          </table:table-cell>
          <table:table-cell office:value-type="float" office:value="618278" table:style-name="ce5">
            <text:p>618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119115" table:style-name="ce5">
            <text:p>119.115</text:p>
          </table:table-cell>
          <table:table-cell office:value-type="float" office:value="1050999" table:style-name="ce5">
            <text:p>1.050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3301" table:style-name="ce5">
            <text:p>743.301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URBAN SCHOOL STUDENTS BY SOCIAL NETWORKS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56624" table:style-name="ce5">
            <text:p>4.156.624</text:p>
          </table:table-cell>
          <table:table-cell office:value-type="float" office:value="1637669" table:style-name="ce5">
            <text:p>1.637.669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780817" table:style-name="ce5">
            <text:p>3.780.817</text:p>
          </table:table-cell>
          <table:table-cell office:value-type="float" office:value="2013601" table:style-name="ce5">
            <text:p>2.013.6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1189" table:style-name="ce5">
            <text:p>1.601.189</text:p>
          </table:table-cell>
          <table:table-cell office:value-type="float" office:value="4184664" table:style-name="ce5">
            <text:p>4.184.664</text:p>
          </table:table-cell>
          <table:table-cell office:value-type="float" office:value="8169" table:style-name="ce5">
            <text:p>8.169</text:p>
          </table:table-cell>
          <table:table-cell office:value-type="float" office:value="450" table:style-name="ce5">
            <text:p>450</text:p>
          </table:table-cell>
          <table:table-cell office:value-type="float" office:value="4941126" table:style-name="ce5">
            <text:p>4.941.126</text:p>
          </table:table-cell>
          <table:table-cell office:value-type="float" office:value="853346" table:style-name="ce5">
            <text:p>853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284" table:style-name="ce5">
            <text:p>2.013.284</text:p>
          </table:table-cell>
          <table:table-cell office:value-type="float" office:value="3779252" table:style-name="ce5">
            <text:p>3.779.252</text:p>
          </table:table-cell>
          <table:table-cell office:value-type="float" office:value="1810" table:style-name="ce5">
            <text:p>1.810</text:p>
          </table:table-cell>
          <table:table-cell office:value-type="float" office:value="127" table:style-name="ce5">
            <text:p>127</text:p>
          </table:table-cell>
          <table:table-cell office:value-type="float" office:value="497809" table:style-name="ce5">
            <text:p>497.809</text:p>
          </table:table-cell>
          <table:table-cell office:value-type="float" office:value="5296663" table:style-name="ce5">
            <text:p>5.296.66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82401" table:style-name="ce5">
            <text:p>2.082.401</text:p>
          </table:table-cell>
          <table:table-cell office:value-type="float" office:value="941290" table:style-name="ce5">
            <text:p>941.290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122971" table:style-name="ce5">
            <text:p>2.122.971</text:p>
          </table:table-cell>
          <table:table-cell office:value-type="float" office:value="900900" table:style-name="ce5">
            <text:p>900.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2167" table:style-name="ce5">
            <text:p>842.167</text:p>
          </table:table-cell>
          <table:table-cell office:value-type="float" office:value="2177866" table:style-name="ce5">
            <text:p>2.177.866</text:p>
          </table:table-cell>
          <table:table-cell office:value-type="float" office:value="3389" table:style-name="ce5">
            <text:p>3.389</text:p>
          </table:table-cell>
          <table:table-cell office:value-type="float" office:value="450" table:style-name="ce5">
            <text:p>450</text:p>
          </table:table-cell>
          <table:table-cell office:value-type="float" office:value="2619541" table:style-name="ce5">
            <text:p>2.619.541</text:p>
          </table:table-cell>
          <table:table-cell office:value-type="float" office:value="404331" table:style-name="ce5">
            <text:p>404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312" table:style-name="ce5">
            <text:p>1.314.312</text:p>
          </table:table-cell>
          <table:table-cell office:value-type="float" office:value="1708513" table:style-name="ce5">
            <text:p>1.708.513</text:p>
          </table:table-cell>
          <table:table-cell office:value-type="float" office:value="1048" table:style-name="ce5">
            <text:p>1.048</text:p>
          </table:table-cell>
          <table:table-cell office:value-type="float" office:value="0" table:style-name="ce5">
            <text:p>0</text:p>
          </table:table-cell>
          <table:table-cell office:value-type="float" office:value="253914" table:style-name="ce5">
            <text:p>253.914</text:p>
          </table:table-cell>
          <table:table-cell office:value-type="float" office:value="2769957" table:style-name="ce5">
            <text:p>2.769.957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074223" table:style-name="ce5">
            <text:p>2.074.223</text:p>
          </table:table-cell>
          <table:table-cell office:value-type="float" office:value="696378" table:style-name="ce5">
            <text:p>696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57845" table:style-name="ce5">
            <text:p>1.657.845</text:p>
          </table:table-cell>
          <table:table-cell office:value-type="float" office:value="1112701" table:style-name="ce5">
            <text:p>1.112.7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759022" table:style-name="ce5">
            <text:p>759.022</text:p>
          </table:table-cell>
          <table:table-cell office:value-type="float" office:value="2006798" table:style-name="ce5">
            <text:p>2.006.798</text:p>
          </table:table-cell>
          <table:table-cell office:value-type="float" office:value="4780" table:style-name="ce5">
            <text:p>4.780</text:p>
          </table:table-cell>
          <table:table-cell office:value-type="float" office:value="0" table:style-name="ce5">
            <text:p>0</text:p>
          </table:table-cell>
          <table:table-cell office:value-type="float" office:value="2321586" table:style-name="ce5">
            <text:p>2.321.586</text:p>
          </table:table-cell>
          <table:table-cell office:value-type="float" office:value="449015" table:style-name="ce5">
            <text:p>449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8972" table:style-name="ce5">
            <text:p>698.972</text:p>
          </table:table-cell>
          <table:table-cell office:value-type="float" office:value="2070740" table:style-name="ce5">
            <text:p>2.070.740</text:p>
          </table:table-cell>
          <table:table-cell office:value-type="float" office:value="762" table:style-name="ce5">
            <text:p>762</text:p>
          </table:table-cell>
          <table:table-cell office:value-type="float" office:value="127" table:style-name="ce5">
            <text:p>127</text:p>
          </table:table-cell>
          <table:table-cell office:value-type="float" office:value="243895" table:style-name="ce5">
            <text:p>243.895</text:p>
          </table:table-cell>
          <table:table-cell office:value-type="float" office:value="2526706" table:style-name="ce5">
            <text:p>2.526.706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6731" table:style-name="ce5">
            <text:p>336.731</text:p>
          </table:table-cell>
          <table:table-cell office:value-type="float" office:value="165245" table:style-name="ce5">
            <text:p>165.245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74982" table:style-name="ce5">
            <text:p>274.982</text:p>
          </table:table-cell>
          <table:table-cell office:value-type="float" office:value="227120" table:style-name="ce5">
            <text:p>227.12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3818" table:style-name="ce5">
            <text:p>93.818</text:p>
          </table:table-cell>
          <table:table-cell office:value-type="float" office:value="407632" table:style-name="ce5">
            <text:p>407.632</text:p>
          </table:table-cell>
          <table:table-cell office:value-type="float" office:value="706" table:style-name="ce5">
            <text:p>706</text:p>
          </table:table-cell>
          <table:table-cell office:value-type="float" office:value="0" table:style-name="ce5">
            <text:p>0</text:p>
          </table:table-cell>
          <table:table-cell office:value-type="float" office:value="394719" table:style-name="ce5">
            <text:p>394.719</text:p>
          </table:table-cell>
          <table:table-cell office:value-type="float" office:value="107437" table:style-name="ce5">
            <text:p>107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958" table:style-name="ce5">
            <text:p>115.958</text:p>
          </table:table-cell>
          <table:table-cell office:value-type="float" office:value="385931" table:style-name="ce5">
            <text:p>385.931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32564" table:style-name="ce5">
            <text:p>32.564</text:p>
          </table:table-cell>
          <table:table-cell office:value-type="float" office:value="469593" table:style-name="ce5">
            <text:p>469.593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40063" table:style-name="ce5">
            <text:p>1.140.063</text:p>
          </table:table-cell>
          <table:table-cell office:value-type="float" office:value="433015" table:style-name="ce5">
            <text:p>433.0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3420" table:style-name="ce5">
            <text:p>1.103.420</text:p>
          </table:table-cell>
          <table:table-cell office:value-type="float" office:value="469658" table:style-name="ce5">
            <text:p>469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093" table:style-name="ce5">
            <text:p>287.093</text:p>
          </table:table-cell>
          <table:table-cell office:value-type="float" office:value="1281410" table:style-name="ce5">
            <text:p>1.281.410</text:p>
          </table:table-cell>
          <table:table-cell office:value-type="float" office:value="4125" table:style-name="ce5">
            <text:p>4.125</text:p>
          </table:table-cell>
          <table:table-cell office:value-type="float" office:value="450" table:style-name="ce5">
            <text:p>450</text:p>
          </table:table-cell>
          <table:table-cell office:value-type="float" office:value="1366351" table:style-name="ce5">
            <text:p>1.366.351</text:p>
          </table:table-cell>
          <table:table-cell office:value-type="float" office:value="206727" table:style-name="ce5">
            <text:p>206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1810" table:style-name="ce5">
            <text:p>431.810</text:p>
          </table:table-cell>
          <table:table-cell office:value-type="float" office:value="1141186" table:style-name="ce5">
            <text:p>1.141.186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84242" table:style-name="ce5">
            <text:p>84.242</text:p>
          </table:table-cell>
          <table:table-cell office:value-type="float" office:value="1488836" table:style-name="ce5">
            <text:p>1.488.83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74021" table:style-name="ce5">
            <text:p>474.021</text:p>
          </table:table-cell>
          <table:table-cell office:value-type="float" office:value="215801" table:style-name="ce5">
            <text:p>215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518" table:style-name="ce5">
            <text:p>404.518</text:p>
          </table:table-cell>
          <table:table-cell office:value-type="float" office:value="285304" table:style-name="ce5">
            <text:p>285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443" table:style-name="ce5">
            <text:p>191.443</text:p>
          </table:table-cell>
          <table:table-cell office:value-type="float" office:value="498291" table:style-name="ce5">
            <text:p>498.291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571235" table:style-name="ce5">
            <text:p>571.235</text:p>
          </table:table-cell>
          <table:table-cell office:value-type="float" office:value="118587" table:style-name="ce5">
            <text:p>118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176" table:style-name="ce5">
            <text:p>280.176</text:p>
          </table:table-cell>
          <table:table-cell office:value-type="float" office:value="408557" table:style-name="ce5">
            <text:p>408.557</text:p>
          </table:table-cell>
          <table:table-cell office:value-type="float" office:value="963" table:style-name="ce5">
            <text:p>963</text:p>
          </table:table-cell>
          <table:table-cell office:value-type="float" office:value="127" table:style-name="ce5">
            <text:p>127</text:p>
          </table:table-cell>
          <table:table-cell office:value-type="float" office:value="50151" table:style-name="ce5">
            <text:p>50.151</text:p>
          </table:table-cell>
          <table:table-cell office:value-type="float" office:value="639672" table:style-name="ce5">
            <text:p>639.67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876788" table:style-name="ce5">
            <text:p>1.876.788</text:p>
          </table:table-cell>
          <table:table-cell office:value-type="float" office:value="681140" table:style-name="ce5">
            <text:p>681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4941" table:style-name="ce5">
            <text:p>1.674.941</text:p>
          </table:table-cell>
          <table:table-cell office:value-type="float" office:value="882988" table:style-name="ce5">
            <text:p>882.9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6588" table:style-name="ce5">
            <text:p>886.588</text:p>
          </table:table-cell>
          <table:table-cell office:value-type="float" office:value="1668234" table:style-name="ce5">
            <text:p>1.668.234</text:p>
          </table:table-cell>
          <table:table-cell office:value-type="float" office:value="3107" table:style-name="ce5">
            <text:p>3.107</text:p>
          </table:table-cell>
          <table:table-cell office:value-type="float" office:value="0" table:style-name="ce5">
            <text:p>0</text:p>
          </table:table-cell>
          <table:table-cell office:value-type="float" office:value="2192050" table:style-name="ce5">
            <text:p>2.192.050</text:p>
          </table:table-cell>
          <table:table-cell office:value-type="float" office:value="365879" table:style-name="ce5">
            <text:p>365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3747" table:style-name="ce5">
            <text:p>993.747</text:p>
          </table:table-cell>
          <table:table-cell office:value-type="float" office:value="1564182" table:style-name="ce5">
            <text:p>1.564.1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5905" table:style-name="ce5">
            <text:p>295.905</text:p>
          </table:table-cell>
          <table:table-cell office:value-type="float" office:value="2262024" table:style-name="ce5">
            <text:p>2.262.02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29021" table:style-name="ce5">
            <text:p>329.021</text:p>
          </table:table-cell>
          <table:table-cell office:value-type="float" office:value="142467" table:style-name="ce5">
            <text:p>142.4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956" table:style-name="ce5">
            <text:p>322.956</text:p>
          </table:table-cell>
          <table:table-cell office:value-type="float" office:value="148532" table:style-name="ce5">
            <text:p>148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248" table:style-name="ce5">
            <text:p>142.248</text:p>
          </table:table-cell>
          <table:table-cell office:value-type="float" office:value="329097" table:style-name="ce5">
            <text:p>329.097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416771" table:style-name="ce5">
            <text:p>416.771</text:p>
          </table:table-cell>
          <table:table-cell office:value-type="float" office:value="54717" table:style-name="ce5">
            <text:p>54.7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593" table:style-name="ce5">
            <text:p>191.593</text:p>
          </table:table-cell>
          <table:table-cell office:value-type="float" office:value="279396" table:style-name="ce5">
            <text:p>279.396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34949" table:style-name="ce5">
            <text:p>34.949</text:p>
          </table:table-cell>
          <table:table-cell office:value-type="float" office:value="436539" table:style-name="ce5">
            <text:p>436.539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67318" table:style-name="ce5">
            <text:p>1.267.318</text:p>
          </table:table-cell>
          <table:table-cell office:value-type="float" office:value="875722" table:style-name="ce5">
            <text:p>875.722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966395" table:style-name="ce5">
            <text:p>966.395</text:p>
          </table:table-cell>
          <table:table-cell office:value-type="float" office:value="1176771" table:style-name="ce5">
            <text:p>1.176.77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343568" table:style-name="ce5">
            <text:p>343.568</text:p>
          </table:table-cell>
          <table:table-cell office:value-type="float" office:value="1795158" table:style-name="ce5">
            <text:p>1.795.158</text:p>
          </table:table-cell>
          <table:table-cell office:value-type="float" office:value="4045" table:style-name="ce5">
            <text:p>4.045</text:p>
          </table:table-cell>
          <table:table-cell office:value-type="float" office:value="450" table:style-name="ce5">
            <text:p>450</text:p>
          </table:table-cell>
          <table:table-cell office:value-type="float" office:value="1587868" table:style-name="ce5">
            <text:p>1.587.868</text:p>
          </table:table-cell>
          <table:table-cell office:value-type="float" office:value="555353" table:style-name="ce5">
            <text:p>555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3440" table:style-name="ce5">
            <text:p>483.440</text:p>
          </table:table-cell>
          <table:table-cell office:value-type="float" office:value="1658605" table:style-name="ce5">
            <text:p>1.658.605</text:p>
          </table:table-cell>
          <table:table-cell office:value-type="float" office:value="1176" table:style-name="ce5">
            <text:p>1.176</text:p>
          </table:table-cell>
          <table:table-cell office:value-type="float" office:value="0" table:style-name="ce5">
            <text:p>0</text:p>
          </table:table-cell>
          <table:table-cell office:value-type="float" office:value="86914" table:style-name="ce5">
            <text:p>86.914</text:p>
          </table:table-cell>
          <table:table-cell office:value-type="float" office:value="2056306" table:style-name="ce5">
            <text:p>2.056.30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32239" table:style-name="ce5">
            <text:p>2.232.239</text:p>
          </table:table-cell>
          <table:table-cell office:value-type="float" office:value="395716" table:style-name="ce5">
            <text:p>395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6801" table:style-name="ce5">
            <text:p>2.096.801</text:p>
          </table:table-cell>
          <table:table-cell office:value-type="float" office:value="531153" table:style-name="ce5">
            <text:p>531.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8231" table:style-name="ce5">
            <text:p>858.231</text:p>
          </table:table-cell>
          <table:table-cell office:value-type="float" office:value="1769724" table:style-name="ce5">
            <text:p>1.769.7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8138" table:style-name="ce5">
            <text:p>2.428.138</text:p>
          </table:table-cell>
          <table:table-cell office:value-type="float" office:value="199817" table:style-name="ce5">
            <text:p>199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7592" table:style-name="ce5">
            <text:p>1.137.592</text:p>
          </table:table-cell>
          <table:table-cell office:value-type="float" office:value="1489683" table:style-name="ce5">
            <text:p>1.489.683</text:p>
          </table:table-cell>
          <table:table-cell office:value-type="float" office:value="553" table:style-name="ce5">
            <text:p>553</text:p>
          </table:table-cell>
          <table:table-cell office:value-type="float" office:value="127" table:style-name="ce5">
            <text:p>127</text:p>
          </table:table-cell>
          <table:table-cell office:value-type="float" office:value="220856" table:style-name="ce5">
            <text:p>220.856</text:p>
          </table:table-cell>
          <table:table-cell office:value-type="float" office:value="2407099" table:style-name="ce5">
            <text:p>2.407.099</text:p>
          </table:table-cell>
          <table:table-cell table:number-columns-repeated="1636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499557" table:style-name="ce5">
            <text:p>3.499.557</text:p>
          </table:table-cell>
          <table:table-cell office:value-type="float" office:value="1271438" table:style-name="ce5">
            <text:p>1.271.438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063196" table:style-name="ce5">
            <text:p>3.063.196</text:p>
          </table:table-cell>
          <table:table-cell office:value-type="float" office:value="1707924" table:style-name="ce5">
            <text:p>1.707.92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201799" table:style-name="ce5">
            <text:p>1.201.799</text:p>
          </table:table-cell>
          <table:table-cell office:value-type="float" office:value="3564881" table:style-name="ce5">
            <text:p>3.564.881</text:p>
          </table:table-cell>
          <table:table-cell office:value-type="float" office:value="4045" table:style-name="ce5">
            <text:p>4.045</text:p>
          </table:table-cell>
          <table:table-cell office:value-type="float" office:value="450" table:style-name="ce5">
            <text:p>450</text:p>
          </table:table-cell>
          <table:table-cell office:value-type="float" office:value="4016006" table:style-name="ce5">
            <text:p>4.016.006</text:p>
          </table:table-cell>
          <table:table-cell office:value-type="float" office:value="755169" table:style-name="ce5">
            <text:p>755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1032" table:style-name="ce5">
            <text:p>1.621.032</text:p>
          </table:table-cell>
          <table:table-cell office:value-type="float" office:value="3148288" table:style-name="ce5">
            <text:p>3.148.288</text:p>
          </table:table-cell>
          <table:table-cell office:value-type="float" office:value="1729" table:style-name="ce5">
            <text:p>1.729</text:p>
          </table:table-cell>
          <table:table-cell office:value-type="float" office:value="127" table:style-name="ce5">
            <text:p>127</text:p>
          </table:table-cell>
          <table:table-cell office:value-type="float" office:value="307770" table:style-name="ce5">
            <text:p>307.770</text:p>
          </table:table-cell>
          <table:table-cell office:value-type="float" office:value="4463405" table:style-name="ce5">
            <text:p>4.463.405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57067" table:style-name="ce5">
            <text:p>657.067</text:p>
          </table:table-cell>
          <table:table-cell office:value-type="float" office:value="366231" table:style-name="ce5">
            <text:p>366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7621" table:style-name="ce5">
            <text:p>717.621</text:p>
          </table:table-cell>
          <table:table-cell office:value-type="float" office:value="305677" table:style-name="ce5">
            <text:p>305.6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390" table:style-name="ce5">
            <text:p>399.390</text:p>
          </table:table-cell>
          <table:table-cell office:value-type="float" office:value="619783" table:style-name="ce5">
            <text:p>619.783</text:p>
          </table:table-cell>
          <table:table-cell office:value-type="float" office:value="4125" table:style-name="ce5">
            <text:p>4.125</text:p>
          </table:table-cell>
          <table:table-cell office:value-type="float" office:value="0" table:style-name="ce5">
            <text:p>0</text:p>
          </table:table-cell>
          <table:table-cell office:value-type="float" office:value="925121" table:style-name="ce5">
            <text:p>925.121</text:p>
          </table:table-cell>
          <table:table-cell office:value-type="float" office:value="98177" table:style-name="ce5">
            <text:p>98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252" table:style-name="ce5">
            <text:p>392.252</text:p>
          </table:table-cell>
          <table:table-cell office:value-type="float" office:value="630965" table:style-name="ce5">
            <text:p>630.96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90039" table:style-name="ce5">
            <text:p>190.039</text:p>
          </table:table-cell>
          <table:table-cell office:value-type="float" office:value="833258" table:style-name="ce5">
            <text:p>833.258</text:p>
          </table:table-cell>
          <table:table-cell table:number-columns-repeated="1636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65708" table:style-name="ce5">
            <text:p>765.708</text:p>
          </table:table-cell>
          <table:table-cell office:value-type="float" office:value="1153269" table:style-name="ce5">
            <text:p>1.153.269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605893" table:style-name="ce5">
            <text:p>605.893</text:p>
          </table:table-cell>
          <table:table-cell office:value-type="float" office:value="1313210" table:style-name="ce5">
            <text:p>1.313.21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78610" table:style-name="ce5">
            <text:p>178.610</text:p>
          </table:table-cell>
          <table:table-cell office:value-type="float" office:value="1732379" table:style-name="ce5">
            <text:p>1.732.379</text:p>
          </table:table-cell>
          <table:table-cell office:value-type="float" office:value="8169" table:style-name="ce5">
            <text:p>8.169</text:p>
          </table:table-cell>
          <table:table-cell office:value-type="float" office:value="0" table:style-name="ce5">
            <text:p>0</text:p>
          </table:table-cell>
          <table:table-cell office:value-type="float" office:value="1337342" table:style-name="ce5">
            <text:p>1.337.342</text:p>
          </table:table-cell>
          <table:table-cell office:value-type="float" office:value="581815" table:style-name="ce5">
            <text:p>581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806" table:style-name="ce5">
            <text:p>312.806</text:p>
          </table:table-cell>
          <table:table-cell office:value-type="float" office:value="1605093" table:style-name="ce5">
            <text:p>1.605.093</text:p>
          </table:table-cell>
          <table:table-cell office:value-type="float" office:value="1131" table:style-name="ce5">
            <text:p>1.131</text:p>
          </table:table-cell>
          <table:table-cell office:value-type="float" office:value="127" table:style-name="ce5">
            <text:p>127</text:p>
          </table:table-cell>
          <table:table-cell office:value-type="float" office:value="66526" table:style-name="ce5">
            <text:p>66.526</text:p>
          </table:table-cell>
          <table:table-cell office:value-type="float" office:value="1852632" table:style-name="ce5">
            <text:p>1.852.632</text:p>
          </table:table-cell>
          <table:table-cell table:number-columns-repeated="1636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657520" table:style-name="ce5">
            <text:p>1.657.520</text:p>
          </table:table-cell>
          <table:table-cell office:value-type="float" office:value="304380" table:style-name="ce5">
            <text:p>304.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9060" table:style-name="ce5">
            <text:p>1.509.060</text:p>
          </table:table-cell>
          <table:table-cell office:value-type="float" office:value="452839" table:style-name="ce5">
            <text:p>452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4666" table:style-name="ce5">
            <text:p>674.666</text:p>
          </table:table-cell>
          <table:table-cell office:value-type="float" office:value="1286784" table:style-name="ce5">
            <text:p>1.286.784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1766217" table:style-name="ce5">
            <text:p>1.766.217</text:p>
          </table:table-cell>
          <table:table-cell office:value-type="float" office:value="195683" table:style-name="ce5">
            <text:p>195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621" table:style-name="ce5">
            <text:p>823.621</text:p>
          </table:table-cell>
          <table:table-cell office:value-type="float" office:value="1137780" table:style-name="ce5">
            <text:p>1.137.780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252074" table:style-name="ce5">
            <text:p>252.074</text:p>
          </table:table-cell>
          <table:table-cell office:value-type="float" office:value="1709826" table:style-name="ce5">
            <text:p>1.709.826</text:p>
          </table:table-cell>
          <table:table-cell table:number-columns-repeated="1636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733395" table:style-name="ce5">
            <text:p>1.733.395</text:p>
          </table:table-cell>
          <table:table-cell office:value-type="float" office:value="180020" table:style-name="ce5">
            <text:p>180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65863" table:style-name="ce5">
            <text:p>1.665.863</text:p>
          </table:table-cell>
          <table:table-cell office:value-type="float" office:value="247552" table:style-name="ce5">
            <text:p>247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7913" table:style-name="ce5">
            <text:p>747.913</text:p>
          </table:table-cell>
          <table:table-cell office:value-type="float" office:value="1165502" table:style-name="ce5">
            <text:p>1.165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567" table:style-name="ce5">
            <text:p>1.837.567</text:p>
          </table:table-cell>
          <table:table-cell office:value-type="float" office:value="75848" table:style-name="ce5">
            <text:p>75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6857" table:style-name="ce5">
            <text:p>876.857</text:p>
          </table:table-cell>
          <table:table-cell office:value-type="float" office:value="1036379" table:style-name="ce5">
            <text:p>1.036.379</text:p>
          </table:table-cell>
          <table:table-cell office:value-type="float" office:value="180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179210" table:style-name="ce5">
            <text:p>179.210</text:p>
          </table:table-cell>
          <table:table-cell office:value-type="float" office:value="1734205" table:style-name="ce5">
            <text:p>1.734.205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URBAN SCHOOL STUDENTS BY SOCIAL NETWORKS USED FOR SCHOOL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9438" table:style-name="ce5">
            <text:p>639.438</text:p>
          </table:table-cell>
          <table:table-cell office:value-type="float" office:value="3517185" table:style-name="ce5">
            <text:p>3.517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7849" table:style-name="ce5">
            <text:p>1.637.849</text:p>
          </table:table-cell>
          <table:table-cell office:value-type="float" office:value="525540" table:style-name="ce5">
            <text:p>525.540</text:p>
          </table:table-cell>
          <table:table-cell office:value-type="float" office:value="3255277" table:style-name="ce5">
            <text:p>3.255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656" table:style-name="ce5">
            <text:p>2.013.656</text:p>
          </table:table-cell>
          <table:table-cell office:value-type="float" office:value="188807" table:style-name="ce5">
            <text:p>188.807</text:p>
          </table:table-cell>
          <table:table-cell office:value-type="float" office:value="1412383" table:style-name="ce5">
            <text:p>1.412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3283" table:style-name="ce5">
            <text:p>4.193.283</text:p>
          </table:table-cell>
          <table:table-cell office:value-type="float" office:value="3541427" table:style-name="ce5">
            <text:p>3.541.427</text:p>
          </table:table-cell>
          <table:table-cell office:value-type="float" office:value="1399699" table:style-name="ce5">
            <text:p>1.399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3346" table:style-name="ce5">
            <text:p>853.346</text:p>
          </table:table-cell>
          <table:table-cell office:value-type="float" office:value="102029" table:style-name="ce5">
            <text:p>102.029</text:p>
          </table:table-cell>
          <table:table-cell office:value-type="float" office:value="1911255" table:style-name="ce5">
            <text:p>1.911.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1189" table:style-name="ce5">
            <text:p>3.781.189</text:p>
          </table:table-cell>
          <table:table-cell office:value-type="float" office:value="193380" table:style-name="ce5">
            <text:p>193.380</text:p>
          </table:table-cell>
          <table:table-cell office:value-type="float" office:value="304429" table:style-name="ce5">
            <text:p>304.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96663" table:style-name="ce5">
            <text:p>5.296.66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01610" table:style-name="ce5">
            <text:p>301.610</text:p>
          </table:table-cell>
          <table:table-cell office:value-type="float" office:value="1780791" table:style-name="ce5">
            <text:p>1.780.7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1471" table:style-name="ce5">
            <text:p>941.471</text:p>
          </table:table-cell>
          <table:table-cell office:value-type="float" office:value="346972" table:style-name="ce5">
            <text:p>346.972</text:p>
          </table:table-cell>
          <table:table-cell office:value-type="float" office:value="1775999" table:style-name="ce5">
            <text:p>1.775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0900" table:style-name="ce5">
            <text:p>900.900</text:p>
          </table:table-cell>
          <table:table-cell office:value-type="float" office:value="82776" table:style-name="ce5">
            <text:p>82.776</text:p>
          </table:table-cell>
          <table:table-cell office:value-type="float" office:value="759391" table:style-name="ce5">
            <text:p>759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81705" table:style-name="ce5">
            <text:p>2.181.705</text:p>
          </table:table-cell>
          <table:table-cell office:value-type="float" office:value="1923259" table:style-name="ce5">
            <text:p>1.923.259</text:p>
          </table:table-cell>
          <table:table-cell office:value-type="float" office:value="696281" table:style-name="ce5">
            <text:p>696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4331" table:style-name="ce5">
            <text:p>404.331</text:p>
          </table:table-cell>
          <table:table-cell office:value-type="float" office:value="59599" table:style-name="ce5">
            <text:p>59.599</text:p>
          </table:table-cell>
          <table:table-cell office:value-type="float" office:value="1254712" table:style-name="ce5">
            <text:p>1.254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9560" table:style-name="ce5">
            <text:p>1.709.560</text:p>
          </table:table-cell>
          <table:table-cell office:value-type="float" office:value="98131" table:style-name="ce5">
            <text:p>98.131</text:p>
          </table:table-cell>
          <table:table-cell office:value-type="float" office:value="155784" table:style-name="ce5">
            <text:p>15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9957" table:style-name="ce5">
            <text:p>2.769.957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7828" table:style-name="ce5">
            <text:p>337.828</text:p>
          </table:table-cell>
          <table:table-cell office:value-type="float" office:value="1736395" table:style-name="ce5">
            <text:p>1.736.3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378" table:style-name="ce5">
            <text:p>696.378</text:p>
          </table:table-cell>
          <table:table-cell office:value-type="float" office:value="178567" table:style-name="ce5">
            <text:p>178.567</text:p>
          </table:table-cell>
          <table:table-cell office:value-type="float" office:value="1479278" table:style-name="ce5">
            <text:p>1.479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2755" table:style-name="ce5">
            <text:p>1.112.755</text:p>
          </table:table-cell>
          <table:table-cell office:value-type="float" office:value="106030" table:style-name="ce5">
            <text:p>106.030</text:p>
          </table:table-cell>
          <table:table-cell office:value-type="float" office:value="652992" table:style-name="ce5">
            <text:p>652.9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1578" table:style-name="ce5">
            <text:p>2.011.578</text:p>
          </table:table-cell>
          <table:table-cell office:value-type="float" office:value="1618168" table:style-name="ce5">
            <text:p>1.618.168</text:p>
          </table:table-cell>
          <table:table-cell office:value-type="float" office:value="703418" table:style-name="ce5">
            <text:p>703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015" table:style-name="ce5">
            <text:p>449.015</text:p>
          </table:table-cell>
          <table:table-cell office:value-type="float" office:value="42429" table:style-name="ce5">
            <text:p>42.429</text:p>
          </table:table-cell>
          <table:table-cell office:value-type="float" office:value="656543" table:style-name="ce5">
            <text:p>656.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1628" table:style-name="ce5">
            <text:p>2.071.628</text:p>
          </table:table-cell>
          <table:table-cell office:value-type="float" office:value="95250" table:style-name="ce5">
            <text:p>95.250</text:p>
          </table:table-cell>
          <table:table-cell office:value-type="float" office:value="148645" table:style-name="ce5">
            <text:p>148.6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6706" table:style-name="ce5">
            <text:p>2.526.706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7438" table:style-name="ce5">
            <text:p>57.438</text:p>
          </table:table-cell>
          <table:table-cell office:value-type="float" office:value="279293" table:style-name="ce5">
            <text:p>279.2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426" table:style-name="ce5">
            <text:p>165.426</text:p>
          </table:table-cell>
          <table:table-cell office:value-type="float" office:value="36162" table:style-name="ce5">
            <text:p>36.162</text:p>
          </table:table-cell>
          <table:table-cell office:value-type="float" office:value="238820" table:style-name="ce5">
            <text:p>238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174" table:style-name="ce5">
            <text:p>227.174</text:p>
          </table:table-cell>
          <table:table-cell office:value-type="float" office:value="11813" table:style-name="ce5">
            <text:p>11.813</text:p>
          </table:table-cell>
          <table:table-cell office:value-type="float" office:value="82005" table:style-name="ce5">
            <text:p>82.0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8339" table:style-name="ce5">
            <text:p>408.339</text:p>
          </table:table-cell>
          <table:table-cell office:value-type="float" office:value="285266" table:style-name="ce5">
            <text:p>285.266</text:p>
          </table:table-cell>
          <table:table-cell office:value-type="float" office:value="109453" table:style-name="ce5">
            <text:p>109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437" table:style-name="ce5">
            <text:p>107.437</text:p>
          </table:table-cell>
          <table:table-cell office:value-type="float" office:value="4805" table:style-name="ce5">
            <text:p>4.805</text:p>
          </table:table-cell>
          <table:table-cell office:value-type="float" office:value="111153" table:style-name="ce5">
            <text:p>11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198" table:style-name="ce5">
            <text:p>386.198</text:p>
          </table:table-cell>
          <table:table-cell office:value-type="float" office:value="13494" table:style-name="ce5">
            <text:p>13.494</text:p>
          </table:table-cell>
          <table:table-cell office:value-type="float" office:value="19069" table:style-name="ce5">
            <text:p>19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593" table:style-name="ce5">
            <text:p>469.59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7032" table:style-name="ce5">
            <text:p>207.032</text:p>
          </table:table-cell>
          <table:table-cell office:value-type="float" office:value="933031" table:style-name="ce5">
            <text:p>933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015" table:style-name="ce5">
            <text:p>433.015</text:p>
          </table:table-cell>
          <table:table-cell office:value-type="float" office:value="214425" table:style-name="ce5">
            <text:p>214.425</text:p>
          </table:table-cell>
          <table:table-cell office:value-type="float" office:value="888995" table:style-name="ce5">
            <text:p>888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658" table:style-name="ce5">
            <text:p>469.658</text:p>
          </table:table-cell>
          <table:table-cell office:value-type="float" office:value="43734" table:style-name="ce5">
            <text:p>43.734</text:p>
          </table:table-cell>
          <table:table-cell office:value-type="float" office:value="243360" table:style-name="ce5">
            <text:p>243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5984" table:style-name="ce5">
            <text:p>1.285.984</text:p>
          </table:table-cell>
          <table:table-cell office:value-type="float" office:value="962784" table:style-name="ce5">
            <text:p>962.784</text:p>
          </table:table-cell>
          <table:table-cell office:value-type="float" office:value="403567" table:style-name="ce5">
            <text:p>403.5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727" table:style-name="ce5">
            <text:p>206.727</text:p>
          </table:table-cell>
          <table:table-cell office:value-type="float" office:value="23525" table:style-name="ce5">
            <text:p>23.525</text:p>
          </table:table-cell>
          <table:table-cell office:value-type="float" office:value="408285" table:style-name="ce5">
            <text:p>408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1267" table:style-name="ce5">
            <text:p>1.141.267</text:p>
          </table:table-cell>
          <table:table-cell office:value-type="float" office:value="27114" table:style-name="ce5">
            <text:p>27.114</text:p>
          </table:table-cell>
          <table:table-cell office:value-type="float" office:value="57128" table:style-name="ce5">
            <text:p>57.1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836" table:style-name="ce5">
            <text:p>1.488.83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6717" table:style-name="ce5">
            <text:p>76.717</text:p>
          </table:table-cell>
          <table:table-cell office:value-type="float" office:value="397305" table:style-name="ce5">
            <text:p>397.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801" table:style-name="ce5">
            <text:p>215.801</text:p>
          </table:table-cell>
          <table:table-cell office:value-type="float" office:value="44253" table:style-name="ce5">
            <text:p>44.253</text:p>
          </table:table-cell>
          <table:table-cell office:value-type="float" office:value="360265" table:style-name="ce5">
            <text:p>360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5304" table:style-name="ce5">
            <text:p>285.304</text:p>
          </table:table-cell>
          <table:table-cell office:value-type="float" office:value="17681" table:style-name="ce5">
            <text:p>17.681</text:p>
          </table:table-cell>
          <table:table-cell office:value-type="float" office:value="173762" table:style-name="ce5">
            <text:p>173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380" table:style-name="ce5">
            <text:p>498.380</text:p>
          </table:table-cell>
          <table:table-cell office:value-type="float" office:value="374245" table:style-name="ce5">
            <text:p>374.245</text:p>
          </table:table-cell>
          <table:table-cell office:value-type="float" office:value="196990" table:style-name="ce5">
            <text:p>196.9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87" table:style-name="ce5">
            <text:p>118.587</text:p>
          </table:table-cell>
          <table:table-cell office:value-type="float" office:value="13107" table:style-name="ce5">
            <text:p>13.107</text:p>
          </table:table-cell>
          <table:table-cell office:value-type="float" office:value="267069" table:style-name="ce5">
            <text:p>267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646" table:style-name="ce5">
            <text:p>409.646</text:p>
          </table:table-cell>
          <table:table-cell office:value-type="float" office:value="20920" table:style-name="ce5">
            <text:p>20.920</text:p>
          </table:table-cell>
          <table:table-cell office:value-type="float" office:value="29231" table:style-name="ce5">
            <text:p>29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672" table:style-name="ce5">
            <text:p>639.67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5643" table:style-name="ce5">
            <text:p>255.643</text:p>
          </table:table-cell>
          <table:table-cell office:value-type="float" office:value="1621146" table:style-name="ce5">
            <text:p>1.621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1140" table:style-name="ce5">
            <text:p>681.140</text:p>
          </table:table-cell>
          <table:table-cell office:value-type="float" office:value="179996" table:style-name="ce5">
            <text:p>179.996</text:p>
          </table:table-cell>
          <table:table-cell office:value-type="float" office:value="1494945" table:style-name="ce5">
            <text:p>1.494.9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2988" table:style-name="ce5">
            <text:p>882.988</text:p>
          </table:table-cell>
          <table:table-cell office:value-type="float" office:value="100440" table:style-name="ce5">
            <text:p>100.440</text:p>
          </table:table-cell>
          <table:table-cell office:value-type="float" office:value="786148" table:style-name="ce5">
            <text:p>786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1341" table:style-name="ce5">
            <text:p>1.671.341</text:p>
          </table:table-cell>
          <table:table-cell office:value-type="float" office:value="1617297" table:style-name="ce5">
            <text:p>1.617.297</text:p>
          </table:table-cell>
          <table:table-cell office:value-type="float" office:value="574753" table:style-name="ce5">
            <text:p>574.7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879" table:style-name="ce5">
            <text:p>365.879</text:p>
          </table:table-cell>
          <table:table-cell office:value-type="float" office:value="54388" table:style-name="ce5">
            <text:p>54.388</text:p>
          </table:table-cell>
          <table:table-cell office:value-type="float" office:value="939359" table:style-name="ce5">
            <text:p>939.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4182" table:style-name="ce5">
            <text:p>1.564.182</text:p>
          </table:table-cell>
          <table:table-cell office:value-type="float" office:value="116704" table:style-name="ce5">
            <text:p>116.704</text:p>
          </table:table-cell>
          <table:table-cell office:value-type="float" office:value="179200" table:style-name="ce5">
            <text:p>179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62024" table:style-name="ce5">
            <text:p>2.262.02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2609" table:style-name="ce5">
            <text:p>42.609</text:p>
          </table:table-cell>
          <table:table-cell office:value-type="float" office:value="286412" table:style-name="ce5">
            <text:p>286.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2467" table:style-name="ce5">
            <text:p>142.467</text:p>
          </table:table-cell>
          <table:table-cell office:value-type="float" office:value="50704" table:style-name="ce5">
            <text:p>50.704</text:p>
          </table:table-cell>
          <table:table-cell office:value-type="float" office:value="272252" table:style-name="ce5">
            <text:p>272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532" table:style-name="ce5">
            <text:p>148.532</text:p>
          </table:table-cell>
          <table:table-cell office:value-type="float" office:value="15140" table:style-name="ce5">
            <text:p>15.140</text:p>
          </table:table-cell>
          <table:table-cell office:value-type="float" office:value="127108" table:style-name="ce5">
            <text:p>127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240" table:style-name="ce5">
            <text:p>329.240</text:p>
          </table:table-cell>
          <table:table-cell office:value-type="float" office:value="301834" table:style-name="ce5">
            <text:p>301.834</text:p>
          </table:table-cell>
          <table:table-cell office:value-type="float" office:value="114936" table:style-name="ce5">
            <text:p>114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7" table:style-name="ce5">
            <text:p>54.717</text:p>
          </table:table-cell>
          <table:table-cell office:value-type="float" office:value="6204" table:style-name="ce5">
            <text:p>6.204</text:p>
          </table:table-cell>
          <table:table-cell office:value-type="float" office:value="185389" table:style-name="ce5">
            <text:p>185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895" table:style-name="ce5">
            <text:p>279.895</text:p>
          </table:table-cell>
          <table:table-cell office:value-type="float" office:value="15147" table:style-name="ce5">
            <text:p>15.147</text:p>
          </table:table-cell>
          <table:table-cell office:value-type="float" office:value="19801" table:style-name="ce5">
            <text:p>19.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539" table:style-name="ce5">
            <text:p>436.53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1044" table:style-name="ce5">
            <text:p>211.044</text:p>
          </table:table-cell>
          <table:table-cell office:value-type="float" office:value="1056274" table:style-name="ce5">
            <text:p>1.056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5902" table:style-name="ce5">
            <text:p>875.902</text:p>
          </table:table-cell>
          <table:table-cell office:value-type="float" office:value="116968" table:style-name="ce5">
            <text:p>116.968</text:p>
          </table:table-cell>
          <table:table-cell office:value-type="float" office:value="849427" table:style-name="ce5">
            <text:p>849.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6825" table:style-name="ce5">
            <text:p>1.176.825</text:p>
          </table:table-cell>
          <table:table-cell office:value-type="float" office:value="64110" table:style-name="ce5">
            <text:p>64.110</text:p>
          </table:table-cell>
          <table:table-cell office:value-type="float" office:value="279459" table:style-name="ce5">
            <text:p>279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9652" table:style-name="ce5">
            <text:p>1.799.652</text:p>
          </table:table-cell>
          <table:table-cell office:value-type="float" office:value="939083" table:style-name="ce5">
            <text:p>939.083</text:p>
          </table:table-cell>
          <table:table-cell office:value-type="float" office:value="648785" table:style-name="ce5">
            <text:p>648.7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5353" table:style-name="ce5">
            <text:p>555.353</text:p>
          </table:table-cell>
          <table:table-cell office:value-type="float" office:value="29282" table:style-name="ce5">
            <text:p>29.282</text:p>
          </table:table-cell>
          <table:table-cell office:value-type="float" office:value="454158" table:style-name="ce5">
            <text:p>454.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9781" table:style-name="ce5">
            <text:p>1.659.781</text:p>
          </table:table-cell>
          <table:table-cell office:value-type="float" office:value="36701" table:style-name="ce5">
            <text:p>36.701</text:p>
          </table:table-cell>
          <table:table-cell office:value-type="float" office:value="50213" table:style-name="ce5">
            <text:p>50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56306" table:style-name="ce5">
            <text:p>2.056.30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5571" table:style-name="ce5">
            <text:p>375.571</text:p>
          </table:table-cell>
          <table:table-cell office:value-type="float" office:value="1856668" table:style-name="ce5">
            <text:p>1.856.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716" table:style-name="ce5">
            <text:p>395.716</text:p>
          </table:table-cell>
          <table:table-cell office:value-type="float" office:value="272924" table:style-name="ce5">
            <text:p>272.924</text:p>
          </table:table-cell>
          <table:table-cell office:value-type="float" office:value="1823878" table:style-name="ce5">
            <text:p>1.823.8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1153" table:style-name="ce5">
            <text:p>531.153</text:p>
          </table:table-cell>
          <table:table-cell office:value-type="float" office:value="101654" table:style-name="ce5">
            <text:p>101.654</text:p>
          </table:table-cell>
          <table:table-cell office:value-type="float" office:value="756577" table:style-name="ce5">
            <text:p>756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9724" table:style-name="ce5">
            <text:p>1.769.724</text:p>
          </table:table-cell>
          <table:table-cell office:value-type="float" office:value="1843993" table:style-name="ce5">
            <text:p>1.843.993</text:p>
          </table:table-cell>
          <table:table-cell office:value-type="float" office:value="584144" table:style-name="ce5">
            <text:p>584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817" table:style-name="ce5">
            <text:p>199.817</text:p>
          </table:table-cell>
          <table:table-cell office:value-type="float" office:value="51027" table:style-name="ce5">
            <text:p>51.027</text:p>
          </table:table-cell>
          <table:table-cell office:value-type="float" office:value="1086565" table:style-name="ce5">
            <text:p>1.086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0363" table:style-name="ce5">
            <text:p>1.490.363</text:p>
          </table:table-cell>
          <table:table-cell office:value-type="float" office:value="84129" table:style-name="ce5">
            <text:p>84.129</text:p>
          </table:table-cell>
          <table:table-cell office:value-type="float" office:value="136727" table:style-name="ce5">
            <text:p>136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07099" table:style-name="ce5">
            <text:p>2.407.099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86615" table:style-name="ce5">
            <text:p>586.615</text:p>
          </table:table-cell>
          <table:table-cell office:value-type="float" office:value="2912942" table:style-name="ce5">
            <text:p>2.912.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1618" table:style-name="ce5">
            <text:p>1.271.618</text:p>
          </table:table-cell>
          <table:table-cell office:value-type="float" office:value="389892" table:style-name="ce5">
            <text:p>389.892</text:p>
          </table:table-cell>
          <table:table-cell office:value-type="float" office:value="2673304" table:style-name="ce5">
            <text:p>2.673.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979" table:style-name="ce5">
            <text:p>1.707.979</text:p>
          </table:table-cell>
          <table:table-cell office:value-type="float" office:value="165764" table:style-name="ce5">
            <text:p>165.764</text:p>
          </table:table-cell>
          <table:table-cell office:value-type="float" office:value="1036036" table:style-name="ce5">
            <text:p>1.036.0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9376" table:style-name="ce5">
            <text:p>3.569.376</text:p>
          </table:table-cell>
          <table:table-cell office:value-type="float" office:value="2783077" table:style-name="ce5">
            <text:p>2.783.077</text:p>
          </table:table-cell>
          <table:table-cell office:value-type="float" office:value="1232929" table:style-name="ce5">
            <text:p>1.232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5169" table:style-name="ce5">
            <text:p>755.169</text:p>
          </table:table-cell>
          <table:table-cell office:value-type="float" office:value="80309" table:style-name="ce5">
            <text:p>80.309</text:p>
          </table:table-cell>
          <table:table-cell office:value-type="float" office:value="1540723" table:style-name="ce5">
            <text:p>1.540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50143" table:style-name="ce5">
            <text:p>3.150.143</text:p>
          </table:table-cell>
          <table:table-cell office:value-type="float" office:value="120830" table:style-name="ce5">
            <text:p>120.830</text:p>
          </table:table-cell>
          <table:table-cell office:value-type="float" office:value="186940" table:style-name="ce5">
            <text:p>186.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63405" table:style-name="ce5">
            <text:p>4.463.40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823" table:style-name="ce5">
            <text:p>52.823</text:p>
          </table:table-cell>
          <table:table-cell office:value-type="float" office:value="604244" table:style-name="ce5">
            <text:p>604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231" table:style-name="ce5">
            <text:p>366.231</text:p>
          </table:table-cell>
          <table:table-cell office:value-type="float" office:value="135648" table:style-name="ce5">
            <text:p>135.648</text:p>
          </table:table-cell>
          <table:table-cell office:value-type="float" office:value="581973" table:style-name="ce5">
            <text:p>581.9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677" table:style-name="ce5">
            <text:p>305.677</text:p>
          </table:table-cell>
          <table:table-cell office:value-type="float" office:value="23043" table:style-name="ce5">
            <text:p>23.043</text:p>
          </table:table-cell>
          <table:table-cell office:value-type="float" office:value="376347" table:style-name="ce5">
            <text:p>376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3907" table:style-name="ce5">
            <text:p>623.907</text:p>
          </table:table-cell>
          <table:table-cell office:value-type="float" office:value="758350" table:style-name="ce5">
            <text:p>758.350</text:p>
          </table:table-cell>
          <table:table-cell office:value-type="float" office:value="166770" table:style-name="ce5">
            <text:p>166.7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177" table:style-name="ce5">
            <text:p>98.177</text:p>
          </table:table-cell>
          <table:table-cell office:value-type="float" office:value="21720" table:style-name="ce5">
            <text:p>21.720</text:p>
          </table:table-cell>
          <table:table-cell office:value-type="float" office:value="370532" table:style-name="ce5">
            <text:p>370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1045" table:style-name="ce5">
            <text:p>631.045</text:p>
          </table:table-cell>
          <table:table-cell office:value-type="float" office:value="72550" table:style-name="ce5">
            <text:p>72.550</text:p>
          </table:table-cell>
          <table:table-cell office:value-type="float" office:value="117489" table:style-name="ce5">
            <text:p>117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3258" table:style-name="ce5">
            <text:p>833.258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50696" table:style-name="ce5">
            <text:p>150.696</text:p>
          </table:table-cell>
          <table:table-cell office:value-type="float" office:value="615013" table:style-name="ce5">
            <text:p>615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3449" table:style-name="ce5">
            <text:p>1.153.449</text:p>
          </table:table-cell>
          <table:table-cell office:value-type="float" office:value="71550" table:style-name="ce5">
            <text:p>71.550</text:p>
          </table:table-cell>
          <table:table-cell office:value-type="float" office:value="534343" table:style-name="ce5">
            <text:p>534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3264" table:style-name="ce5">
            <text:p>1.313.264</text:p>
          </table:table-cell>
          <table:table-cell office:value-type="float" office:value="50930" table:style-name="ce5">
            <text:p>50.930</text:p>
          </table:table-cell>
          <table:table-cell office:value-type="float" office:value="127680" table:style-name="ce5">
            <text:p>127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0548" table:style-name="ce5">
            <text:p>1.740.548</text:p>
          </table:table-cell>
          <table:table-cell office:value-type="float" office:value="724672" table:style-name="ce5">
            <text:p>724.672</text:p>
          </table:table-cell>
          <table:table-cell office:value-type="float" office:value="612671" table:style-name="ce5">
            <text:p>612.6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815" table:style-name="ce5">
            <text:p>581.815</text:p>
          </table:table-cell>
          <table:table-cell office:value-type="float" office:value="32728" table:style-name="ce5">
            <text:p>32.728</text:p>
          </table:table-cell>
          <table:table-cell office:value-type="float" office:value="280078" table:style-name="ce5">
            <text:p>280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6351" table:style-name="ce5">
            <text:p>1.606.351</text:p>
          </table:table-cell>
          <table:table-cell office:value-type="float" office:value="29942" table:style-name="ce5">
            <text:p>29.942</text:p>
          </table:table-cell>
          <table:table-cell office:value-type="float" office:value="36584" table:style-name="ce5">
            <text:p>36.5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2632" table:style-name="ce5">
            <text:p>1.852.632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06553" table:style-name="ce5">
            <text:p>206.553</text:p>
          </table:table-cell>
          <table:table-cell office:value-type="float" office:value="1450967" table:style-name="ce5">
            <text:p>1.450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80" table:style-name="ce5">
            <text:p>304.380</text:p>
          </table:table-cell>
          <table:table-cell office:value-type="float" office:value="214203" table:style-name="ce5">
            <text:p>214.203</text:p>
          </table:table-cell>
          <table:table-cell office:value-type="float" office:value="1294858" table:style-name="ce5">
            <text:p>1.294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839" table:style-name="ce5">
            <text:p>452.839</text:p>
          </table:table-cell>
          <table:table-cell office:value-type="float" office:value="50967" table:style-name="ce5">
            <text:p>50.967</text:p>
          </table:table-cell>
          <table:table-cell office:value-type="float" office:value="623699" table:style-name="ce5">
            <text:p>623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7234" table:style-name="ce5">
            <text:p>1.287.234</text:p>
          </table:table-cell>
          <table:table-cell office:value-type="float" office:value="1325996" table:style-name="ce5">
            <text:p>1.325.996</text:p>
          </table:table-cell>
          <table:table-cell office:value-type="float" office:value="440221" table:style-name="ce5">
            <text:p>440.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83" table:style-name="ce5">
            <text:p>195.683</text:p>
          </table:table-cell>
          <table:table-cell office:value-type="float" office:value="24701" table:style-name="ce5">
            <text:p>24.701</text:p>
          </table:table-cell>
          <table:table-cell office:value-type="float" office:value="798920" table:style-name="ce5">
            <text:p>798.9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279" table:style-name="ce5">
            <text:p>1.138.279</text:p>
          </table:table-cell>
          <table:table-cell office:value-type="float" office:value="100037" table:style-name="ce5">
            <text:p>100.037</text:p>
          </table:table-cell>
          <table:table-cell office:value-type="float" office:value="152037" table:style-name="ce5">
            <text:p>152.0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9826" table:style-name="ce5">
            <text:p>1.709.826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82190" table:style-name="ce5">
            <text:p>282.190</text:p>
          </table:table-cell>
          <table:table-cell office:value-type="float" office:value="1451206" table:style-name="ce5">
            <text:p>1.451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020" table:style-name="ce5">
            <text:p>180.020</text:p>
          </table:table-cell>
          <table:table-cell office:value-type="float" office:value="239787" table:style-name="ce5">
            <text:p>239.787</text:p>
          </table:table-cell>
          <table:table-cell office:value-type="float" office:value="1426077" table:style-name="ce5">
            <text:p>1.426.0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552" table:style-name="ce5">
            <text:p>247.552</text:p>
          </table:table-cell>
          <table:table-cell office:value-type="float" office:value="86910" table:style-name="ce5">
            <text:p>86.910</text:p>
          </table:table-cell>
          <table:table-cell office:value-type="float" office:value="661004" table:style-name="ce5">
            <text:p>661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502" table:style-name="ce5">
            <text:p>1.165.502</text:p>
          </table:table-cell>
          <table:table-cell office:value-type="float" office:value="1490759" table:style-name="ce5">
            <text:p>1.490.759</text:p>
          </table:table-cell>
          <table:table-cell office:value-type="float" office:value="346808" table:style-name="ce5">
            <text:p>346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48" table:style-name="ce5">
            <text:p>75.848</text:p>
          </table:table-cell>
          <table:table-cell office:value-type="float" office:value="44600" table:style-name="ce5">
            <text:p>44.600</text:p>
          </table:table-cell>
          <table:table-cell office:value-type="float" office:value="832257" table:style-name="ce5">
            <text:p>832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6558" table:style-name="ce5">
            <text:p>1.036.558</text:p>
          </table:table-cell>
          <table:table-cell office:value-type="float" office:value="63402" table:style-name="ce5">
            <text:p>63.402</text:p>
          </table:table-cell>
          <table:table-cell office:value-type="float" office:value="115808" table:style-name="ce5">
            <text:p>115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34205" table:style-name="ce5">
            <text:p>1.734.20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URBAN SCHOOL STUDENTS BY PERMISSION TO USE SCHOOL'S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, students can use it</text:p>
          </table:table-cell>
          <table:table-cell office:value-type="string" table:number-columns-spanned="1" table:number-rows-spanned="2" table:style-name="ce8">
            <text:p>No, access is forbidden to students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According to students, the school does not have Wi-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20723" table:style-name="ce5">
            <text:p>1.420.723</text:p>
          </table:table-cell>
          <table:table-cell office:value-type="float" office:value="3540151" table:style-name="ce5">
            <text:p>3.540.151</text:p>
          </table:table-cell>
          <table:table-cell office:value-type="float" office:value="134010" table:style-name="ce5">
            <text:p>134.010</text:p>
          </table:table-cell>
          <table:table-cell office:value-type="float" office:value="255" table:style-name="ce5">
            <text:p>255</text:p>
          </table:table-cell>
          <table:table-cell office:value-type="float" office:value="1865738" table:style-name="ce5">
            <text:p>1.865.73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40088" table:style-name="ce5">
            <text:p>740.088</text:p>
          </table:table-cell>
          <table:table-cell office:value-type="float" office:value="1869583" table:style-name="ce5">
            <text:p>1.869.583</text:p>
          </table:table-cell>
          <table:table-cell office:value-type="float" office:value="73712" table:style-name="ce5">
            <text:p>73.712</text:p>
          </table:table-cell>
          <table:table-cell office:value-type="float" office:value="255" table:style-name="ce5">
            <text:p>255</text:p>
          </table:table-cell>
          <table:table-cell office:value-type="float" office:value="912975" table:style-name="ce5">
            <text:p>912.97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80635" table:style-name="ce5">
            <text:p>680.635</text:p>
          </table:table-cell>
          <table:table-cell office:value-type="float" office:value="1670567" table:style-name="ce5">
            <text:p>1.670.567</text:p>
          </table:table-cell>
          <table:table-cell office:value-type="float" office:value="60298" table:style-name="ce5">
            <text:p>60.298</text:p>
          </table:table-cell>
          <table:table-cell office:value-type="float" office:value="0" table:style-name="ce5">
            <text:p>0</text:p>
          </table:table-cell>
          <table:table-cell office:value-type="float" office:value="952763" table:style-name="ce5">
            <text:p>952.76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6068" table:style-name="ce5">
            <text:p>116.068</text:p>
          </table:table-cell>
          <table:table-cell office:value-type="float" office:value="340544" table:style-name="ce5">
            <text:p>340.544</text:p>
          </table:table-cell>
          <table:table-cell office:value-type="float" office:value="10866" table:style-name="ce5">
            <text:p>10.866</text:p>
          </table:table-cell>
          <table:table-cell office:value-type="float" office:value="255" table:style-name="ce5">
            <text:p>255</text:p>
          </table:table-cell>
          <table:table-cell office:value-type="float" office:value="221077" table:style-name="ce5">
            <text:p>221.0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9995" table:style-name="ce5">
            <text:p>359.995</text:p>
          </table:table-cell>
          <table:table-cell office:value-type="float" office:value="1167861" table:style-name="ce5">
            <text:p>1.167.861</text:p>
          </table:table-cell>
          <table:table-cell office:value-type="float" office:value="35904" table:style-name="ce5">
            <text:p>35.904</text:p>
          </table:table-cell>
          <table:table-cell office:value-type="float" office:value="0" table:style-name="ce5">
            <text:p>0</text:p>
          </table:table-cell>
          <table:table-cell office:value-type="float" office:value="452040" table:style-name="ce5">
            <text:p>452.04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8680" table:style-name="ce5">
            <text:p>238.680</text:p>
          </table:table-cell>
          <table:table-cell office:value-type="float" office:value="360236" table:style-name="ce5">
            <text:p>360.236</text:p>
          </table:table-cell>
          <table:table-cell office:value-type="float" office:value="18223" table:style-name="ce5">
            <text:p>18.223</text:p>
          </table:table-cell>
          <table:table-cell office:value-type="float" office:value="0" table:style-name="ce5">
            <text:p>0</text:p>
          </table:table-cell>
          <table:table-cell office:value-type="float" office:value="177898" table:style-name="ce5">
            <text:p>177.8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2606" table:style-name="ce5">
            <text:p>612.606</text:p>
          </table:table-cell>
          <table:table-cell office:value-type="float" office:value="1362684" table:style-name="ce5">
            <text:p>1.362.684</text:p>
          </table:table-cell>
          <table:table-cell office:value-type="float" office:value="52821" table:style-name="ce5">
            <text:p>52.821</text:p>
          </table:table-cell>
          <table:table-cell office:value-type="float" office:value="0" table:style-name="ce5">
            <text:p>0</text:p>
          </table:table-cell>
          <table:table-cell office:value-type="float" office:value="884453" table:style-name="ce5">
            <text:p>884.4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3375" table:style-name="ce5">
            <text:p>93.375</text:p>
          </table:table-cell>
          <table:table-cell office:value-type="float" office:value="308826" table:style-name="ce5">
            <text:p>308.826</text:p>
          </table:table-cell>
          <table:table-cell office:value-type="float" office:value="16196" table:style-name="ce5">
            <text:p>16.196</text:p>
          </table:table-cell>
          <table:table-cell office:value-type="float" office:value="0" table:style-name="ce5">
            <text:p>0</text:p>
          </table:table-cell>
          <table:table-cell office:value-type="float" office:value="130270" table:style-name="ce5">
            <text:p>130.2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46398" table:style-name="ce5">
            <text:p>446.398</text:p>
          </table:table-cell>
          <table:table-cell office:value-type="float" office:value="1611115" table:style-name="ce5">
            <text:p>1.611.115</text:p>
          </table:table-cell>
          <table:table-cell office:value-type="float" office:value="88086" table:style-name="ce5">
            <text:p>88.086</text:p>
          </table:table-cell>
          <table:table-cell office:value-type="float" office:value="0" table:style-name="ce5">
            <text:p>0</text:p>
          </table:table-cell>
          <table:table-cell office:value-type="float" office:value="711553" table:style-name="ce5">
            <text:p>711.5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82985" table:style-name="ce5">
            <text:p>682.985</text:p>
          </table:table-cell>
          <table:table-cell office:value-type="float" office:value="1405270" table:style-name="ce5">
            <text:p>1.405.270</text:p>
          </table:table-cell>
          <table:table-cell office:value-type="float" office:value="28501" table:style-name="ce5">
            <text:p>28.501</text:p>
          </table:table-cell>
          <table:table-cell office:value-type="float" office:value="0" table:style-name="ce5">
            <text:p>0</text:p>
          </table:table-cell>
          <table:table-cell office:value-type="float" office:value="849952" table:style-name="ce5">
            <text:p>849.952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29383" table:style-name="ce5">
            <text:p>1.129.383</text:p>
          </table:table-cell>
          <table:table-cell office:value-type="float" office:value="3016385" table:style-name="ce5">
            <text:p>3.016.385</text:p>
          </table:table-cell>
          <table:table-cell office:value-type="float" office:value="116586" table:style-name="ce5">
            <text:p>116.586</text:p>
          </table:table-cell>
          <table:table-cell office:value-type="float" office:value="0" table:style-name="ce5">
            <text:p>0</text:p>
          </table:table-cell>
          <table:table-cell office:value-type="float" office:value="1561505" table:style-name="ce5">
            <text:p>1.561.5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1340" table:style-name="ce5">
            <text:p>291.340</text:p>
          </table:table-cell>
          <table:table-cell office:value-type="float" office:value="523766" table:style-name="ce5">
            <text:p>523.766</text:p>
          </table:table-cell>
          <table:table-cell office:value-type="float" office:value="17423" table:style-name="ce5">
            <text:p>17.423</text:p>
          </table:table-cell>
          <table:table-cell office:value-type="float" office:value="255" table:style-name="ce5">
            <text:p>255</text:p>
          </table:table-cell>
          <table:table-cell office:value-type="float" office:value="304233" table:style-name="ce5">
            <text:p>304.233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80226" table:style-name="ce5">
            <text:p>580.226</text:p>
          </table:table-cell>
          <table:table-cell office:value-type="float" office:value="1431113" table:style-name="ce5">
            <text:p>1.431.113</text:p>
          </table:table-cell>
          <table:table-cell office:value-type="float" office:value="92089" table:style-name="ce5">
            <text:p>92.089</text:p>
          </table:table-cell>
          <table:table-cell office:value-type="float" office:value="0" table:style-name="ce5">
            <text:p>0</text:p>
          </table:table-cell>
          <table:table-cell office:value-type="float" office:value="638326" table:style-name="ce5">
            <text:p>638.326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52129" table:style-name="ce5">
            <text:p>352.129</text:p>
          </table:table-cell>
          <table:table-cell office:value-type="float" office:value="1201956" table:style-name="ce5">
            <text:p>1.201.956</text:p>
          </table:table-cell>
          <table:table-cell office:value-type="float" office:value="29148" table:style-name="ce5">
            <text:p>29.148</text:p>
          </table:table-cell>
          <table:table-cell office:value-type="float" office:value="255" table:style-name="ce5">
            <text:p>255</text:p>
          </table:table-cell>
          <table:table-cell office:value-type="float" office:value="588997" table:style-name="ce5">
            <text:p>588.997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88368" table:style-name="ce5">
            <text:p>488.368</text:p>
          </table:table-cell>
          <table:table-cell office:value-type="float" office:value="907081" table:style-name="ce5">
            <text:p>907.081</text:p>
          </table:table-cell>
          <table:table-cell office:value-type="float" office:value="12773" table:style-name="ce5">
            <text:p>12.773</text:p>
          </table:table-cell>
          <table:table-cell office:value-type="float" office:value="0" table:style-name="ce5">
            <text:p>0</text:p>
          </table:table-cell>
          <table:table-cell office:value-type="float" office:value="638415" table:style-name="ce5">
            <text:p>638.41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URBAN SCHOOL STUDENTS BY PERMISSION TO USE MOBILE PHONE IN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61030" table:style-name="ce5">
            <text:p>661.030</text:p>
          </table:table-cell>
          <table:table-cell office:value-type="float" office:value="6280717" table:style-name="ce5">
            <text:p>6.280.717</text:p>
          </table:table-cell>
          <table:table-cell office:value-type="float" office:value="17138" table:style-name="ce5">
            <text:p>17.138</text:p>
          </table:table-cell>
          <table:table-cell office:value-type="float" office:value="1992" table:style-name="ce5">
            <text:p>1.99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22466" table:style-name="ce5">
            <text:p>322.466</text:p>
          </table:table-cell>
          <table:table-cell office:value-type="float" office:value="3261473" table:style-name="ce5">
            <text:p>3.261.473</text:p>
          </table:table-cell>
          <table:table-cell office:value-type="float" office:value="12211" table:style-name="ce5">
            <text:p>12.211</text:p>
          </table:table-cell>
          <table:table-cell office:value-type="float" office:value="463" table:style-name="ce5">
            <text:p>4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8564" table:style-name="ce5">
            <text:p>338.564</text:p>
          </table:table-cell>
          <table:table-cell office:value-type="float" office:value="3019243" table:style-name="ce5">
            <text:p>3.019.243</text:p>
          </table:table-cell>
          <table:table-cell office:value-type="float" office:value="4926" table:style-name="ce5">
            <text:p>4.926</text:p>
          </table:table-cell>
          <table:table-cell office:value-type="float" office:value="1529" table:style-name="ce5">
            <text:p>1.5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0748" table:style-name="ce5">
            <text:p>60.748</text:p>
          </table:table-cell>
          <table:table-cell office:value-type="float" office:value="627120" table:style-name="ce5">
            <text:p>627.120</text:p>
          </table:table-cell>
          <table:table-cell office:value-type="float" office:value="859" table:style-name="ce5">
            <text:p>859</text:p>
          </table:table-cell>
          <table:table-cell office:value-type="float" office:value="81" table:style-name="ce5">
            <text:p>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2124" table:style-name="ce5">
            <text:p>112.124</text:p>
          </table:table-cell>
          <table:table-cell office:value-type="float" office:value="1898910" table:style-name="ce5">
            <text:p>1.898.910</text:p>
          </table:table-cell>
          <table:table-cell office:value-type="float" office:value="3318" table:style-name="ce5">
            <text:p>3.318</text:p>
          </table:table-cell>
          <table:table-cell office:value-type="float" office:value="1448" table:style-name="ce5">
            <text:p>1.44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2395" table:style-name="ce5">
            <text:p>72.395</text:p>
          </table:table-cell>
          <table:table-cell office:value-type="float" office:value="720293" table:style-name="ce5">
            <text:p>720.293</text:p>
          </table:table-cell>
          <table:table-cell office:value-type="float" office:value="1886" table:style-name="ce5">
            <text:p>1.886</text:p>
          </table:table-cell>
          <table:table-cell office:value-type="float" office:value="463" table:style-name="ce5">
            <text:p>4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86154" table:style-name="ce5">
            <text:p>386.154</text:p>
          </table:table-cell>
          <table:table-cell office:value-type="float" office:value="2516626" table:style-name="ce5">
            <text:p>2.516.626</text:p>
          </table:table-cell>
          <table:table-cell office:value-type="float" office:value="9784" table:style-name="ce5">
            <text:p>9.7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9608" table:style-name="ce5">
            <text:p>29.608</text:p>
          </table:table-cell>
          <table:table-cell office:value-type="float" office:value="517768" table:style-name="ce5">
            <text:p>517.768</text:p>
          </table:table-cell>
          <table:table-cell office:value-type="float" office:value="1291" table:style-name="ce5">
            <text:p>1.2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2072" table:style-name="ce5">
            <text:p>212.072</text:p>
          </table:table-cell>
          <table:table-cell office:value-type="float" office:value="2640243" table:style-name="ce5">
            <text:p>2.640.243</text:p>
          </table:table-cell>
          <table:table-cell office:value-type="float" office:value="3283" table:style-name="ce5">
            <text:p>3.283</text:p>
          </table:table-cell>
          <table:table-cell office:value-type="float" office:value="1554" table:style-name="ce5">
            <text:p>1.55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65509" table:style-name="ce5">
            <text:p>365.509</text:p>
          </table:table-cell>
          <table:table-cell office:value-type="float" office:value="2589902" table:style-name="ce5">
            <text:p>2.589.902</text:p>
          </table:table-cell>
          <table:table-cell office:value-type="float" office:value="11296" table:style-name="ce5">
            <text:p>11.2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77581" table:style-name="ce5">
            <text:p>577.581</text:p>
          </table:table-cell>
          <table:table-cell office:value-type="float" office:value="5230145" table:style-name="ce5">
            <text:p>5.230.145</text:p>
          </table:table-cell>
          <table:table-cell office:value-type="float" office:value="14579" table:style-name="ce5">
            <text:p>14.579</text:p>
          </table:table-cell>
          <table:table-cell office:value-type="float" office:value="1554" table:style-name="ce5">
            <text:p>1.55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3448" table:style-name="ce5">
            <text:p>83.448</text:p>
          </table:table-cell>
          <table:table-cell office:value-type="float" office:value="1050572" table:style-name="ce5">
            <text:p>1.050.572</text:p>
          </table:table-cell>
          <table:table-cell office:value-type="float" office:value="2559" table:style-name="ce5">
            <text:p>2.559</text:p>
          </table:table-cell>
          <table:table-cell office:value-type="float" office:value="438" table:style-name="ce5">
            <text:p>438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16437" table:style-name="ce5">
            <text:p>116.437</text:p>
          </table:table-cell>
          <table:table-cell office:value-type="float" office:value="2618887" table:style-name="ce5">
            <text:p>2.618.887</text:p>
          </table:table-cell>
          <table:table-cell office:value-type="float" office:value="5887" table:style-name="ce5">
            <text:p>5.887</text:p>
          </table:table-cell>
          <table:table-cell office:value-type="float" office:value="544" table:style-name="ce5">
            <text:p>544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34643" table:style-name="ce5">
            <text:p>234.643</text:p>
          </table:table-cell>
          <table:table-cell office:value-type="float" office:value="1935999" table:style-name="ce5">
            <text:p>1.935.999</text:p>
          </table:table-cell>
          <table:table-cell office:value-type="float" office:value="395" table:style-name="ce5">
            <text:p>395</text:p>
          </table:table-cell>
          <table:table-cell office:value-type="float" office:value="1448" table:style-name="ce5">
            <text:p>1.44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09950" table:style-name="ce5">
            <text:p>309.950</text:p>
          </table:table-cell>
          <table:table-cell office:value-type="float" office:value="1725831" table:style-name="ce5">
            <text:p>1.725.831</text:p>
          </table:table-cell>
          <table:table-cell office:value-type="float" office:value="10856" table:style-name="ce5">
            <text:p>10.85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URBAN SCHOOL STUDENTS BY PERMISSION TO USE MOBILE PHONE OUTSIDE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07725" table:style-name="ce5">
            <text:p>4.507.725</text:p>
          </table:table-cell>
          <table:table-cell office:value-type="float" office:value="2386413" table:style-name="ce5">
            <text:p>2.386.413</text:p>
          </table:table-cell>
          <table:table-cell office:value-type="float" office:value="65474" table:style-name="ce5">
            <text:p>65.47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321524" table:style-name="ce5">
            <text:p>2.321.524</text:p>
          </table:table-cell>
          <table:table-cell office:value-type="float" office:value="1245950" table:style-name="ce5">
            <text:p>1.245.950</text:p>
          </table:table-cell>
          <table:table-cell office:value-type="float" office:value="29140" table:style-name="ce5">
            <text:p>29.1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186201" table:style-name="ce5">
            <text:p>2.186.201</text:p>
          </table:table-cell>
          <table:table-cell office:value-type="float" office:value="1140463" table:style-name="ce5">
            <text:p>1.140.463</text:p>
          </table:table-cell>
          <table:table-cell office:value-type="float" office:value="36334" table:style-name="ce5">
            <text:p>36.33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65431" table:style-name="ce5">
            <text:p>465.431</text:p>
          </table:table-cell>
          <table:table-cell office:value-type="float" office:value="211422" table:style-name="ce5">
            <text:p>211.422</text:p>
          </table:table-cell>
          <table:table-cell office:value-type="float" office:value="11701" table:style-name="ce5">
            <text:p>11.701</text:p>
          </table:table-cell>
          <table:table-cell office:value-type="float" office:value="255" table:style-name="ce5">
            <text:p>2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15360" table:style-name="ce5">
            <text:p>1.415.360</text:p>
          </table:table-cell>
          <table:table-cell office:value-type="float" office:value="573877" table:style-name="ce5">
            <text:p>573.877</text:p>
          </table:table-cell>
          <table:table-cell office:value-type="float" office:value="25552" table:style-name="ce5">
            <text:p>25.552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7593" table:style-name="ce5">
            <text:p>437.593</text:p>
          </table:table-cell>
          <table:table-cell office:value-type="float" office:value="349614" table:style-name="ce5">
            <text:p>349.614</text:p>
          </table:table-cell>
          <table:table-cell office:value-type="float" office:value="7830" table:style-name="ce5">
            <text:p>7.83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855957" table:style-name="ce5">
            <text:p>1.855.957</text:p>
          </table:table-cell>
          <table:table-cell office:value-type="float" office:value="1041421" table:style-name="ce5">
            <text:p>1.041.421</text:p>
          </table:table-cell>
          <table:table-cell office:value-type="float" office:value="15186" table:style-name="ce5">
            <text:p>15.1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3383" table:style-name="ce5">
            <text:p>333.383</text:p>
          </table:table-cell>
          <table:table-cell office:value-type="float" office:value="210079" table:style-name="ce5">
            <text:p>210.079</text:p>
          </table:table-cell>
          <table:table-cell office:value-type="float" office:value="5205" table:style-name="ce5">
            <text:p>5.2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60775" table:style-name="ce5">
            <text:p>1.360.775</text:p>
          </table:table-cell>
          <table:table-cell office:value-type="float" office:value="1471544" table:style-name="ce5">
            <text:p>1.471.544</text:p>
          </table:table-cell>
          <table:table-cell office:value-type="float" office:value="23823" table:style-name="ce5">
            <text:p>23.823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74511" table:style-name="ce5">
            <text:p>2.374.511</text:p>
          </table:table-cell>
          <table:table-cell office:value-type="float" office:value="558501" table:style-name="ce5">
            <text:p>558.501</text:p>
          </table:table-cell>
          <table:table-cell office:value-type="float" office:value="33695" table:style-name="ce5">
            <text:p>33.69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35286" table:style-name="ce5">
            <text:p>3.735.286</text:p>
          </table:table-cell>
          <table:table-cell office:value-type="float" office:value="2030045" table:style-name="ce5">
            <text:p>2.030.045</text:p>
          </table:table-cell>
          <table:table-cell office:value-type="float" office:value="57518" table:style-name="ce5">
            <text:p>57.518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72439" table:style-name="ce5">
            <text:p>772.439</text:p>
          </table:table-cell>
          <table:table-cell office:value-type="float" office:value="356368" table:style-name="ce5">
            <text:p>356.368</text:p>
          </table:table-cell>
          <table:table-cell office:value-type="float" office:value="7956" table:style-name="ce5">
            <text:p>7.956</text:p>
          </table:table-cell>
          <table:table-cell office:value-type="float" office:value="255" table:style-name="ce5">
            <text:p>255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071733" table:style-name="ce5">
            <text:p>1.071.733</text:p>
          </table:table-cell>
          <table:table-cell office:value-type="float" office:value="1634380" table:style-name="ce5">
            <text:p>1.634.380</text:p>
          </table:table-cell>
          <table:table-cell office:value-type="float" office:value="35641" table:style-name="ce5">
            <text:p>35.64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667852" table:style-name="ce5">
            <text:p>1.667.852</text:p>
          </table:table-cell>
          <table:table-cell office:value-type="float" office:value="494944" table:style-name="ce5">
            <text:p>494.944</text:p>
          </table:table-cell>
          <table:table-cell office:value-type="float" office:value="8424" table:style-name="ce5">
            <text:p>8.424</text:p>
          </table:table-cell>
          <table:table-cell office:value-type="float" office:value="1265" table:style-name="ce5">
            <text:p>1.26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768140" table:style-name="ce5">
            <text:p>1.768.140</text:p>
          </table:table-cell>
          <table:table-cell office:value-type="float" office:value="257088" table:style-name="ce5">
            <text:p>257.088</text:p>
          </table:table-cell>
          <table:table-cell office:value-type="float" office:value="21409" table:style-name="ce5">
            <text:p>21.4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URBAN SCHOOL STUDENTS WHO ACCESS THE INTERNET ON THEIR MOBILE PHONE AT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use the Internet on the mobile phone and at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54427" table:style-name="ce5">
            <text:p>1.854.427</text:p>
          </table:table-cell>
          <table:table-cell office:value-type="float" office:value="416182" table:style-name="ce5">
            <text:p>416.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23864" table:style-name="ce5">
            <text:p>3.523.86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019458" table:style-name="ce5">
            <text:p>1.019.458</text:p>
          </table:table-cell>
          <table:table-cell office:value-type="float" office:value="234195" table:style-name="ce5">
            <text:p>234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70220" table:style-name="ce5">
            <text:p>1.770.22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34970" table:style-name="ce5">
            <text:p>834.970</text:p>
          </table:table-cell>
          <table:table-cell office:value-type="float" office:value="181987" table:style-name="ce5">
            <text:p>18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53644" table:style-name="ce5">
            <text:p>1.753.64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8801" table:style-name="ce5">
            <text:p>158.801</text:p>
          </table:table-cell>
          <table:table-cell office:value-type="float" office:value="30490" table:style-name="ce5">
            <text:p>30.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865" table:style-name="ce5">
            <text:p>312.8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4589" table:style-name="ce5">
            <text:p>384.589</text:p>
          </table:table-cell>
          <table:table-cell office:value-type="float" office:value="72085" table:style-name="ce5">
            <text:p>72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6403" table:style-name="ce5">
            <text:p>1.116.40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8758" table:style-name="ce5">
            <text:p>248.758</text:p>
          </table:table-cell>
          <table:table-cell office:value-type="float" office:value="70723" table:style-name="ce5">
            <text:p>70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341" table:style-name="ce5">
            <text:p>370.34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82471" table:style-name="ce5">
            <text:p>882.471</text:p>
          </table:table-cell>
          <table:table-cell office:value-type="float" office:value="213302" table:style-name="ce5">
            <text:p>213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2156" table:style-name="ce5">
            <text:p>1.462.15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9807" table:style-name="ce5">
            <text:p>179.807</text:p>
          </table:table-cell>
          <table:table-cell office:value-type="float" office:value="29581" table:style-name="ce5">
            <text:p>29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099" table:style-name="ce5">
            <text:p>262.09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4142" table:style-name="ce5">
            <text:p>224.142</text:p>
          </table:table-cell>
          <table:table-cell office:value-type="float" office:value="211630" table:style-name="ce5">
            <text:p>211.6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448" table:style-name="ce5">
            <text:p>1.707.4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01982" table:style-name="ce5">
            <text:p>1.201.982</text:p>
          </table:table-cell>
          <table:table-cell office:value-type="float" office:value="140875" table:style-name="ce5">
            <text:p>140.8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5097" table:style-name="ce5">
            <text:p>1.285.097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426124" table:style-name="ce5">
            <text:p>1.426.124</text:p>
          </table:table-cell>
          <table:table-cell office:value-type="float" office:value="352506" table:style-name="ce5">
            <text:p>352.5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2545" table:style-name="ce5">
            <text:p>2.992.5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28303" table:style-name="ce5">
            <text:p>428.303</text:p>
          </table:table-cell>
          <table:table-cell office:value-type="float" office:value="63676" table:style-name="ce5">
            <text:p>63.6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1319" table:style-name="ce5">
            <text:p>531.319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69029" table:style-name="ce5">
            <text:p>69.029</text:p>
          </table:table-cell>
          <table:table-cell office:value-type="float" office:value="211472" table:style-name="ce5">
            <text:p>21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8656" table:style-name="ce5">
            <text:p>1.638.656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702584" table:style-name="ce5">
            <text:p>702.584</text:p>
          </table:table-cell>
          <table:table-cell office:value-type="float" office:value="119582" table:style-name="ce5">
            <text:p>119.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9733" table:style-name="ce5">
            <text:p>1.139.733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082813" table:style-name="ce5">
            <text:p>1.082.813</text:p>
          </table:table-cell>
          <table:table-cell office:value-type="float" office:value="85127" table:style-name="ce5">
            <text:p>85.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474" table:style-name="ce5">
            <text:p>745.47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URBAN SCHOOL STUDENTS BY MOBILE PHONE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35226" table:style-name="ce5">
            <text:p>4.035.226</text:p>
          </table:table-cell>
          <table:table-cell office:value-type="float" office:value="2908416" table:style-name="ce5">
            <text:p>2.908.416</text:p>
          </table:table-cell>
          <table:table-cell office:value-type="float" office:value="16897" table:style-name="ce5">
            <text:p>16.897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82082" table:style-name="ce5">
            <text:p>2.082.082</text:p>
          </table:table-cell>
          <table:table-cell office:value-type="float" office:value="1508226" table:style-name="ce5">
            <text:p>1.508.226</text:p>
          </table:table-cell>
          <table:table-cell office:value-type="float" office:value="5968" table:style-name="ce5">
            <text:p>5.968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953144" table:style-name="ce5">
            <text:p>1.953.144</text:p>
          </table:table-cell>
          <table:table-cell office:value-type="float" office:value="1400190" table:style-name="ce5">
            <text:p>1.400.190</text:p>
          </table:table-cell>
          <table:table-cell office:value-type="float" office:value="10929" table:style-name="ce5">
            <text:p>10.92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1395" table:style-name="ce5">
            <text:p>381.395</text:p>
          </table:table-cell>
          <table:table-cell office:value-type="float" office:value="304612" table:style-name="ce5">
            <text:p>304.612</text:p>
          </table:table-cell>
          <table:table-cell office:value-type="float" office:value="2466" table:style-name="ce5">
            <text:p>2.466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34623" table:style-name="ce5">
            <text:p>1.034.623</text:p>
          </table:table-cell>
          <table:table-cell office:value-type="float" office:value="978531" table:style-name="ce5">
            <text:p>978.531</text:p>
          </table:table-cell>
          <table:table-cell office:value-type="float" office:value="2645" table:style-name="ce5">
            <text:p>2.6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78843" table:style-name="ce5">
            <text:p>478.843</text:p>
          </table:table-cell>
          <table:table-cell office:value-type="float" office:value="313095" table:style-name="ce5">
            <text:p>313.095</text:p>
          </table:table-cell>
          <table:table-cell office:value-type="float" office:value="3098" table:style-name="ce5">
            <text:p>3.0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803984" table:style-name="ce5">
            <text:p>1.803.984</text:p>
          </table:table-cell>
          <table:table-cell office:value-type="float" office:value="1102012" table:style-name="ce5">
            <text:p>1.102.012</text:p>
          </table:table-cell>
          <table:table-cell office:value-type="float" office:value="6568" table:style-name="ce5">
            <text:p>6.56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6381" table:style-name="ce5">
            <text:p>336.381</text:p>
          </table:table-cell>
          <table:table-cell office:value-type="float" office:value="210166" table:style-name="ce5">
            <text:p>210.166</text:p>
          </table:table-cell>
          <table:table-cell office:value-type="float" office:value="2120" table:style-name="ce5">
            <text:p>2.12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27830" table:style-name="ce5">
            <text:p>1.227.830</text:p>
          </table:table-cell>
          <table:table-cell office:value-type="float" office:value="1621537" table:style-name="ce5">
            <text:p>1.621.537</text:p>
          </table:table-cell>
          <table:table-cell office:value-type="float" office:value="7785" table:style-name="ce5">
            <text:p>7.78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35539" table:style-name="ce5">
            <text:p>2.035.539</text:p>
          </table:table-cell>
          <table:table-cell office:value-type="float" office:value="922000" table:style-name="ce5">
            <text:p>922.000</text:p>
          </table:table-cell>
          <table:table-cell office:value-type="float" office:value="8832" table:style-name="ce5">
            <text:p>8.832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63369" table:style-name="ce5">
            <text:p>3.263.369</text:p>
          </table:table-cell>
          <table:table-cell office:value-type="float" office:value="2543537" table:style-name="ce5">
            <text:p>2.543.537</text:p>
          </table:table-cell>
          <table:table-cell office:value-type="float" office:value="16617" table:style-name="ce5">
            <text:p>16.617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71857" table:style-name="ce5">
            <text:p>771.857</text:p>
          </table:table-cell>
          <table:table-cell office:value-type="float" office:value="364880" table:style-name="ce5">
            <text:p>364.880</text:p>
          </table:table-cell>
          <table:table-cell office:value-type="float" office:value="280" table:style-name="ce5">
            <text:p>28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990904" table:style-name="ce5">
            <text:p>990.904</text:p>
          </table:table-cell>
          <table:table-cell office:value-type="float" office:value="1738468" table:style-name="ce5">
            <text:p>1.738.468</text:p>
          </table:table-cell>
          <table:table-cell office:value-type="float" office:value="12383" table:style-name="ce5">
            <text:p>12.38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497779" table:style-name="ce5">
            <text:p>1.497.779</text:p>
          </table:table-cell>
          <table:table-cell office:value-type="float" office:value="671285" table:style-name="ce5">
            <text:p>671.285</text:p>
          </table:table-cell>
          <table:table-cell office:value-type="float" office:value="3085" table:style-name="ce5">
            <text:p>3.085</text:p>
          </table:table-cell>
          <table:table-cell office:value-type="float" office:value="336" table:style-name="ce5">
            <text:p>33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546544" table:style-name="ce5">
            <text:p>1.546.544</text:p>
          </table:table-cell>
          <table:table-cell office:value-type="float" office:value="498664" table:style-name="ce5">
            <text:p>498.664</text:p>
          </table:table-cell>
          <table:table-cell office:value-type="float" office:value="1430" table:style-name="ce5">
            <text:p>1.43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7:07Z</meta:creation-date>
    <dc:date>2021-03-03T14:48:54Z</dc:date>
  </office:meta>
</office:document-meta>
</file>